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omic Sans MS" svg:font-family="&quot;Comic Sans MS&quot;"/>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fo:border-top="none" fo:border-bottom="thin solid #008000" fo:border-left="none" fo:border-right="none"/>
    </style:style>
    <style:style style:name="ce5" style:family="table-cell" style:parent-style-name="Default" style:data-style-name="N0">
      <style:table-cell-properties fo:border-top="none" fo:border-bottom="none" fo:border-left="none" fo:border-right="thin solid #008000"/>
    </style:style>
    <style:style style:name="ce6" style:family="table-cell" style:parent-style-name="Default" style:data-style-name="N0">
      <style:table-cell-properties fo:border-top="thin solid #632523" fo:border-bottom="none" fo:border-left="thin solid #632523" fo:border-right="none" fo:background-color="#99FFCC"/>
      <style:text-properties fo:font-size="10pt" style:font-size-asian="10pt" style:font-size-complex="10pt"/>
    </style:style>
    <style:style style:name="ce7" style:family="table-cell" style:parent-style-name="Default" style:data-style-name="N0">
      <style:table-cell-properties fo:border-top="thin solid #632523" fo:border-bottom="none" fo:border-left="none" fo:border-right="thin solid #632523" fo:background-color="#99FFCC"/>
      <style:text-properties fo:font-size="10pt" style:font-size-asian="10pt" style:font-size-complex="10pt"/>
    </style:style>
    <style:style style:name="ce8" style:family="table-cell" style:parent-style-name="Default" style:data-style-name="N0">
      <style:table-cell-properties fo:border-top="thin solid #632523" fo:border-bottom="none" fo:border-left="none" fo:border-right="none" fo:background-color="#99FFCC"/>
      <style:text-properties fo:font-size="10pt" style:font-size-asian="10pt" style:font-size-complex="10pt"/>
    </style:style>
    <style:style style:name="ce9" style:family="table-cell" style:parent-style-name="Default" style:data-style-name="N0">
      <style:table-cell-properties fo:border-top="none" fo:border-bottom="none" fo:border-left="thin solid #632523" fo:border-right="none" fo:background-color="#99FFCC"/>
      <style:text-properties fo:font-size="10pt" style:font-size-asian="10pt" style:font-size-complex="10pt"/>
    </style:style>
    <style:style style:name="ce10" style:family="table-cell" style:parent-style-name="Default" style:data-style-name="N0">
      <style:table-cell-properties fo:border-top="none" fo:border-bottom="none" fo:border-left="none" fo:border-right="thin solid #632523" style:vertical-align="automatic" fo:background-color="#99FFCC" style:repeat-content="false"/>
      <style:paragraph-properties fo:text-align="end" fo:margin-right="0.353cm"/>
      <style:text-properties fo:font-size="10pt" style:font-size-asian="10pt" style:font-size-complex="10pt"/>
    </style:style>
    <style:style style:name="ce11" style:family="table-cell" style:parent-style-name="Default" style:data-style-name="N0">
      <style:table-cell-properties fo:border-top="none" fo:border-bottom="thin solid #632523" fo:border-left="thin solid #632523" fo:border-right="none" fo:background-color="#99FFCC"/>
      <style:text-properties fo:font-size="10pt" style:font-size-asian="10pt" style:font-size-complex="10pt"/>
    </style:style>
    <style:style style:name="ce12" style:family="table-cell" style:parent-style-name="Default" style:data-style-name="N0">
      <style:table-cell-properties fo:border-top="none" fo:border-bottom="thin solid #632523" fo:border-left="none" fo:border-right="thin solid #632523" style:vertical-align="automatic" fo:background-color="#99FFCC" style:repeat-content="false"/>
      <style:paragraph-properties fo:text-align="end" fo:margin-right="0.353cm"/>
      <style:text-properties fo:font-size="10pt" style:font-size-asian="10pt" style:font-size-complex="10pt"/>
    </style:style>
    <style:style style:name="ce13" style:family="table-cell" style:parent-style-name="Default" style:data-style-name="N0">
      <style:table-cell-properties fo:border-top="none" fo:border-bottom="thin solid #632523" fo:border-left="none" fo:border-right="none" style:vertical-align="automatic" fo:background-color="#99FFCC"/>
      <style:text-properties fo:font-size="10pt" style:font-size-asian="10pt" style:font-size-complex="10pt" fo:font-weight="bold" style:font-weight-asian="bold" style:font-weight-complex="bold"/>
    </style:style>
    <style:style style:name="ce14" style:family="table-cell" style:parent-style-name="Default" style:data-style-name="N0">
      <style:table-cell-properties fo:border-top="none" fo:border-bottom="none" fo:border-left="thin solid #632523" fo:border-right="none" fo:background-color="#FFFFFF"/>
      <style:text-properties fo:font-size="10pt" style:font-size-asian="10pt" style:font-size-complex="10pt"/>
    </style:style>
    <style:style style:name="ce15" style:family="table-cell" style:parent-style-name="Default" style:data-style-name="N0">
      <style:table-cell-properties fo:border-top="thin solid #632523" fo:border-bottom="none" fo:border-left="none" fo:border-right="thin solid #632523" style:vertical-align="automatic" fo:background-color="#99FFCC" style:repeat-content="false"/>
      <style:paragraph-properties fo:text-align="end" fo:margin-right="0.353cm"/>
      <style:text-properties fo:font-size="10pt" style:font-size-asian="10pt" style:font-size-complex="10pt"/>
    </style:style>
    <style:style style:name="ce16" style:family="table-cell" style:parent-style-name="Default" style:data-style-name="N0">
      <style:table-cell-properties fo:border-top="thin solid #632523" fo:border-bottom="none" fo:border-left="thin solid #632523" fo:border-right="none" fo:background-color="#FFFFFF"/>
      <style:text-properties fo:font-size="10pt" style:font-size-asian="10pt" style:font-size-complex="10pt"/>
    </style:style>
    <style:style style:name="ce17" style:family="table-cell" style:parent-style-name="Default" style:data-style-name="N0">
      <style:table-cell-properties fo:border-top="thin solid #632523" fo:border-bottom="none" fo:border-left="none" fo:border-right="thin solid #632523" style:vertical-align="automatic" fo:background-color="#FFFFFF" style:repeat-content="false"/>
      <style:paragraph-properties fo:text-align="end" fo:margin-right="0.353cm"/>
      <style:text-properties fo:font-size="10pt" style:font-size-asian="10pt" style:font-size-complex="10pt"/>
    </style:style>
    <style:style style:name="ce18" style:family="table-cell" style:parent-style-name="Default" style:data-style-name="N0">
      <style:table-cell-properties fo:border-top="none" fo:border-bottom="thin solid #632523" fo:border-left="thin solid #632523" fo:border-right="none" fo:background-color="#FFFFFF"/>
      <style:text-properties fo:font-size="10pt" style:font-size-asian="10pt" style:font-size-complex="10pt"/>
    </style:style>
    <style:style style:name="ce19" style:family="table-cell" style:parent-style-name="Default" style:data-style-name="N0">
      <style:table-cell-properties fo:border-top="none" fo:border-bottom="thin solid #632523" fo:border-left="none" fo:border-right="thin solid #632523" style:vertical-align="automatic" fo:background-color="#FFFFFF" style:repeat-content="false"/>
      <style:paragraph-properties fo:text-align="end" fo:margin-right="0.353cm"/>
      <style:text-properties fo:font-size="10pt" style:font-size-asian="10pt" style:font-size-complex="10pt"/>
    </style:style>
    <style:style style:name="ce20" style:family="table-cell" style:parent-style-name="Default" style:data-style-name="N0">
      <style:table-cell-properties fo:border-top="none" fo:border-bottom="thin solid #632523" fo:border-left="none" fo:border-right="thin solid #632523" fo:background-color="#FFFFFF"/>
      <style:text-properties fo:font-size="10pt" style:font-size-asian="10pt" style:font-size-complex="10pt"/>
    </style:style>
    <style:style style:name="ce21" style:family="table-cell" style:parent-style-name="Default" style:data-style-name="N0">
      <style:table-cell-properties fo:border-top="none" fo:border-bottom="thin solid #632523" fo:border-left="none" fo:border-right="none" fo:background-color="#FFFFFF"/>
      <style:text-properties fo:font-size="10pt" style:font-size-asian="10pt" style:font-size-complex="10pt"/>
    </style:style>
    <style:style style:name="ce22" style:family="table-cell" style:parent-style-name="Default" style:data-style-name="N0">
      <style:table-cell-properties style:vertical-align="automatic" style:repeat-content="false"/>
      <style:paragraph-properties fo:text-align="center"/>
      <style:text-properties fo:font-size="9pt" style:font-size-asian="9pt" style:font-size-complex="9pt" fo:font-weight="bold" style:font-weight-asian="bold" style:font-weight-complex="bold"/>
    </style:style>
    <style:style style:name="ce23"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24" style:family="table-cell" style:parent-style-name="Default" style:data-style-name="N0">
      <style:table-cell-properties fo:border-top="none" fo:border-bottom="thin solid #632523" fo:border-left="none" fo:border-right="none" style:vertical-align="automatic" fo:background-color="#99FFCC" style:repeat-content="false"/>
      <style:paragraph-properties fo:text-align="end" fo:margin-right="0.353cm"/>
      <style:text-properties fo:font-size="10pt" style:font-size-asian="10pt" style:font-size-complex="10pt"/>
    </style:style>
    <style:style style:name="ce25"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26" style:family="table-cell" style:parent-style-name="Default" style:data-style-name="N0">
      <style:table-cell-properties fo:border-top="thin solid #632523" fo:border-bottom="none" fo:border-left="none" fo:border-right="none" style:vertical-align="automatic" fo:background-color="#99FFCC" style:repeat-content="false"/>
      <style:paragraph-properties fo:text-align="end" fo:margin-right="0.353cm"/>
      <style:text-properties fo:font-size="10pt" style:font-size-asian="10pt" style:font-size-complex="10pt"/>
    </style:style>
    <style:style style:name="ce27" style:family="table-cell" style:parent-style-name="Default" style:data-style-name="N0">
      <style:table-cell-properties fo:border-top="thin solid #632523" fo:border-bottom="none" fo:border-left="none" fo:border-right="none" style:vertical-align="automatic" fo:background-color="#FFFFFF" style:repeat-content="false"/>
      <style:paragraph-properties fo:text-align="end" fo:margin-right="0.353cm"/>
      <style:text-properties fo:font-size="10pt" style:font-size-asian="10pt" style:font-size-complex="10pt"/>
    </style:style>
    <style:style style:name="ce28" style:family="table-cell" style:parent-style-name="Default" style:data-style-name="N0">
      <style:table-cell-properties fo:border-top="none" fo:border-bottom="thin solid #632523" fo:border-left="none" fo:border-right="none" style:vertical-align="automatic" fo:background-color="#FFFFFF" style:repeat-content="false"/>
      <style:paragraph-properties fo:text-align="end" fo:margin-right="0.353cm"/>
      <style:text-properties fo:font-size="10pt" style:font-size-asian="10pt" style:font-size-complex="10pt"/>
    </style:style>
    <style:style style:name="ce29" style:family="table-cell" style:parent-style-name="Default" style:data-style-name="N0">
      <style:table-cell-properties fo:border-top="none" fo:border-bottom="none" fo:border-left="none" fo:border-right="thin solid #632523" fo:background-color="#99FFCC"/>
      <style:text-properties fo:font-size="10pt" style:font-size-asian="10pt" style:font-size-complex="10pt" fo:font-weight="bold" style:font-weight-asian="bold" style:font-weight-complex="bold"/>
    </style:style>
    <style:style style:name="ce30" style:family="table-cell" style:parent-style-name="Default" style:data-style-name="N0">
      <style:table-cell-properties fo:background-color="#99FFCC"/>
      <style:text-properties fo:font-size="10pt" style:font-size-asian="10pt" style:font-size-complex="10pt" fo:font-weight="bold" style:font-weight-asian="bold" style:font-weight-complex="bold"/>
    </style:style>
    <style:style style:name="ce31" style:family="table-cell" style:parent-style-name="Default" style:data-style-name="N0">
      <style:table-cell-properties fo:border-top="none" fo:border-bottom="thin solid #632523"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32" style:family="table-cell" style:parent-style-name="Default" style:data-style-name="N0">
      <style:table-cell-properties fo:border-top="thin solid #632523" fo:border-bottom="none" fo:border-left="none" fo:border-right="none" style:vertical-align="automatic" fo:background-color="#FFFFFF"/>
      <style:text-properties fo:font-size="10pt" style:font-size-asian="10pt" style:font-size-complex="10pt" fo:font-weight="bold" style:font-weight-asian="bold" style:font-weight-complex="bold"/>
    </style:style>
    <style:style style:name="ce33" style:family="table-cell" style:parent-style-name="Default" style:data-style-name="N0">
      <style:table-cell-properties fo:border-top="thin solid #632523"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34" style:family="table-cell" style:parent-style-name="Default" style:data-style-name="N0">
      <style:table-cell-properties fo:border-top="none" fo:border-bottom="thin solid #632523" fo:border-left="none" fo:border-right="none" style:vertical-align="automatic" fo:background-color="#FFFFFF"/>
      <style:text-properties fo:font-size="10pt" style:font-size-asian="10pt" style:font-size-complex="10pt" fo:font-weight="bold" style:font-weight-asian="bold" style:font-weight-complex="bold"/>
    </style:style>
    <style:style style:name="ce35" style:family="table-cell" style:parent-style-name="Default" style:data-style-name="N0">
      <style:table-cell-properties fo:border-top="none" fo:border-bottom="thin solid #632523"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36" style:family="table-cell" style:parent-style-name="Default" style:data-style-name="N0">
      <style:table-cell-properties fo:border-top="thin solid #632523" fo:border-bottom="none" fo:border-left="none" fo:border-right="none" style:vertical-align="automatic" fo:background-color="#99FFCC"/>
      <style:text-properties fo:font-size="10pt" style:font-size-asian="10pt" style:font-size-complex="10pt" fo:font-weight="bold" style:font-weight-asian="bold" style:font-weight-complex="bold"/>
    </style:style>
    <style:style style:name="ce37" style:family="table-cell" style:parent-style-name="Default" style:data-style-name="N0">
      <style:table-cell-properties fo:border-top="thin solid #632523"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38" style:family="table-cell" style:parent-style-name="Default" style:data-style-name="N0">
      <style:table-cell-properties fo:border-top="thin solid #632523" fo:border-bottom="thin solid #632523" fo:border-left="none" fo:border-right="none" style:vertical-align="automatic" fo:background-color="#FFFFFF" style:repeat-content="false"/>
      <style:paragraph-properties fo:text-align="end" fo:margin-right="0.353cm"/>
      <style:text-properties fo:font-size="10pt" style:font-size-asian="10pt" style:font-size-complex="10pt"/>
    </style:style>
    <style:style style:name="ce39" style:family="table-cell" style:parent-style-name="Default" style:data-style-name="N0">
      <style:table-cell-properties fo:border-top="none" fo:border-bottom="none" fo:border-left="thin solid #632523" fo:border-right="none"/>
    </style:style>
    <style:style style:name="ce40" style:family="table-cell" style:parent-style-name="Default" style:data-style-name="N0">
      <style:table-cell-properties style:vertical-align="automatic"/>
      <style:text-properties fo:font-weight="bold" style:font-weight-asian="bold" style:font-weight-complex="bold"/>
    </style:style>
    <style:style style:name="ce41" style:family="table-cell" style:parent-style-name="Default" style:data-style-name="N0">
      <style:table-cell-properties fo:border-top="none" fo:border-bottom="none" fo:border-left="none" fo:border-right="thin solid #008000" style:vertical-align="automatic"/>
      <style:text-properties fo:font-weight="bold" style:font-weight-asian="bold" style:font-weight-complex="bold"/>
    </style:style>
    <style:style style:name="ce42" style:family="table-cell" style:parent-style-name="Default" style:data-style-name="N0">
      <style:table-cell-properties style:vertical-align="automatic"/>
      <style:text-properties fo:font-size="9pt" style:font-size-asian="9pt" style:font-size-complex="9pt" fo:font-weight="bold" style:font-weight-asian="bold" style:font-weight-complex="bold"/>
    </style:style>
    <style:style style:name="ce43"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44"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45"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46" style:family="table-cell" style:parent-style-name="Default" style:data-style-name="N0">
      <style:table-cell-properties style:vertical-align="automatic"/>
    </style:style>
    <style:style style:name="ce47" style:family="table-cell" style:parent-style-name="Default" style:data-style-name="N0"/>
    <style:style style:name="ce48" style:family="table-cell" style:parent-style-name="Default" style:data-style-name="N37">
      <style:table-cell-properties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49" style:family="table-cell" style:parent-style-name="Default" style:data-style-name="N0">
      <style:table-cell-properties style:vertical-align="automatic"/>
    </style:style>
    <style:style style:name="ce50"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51"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52"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53"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54" style:family="table-cell" style:parent-style-name="Default" style:data-style-name="N0">
      <style:table-cell-properties fo:background-color="#99FFCC"/>
      <style:text-properties fo:font-size="10pt" style:font-size-asian="10pt" style:font-size-complex="10pt"/>
    </style:style>
    <style:style style:name="ce55" style:family="table-cell" style:parent-style-name="Default" style:data-style-name="N0">
      <style:table-cell-properties fo:border-top="none" fo:border-bottom="thin solid #632523" fo:border-left="none" fo:border-right="none" fo:background-color="#99FFCC"/>
      <style:text-properties fo:font-size="10pt" style:font-size-asian="10pt" style:font-size-complex="10pt"/>
    </style:style>
    <style:style style:name="ce56" style:family="table-cell" style:parent-style-name="Default" style:data-style-name="N0">
      <style:table-cell-properties fo:background-color="#FFFFFF"/>
      <style:text-properties fo:font-size="10pt" style:font-size-asian="10pt" style:font-size-complex="10pt"/>
    </style:style>
    <style:style style:name="ce57" style:family="table-cell" style:parent-style-name="Default" style:data-style-name="N0">
      <style:table-cell-properties fo:border-top="thin solid #632523" fo:border-bottom="none" fo:border-left="none" fo:border-right="none" fo:background-color="#FFFFFF"/>
      <style:text-properties fo:font-size="10pt" style:font-size-asian="10pt" style:font-size-complex="10pt"/>
    </style:style>
    <style:style style:name="ce58" style:family="table-cell" style:parent-style-name="Default" style:data-style-name="N0">
      <style:table-cell-properties fo:border-top="none" fo:border-bottom="thin solid #632523"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59" style:family="table-cell" style:parent-style-name="Default" style:data-style-name="N0">
      <style:table-cell-properties fo:border-top="thin solid #632523"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60" style:family="table-cell" style:parent-style-name="Default" style:data-style-name="N0">
      <style:table-cell-properties fo:border-top="thin solid #632523"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61" style:family="table-cell" style:parent-style-name="Default" style:data-style-name="N0">
      <style:table-cell-properties fo:border-top="none" fo:border-bottom="thin solid #632523"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62"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63"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64" style:family="table-cell" style:parent-style-name="Default" style:data-style-name="N0">
      <style:table-cell-properties style:vertical-align="automatic" fo:wrap-option="wrap"/>
    </style:style>
    <style:style style:name="ce65" style:family="table-cell" style:parent-style-name="Default" style:data-style-name="N0">
      <style:table-cell-properties fo:border-top="none" fo:border-bottom="none" fo:border-left="none" fo:border-right="thin solid #632523" fo:background-color="#99FFCC"/>
      <style:text-properties fo:font-size="10pt" style:font-size-asian="10pt" style:font-size-complex="10pt"/>
    </style:style>
    <style:style style:name="ce66" style:family="table-cell" style:parent-style-name="Default" style:data-style-name="N0">
      <style:table-cell-properties fo:border-top="none" fo:border-bottom="thin solid #632523" fo:border-left="none" fo:border-right="thin solid #632523" fo:background-color="#99FFCC"/>
      <style:text-properties fo:font-size="10pt" style:font-size-asian="10pt" style:font-size-complex="10pt"/>
    </style:style>
    <style:style style:name="ce67" style:family="table-cell" style:parent-style-name="Default" style:data-style-name="N0">
      <style:table-cell-properties fo:border-top="none" fo:border-bottom="none" fo:border-left="none" fo:border-right="thin solid #632523" fo:background-color="#FFFFFF"/>
      <style:text-properties fo:font-size="10pt" style:font-size-asian="10pt" style:font-size-complex="10pt"/>
    </style:style>
    <style:style style:name="ce68" style:family="table-cell" style:parent-style-name="Default" style:data-style-name="N0">
      <style:table-cell-properties fo:border-top="thin solid #632523" fo:border-bottom="none" fo:border-left="none" fo:border-right="thin solid #632523" fo:background-color="#FFFFFF"/>
      <style:text-properties fo:font-size="10pt" style:font-size-asian="10pt" style:font-size-complex="10pt"/>
    </style:style>
    <style:style style:name="ce69" style:family="table-cell" style:parent-style-name="Default" style:data-style-name="N37">
      <style:table-cell-properties fo:border-top="none" fo:border-bottom="none" fo:border-left="none" fo:border-right="thin solid #632523"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70" style:family="table-cell" style:parent-style-name="Default" style:data-style-name="N0">
      <style:table-cell-properties fo:border-top="none" fo:border-bottom="none" fo:border-left="none" fo:border-right="thin solid #00B050" fo:background-color="#99FFCC"/>
      <style:text-properties fo:font-size="10pt" style:font-size-asian="10pt" style:font-size-complex="10pt"/>
    </style:style>
    <style:style style:name="ce71" style:family="table-cell" style:parent-style-name="Default" style:data-style-name="N0">
      <style:table-cell-properties style:vertical-align="middle" style:repeat-content="false"/>
      <style:paragraph-properties fo:text-align="start" fo:margin-left="0cm"/>
      <style:text-properties fo:color="#FF0000"/>
    </style:style>
    <style:style style:name="ce72" style:family="table-cell" style:parent-style-name="Default" style:data-style-name="N0">
      <style:table-cell-properties style:vertical-align="middle"/>
    </style:style>
    <style:style style:name="ce73" style:family="table-cell" style:parent-style-name="Default" style:data-style-name="N0">
      <style:table-cell-properties style:vertical-align="middle" style:repeat-content="false"/>
      <style:paragraph-properties fo:text-align="end" fo:margin-right="0cm"/>
      <style:text-properties fo:font-weight="bold" style:font-weight-asian="bold" style:font-weight-complex="bold"/>
    </style:style>
    <style:style style:name="ce74"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75"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76" style:family="table-cell" style:parent-style-name="Default" style:data-style-name="N0">
      <style:table-cell-properties style:vertical-align="middle" fo:background-color="#99FFCC"/>
      <style:text-properties fo:font-size="10pt" style:font-size-asian="10pt" style:font-size-complex="10pt" fo:font-weight="bold" style:font-weight-asian="bold" style:font-weight-complex="bold"/>
    </style:style>
    <style:style style:name="ce77" style:family="table-cell" style:parent-style-name="Default" style:data-style-name="N0">
      <style:table-cell-properties style:vertical-align="top" fo:background-color="#FFFFFF"/>
      <style:text-properties fo:color="#FF0000" fo:font-size="10pt" style:font-size-asian="10pt" style:font-size-complex="10pt" fo:font-weight="bold" style:font-weight-asian="bold" style:font-weight-complex="bold"/>
    </style:style>
    <style:style style:name="ce78" style:family="table-cell" style:parent-style-name="Default" style:data-style-name="N0">
      <style:table-cell-properties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79" style:family="table-cell" style:parent-style-name="Default" style:data-style-name="N0">
      <style:table-cell-properties fo:border-top="thin solid #00B050" fo:border-bottom="thin solid #00B050" fo:border-left="none" fo:border-right="none" style:vertical-align="automatic" fo:background-color="#FFFFFF"/>
      <style:text-properties fo:font-size="10pt" style:font-size-asian="10pt" style:font-size-complex="10pt" fo:font-weight="bold" style:font-weight-asian="bold" style:font-weight-complex="bold"/>
    </style:style>
    <style:style style:name="ce80" style:family="table-cell" style:parent-style-name="Default" style:data-style-name="N0">
      <style:table-cell-properties fo:border-top="thin solid #00B050" fo:border-bottom="thin solid #00B050" fo:border-left="none" fo:border-right="none"/>
    </style:style>
    <style:style style:name="ce81" style:family="table-cell" style:parent-style-name="Default" style:data-style-name="N0">
      <style:table-cell-properties fo:border-top="thin solid #632523" fo:border-bottom="thin solid #00B050" fo:border-left="none" fo:border-right="none" style:vertical-align="automatic" fo:background-color="#99FFCC"/>
      <style:text-properties fo:font-size="10pt" style:font-size-asian="10pt" style:font-size-complex="10pt" fo:font-weight="bold" style:font-weight-asian="bold" style:font-weight-complex="bold"/>
    </style:style>
    <style:style style:name="ce82" style:family="table-cell" style:parent-style-name="Default" style:data-style-name="N0">
      <style:table-cell-properties fo:border-top="thin solid #00B050" fo:border-bottom="thin solid #632523" fo:border-left="none" fo:border-right="none" style:vertical-align="automatic" fo:background-color="#99FFCC"/>
      <style:text-properties fo:font-size="10pt" style:font-size-asian="10pt" style:font-size-complex="10pt" fo:font-weight="bold" style:font-weight-asian="bold" style:font-weight-complex="bold"/>
    </style:style>
    <style:style style:name="ce83" style:family="table-cell" style:parent-style-name="Default" style:data-style-name="N0">
      <style:table-cell-properties fo:border="thin solid #00B050" style:vertical-align="middle" fo:background-color="#00B050" style:repeat-content="false"/>
      <style:paragraph-properties fo:text-align="center"/>
      <style:text-properties fo:color="#FFFFFF" fo:font-size="10pt" style:font-size-asian="10pt" style:font-size-complex="10pt" fo:font-weight="bold" style:font-weight-asian="bold" style:font-weight-complex="bold"/>
    </style:style>
    <style:style style:name="ce84" style:family="table-cell" style:parent-style-name="Default" style:data-style-name="N0">
      <style:table-cell-properties style:vertical-align="automatic" fo:wrap-option="wrap" style:repeat-content="false"/>
      <style:paragraph-properties fo:text-align="center"/>
      <style:text-properties fo:font-size="9pt" style:font-size-asian="9pt" style:font-size-complex="9pt" fo:font-weight="bold" style:font-weight-asian="bold" style:font-weight-complex="bold"/>
    </style:style>
    <style:style style:name="ce85" style:family="table-cell" style:parent-style-name="Default" style:data-style-name="N0">
      <style:table-cell-properties style:vertical-align="automatic" fo:wrap-option="wrap" style:repeat-content="false"/>
      <style:paragraph-properties fo:text-align="center"/>
    </style:style>
    <style:style style:name="ce86" style:family="table-cell" style:parent-style-name="Default" style:data-style-name="N0">
      <style:table-cell-properties fo:border-top="thin solid #00B050" fo:border-bottom="thin solid #00B050" fo:border-left="none" fo:border-right="none" style:vertical-align="middle" fo:background-color="#FFFFFF"/>
      <style:text-properties fo:font-size="10pt" style:font-size-asian="10pt" style:font-size-complex="10pt" fo:font-weight="bold" style:font-weight-asian="bold" style:font-weight-complex="bold"/>
    </style:style>
    <style:style style:name="ce87" style:family="table-cell" style:parent-style-name="Default" style:data-style-name="N0">
      <style:table-cell-properties style:vertical-align="automatic" fo:background-color="#99FFCC"/>
      <style:text-properties fo:color="#FF0000" fo:font-size="10pt" style:font-size-asian="10pt" style:font-size-complex="10pt" fo:font-weight="bold" style:font-weight-asian="bold" style:font-weight-complex="bold"/>
    </style:style>
    <style:style style:name="ce88"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89" style:family="table-cell" style:parent-style-name="Default" style:data-style-name="N0">
      <style:table-cell-properties style:vertical-align="automatic" fo:wrap-option="wrap"/>
    </style:style>
    <style:style style:name="ce90" style:family="table-cell" style:parent-style-name="Default" style:data-style-name="N0">
      <style:table-cell-properties style:vertical-align="automatic"/>
    </style:style>
    <style:style style:name="ce91"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92" style:family="table-cell" style:parent-style-name="Default" style:data-style-name="N0">
      <style:table-cell-properties style:vertical-align="automatic" fo:wrap-option="wrap" style:repeat-content="false"/>
      <style:paragraph-properties fo:text-align="center"/>
    </style:style>
    <style:style style:name="ce93"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94"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95"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96"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97"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98" style:family="table-cell" style:parent-style-name="Default" style:data-style-name="N0">
      <style:table-cell-properties style:vertical-align="automatic" fo:background-color="#99FFCC"/>
      <style:text-properties fo:font-size="10pt" style:font-size-asian="10pt" style:font-size-complex="10pt" fo:font-style="italic" style:font-style-asian="italic" style:font-style-complex="italic" fo:font-weight="bold" style:font-weight-asian="bold" style:font-weight-complex="bold"/>
    </style:style>
    <style:style style:name="ce99" style:family="table-cell" style:parent-style-name="Default" style:data-style-name="N0">
      <style:table-cell-properties style:vertical-align="automatic" fo:background-color="#99FFCC"/>
      <style:text-properties fo:font-size="10pt" style:font-size-asian="10pt" style:font-size-complex="10pt" fo:font-style="italic" style:font-style-asian="italic" style:font-style-complex="italic" fo:font-weight="bold" style:font-weight-asian="bold" style:font-weight-complex="bold"/>
    </style:style>
    <style:style style:name="ce100" style:family="table-cell" style:parent-style-name="Default" style:data-style-name="N0">
      <style:table-cell-properties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101" style:family="table-cell" style:parent-style-name="Default" style:data-style-name="N0">
      <style:table-cell-properties style:vertical-align="automatic"/>
    </style:style>
    <style:style style:name="ce102" style:family="table-cell" style:parent-style-name="Default" style:data-style-name="N0">
      <style:text-properties fo:font-weight="bold" style:font-weight-asian="bold" style:font-weight-complex="bold"/>
    </style:style>
    <style:style style:name="ce103" style:family="table-cell" style:parent-style-name="Default" style:data-style-name="N0">
      <style:table-cell-properties fo:border="thin solid #000000" style:vertical-align="middle" fo:background-color="#99FFCC" style:repeat-content="false"/>
      <style:paragraph-properties fo:text-align="center"/>
      <style:text-properties fo:font-size="10pt" style:font-size-asian="10pt" style:font-size-complex="10pt" fo:font-weight="bold" style:font-weight-asian="bold" style:font-weight-complex="bold"/>
    </style:style>
    <style:style style:name="ce104" style:family="table-cell" style:parent-style-name="Default" style:data-style-name="N0">
      <style:table-cell-properties style:vertical-align="top" fo:wrap-option="wrap" fo:background-color="#99FFCC" style:repeat-content="false"/>
      <style:paragraph-properties fo:text-align="end" fo:margin-right="0cm"/>
      <style:text-properties fo:color="#FF0000" fo:font-size="10pt" style:font-size-asian="10pt" style:font-size-complex="10pt" fo:font-weight="bold" style:font-weight-asian="bold" style:font-weight-complex="bold"/>
    </style:style>
    <style:style style:name="ce105" style:family="table-cell" style:parent-style-name="Default" style:data-style-name="N0">
      <style:table-cell-properties fo:border="thin solid #000000" style:vertical-align="middle" fo:background-color="#99FFCC"/>
      <style:text-properties fo:font-size="10pt" style:font-size-asian="10pt" style:font-size-complex="10pt" fo:font-weight="bold" style:font-weight-asian="bold" style:font-weight-complex="bold"/>
    </style:style>
    <style:style style:name="ce106" style:family="table-cell" style:parent-style-name="Default" style:data-style-name="N0">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07"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start" fo:margin-left="0.353cm"/>
      <style:text-properties fo:color="#00863D" fo:font-size="10pt" style:font-size-asian="10pt" style:font-size-complex="10pt" fo:font-weight="bold" style:font-weight-asian="bold" style:font-weight-complex="bold"/>
    </style:style>
    <style:style style:name="ce108" style:family="table-cell" style:parent-style-name="Default" style:data-style-name="N0">
      <style:table-cell-properties style:vertical-align="automatic" fo:background-color="#99FFCC" style:repeat-content="false"/>
      <style:paragraph-properties fo:text-align="start" fo:margin-left="0.353cm"/>
      <style:text-properties fo:color="#00863D" fo:font-size="10pt" style:font-size-asian="10pt" style:font-size-complex="10pt" fo:font-weight="bold" style:font-weight-asian="bold" style:font-weight-complex="bold"/>
    </style:style>
    <style:style style:name="ce109"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start" fo:margin-left="1.412cm"/>
      <style:text-properties fo:color="#00863D" fo:font-size="10pt" style:font-size-asian="10pt" style:font-size-complex="10pt" fo:font-weight="bold" style:font-weight-asian="bold" style:font-weight-complex="bold"/>
    </style:style>
    <style:style style:name="ce110" style:family="table-cell" style:parent-style-name="Default" style:data-style-name="N0">
      <style:table-cell-properties style:vertical-align="automatic" fo:background-color="#99FFCC" style:repeat-content="false"/>
      <style:paragraph-properties fo:text-align="start" fo:margin-left="1.412cm"/>
      <style:text-properties fo:color="#00863D" fo:font-size="10pt" style:font-size-asian="10pt" style:font-size-complex="10pt" fo:font-weight="bold" style:font-weight-asian="bold" style:font-weight-complex="bold"/>
    </style:style>
    <style:style style:name="ce111" style:family="table-cell" style:parent-style-name="Default" style:data-style-name="N0">
      <style:table-cell-properties fo:border-top="none" fo:border-bottom="thin solid #632523" fo:border-left="none" fo:border-right="none"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112" style:family="table-cell" style:parent-style-name="Default" style:data-style-name="N0">
      <style:table-cell-properties fo:border-top="thin solid #632523" fo:border-bottom="none" fo:border-left="none" fo:border-right="none" style:vertical-align="automatic" fo:background-color="#99FFCC"/>
      <style:text-properties fo:font-size="10pt" style:font-size-asian="10pt" style:font-size-complex="10pt" fo:font-style="italic" style:font-style-asian="italic" style:font-style-complex="italic" fo:font-weight="bold" style:font-weight-asian="bold" style:font-weight-complex="bold"/>
    </style:style>
    <style:style style:name="ce113" style:family="table-cell" style:parent-style-name="Default" style:data-style-name="N0">
      <style:table-cell-properties style:vertical-align="automatic" fo:background-color="#99FFCC"/>
      <style:text-properties fo:color="#FF0000" fo:font-size="10pt" style:font-size-asian="10pt" style:font-size-complex="10pt" fo:font-style="italic" style:font-style-asian="italic" style:font-style-complex="italic" fo:font-weight="bold" style:font-weight-asian="bold" style:font-weight-complex="bold"/>
    </style:style>
    <style:style style:name="ce114" style:family="table-cell" style:parent-style-name="Default" style:data-style-name="N0">
      <style:table-cell-properties fo:border-top="none" fo:border-bottom="thin solid #632523" fo:border-left="none" fo:border-right="none" style:vertical-align="automatic" fo:background-color="#99FFCC"/>
      <style:text-properties fo:font-size="10pt" style:font-size-asian="10pt" style:font-size-complex="10pt" fo:font-style="italic" style:font-style-asian="italic" style:font-style-complex="italic" fo:font-weight="bold" style:font-weight-asian="bold" style:font-weight-complex="bold"/>
    </style:style>
    <style:style style:name="ce115" style:family="table-cell" style:parent-style-name="Default" style:data-style-name="N0">
      <style:table-cell-properties fo:border-top="thin solid #632523" fo:border-bottom="none" fo:border-left="none" fo:border-right="none"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116" style:family="table-cell" style:parent-style-name="Default" style:data-style-name="N0">
      <style:table-cell-properties style:vertical-align="automatic" fo:background-color="#FFFFFF" style:repeat-content="false"/>
      <style:paragraph-properties fo:text-align="end" fo:margin-right="0.353cm"/>
      <style:text-properties fo:color="#A6A6A6" fo:font-size="10pt" style:font-size-asian="10pt" style:font-size-complex="10pt"/>
    </style:style>
    <style:style style:name="ce117" style:family="table-cell" style:parent-style-name="Default" style:data-style-name="N0">
      <style:table-cell-properties style:vertical-align="automatic" fo:background-color="#FFFFFF"/>
      <style:text-properties fo:color="#A6A6A6" fo:font-size="10pt" style:font-size-asian="10pt" style:font-size-complex="10pt" fo:font-weight="bold" style:font-weight-asian="bold" style:font-weight-complex="bold"/>
    </style:style>
    <style:style style:name="ce118" style:family="table-cell" style:parent-style-name="Default" style:data-style-name="N0">
      <style:table-cell-properties style:vertical-align="automatic" fo:background-color="#FFFFFF"/>
      <style:text-properties fo:color="#A6A6A6" fo:font-size="10pt" style:font-size-asian="10pt" style:font-size-complex="10pt" fo:font-style="italic" style:font-style-asian="italic" style:font-style-complex="italic" fo:font-weight="bold" style:font-weight-asian="bold" style:font-weight-complex="bold"/>
    </style:style>
    <style:style style:name="ce119" style:family="table-cell" style:parent-style-name="Default" style:data-style-name="N0">
      <style:table-cell-properties style:vertical-align="automatic" fo:background-color="#FFFFFF"/>
      <style:text-properties fo:color="#A6A6A6" fo:font-size="10pt" style:font-size-asian="10pt" style:font-size-complex="10pt"/>
    </style:style>
    <style:style style:name="ce120" style:family="table-cell" style:parent-style-name="Default" style:data-style-name="N0">
      <style:table-cell-properties style:vertical-align="automatic" fo:background-color="#99FFCC" style:repeat-content="false"/>
      <style:paragraph-properties fo:text-align="end" fo:margin-right="0.353cm"/>
      <style:text-properties fo:color="#A6A6A6" fo:font-size="10pt" style:font-size-asian="10pt" style:font-size-complex="10pt"/>
    </style:style>
    <style:style style:name="ce121" style:family="table-cell" style:parent-style-name="Default" style:data-style-name="N0">
      <style:table-cell-properties style:vertical-align="automatic" fo:background-color="#99FFCC"/>
      <style:text-properties fo:color="#A6A6A6" fo:font-size="10pt" style:font-size-asian="10pt" style:font-size-complex="10pt" fo:font-weight="bold" style:font-weight-asian="bold" style:font-weight-complex="bold"/>
    </style:style>
    <style:style style:name="ce122"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123"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124" style:family="table-cell" style:parent-style-name="Default" style:data-style-name="N0">
      <style:table-cell-properties style:vertical-align="automatic"/>
    </style:style>
    <style:style style:name="ce125"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126" style:family="table-cell" style:parent-style-name="Default" style:data-style-name="N0">
      <style:table-cell-properties style:vertical-align="automatic" fo:wrap-option="wrap"/>
    </style:style>
    <style:style style:name="ce127"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128"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129"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130"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131" style:family="table-cell" style:parent-style-name="Default" style:data-style-name="N0">
      <style:table-cell-properties style:vertical-align="automatic" fo:wrap-option="wrap" style:repeat-content="false"/>
      <style:paragraph-properties fo:text-align="center"/>
    </style:style>
    <style:style style:name="ce132" style:family="table-cell" style:parent-style-name="Default" style:data-style-name="N0">
      <style:table-cell-properties style:vertical-align="automatic" fo:wrap-option="wrap"/>
      <style:text-properties fo:font-size="9pt" style:font-size-asian="9pt" style:font-size-complex="9pt"/>
    </style:style>
    <style:style style:name="ce133" style:family="table-cell" style:parent-style-name="Default" style:data-style-name="N0">
      <style:table-cell-properties style:vertical-align="automatic" fo:wrap-option="wrap"/>
    </style:style>
    <style:style style:name="ce134" style:family="table-cell" style:parent-style-name="Default" style:data-style-name="N0">
      <style:table-cell-properties style:vertical-align="automatic"/>
    </style:style>
    <style:style style:name="ce135"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136"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137"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138"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center"/>
    </style:style>
    <style:style style:name="ce140"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141"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142"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143"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144" style:family="table-cell" style:parent-style-name="Default" style:data-style-name="N0">
      <style:table-cell-properties style:vertical-align="automatic" fo:wrap-option="wrap"/>
    </style:style>
    <style:style style:name="ce145" style:family="table-cell" style:parent-style-name="Default" style:data-style-name="N0">
      <style:table-cell-properties style:vertical-align="automatic"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46" style:family="table-cell" style:parent-style-name="Default" style:data-style-name="N0">
      <style:table-cell-properties fo:border-top="none" fo:border-bottom="thin solid #632523" fo:border-left="none" fo:border-right="none" style:vertical-align="automatic"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47" style:family="table-cell" style:parent-style-name="Default" style:data-style-name="N0">
      <style:table-cell-properties fo:border-top="thin solid #632523" fo:border-bottom="none" fo:border-left="none" fo:border-right="none" style:vertical-align="automatic"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48" style:family="table-cell" style:parent-style-name="Default" style:data-style-name="N0">
      <style:table-cell-properties style:vertical-align="automatic" fo:background-color="#FFFFFF"/>
      <style:text-properties fo:color="#808080"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49" style:family="table-cell" style:parent-style-name="Default" style:data-style-name="N0">
      <style:table-cell-properties fo:border-top="none" fo:border-bottom="thin solid #632523" fo:border-left="none" fo:border-right="none" style:vertical-align="automatic"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50" style:family="table-cell" style:parent-style-name="Default" style:data-style-name="N0">
      <style:table-cell-properties fo:border-top="thin solid #632523" fo:border-bottom="none" fo:border-left="none" fo:border-right="none" style:vertical-align="automatic"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51" style:family="table-cell" style:parent-style-name="Default" style:data-style-name="N0">
      <style:table-cell-properties style:vertical-align="automatic" fo:background-color="#99FFCC"/>
      <style:text-properties fo:color="#808080"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52" style:family="table-cell" style:parent-style-name="Default" style:data-style-name="N0">
      <style:table-cell-properties style:vertical-align="automatic"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53" style:family="table-cell" style:parent-style-name="Default" style:data-style-name="N0">
      <style:table-cell-properties fo:border="thin solid #808080" style:vertical-align="middle" fo:background-color="#FFFFFF"/>
      <style:text-properties fo:color="#A6A6A6" fo:font-size="10pt" style:font-size-asian="10pt" style:font-size-complex="10pt" fo:font-weight="bold" style:font-weight-asian="bold" style:font-weight-complex="bold"/>
    </style:style>
    <style:style style:name="ce154" style:family="table-cell" style:parent-style-name="Default" style:data-style-name="N0">
      <style:table-cell-properties fo:border="thin solid #808080" style:vertical-align="middle" fo:background-color="#99FFCC"/>
      <style:text-properties fo:color="#A6A6A6" fo:font-size="10pt" style:font-size-asian="10pt" style:font-size-complex="10pt" fo:font-weight="bold" style:font-weight-asian="bold" style:font-weight-complex="bold"/>
    </style:style>
    <style:style style:name="ce155" style:family="table-cell" style:parent-style-name="Default" style:data-style-name="N0">
      <style:table-cell-properties fo:border-top="none" fo:border-bottom="none" fo:border-left="thin solid #00B050" fo:border-right="none"/>
    </style:style>
    <style:style style:name="ce156" style:family="table-cell" style:parent-style-name="Default" style:data-style-name="N0">
      <style:text-properties fo:color="#FF0000"/>
    </style:style>
    <style:style style:name="ce157"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158" style:family="table-cell" style:parent-style-name="Default" style:data-style-name="N0">
      <style:table-cell-properties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59" style:family="table-cell" style:parent-style-name="Default" style:data-style-name="N0">
      <style:table-cell-properties style:vertical-align="automatic"/>
    </style:style>
    <style:style style:name="ce160" style:family="table-cell" style:parent-style-name="Default" style:data-style-name="N0">
      <style:table-cell-properties style:vertical-align="automatic" fo:wrap-option="wrap"/>
      <style:text-properties fo:font-size="9pt" style:font-size-asian="9pt" style:font-size-complex="9pt"/>
    </style:style>
    <style:style style:name="ce161" style:family="table-cell" style:parent-style-name="Default" style:data-style-name="N0">
      <style:table-cell-properties style:vertical-align="automatic" fo:wrap-option="wrap"/>
    </style:style>
    <style:style style:name="ce162"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163"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164" style:family="table-cell" style:parent-style-name="Default" style:data-style-name="N0">
      <style:table-cell-properties style:vertical-align="automatic" fo:wrap-option="wrap"/>
    </style:style>
    <style:style style:name="ce165"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166"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167"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168"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169" style:family="table-cell" style:parent-style-name="Default" style:data-style-name="N0">
      <style:table-cell-properties style:vertical-align="automatic" fo:wrap-option="wrap" style:repeat-content="false"/>
      <style:paragraph-properties fo:text-align="center"/>
      <style:text-properties fo:font-size="9pt" style:font-size-asian="9pt" style:font-size-complex="9pt" fo:font-weight="bold" style:font-weight-asian="bold" style:font-weight-complex="bold"/>
    </style:style>
    <style:style style:name="ce170" style:family="table-cell" style:parent-style-name="Default" style:data-style-name="N0">
      <style:table-cell-properties style:vertical-align="automatic" fo:wrap-option="wrap" style:repeat-content="false"/>
      <style:paragraph-properties fo:text-align="center"/>
    </style:style>
    <style:style style:name="ce171" style:family="table-cell" style:parent-style-name="Default" style:data-style-name="N0">
      <style:table-cell-properties style:vertical-align="automatic" fo:wrap-option="wrap" fo:background-color="#99FFCC" style:repeat-content="false"/>
      <style:paragraph-properties fo:text-align="end" fo:margin-right="0cm"/>
      <style:text-properties fo:font-size="10pt" style:font-size-asian="10pt" style:font-size-complex="10pt"/>
    </style:style>
    <style:style style:name="ce172" style:family="table-cell" style:parent-style-name="Default" style:data-style-name="N0">
      <style:table-cell-properties fo:border="thin solid #00B050" style:vertical-align="middle" fo:wrap-option="wrap" fo:background-color="#00B050" style:repeat-content="false"/>
      <style:paragraph-properties fo:text-align="center"/>
      <style:text-properties fo:color="#FFFFFF" fo:font-size="10pt" style:font-size-asian="10pt" style:font-size-complex="10pt" fo:font-weight="bold" style:font-weight-asian="bold" style:font-weight-complex="bold"/>
    </style:style>
    <style:style style:name="ce173" style:family="table-cell" style:parent-style-name="Default" style:data-style-name="N0">
      <style:table-cell-properties style:vertical-align="automatic" fo:wrap-option="wrap" fo:background-color="#99FFCC"/>
      <style:text-properties fo:font-size="10pt" style:font-size-asian="10pt" style:font-size-complex="10pt" fo:font-weight="bold" style:font-weight-asian="bold" style:font-weight-complex="bold"/>
    </style:style>
    <style:style style:name="ce174" style:family="table-cell" style:parent-style-name="Default" style:data-style-name="N0">
      <style:table-cell-properties fo:border-top="none" fo:border-bottom="none" fo:border-left="none" fo:border-right="thin solid #632523" style:vertical-align="automatic" fo:wrap-option="wrap" fo:background-color="#99FFCC"/>
      <style:text-properties fo:font-size="10pt" style:font-size-asian="10pt" style:font-size-complex="10pt" fo:font-weight="bold" style:font-weight-asian="bold" style:font-weight-complex="bold"/>
    </style:style>
    <style:style style:name="ce175" style:family="table-cell" style:parent-style-name="Default" style:data-style-name="N0">
      <style:table-cell-properties fo:border-top="none" fo:border-bottom="none" fo:border-left="none" fo:border-right="thin solid #008000" style:vertical-align="automatic" fo:wrap-option="wrap"/>
    </style:style>
    <style:style style:name="ce176" style:family="table-cell" style:parent-style-name="Default" style:data-style-name="N0">
      <style:table-cell-properties style:vertical-align="middle"/>
    </style:style>
    <style:style style:name="ce177" style:family="table-cell" style:parent-style-name="Default" style:data-style-name="N0">
      <style:table-cell-properties fo:border-top="none" fo:border-bottom="none" fo:border-left="thin solid #00B050" fo:border-right="none" style:vertical-align="automatic" fo:background-color="#99FFCC"/>
      <style:text-properties fo:font-size="10pt" style:font-size-asian="10pt" style:font-size-complex="10pt" fo:font-weight="bold" style:font-weight-asian="bold" style:font-weight-complex="bold"/>
    </style:style>
    <style:style style:name="ce178" style:family="table-cell" style:parent-style-name="Default" style:data-style-name="N0">
      <style:table-cell-properties fo:border-top="none" fo:border-bottom="none" fo:border-left="thin solid #00B050" fo:border-right="none" style:vertical-align="middle" fo:background-color="#99FFCC"/>
      <style:text-properties fo:font-size="10pt" style:font-size-asian="10pt" style:font-size-complex="10pt" fo:font-weight="bold" style:font-weight-asian="bold" style:font-weight-complex="bold"/>
    </style:style>
    <style:style style:name="ce179" style:family="table-cell" style:parent-style-name="Default" style:data-style-name="N0">
      <style:table-cell-properties style:vertical-align="middle" style:repeat-content="false"/>
      <style:paragraph-properties fo:text-align="end" fo:margin-right="0cm"/>
    </style:style>
    <style:style style:name="ce180" style:family="table-cell" style:parent-style-name="Default" style:data-style-name="N0">
      <style:table-cell-properties style:vertical-align="automatic" fo:wrap-option="wrap"/>
      <style:text-properties fo:color="#FF0000"/>
    </style:style>
    <style:style style:name="ce181" style:family="table-cell" style:parent-style-name="Default" style:data-style-name="N0">
      <style:table-cell-properties style:vertical-align="automatic" fo:wrap-option="wrap" fo:background-color="#99FFCC"/>
      <style:text-properties fo:color="#000000" fo:font-size="10pt" style:font-size-asian="10pt" style:font-size-complex="10pt" fo:font-weight="bold" style:font-weight-asian="bold" style:font-weight-complex="bold"/>
    </style:style>
    <style:style style:name="ce182" style:family="table-cell" style:parent-style-name="Default" style:data-style-name="N0">
      <style:table-cell-properties fo:border-top="thin solid #00B050" fo:border-bottom="thin solid #00B050" fo:border-left="none" fo:border-right="none" style:vertical-align="middle"/>
    </style:style>
    <style:style style:name="ce183" style:family="table-cell" style:parent-style-name="Default" style:data-style-name="N0">
      <style:table-cell-properties fo:border-top="thin solid #00B050" fo:border-bottom="thin solid #00B050" fo:border-left="thin solid #00B050" fo:border-right="none" style:vertical-align="middle" fo:background-color="#00B050" style:repeat-content="false"/>
      <style:paragraph-properties fo:text-align="center"/>
      <style:text-properties fo:color="#FFFFFF" fo:font-size="10pt" style:font-size-asian="10pt" style:font-size-complex="10pt" fo:font-weight="bold" style:font-weight-asian="bold" style:font-weight-complex="bold"/>
    </style:style>
    <style:style style:name="ce184" style:family="table-cell" style:parent-style-name="Default" style:data-style-name="N0">
      <style:table-cell-properties fo:background-color="#FFFFFF"/>
    </style:style>
    <style:style style:name="ce185" style:family="table-cell" style:parent-style-name="Default" style:data-style-name="N0">
      <style:table-cell-properties style:vertical-align="automatic" fo:wrap-option="wrap" style:repeat-content="false"/>
      <style:paragraph-properties fo:text-align="end" fo:margin-right="0.353cm"/>
      <style:text-properties fo:font-weight="bold" style:font-weight-asian="bold" style:font-weight-complex="bold"/>
    </style:style>
    <style:style style:name="ce186" style:family="table-cell" style:parent-style-name="Default" style:data-style-name="N0">
      <style:table-cell-properties style:vertical-align="automatic" fo:wrap-option="wrap" fo:background-color="#99FFCC" style:repeat-content="false"/>
      <style:paragraph-properties fo:text-align="center"/>
      <style:text-properties fo:color="#000000" fo:font-size="10pt" style:font-size-asian="10pt" style:font-size-complex="10pt"/>
    </style:style>
    <style:style style:name="ce187" style:family="table-cell" style:parent-style-name="Default" style:data-style-name="N0">
      <style:table-cell-properties fo:border-top="none" fo:border-bottom="none" fo:border-left="thin solid #00B050" fo:border-right="none" style:vertical-align="middle" style:repeat-content="false"/>
      <style:paragraph-properties fo:text-align="center"/>
      <style:text-properties fo:font-size="10pt" style:font-size-asian="10pt" style:font-size-complex="10pt"/>
    </style:style>
    <style:style style:name="ce188" style:family="table-cell" style:parent-style-name="Default" style:data-style-name="N0">
      <style:table-cell-properties fo:border-top="thin solid #00B050" fo:border-bottom="thin solid #00B050" fo:border-left="none" fo:border-right="thin solid #00B050" style:vertical-align="middle" fo:background-color="#00B050" style:repeat-content="false"/>
      <style:paragraph-properties fo:text-align="center"/>
      <style:text-properties fo:color="#FFFFFF" fo:font-size="10pt" style:font-size-asian="10pt" style:font-size-complex="10pt" fo:font-weight="bold" style:font-weight-asian="bold" style:font-weight-complex="bold"/>
    </style:style>
    <style:style style:name="ce189" style:family="table-cell" style:parent-style-name="Default" style:data-style-name="N0">
      <style:table-cell-properties fo:border-top="none" fo:border-bottom="none" fo:border-left="none" fo:border-right="thin solid #632523"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90" style:family="table-cell" style:parent-style-name="Default" style:data-style-name="N0">
      <style:table-cell-properties fo:border-top="none" fo:border-bottom="none" fo:border-left="thin solid #00B050" fo:border-right="thin solid #632523"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91" style:family="table-cell" style:parent-style-name="Default" style:data-style-name="N0">
      <style:table-cell-properties fo:border-top="none" fo:border-bottom="none" fo:border-left="thin solid #00B050" fo:border-right="thin solid #632523" style:vertical-align="middle"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192" style:family="table-cell" style:parent-style-name="Default" style:data-style-name="N0">
      <style:table-cell-properties fo:border-top="none" fo:border-bottom="none" fo:border-left="thin solid #00B050" fo:border-right="none" fo:background-color="#FFFFFF"/>
    </style:style>
    <style:style style:name="ce193" style:family="table-cell" style:parent-style-name="Default" style:data-style-name="N0">
      <style:table-cell-properties style:vertical-align="automatic"/>
    </style:style>
    <style:style style:name="ce194" style:family="table-cell" style:parent-style-name="Default" style:data-style-name="N0">
      <style:table-cell-properties style:vertical-align="automatic" style:repeat-content="false"/>
      <style:paragraph-properties fo:text-align="end" fo:margin-right="0cm"/>
      <style:text-properties fo:color="#000000" style:font-name="Verdana" style:font-name-asian="Verdana" style:font-name-complex="Verdana" fo:font-size="9pt" style:font-size-asian="9pt" style:font-size-complex="9pt" fo:font-weight="bold" style:font-weight-asian="bold" style:font-weight-complex="bold"/>
    </style:style>
    <style:style style:name="ce195" style:family="table-cell" style:parent-style-name="Default" style:data-style-name="N0">
      <style:table-cell-properties style:vertical-align="automatic" style:repeat-content="false"/>
      <style:paragraph-properties fo:text-align="end" fo:margin-right="0cm"/>
    </style:style>
    <style:style style:name="ce196" style:family="table-cell" style:parent-style-name="Default" style:data-style-name="N0">
      <style:table-cell-properties style:vertical-align="automatic"/>
    </style:style>
    <style:style style:name="ce197" style:family="table-cell" style:parent-style-name="Default" style:data-style-name="N36">
      <style:table-cell-properties style:vertical-align="automatic"/>
      <style:text-properties fo:font-size="9pt" style:font-size-asian="9pt" style:font-size-complex="9pt" fo:font-weight="bold" style:font-weight-asian="bold" style:font-weight-complex="bold"/>
    </style:style>
    <style:style style:name="ce198" style:family="table-cell" style:parent-style-name="Default" style:data-style-name="N36">
      <style:table-cell-properties style:vertical-align="automatic" style:repeat-content="false"/>
      <style:paragraph-properties fo:text-align="start" fo:margin-left="0cm"/>
      <style:text-properties fo:font-size="9pt" style:font-size-asian="9pt" style:font-size-complex="9pt" fo:font-weight="bold" style:font-weight-asian="bold" style:font-weight-complex="bold"/>
    </style:style>
    <style:style style:name="ce199" style:family="table-cell" style:parent-style-name="Default" style:data-style-name="N0">
      <style:table-cell-properties style:vertical-align="automatic"/>
    </style:style>
    <style:style style:name="ce200"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201"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202"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203" style:family="table-cell" style:parent-style-name="Default" style:data-style-name="N14">
      <style:table-cell-properties style:vertical-align="middle"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04" style:family="table-cell" style:parent-style-name="Default" style:data-style-name="N0">
      <style:table-cell-properties style:vertical-align="middle" fo:background-color="#99FFCC" style:repeat-content="false"/>
      <style:paragraph-properties fo:text-align="start" fo:margin-left="0cm"/>
      <style:text-properties fo:color="#FF0000" fo:font-size="10pt" style:font-size-asian="10pt" style:font-size-complex="10pt" fo:font-weight="bold" style:font-weight-asian="bold" style:font-weight-complex="bold"/>
    </style:style>
    <style:style style:name="ce205" style:family="table-cell" style:parent-style-name="Default" style:data-style-name="N0">
      <style:table-cell-properties fo:border-top="none" fo:border-bottom="thin solid #00B050" fo:border-left="none" fo:border-right="none"/>
    </style:style>
    <style:style style:name="ce206" style:family="table-cell" style:parent-style-name="Default" style:data-style-name="N0">
      <style:table-cell-properties fo:border-top="none" fo:border-bottom="thin solid #00B050" fo:border-left="none" fo:border-right="none" style:vertical-align="middle" fo:background-color="#FFFFFF" style:repeat-content="false"/>
      <style:paragraph-properties fo:text-align="center"/>
      <style:text-properties fo:color="#FFFFFF" fo:font-size="10pt" style:font-size-asian="10pt" style:font-size-complex="10pt" fo:font-weight="bold" style:font-weight-asian="bold" style:font-weight-complex="bold"/>
    </style:style>
    <style:style style:name="ce207" style:family="table-cell" style:parent-style-name="Default" style:data-style-name="N0">
      <style:table-cell-properties style:vertical-align="automatic" fo:background-color="#FFFFFF"/>
      <style:text-properties fo:color="#FF0000" fo:font-size="10pt" style:font-size-asian="10pt" style:font-size-complex="10pt" fo:font-weight="bold" style:font-weight-asian="bold" style:font-weight-complex="bold"/>
    </style:style>
    <style:style style:name="ce208"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209"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210"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211"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212"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213" style:family="table-cell" style:parent-style-name="Default" style:data-style-name="N0">
      <style:table-cell-properties style:vertical-align="automatic" fo:wrap-option="wrap"/>
      <style:text-properties fo:color="#1F497D" style:font-name="Comic Sans MS" style:font-name-asian="Comic Sans MS" style:font-name-complex="Comic Sans MS" fo:font-style="italic" style:font-style-asian="italic" style:font-style-complex="italic" style:font-family-generic="script"/>
    </style:style>
    <style:style style:name="ce214" style:family="table-cell" style:parent-style-name="Default" style:data-style-name="N0">
      <style:table-cell-properties fo:border-top="none" fo:border-bottom="none" fo:border-left="thin solid #00B050" fo:border-right="none"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15"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216" style:family="table-cell" style:parent-style-name="Default" style:data-style-name="N37">
      <style:table-cell-properties style:vertical-align="automatic" style:repeat-content="false"/>
      <style:paragraph-properties fo:text-align="start" fo:margin-left="0.353cm"/>
    </style:style>
    <style:style style:name="ce217" style:family="table-cell" style:parent-style-name="Default" style:data-style-name="N37">
      <style:table-cell-properties fo:border-top="none" fo:border-bottom="none" fo:border-left="none" fo:border-right="thin solid #632523" style:vertical-align="automatic" style:repeat-content="false"/>
      <style:paragraph-properties fo:text-align="start" fo:margin-left="0.353cm"/>
    </style:style>
    <style:style style:name="ce218"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219"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220" style:family="table-cell" style:parent-style-name="Default" style:data-style-name="N37">
      <style:table-cell-properties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221"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222" style:family="table-cell" style:parent-style-name="Default" style:data-style-name="N0">
      <style:table-cell-properties style:vertical-align="automatic" fo:wrap-option="wrap" style:repeat-content="false"/>
      <style:paragraph-properties fo:text-align="center"/>
      <style:text-properties fo:font-size="9pt" style:font-size-asian="9pt" style:font-size-complex="9pt" fo:font-weight="bold" style:font-weight-asian="bold" style:font-weight-complex="bold"/>
    </style:style>
    <style:style style:name="ce223" style:family="table-cell" style:parent-style-name="Default" style:data-style-name="N0">
      <style:table-cell-properties style:vertical-align="automatic" fo:wrap-option="wrap" style:repeat-content="false"/>
      <style:paragraph-properties fo:text-align="center"/>
    </style:style>
    <style:style style:name="ce224" style:family="table-cell" style:parent-style-name="Default" style:data-style-name="N0">
      <style:table-cell-properties style:vertical-align="automatic" fo:wrap-option="wrap"/>
    </style:style>
    <style:style style:name="ce225"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226"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227" style:family="table-cell" style:parent-style-name="Default" style:data-style-name="N0">
      <style:table-cell-properties fo:border-top="none" fo:border-bottom="none" fo:border-left="thin solid #00B050" fo:border-right="none"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28" style:family="table-cell" style:parent-style-name="Default" style:data-style-name="N0">
      <style:table-cell-properties fo:border-top="none" fo:border-bottom="none" fo:border-left="thin solid #00B050" fo:border-right="none"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29" style:family="table-cell" style:parent-style-name="Default" style:data-style-name="N0">
      <style:table-cell-properties style:vertical-align="automatic" fo:wrap-option="wrap"/>
      <style:text-properties fo:color="#1F497D" style:font-name="Comic Sans MS" style:font-name-asian="Comic Sans MS" style:font-name-complex="Comic Sans MS" fo:font-style="italic" style:font-style-asian="italic" style:font-style-complex="italic" style:font-family-generic="script"/>
    </style:style>
    <style:style style:name="ce230" style:family="table-cell" style:parent-style-name="Default" style:data-style-name="N0">
      <style:table-cell-properties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31"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232" style:family="table-cell" style:parent-style-name="Default" style:data-style-name="N0">
      <style:table-cell-properties style:vertical-align="automatic" fo:wrap-option="wrap" fo:background-color="#99FFCC"/>
      <style:text-properties fo:color="#1F497D" style:font-name="Comic Sans MS" style:font-name-asian="Comic Sans MS" style:font-name-complex="Comic Sans MS" fo:font-style="italic" style:font-style-asian="italic" style:font-style-complex="italic" style:font-family-generic="script"/>
    </style:style>
    <style:style style:name="ce233" style:family="table-cell" style:parent-style-name="Default" style:data-style-name="N0">
      <style:table-cell-properties fo:border-top="none" fo:border-bottom="none" fo:border-left="thin solid #00B050" fo:border-right="none" style:vertical-align="top"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34"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235"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236" style:family="table-cell" style:parent-style-name="Default" style:data-style-name="N0">
      <style:table-cell-properties style:vertical-align="automatic" fo:wrap-option="wrap" style:repeat-content="false"/>
      <style:paragraph-properties fo:text-align="center"/>
    </style:style>
    <style:style style:name="ce237"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238"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239"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240"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241" style:family="table-cell" style:parent-style-name="Default" style:data-style-name="N0">
      <style:table-cell-properties style:vertical-align="automatic"/>
    </style:style>
    <style:style style:name="ce242" style:family="table-cell" style:parent-style-name="Default" style:data-style-name="N0">
      <style:table-cell-properties fo:border-top="none" fo:border-bottom="none" fo:border-left="none" fo:border-right="thin solid #632523" style:vertical-align="automatic" fo:background-color="#FFFFFF" style:repeat-content="false"/>
      <style:paragraph-properties fo:text-align="end" fo:margin-right="0.353cm"/>
      <style:text-properties fo:font-size="10pt" style:font-size-asian="10pt" style:font-size-complex="10pt"/>
    </style:style>
    <style:style style:name="ce243" style:family="table-cell" style:parent-style-name="Default" style:data-style-name="N0">
      <style:table-cell-properties style:vertical-align="automatic" fo:wrap-option="wrap" fo:background-color="#FFFFFF"/>
      <style:text-properties fo:color="#1F497D" style:font-name="Comic Sans MS" style:font-name-asian="Comic Sans MS" style:font-name-complex="Comic Sans MS" fo:font-style="italic" style:font-style-asian="italic" style:font-style-complex="italic" style:font-family-generic="script"/>
    </style:style>
    <style:style style:name="ce244" style:family="table-cell" style:parent-style-name="Default" style:data-style-name="N0">
      <style:table-cell-properties style:vertical-align="automatic" fo:wrap-option="wrap" style:repeat-content="false"/>
      <style:paragraph-properties fo:text-align="start" fo:margin-left="0cm"/>
    </style:style>
    <style:style style:name="ce245" style:family="table-cell" style:parent-style-name="Default" style:data-style-name="N0">
      <style:table-cell-properties fo:border-top="none" fo:border-bottom="thin solid #632523" fo:border-left="none" fo:border-right="none"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246" style:family="table-cell" style:parent-style-name="Default" style:data-style-name="N0">
      <style:table-cell-properties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47" style:family="table-cell" style:parent-style-name="Default" style:data-style-name="N0">
      <style:table-cell-properties fo:border-top="none" fo:border-bottom="none" fo:border-left="thin solid #00B050" fo:border-right="thin solid #632523"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48"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249" style:family="table-cell" style:parent-style-name="Default" style:data-style-name="N0">
      <style:table-cell-properties style:vertical-align="automatic" fo:wrap-option="wrap" style:repeat-content="false"/>
      <style:paragraph-properties fo:text-align="center"/>
    </style:style>
    <style:style style:name="ce250" style:family="table-cell" style:parent-style-name="Default" style:data-style-name="N0">
      <style:table-cell-properties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51" style:family="table-cell" style:parent-style-name="Default" style:data-style-name="N0">
      <style:table-cell-properties style:vertical-align="automatic" fo:wrap-option="wrap"/>
      <style:text-properties fo:font-size="9pt" style:font-size-asian="9pt" style:font-size-complex="9pt"/>
    </style:style>
    <style:style style:name="ce252" style:family="table-cell" style:parent-style-name="Default" style:data-style-name="N0">
      <style:table-cell-properties style:vertical-align="automatic" fo:wrap-option="wrap"/>
    </style:style>
    <style:style style:name="ce253"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254"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255"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256"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257" style:family="table-cell" style:parent-style-name="Default" style:data-style-name="N0">
      <style:table-cell-properties fo:border-top="none" fo:border-bottom="none" fo:border-left="thin solid #00B050" fo:border-right="none"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58" style:family="table-cell" style:parent-style-name="Default" style:data-style-name="N0">
      <style:table-cell-properties style:vertical-align="automatic" fo:wrap-option="wrap"/>
      <style:text-properties fo:color="#1F497D" style:font-name="Comic Sans MS" style:font-name-asian="Comic Sans MS" style:font-name-complex="Comic Sans MS" fo:font-style="italic" style:font-style-asian="italic" style:font-style-complex="italic" style:font-family-generic="script"/>
    </style:style>
    <style:style style:name="ce259" style:family="table-cell" style:parent-style-name="Default" style:data-style-name="N0">
      <style:table-cell-properties fo:border-top="none" fo:border-bottom="none" fo:border-left="thin solid #00B050" fo:border-right="none" style:vertical-align="middle"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60" style:family="table-cell" style:parent-style-name="Default" style:data-style-name="N0">
      <style:table-cell-properties style:vertical-align="middle" fo:wrap-option="wrap"/>
      <style:text-properties fo:color="#1F497D" style:font-name="Comic Sans MS" style:font-name-asian="Comic Sans MS" style:font-name-complex="Comic Sans MS" fo:font-style="italic" style:font-style-asian="italic" style:font-style-complex="italic" style:font-family-generic="script"/>
    </style:style>
    <style:style style:name="ce261"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262"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263"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264"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265" style:family="table-cell" style:parent-style-name="Default" style:data-style-name="N0">
      <style:table-cell-properties fo:border-top="none" fo:border-bottom="none" fo:border-left="none" fo:border-right="thin solid #632523"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66" style:family="table-cell" style:parent-style-name="Default" style:data-style-name="N0">
      <style:table-cell-properties fo:border-top="thin solid #632523" fo:border-bottom="none" fo:border-left="none" fo:border-right="none" style:vertical-align="automatic" fo:background-color="#99FFCC"/>
      <style:text-properties fo:color="#FF0000" fo:font-size="10pt" style:font-size-asian="10pt" style:font-size-complex="10pt" fo:font-weight="bold" style:font-weight-asian="bold" style:font-weight-complex="bold"/>
    </style:style>
    <style:style style:name="ce267" style:family="table-cell" style:parent-style-name="Default" style:data-style-name="N0">
      <style:table-cell-properties fo:border-top="none" fo:border-bottom="none" fo:border-left="none" fo:border-right="thin solid #632523"/>
    </style:style>
    <style:style style:name="ce268" style:family="table-cell" style:parent-style-name="Default" style:data-style-name="N0">
      <style:table-cell-properties style:vertical-align="automatic" fo:wrap-option="wrap"/>
      <style:text-properties fo:color="#FF0000" fo:font-weight="bold" style:font-weight-asian="bold" style:font-weight-complex="bold"/>
    </style:style>
    <style:style style:name="ce269" style:family="table-cell" style:parent-style-name="Default" style:data-style-name="N37">
      <style:table-cell-properties fo:border-top="none" fo:border-bottom="none" fo:border-left="none" fo:border-right="thin solid #632523" style:vertical-align="automatic" fo:background-color="#FFFFFF" style:repeat-content="false"/>
      <style:paragraph-properties fo:text-align="start" fo:margin-left="0.353cm"/>
      <style:text-properties fo:font-size="10pt" style:font-size-asian="10pt" style:font-size-complex="10pt" fo:font-weight="bold" style:font-weight-asian="bold" style:font-weight-complex="bold"/>
    </style:style>
    <style:style style:name="ce270" style:family="table-cell" style:parent-style-name="Default" style:data-style-name="N0">
      <style:table-cell-properties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271" style:family="table-cell" style:parent-style-name="Default" style:data-style-name="N0">
      <style:table-cell-properties style:vertical-align="automatic" fo:wrap-option="wrap"/>
    </style:style>
    <style:style style:name="ce272"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273"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274"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275" style:family="table-cell" style:parent-style-name="Default" style:data-style-name="N0">
      <style:table-cell-properties style:vertical-align="automatic" fo:wrap-option="wrap"/>
      <style:text-properties fo:font-size="9pt" style:font-size-asian="9pt" style:font-size-complex="9pt"/>
    </style:style>
    <style:style style:name="ce276" style:family="table-cell" style:parent-style-name="Default" style:data-style-name="N0">
      <style:table-cell-properties style:vertical-align="automatic" fo:wrap-option="wrap"/>
    </style:style>
    <style:style style:name="ce277"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278"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279"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280"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281"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282"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283" style:family="table-cell" style:parent-style-name="Default" style:data-style-name="N0">
      <style:table-cell-properties style:vertical-align="automatic" fo:wrap-option="wrap" style:repeat-content="false"/>
      <style:paragraph-properties fo:text-align="end" fo:margin-right="0.353cm"/>
      <style:text-properties fo:font-weight="bold" style:font-weight-asian="bold" style:font-weight-complex="bold"/>
    </style:style>
    <style:style style:name="ce284" style:family="table-cell" style:parent-style-name="Default" style:data-style-name="N0">
      <style:table-cell-properties style:vertical-align="automatic" fo:wrap-option="wrap" style:repeat-content="false"/>
      <style:paragraph-properties fo:text-align="end" fo:margin-right="0.353cm"/>
    </style:style>
    <style:style style:name="ce285" style:family="table-cell" style:parent-style-name="Default" style:data-style-name="N0">
      <style:table-cell-properties style:vertical-align="automatic" fo:wrap-option="wrap" style:repeat-content="false"/>
      <style:paragraph-properties fo:text-align="center"/>
    </style:style>
    <style:style style:name="ce286" style:family="table-cell" style:parent-style-name="Default" style:data-style-name="N0">
      <style:table-cell-properties style:vertical-align="middle" fo:wrap-option="wrap" fo:background-color="#FFFFFF"/>
      <style:text-properties fo:color="#1F497D" style:font-name="Comic Sans MS" style:font-name-asian="Comic Sans MS" style:font-name-complex="Comic Sans MS" fo:font-style="italic" style:font-style-asian="italic" style:font-style-complex="italic" style:font-family-generic="script"/>
    </style:style>
    <style:style style:name="ce287" style:family="table-cell" style:parent-style-name="Default" style:data-style-name="N0">
      <style:table-cell-properties fo:border-top="none" fo:border-bottom="none" fo:border-left="none" fo:border-right="thin solid #632523" style:vertical-align="middle" fo:wrap-option="wrap"/>
      <style:text-properties fo:color="#1F497D" style:font-name="Comic Sans MS" style:font-name-asian="Comic Sans MS" style:font-name-complex="Comic Sans MS" fo:font-style="italic" style:font-style-asian="italic" style:font-style-complex="italic" style:font-family-generic="script"/>
    </style:style>
    <style:style style:name="ce288" style:family="table-cell" style:parent-style-name="Default" style:data-style-name="N8">
      <style:table-cell-properties fo:border-top="thin solid #00B050" fo:border-bottom="thin solid #00B050" fo:border-left="none" fo:border-right="none" style:vertical-align="automatic" fo:background-color="#D9D9D9" style:repeat-content="false"/>
      <style:paragraph-properties fo:text-align="start" fo:margin-left="0.353cm"/>
      <style:text-properties fo:font-size="10pt" style:font-size-asian="10pt" style:font-size-complex="10pt" fo:font-weight="bold" style:font-weight-asian="bold" style:font-weight-complex="bold"/>
    </style:style>
    <style:style style:name="ce289" style:family="table-cell" style:parent-style-name="Default" style:data-style-name="N0">
      <style:table-cell-properties style:vertical-align="middle" fo:background-color="#99FFCC" style:repeat-content="false"/>
      <style:paragraph-properties fo:text-align="center"/>
      <style:text-properties fo:color="#FFFFFF" fo:font-size="10pt" style:font-size-asian="10pt" style:font-size-complex="10pt" fo:font-weight="bold" style:font-weight-asian="bold" style:font-weight-complex="bold"/>
    </style:style>
    <style:style style:name="ce290" style:family="table-cell" style:parent-style-name="Default" style:data-style-name="N0">
      <style:table-cell-properties fo:border-top="none" fo:border-bottom="none" fo:border-left="thin solid #632523" fo:border-right="thin solid #00B050" style:vertical-align="middle" fo:background-color="#99FFCC" style:repeat-content="false"/>
      <style:paragraph-properties fo:text-align="center"/>
      <style:text-properties fo:color="#FFFFFF" fo:font-size="10pt" style:font-size-asian="10pt" style:font-size-complex="10pt" fo:font-weight="bold" style:font-weight-asian="bold" style:font-weight-complex="bold"/>
    </style:style>
    <style:style style:name="ce291" style:family="table-cell" style:parent-style-name="Default" style:data-style-name="N0">
      <style:table-cell-properties fo:border-top="none" fo:border-bottom="none" fo:border-left="thin solid #632523" fo:border-right="thin solid #00B050" style:vertical-align="middle" fo:background-color="#FFFFFF" style:repeat-content="false"/>
      <style:paragraph-properties fo:text-align="center"/>
      <style:text-properties fo:color="#FFFFFF" fo:font-size="10pt" style:font-size-asian="10pt" style:font-size-complex="10pt" fo:font-weight="bold" style:font-weight-asian="bold" style:font-weight-complex="bold"/>
    </style:style>
    <style:style style:name="ce292" style:family="table-cell" style:parent-style-name="Default" style:data-style-name="N0">
      <style:table-cell-properties fo:border-top="none" fo:border-bottom="thin solid #632523" fo:border-left="thin solid #632523" fo:border-right="none" style:vertical-align="automatic" fo:background-color="#FFFFFF"/>
      <style:text-properties fo:font-size="10pt" style:font-size-asian="10pt" style:font-size-complex="10pt" fo:font-weight="bold" style:font-weight-asian="bold" style:font-weight-complex="bold"/>
    </style:style>
    <style:style style:name="ce293"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294" style:family="table-cell" style:parent-style-name="Default" style:data-style-name="N0">
      <style:table-cell-properties style:vertical-align="automatic" fo:wrap-option="wrap" style:repeat-content="false"/>
      <style:paragraph-properties fo:text-align="center"/>
    </style:style>
    <style:style style:name="ce295" style:family="table-cell" style:parent-style-name="Default" style:data-style-name="N0">
      <style:table-cell-properties style:vertical-align="middle" fo:background-color="#FFFFFF" style:repeat-content="false"/>
      <style:paragraph-properties fo:text-align="center"/>
      <style:text-properties fo:color="#FFFFFF" fo:font-size="10pt" style:font-size-asian="10pt" style:font-size-complex="10pt" fo:font-weight="bold" style:font-weight-asian="bold" style:font-weight-complex="bold"/>
    </style:style>
    <style:style style:name="ce296" style:family="table-cell" style:parent-style-name="Default" style:data-style-name="N0">
      <style:table-cell-properties fo:border-top="thin solid #00B050" fo:border-bottom="thin solid #632523" fo:border-left="none" fo:border-right="none" style:vertical-align="automatic" fo:background-color="#FFFFFF" style:repeat-content="false"/>
      <style:paragraph-properties fo:text-align="end" fo:margin-right="0.353cm"/>
      <style:text-properties fo:font-size="10pt" style:font-size-asian="10pt" style:font-size-complex="10pt"/>
    </style:style>
    <style:style style:name="ce297" style:family="table-cell" style:parent-style-name="Default" style:data-style-name="N39">
      <style:table-cell-properties fo:border="thin solid #00B050"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298" style:family="table-cell" style:parent-style-name="Default" style:data-style-name="N0">
      <style:table-cell-properties fo:border-top="none" fo:border-bottom="thin solid #632523" fo:border-left="none" fo:border-right="none" style:vertical-align="automatic" fo:wrap-option="wrap"/>
    </style:style>
    <style:style style:name="ce299" style:family="table-cell" style:parent-style-name="Default" style:data-style-name="N0">
      <style:table-cell-properties style:vertical-align="top" fo:wrap-option="wrap"/>
      <style:text-properties fo:font-size="9pt" style:font-size-asian="9pt" style:font-size-complex="9pt" fo:font-weight="bold" style:font-weight-asian="bold" style:font-weight-complex="bold"/>
    </style:style>
    <style:style style:name="ce300"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301" style:family="table-cell" style:parent-style-name="Default" style:data-style-name="N0">
      <style:table-cell-properties style:vertical-align="automatic" fo:wrap-option="wrap"/>
    </style:style>
    <style:style style:name="ce302"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303"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304"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305" style:family="table-cell" style:parent-style-name="Default" style:data-style-name="N0">
      <style:table-cell-properties style:vertical-align="automatic" fo:wrap-option="wrap"/>
    </style:style>
    <style:style style:name="ce306"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307"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308"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309"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310" style:family="table-cell" style:parent-style-name="Default" style:data-style-name="N0">
      <style:table-cell-properties style:vertical-align="automatic" fo:wrap-option="wrap" style:repeat-content="false"/>
      <style:paragraph-properties fo:text-align="center"/>
    </style:style>
    <style:style style:name="ce311" style:family="table-cell" style:parent-style-name="Default" style:data-style-name="N0">
      <style:table-cell-properties fo:border-top="none" fo:border-bottom="none" fo:border-left="thin solid #00B050" fo:border-right="thin solid #632523" style:vertical-align="automatic" fo:wrap-option="wrap" fo:background-color="#99FFCC"/>
      <style:text-properties fo:color="#FF0000" style:font-name="Comic Sans MS" style:font-name-asian="Comic Sans MS" style:font-name-complex="Comic Sans MS" fo:font-size="10pt" style:font-size-asian="10pt" style:font-size-complex="10pt" style:font-family-generic="script"/>
    </style:style>
    <style:style style:name="ce312" style:family="table-cell" style:parent-style-name="Default" style:data-style-name="N0">
      <style:table-cell-properties fo:border-top="none" fo:border-bottom="none" fo:border-left="none" fo:border-right="thin solid #632523" style:vertical-align="automatic" fo:background-color="#FFFFFF"/>
      <style:text-properties fo:color="#FF0000" fo:font-size="10pt" style:font-size-asian="10pt" style:font-size-complex="10pt"/>
    </style:style>
    <style:style style:name="ce313" style:family="table-cell" style:parent-style-name="Default" style:data-style-name="N0">
      <style:table-cell-properties fo:border-top="none" fo:border-bottom="thin solid #632523" fo:border-left="none" fo:border-right="thin solid #632523" style:vertical-align="automatic" fo:background-color="#FFFFFF"/>
      <style:text-properties fo:color="#FF0000" fo:font-size="10pt" style:font-size-asian="10pt" style:font-size-complex="10pt"/>
    </style:style>
    <style:style style:name="ce314" style:family="table-cell" style:parent-style-name="Default" style:data-style-name="N0">
      <style:table-cell-properties fo:border-top="thin solid #632523" fo:border-bottom="none" fo:border-left="none" fo:border-right="thin solid #632523" style:vertical-align="automatic" fo:background-color="#99FFCC"/>
      <style:text-properties fo:color="#FF0000" fo:font-size="10pt" style:font-size-asian="10pt" style:font-size-complex="10pt"/>
    </style:style>
    <style:style style:name="ce315" style:family="table-cell" style:parent-style-name="Default" style:data-style-name="N0">
      <style:table-cell-properties fo:border-top="none" fo:border-bottom="none" fo:border-left="none" fo:border-right="thin solid #632523" style:vertical-align="automatic" fo:background-color="#99FFCC"/>
      <style:text-properties fo:color="#FF0000" fo:font-size="10pt" style:font-size-asian="10pt" style:font-size-complex="10pt"/>
    </style:style>
    <style:style style:name="ce316" style:family="table-cell" style:parent-style-name="Default" style:data-style-name="N0">
      <style:table-cell-properties fo:border-top="none" fo:border-bottom="thin solid #632523" fo:border-left="none" fo:border-right="thin solid #632523" style:vertical-align="automatic" fo:background-color="#99FFCC"/>
      <style:text-properties fo:color="#FF0000" fo:font-size="10pt" style:font-size-asian="10pt" style:font-size-complex="10pt"/>
    </style:style>
    <style:style style:name="ce317" style:family="table-cell" style:parent-style-name="Default" style:data-style-name="N0">
      <style:table-cell-properties style:vertical-align="automatic" fo:background-color="#FFFFFF"/>
      <style:text-properties fo:color="#FF0000" fo:font-size="10pt" style:font-size-asian="10pt" style:font-size-complex="10pt"/>
    </style:style>
    <style:style style:name="ce318" style:family="table-cell" style:parent-style-name="Default" style:data-style-name="N0">
      <style:table-cell-properties style:vertical-align="automatic" fo:wrap-option="wrap" style:repeat-content="false"/>
      <style:paragraph-properties fo:text-align="start" fo:margin-left="0cm"/>
      <style:text-properties fo:color="#FF0000" fo:font-size="9pt" style:font-size-asian="9pt" style:font-size-complex="9pt"/>
    </style:style>
    <style:style style:name="ce319" style:family="table-cell" style:parent-style-name="Default" style:data-style-name="N0">
      <style:table-cell-properties fo:border-top="thin solid #632523" fo:border-bottom="none" fo:border-left="none" fo:border-right="thin solid #632523" style:vertical-align="automatic" fo:background-color="#FFFFFF"/>
      <style:text-properties fo:color="#FF0000" fo:font-size="10pt" style:font-size-asian="10pt" style:font-size-complex="10pt"/>
    </style:style>
    <style:style style:name="ce320" style:family="table-cell" style:parent-style-name="Default" style:data-style-name="N0">
      <style:text-properties fo:font-size="9pt" style:font-size-asian="9pt" style:font-size-complex="9pt"/>
    </style:style>
    <style:style style:name="ce321" style:family="table-cell" style:parent-style-name="Default" style:data-style-name="N0">
      <style:table-cell-properties style:vertical-align="automatic" style:repeat-content="false"/>
      <style:paragraph-properties fo:text-align="start" fo:margin-left="0cm"/>
      <style:text-properties fo:font-size="9pt" style:font-size-asian="9pt" style:font-size-complex="9pt"/>
    </style:style>
    <style:style style:name="ce322" style:family="table-cell" style:parent-style-name="Default" style:data-style-name="N0">
      <style:table-cell-properties fo:border-top="none" fo:border-bottom="none" fo:border-left="thin solid #00B050" fo:border-right="none" fo:background-color="#99FFCC"/>
    </style:style>
    <style:style style:name="ce323" style:family="table-cell" style:parent-style-name="Default" style:data-style-name="N0">
      <style:table-cell-properties style:vertical-align="top"/>
    </style:style>
    <style:style style:name="ce324" style:family="table-cell" style:parent-style-name="Default" style:data-style-name="N0">
      <style:table-cell-properties style:vertical-align="top" style:repeat-content="false"/>
      <style:paragraph-properties fo:text-align="end" fo:margin-right="0cm"/>
      <style:text-properties fo:font-weight="bold" style:font-weight-asian="bold" style:font-weight-complex="bold"/>
    </style:style>
    <style:style style:name="ce325"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326"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327"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328" style:family="table-cell" style:parent-style-name="Default" style:data-style-name="N0">
      <style:table-cell-properties style:vertical-align="automatic" fo:wrap-option="wrap" style:repeat-content="false"/>
      <style:paragraph-properties fo:text-align="start" fo:margin-left="0cm"/>
    </style:style>
    <style:style style:name="ce329" style:family="table-cell" style:parent-style-name="Default" style:data-style-name="N0">
      <style:table-cell-properties style:vertical-align="automatic" fo:wrap-option="wrap" style:repeat-content="false"/>
      <style:paragraph-properties fo:text-align="center"/>
    </style:style>
    <style:style style:name="ce330"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331" style:family="table-cell" style:parent-style-name="Default" style:data-style-name="N0">
      <style:table-cell-properties style:vertical-align="automatic" fo:wrap-option="wrap"/>
    </style:style>
    <style:style style:name="ce332" style:family="table-cell" style:parent-style-name="Default" style:data-style-name="N0">
      <style:table-cell-properties style:vertical-align="automatic"/>
    </style:style>
    <style:style style:name="ce333"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334"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335"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336"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337"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338"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339"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340"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341" style:family="table-cell" style:parent-style-name="Default" style:data-style-name="N0">
      <style:table-cell-properties fo:border-top="none" fo:border-bottom="none" fo:border-left="thin solid #632523" fo:border-right="none" style:vertical-align="middle"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342" style:family="table-cell" style:parent-style-name="Default" style:data-style-name="N0">
      <style:table-cell-properties style:vertical-align="automatic" fo:background-color="#FFFFFF"/>
    </style:style>
    <style:style style:name="ce343"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344" style:family="table-cell" style:parent-style-name="Default" style:data-style-name="N0">
      <style:table-cell-properties style:vertical-align="automatic" fo:wrap-option="wrap" style:repeat-content="false"/>
      <style:paragraph-properties fo:text-align="start" fo:margin-left="0cm"/>
    </style:style>
    <style:style style:name="ce345" style:family="table-cell" style:parent-style-name="Default" style:data-style-name="N0">
      <style:table-cell-properties style:vertical-align="automatic" fo:wrap-option="wrap"/>
    </style:style>
    <style:style style:name="ce346"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347"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348"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349"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350"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351" style:family="table-cell" style:parent-style-name="Default" style:data-style-name="N8">
      <style:table-cell-properties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352" style:family="table-cell" style:parent-style-name="Default" style:data-style-name="N0">
      <style:table-cell-properties style:vertical-align="automatic" fo:wrap-option="wrap"/>
      <style:text-properties fo:font-size="9pt" style:font-size-asian="9pt" style:font-size-complex="9pt"/>
    </style:style>
    <style:style style:name="ce353" style:family="table-cell" style:parent-style-name="Default" style:data-style-name="N0">
      <style:table-cell-properties style:vertical-align="automatic" fo:wrap-option="wrap"/>
    </style:style>
    <style:style style:name="ce354" style:family="table-cell" style:parent-style-name="Default" style:data-style-name="N0">
      <style:table-cell-properties style:vertical-align="automatic"/>
    </style:style>
    <style:style style:name="ce355"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356"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357"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358"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359"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360" style:family="table-cell" style:parent-style-name="Default" style:data-style-name="N0">
      <style:table-cell-properties style:vertical-align="automatic" fo:wrap-option="wrap" style:repeat-content="false"/>
      <style:paragraph-properties fo:text-align="center"/>
    </style:style>
    <style:style style:name="ce361" style:family="table-cell" style:parent-style-name="Default" style:data-style-name="N0">
      <style:table-cell-properties fo:border-top="none" fo:border-bottom="thin solid #00B050" fo:border-left="none" fo:border-right="none" style:vertical-align="middle"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362"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363"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364"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365"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366" style:family="table-cell" style:parent-style-name="Default" style:data-style-name="N0">
      <style:table-cell-properties style:vertical-align="automatic"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367"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368"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369"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370"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371" style:family="table-cell" style:parent-style-name="Default" style:data-style-name="N0">
      <style:table-cell-properties style:vertical-align="automatic" fo:background-color="#FFFFFF"/>
      <style:text-properties fo:font-weight="bold" style:font-weight-asian="bold" style:font-weight-complex="bold"/>
    </style:style>
    <style:style style:name="ce372" style:family="table-cell" style:parent-style-name="Default" style:data-style-name="N0">
      <style:text-properties fo:color="#FF0000" fo:font-weight="bold" style:font-weight-asian="bold" style:font-weight-complex="bold"/>
    </style:style>
    <style:style style:name="ce373" style:family="table-cell" style:parent-style-name="Default" style:data-style-name="N0">
      <style:table-cell-properties fo:border-top="none" fo:border-bottom="none" fo:border-left="none" fo:border-right="thin solid #008000" style:vertical-align="automatic" fo:background-color="#FFFFFF"/>
      <style:text-properties fo:font-weight="bold" style:font-weight-asian="bold" style:font-weight-complex="bold"/>
    </style:style>
    <style:style style:name="ce374" style:family="table-cell" style:parent-style-name="Default" style:data-style-name="N0">
      <style:table-cell-properties fo:background-color="#99FFCC"/>
    </style:style>
    <style:style style:name="ce375" style:family="table-cell" style:parent-style-name="Default" style:data-style-name="N0">
      <style:table-cell-properties fo:border-top="thin solid #632523" fo:border-bottom="none" fo:border-left="none" fo:border-right="none" style:vertical-align="automatic" fo:background-color="#99FFCC"/>
      <style:text-properties fo:color="#FF0000" fo:font-size="10pt" style:font-size-asian="10pt" style:font-size-complex="10pt"/>
    </style:style>
    <style:style style:name="ce376" style:family="table-cell" style:parent-style-name="Default" style:data-style-name="N0">
      <style:table-cell-properties fo:border-top="none" fo:border-bottom="thin solid #632523" fo:border-left="none" fo:border-right="none" style:vertical-align="automatic" fo:background-color="#99FFCC"/>
      <style:text-properties fo:color="#FF0000" fo:font-size="10pt" style:font-size-asian="10pt" style:font-size-complex="10pt"/>
    </style:style>
    <style:style style:name="ce377" style:family="table-cell" style:parent-style-name="Default" style:data-style-name="N0">
      <style:table-cell-properties fo:border-top="none" fo:border-bottom="none" fo:border-left="thin solid #00B050" fo:border-right="none" fo:background-color="#99FFCC"/>
      <style:text-properties fo:font-weight="bold" style:font-weight-asian="bold" style:font-weight-complex="bold"/>
    </style:style>
    <style:style style:name="ce378" style:family="table-cell" style:parent-style-name="Default" style:data-style-name="N0">
      <style:table-cell-properties style:vertical-align="middle" fo:background-color="#99FFCC" style:repeat-content="false"/>
      <style:paragraph-properties fo:text-align="end" fo:margin-right="0cm"/>
      <style:text-properties fo:font-weight="bold" style:font-weight-asian="bold" style:font-weight-complex="bold"/>
    </style:style>
    <style:style style:name="ce379" style:family="table-cell" style:parent-style-name="Default" style:data-style-name="N0">
      <style:table-cell-properties style:vertical-align="middle" fo:background-color="#99FFCC"/>
    </style:style>
    <style:style style:name="ce380" style:family="table-cell" style:parent-style-name="Default" style:data-style-name="N0">
      <style:table-cell-properties fo:border-top="none" fo:border-bottom="thin solid #632523" fo:border-left="none" fo:border-right="none" style:vertical-align="automatic" fo:background-color="#FFFFFF"/>
      <style:text-properties fo:font-size="10pt" style:font-size-asian="10pt" style:font-size-complex="10pt"/>
    </style:style>
    <style:style style:name="ce381" style:family="table-cell" style:parent-style-name="Default" style:data-style-name="N0">
      <style:table-cell-properties style:vertical-align="middle" fo:background-color="#FFFFFF" style:repeat-content="false"/>
      <style:paragraph-properties fo:text-align="end" fo:margin-right="0cm"/>
      <style:text-properties fo:font-weight="bold" style:font-weight-asian="bold" style:font-weight-complex="bold"/>
    </style:style>
    <style:style style:name="ce382" style:family="table-cell" style:parent-style-name="Default" style:data-style-name="N0">
      <style:table-cell-properties style:vertical-align="middle" fo:background-color="#FFFFFF"/>
    </style:style>
    <style:style style:name="ce383"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384"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385"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386"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387" style:family="table-cell" style:parent-style-name="Default" style:data-style-name="N0">
      <style:table-cell-properties style:vertical-align="automatic" fo:wrap-option="wrap"/>
      <style:text-properties fo:font-size="9pt" style:font-size-asian="9pt" style:font-size-complex="9pt"/>
    </style:style>
    <style:style style:name="ce388" style:family="table-cell" style:parent-style-name="Default" style:data-style-name="N0">
      <style:table-cell-properties style:vertical-align="middle" fo:background-color="#99FFCC"/>
    </style:style>
    <style:style style:name="ce389" style:family="table-cell" style:parent-style-name="Default" style:data-style-name="N0">
      <style:table-cell-properties style:vertical-align="automatic"/>
    </style:style>
    <style:style style:name="ce390"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391"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392"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393"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394"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395"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396"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397"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398"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399"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400"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401"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402" style:family="table-cell" style:parent-style-name="Default" style:data-style-name="N0">
      <style:table-cell-properties style:vertical-align="automatic" style:repeat-content="false"/>
      <style:paragraph-properties fo:text-align="start" fo:margin-left="0cm"/>
    </style:style>
    <style:style style:name="ce403" style:family="table-cell" style:parent-style-name="Default" style:data-style-name="N0">
      <style:table-cell-properties style:vertical-align="middle" fo:background-color="#99FFCC"/>
    </style:style>
    <style:style style:name="ce404" style:family="table-cell" style:parent-style-name="Default" style:data-style-name="N0">
      <style:table-cell-properties style:vertical-align="middle" fo:background-color="#FFFFFF"/>
    </style:style>
    <style:style style:name="ce405" style:family="table-cell" style:parent-style-name="Default" style:data-style-name="N0">
      <style:table-cell-properties style:vertical-align="automatic" fo:background-color="#99FFCC"/>
      <style:text-properties fo:color="#FF0000" fo:font-size="10pt" style:font-size-asian="10pt" style:font-size-complex="10pt"/>
    </style:style>
    <style:style style:name="ce406" style:family="table-cell" style:parent-style-name="Default" style:data-style-name="N0">
      <style:table-cell-properties fo:border-top="none" fo:border-bottom="thin solid #00B050" fo:border-left="thin solid #00B050" fo:border-right="thin solid #00B050" style:vertical-align="middle" fo:background-color="#00B050" style:repeat-content="false"/>
      <style:paragraph-properties fo:text-align="center"/>
      <style:text-properties fo:color="#FFFFFF" fo:font-size="10pt" style:font-size-asian="10pt" style:font-size-complex="10pt" fo:font-weight="bold" style:font-weight-asian="bold" style:font-weight-complex="bold"/>
    </style:style>
    <style:style style:name="ce407" style:family="table-cell" style:parent-style-name="Default" style:data-style-name="N0">
      <style:table-cell-properties style:vertical-align="automatic"/>
      <style:text-properties fo:color="#FF0000" fo:font-weight="bold" style:font-weight-asian="bold" style:font-weight-complex="bold"/>
    </style:style>
    <style:style style:name="ce408" style:family="table-cell" style:parent-style-name="Default" style:data-style-name="N0">
      <style:table-cell-properties style:vertical-align="middle"/>
    </style:style>
    <style:style style:name="ce409" style:family="table-cell" style:parent-style-name="Default" style:data-style-name="N0">
      <style:table-cell-properties fo:border-top="none" fo:border-bottom="none" fo:border-left="none" fo:border-right="thin solid #008000" style:vertical-align="automatic" style:repeat-content="false"/>
      <style:paragraph-properties fo:text-align="start" fo:margin-left="0cm"/>
      <style:text-properties fo:font-weight="bold" style:font-weight-asian="bold" style:font-weight-complex="bold"/>
    </style:style>
    <style:style style:name="ce410" style:family="table-cell" style:parent-style-name="Default" style:data-style-name="N0">
      <style:table-cell-properties style:vertical-align="top" fo:wrap-option="wrap"/>
    </style:style>
    <style:style style:name="ce411" style:family="table-cell" style:parent-style-name="Default" style:data-style-name="N0">
      <style:table-cell-properties style:vertical-align="middle" fo:background-color="#99FFCC"/>
    </style:style>
    <style:style style:name="ce412" style:family="table-cell" style:parent-style-name="Default" style:data-style-name="N0">
      <style:table-cell-properties style:vertical-align="automatic"/>
      <style:text-properties fo:font-size="9pt" style:font-size-asian="9pt" style:font-size-complex="9pt" fo:font-weight="bold" style:font-weight-asian="bold" style:font-weight-complex="bold"/>
    </style:style>
    <style:style style:name="ce413" style:family="table-cell" style:parent-style-name="Default" style:data-style-name="N4">
      <style:text-properties fo:font-size="9pt" style:font-size-asian="9pt" style:font-size-complex="9pt" fo:font-weight="bold" style:font-weight-asian="bold" style:font-weight-complex="bold"/>
    </style:style>
    <style:style style:name="ce414" style:family="table-cell" style:parent-style-name="Default" style:data-style-name="N0">
      <style:table-cell-properties style:vertical-align="automatic" fo:wrap-option="wrap"/>
      <style:text-properties fo:font-size="9pt" style:font-size-asian="9pt" style:font-size-complex="9pt"/>
    </style:style>
    <style:style style:name="ce415" style:family="table-cell" style:parent-style-name="Default" style:data-style-name="N0">
      <style:table-cell-properties style:vertical-align="automatic" fo:wrap-option="wrap"/>
    </style:style>
    <style:style style:name="ce416" style:family="table-cell" style:parent-style-name="Default" style:data-style-name="N8">
      <style:table-cell-properties fo:border-top="thin solid #00B050" fo:border-bottom="thin solid #00B050" fo:border-left="none" fo:border-right="none"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417" style:family="table-cell" style:parent-style-name="Default" style:data-style-name="N8">
      <style:table-cell-properties fo:border-top="thin solid #00B050" fo:border-bottom="thin solid #00B050" fo:border-left="none" fo:border-right="thin solid #00B050" style:vertical-align="automatic" fo:background-color="#D9D9D9" style:repeat-content="false"/>
      <style:paragraph-properties fo:text-align="end" fo:margin-right="0.353cm"/>
    </style:style>
    <style:style style:name="ce418" style:family="table-cell" style:parent-style-name="Default" style:data-style-name="N0">
      <style:table-cell-properties fo:border-top="none" fo:border-bottom="none" fo:border-left="thin solid #632523" fo:border-right="none"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19" style:family="table-cell" style:parent-style-name="Default" style:data-style-name="N0">
      <style:table-cell-properties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20" style:family="table-cell" style:parent-style-name="Default" style:data-style-name="N0">
      <style:table-cell-properties fo:border-top="none" fo:border-bottom="none" fo:border-left="none" fo:border-right="thin solid #632523"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21" style:family="table-cell" style:parent-style-name="Default" style:data-style-name="N0">
      <style:table-cell-properties fo:border-top="none" fo:border-bottom="none" fo:border-left="thin solid #632523" fo:border-right="none" style:vertical-align="automatic"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22" style:family="table-cell" style:parent-style-name="Default" style:data-style-name="N0">
      <style:table-cell-properties style:vertical-align="automatic"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23" style:family="table-cell" style:parent-style-name="Default" style:data-style-name="N0">
      <style:table-cell-properties fo:border-top="none" fo:border-bottom="none" fo:border-left="none" fo:border-right="thin solid #632523" style:vertical-align="automatic"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24"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425"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style:style>
    <style:style style:name="ce426" style:family="table-cell" style:parent-style-name="Default" style:data-style-name="N0">
      <style:table-cell-properties fo:border-top="none" fo:border-bottom="none" fo:border-left="none" fo:border-right="thin solid #632523" style:vertical-align="automatic" fo:background-color="#FFFFFF" style:repeat-content="false"/>
      <style:paragraph-properties fo:text-align="end" fo:margin-right="0.353cm"/>
      <style:text-properties fo:font-size="10pt" style:font-size-asian="10pt" style:font-size-complex="10pt"/>
    </style:style>
    <style:style style:name="ce427"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style:style>
    <style:style style:name="ce428"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style:style>
    <style:style style:name="ce429" style:family="table-cell" style:parent-style-name="Default" style:data-style-name="N0">
      <style:table-cell-properties fo:border-top="none" fo:border-bottom="none" fo:border-left="none" fo:border-right="thin solid #632523" style:vertical-align="automatic" fo:background-color="#99FFCC" style:repeat-content="false"/>
      <style:paragraph-properties fo:text-align="end" fo:margin-right="0.353cm"/>
      <style:text-properties fo:font-size="10pt" style:font-size-asian="10pt" style:font-size-complex="10pt"/>
    </style:style>
    <style:style style:name="ce430" style:family="table-cell" style:parent-style-name="Default" style:data-style-name="N0">
      <style:table-cell-properties style:vertical-align="middle" fo:background-color="#99FFCC" style:repeat-content="false"/>
      <style:paragraph-properties fo:text-align="end" fo:margin-right="0cm"/>
    </style:style>
    <style:style style:name="ce431" style:family="table-cell" style:parent-style-name="Default" style:data-style-name="N0">
      <style:table-cell-properties style:vertical-align="middle" fo:background-color="#99FFCC"/>
    </style:style>
    <style:style style:name="ce432" style:family="table-cell" style:parent-style-name="Default" style:data-style-name="N0">
      <style:table-cell-properties style:vertical-align="middle" fo:background-color="#FFFFFF" style:repeat-content="false"/>
      <style:paragraph-properties fo:text-align="end" fo:margin-right="0cm"/>
    </style:style>
    <style:style style:name="ce433" style:family="table-cell" style:parent-style-name="Default" style:data-style-name="N0">
      <style:table-cell-properties style:vertical-align="middle" fo:background-color="#FFFFFF"/>
    </style:style>
    <style:style style:name="ce434" style:family="table-cell" style:parent-style-name="Default" style:data-style-name="N0">
      <style:table-cell-properties fo:border-top="none" fo:border-bottom="none" fo:border-left="thin solid #000000" fo:border-right="none" style:vertical-align="automatic"/>
      <style:text-properties fo:font-size="12pt" style:font-size-asian="12pt" style:font-size-complex="12pt" fo:font-weight="bold" style:font-weight-asian="bold" style:font-weight-complex="bold"/>
    </style:style>
    <style:style style:name="ce435"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436" style:family="table-cell" style:parent-style-name="Default" style:data-style-name="N0">
      <style:table-cell-properties style:vertical-align="automatic" style:repeat-content="false"/>
      <style:paragraph-properties fo:text-align="end" fo:margin-right="0cm"/>
      <style:text-properties fo:font-size="9pt" style:font-size-asian="9pt" style:font-size-complex="9pt" fo:font-weight="bold" style:font-weight-asian="bold" style:font-weight-complex="bold"/>
    </style:style>
    <style:style style:name="ce437" style:family="table-cell" style:parent-style-name="Default" style:data-style-name="N0">
      <style:table-cell-properties fo:border-top="thin solid #008000" fo:border-bottom="none" fo:border-left="thin solid #632523" fo:border-right="none" style:vertical-align="automatic" fo:background-color="#66FFCC"/>
      <style:text-properties fo:font-weight="bold" style:font-weight-asian="bold" style:font-weight-complex="bold"/>
    </style:style>
    <style:style style:name="ce438" style:family="table-cell" style:parent-style-name="Default" style:data-style-name="N0">
      <style:table-cell-properties fo:border-top="thin solid #008000" fo:border-bottom="none" fo:border-left="none" fo:border-right="none" style:vertical-align="automatic" fo:background-color="#66FFCC"/>
      <style:text-properties fo:font-weight="bold" style:font-weight-asian="bold" style:font-weight-complex="bold"/>
    </style:style>
    <style:style style:name="ce439" style:family="table-cell" style:parent-style-name="Default" style:data-style-name="N0">
      <style:table-cell-properties fo:border-top="thin solid #008000" fo:border-bottom="none" fo:border-left="none" fo:border-right="none" style:vertical-align="automatic"/>
      <style:text-properties fo:font-weight="bold" style:font-weight-asian="bold" style:font-weight-complex="bold"/>
    </style:style>
    <style:style style:name="ce440" style:family="table-cell" style:parent-style-name="Default" style:data-style-name="N0">
      <style:table-cell-properties fo:border-top="thin solid #008000" fo:border-bottom="none" fo:border-left="none" fo:border-right="thin solid #008000" style:vertical-align="automatic"/>
      <style:text-properties fo:font-weight="bold" style:font-weight-asian="bold" style:font-weight-complex="bold"/>
    </style:style>
    <style:style style:name="ce441" style:family="table-cell" style:parent-style-name="Default" style:data-style-name="N0">
      <style:table-cell-properties style:vertical-align="automatic" fo:wrap-option="wrap"/>
    </style:style>
    <style:style style:name="ce442"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443" style:family="table-cell" style:parent-style-name="Default" style:data-style-name="N0">
      <style:table-cell-properties style:vertical-align="automatic" fo:wrap-option="wrap" style:repeat-content="false"/>
      <style:paragraph-properties fo:text-align="start" fo:margin-left="0cm"/>
    </style:style>
    <style:style style:name="ce444" style:family="table-cell" style:parent-style-name="Default" style:data-style-name="N0">
      <style:table-cell-properties style:vertical-align="automatic" fo:wrap-option="wrap" style:repeat-content="false"/>
      <style:paragraph-properties fo:text-align="start" fo:margin-left="0cm"/>
      <style:text-properties fo:font-size="9pt" style:font-size-asian="9pt" style:font-size-complex="9pt" fo:font-weight="bold" style:font-weight-asian="bold" style:font-weight-complex="bold"/>
    </style:style>
    <style:style style:name="ce445" style:family="table-cell" style:parent-style-name="Default" style:data-style-name="N8">
      <style:table-cell-properties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446" style:family="table-cell" style:parent-style-name="Default" style:data-style-name="N8">
      <style:table-cell-properties style:vertical-align="automatic" fo:background-color="#FFFFFF" style:repeat-content="false"/>
      <style:paragraph-properties fo:text-align="end" fo:margin-right="0.353cm"/>
    </style:style>
    <style:style style:name="ce447" style:family="table-cell" style:parent-style-name="Default" style:data-style-name="N8">
      <style:table-cell-properties style:vertical-align="automatic"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448" style:family="table-cell" style:parent-style-name="Default" style:data-style-name="N8">
      <style:table-cell-properties style:vertical-align="automatic" fo:background-color="#99FFCC" style:repeat-content="false"/>
      <style:paragraph-properties fo:text-align="end" fo:margin-right="0.353cm"/>
    </style:style>
    <style:style style:name="ce449"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450" style:family="table-cell" style:parent-style-name="Default" style:data-style-name="N0">
      <style:table-cell-properties style:vertical-align="automatic"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451" style:family="table-cell" style:parent-style-name="Default" style:data-style-name="N0">
      <style:table-cell-properties fo:border-top="none" fo:border-bottom="none" fo:border-left="none" fo:border-right="thin solid #632523" style:vertical-align="automatic"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452"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453" style:family="table-cell" style:parent-style-name="Default" style:data-style-name="N0">
      <style:table-cell-properties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454" style:family="table-cell" style:parent-style-name="Default" style:data-style-name="N0">
      <style:table-cell-properties fo:border-top="none" fo:border-bottom="none" fo:border-left="none" fo:border-right="thin solid #632523"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455" style:family="table-cell" style:parent-style-name="Default" style:data-style-name="N0">
      <style:table-cell-properties fo:border-top="none" fo:border-bottom="none" fo:border-left="thin solid #632523" fo:border-right="none" style:vertical-align="automatic" fo:wrap-option="wrap" fo:background-color="#FFFFFF" style:repeat-content="false"/>
      <style:paragraph-properties fo:text-align="start" fo:margin-left="0cm"/>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56" style:family="table-cell" style:parent-style-name="Default" style:data-style-name="N0">
      <style:table-cell-properties style:vertical-align="automatic" fo:wrap-option="wrap" fo:background-color="#FFFFFF" style:repeat-content="false"/>
      <style:paragraph-properties fo:text-align="start" fo:margin-left="0cm"/>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57" style:family="table-cell" style:parent-style-name="Default" style:data-style-name="N0">
      <style:table-cell-properties fo:border-top="none" fo:border-bottom="none" fo:border-left="thin solid #632523" fo:border-right="none" style:vertical-align="automatic"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58" style:family="table-cell" style:parent-style-name="Default" style:data-style-name="N0">
      <style:table-cell-properties style:vertical-align="automatic"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59" style:family="table-cell" style:parent-style-name="Default" style:data-style-name="N0">
      <style:table-cell-properties fo:border-top="none" fo:border-bottom="none" fo:border-left="none" fo:border-right="thin solid #632523" style:vertical-align="automatic"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60" style:family="table-cell" style:parent-style-name="Default" style:data-style-name="N0">
      <style:table-cell-properties fo:border-top="none" fo:border-bottom="none" fo:border-left="thin solid #632523" fo:border-right="none" style:vertical-align="middle" fo:wrap-option="wrap" fo:background-color="#99FFCC" style:repeat-content="false"/>
      <style:paragraph-properties fo:text-align="end" fo:margin-right="0cm"/>
      <style:text-properties fo:font-size="10pt" style:font-size-asian="10pt" style:font-size-complex="10pt"/>
    </style:style>
    <style:style style:name="ce461" style:family="table-cell" style:parent-style-name="Default" style:data-style-name="N0">
      <style:table-cell-properties style:vertical-align="middle" fo:background-color="#99FFCC" style:repeat-content="false"/>
      <style:paragraph-properties fo:text-align="end" fo:margin-right="0cm"/>
      <style:text-properties fo:font-size="10pt" style:font-size-asian="10pt" style:font-size-complex="10pt"/>
    </style:style>
    <style:style style:name="ce462" style:family="table-cell" style:parent-style-name="Default" style:data-style-name="N0">
      <style:table-cell-properties fo:border-top="none" fo:border-bottom="none" fo:border-left="none" fo:border-right="thin solid #632523" style:vertical-align="middle" fo:background-color="#99FFCC" style:repeat-content="false"/>
      <style:paragraph-properties fo:text-align="end" fo:margin-right="0cm"/>
      <style:text-properties fo:font-size="10pt" style:font-size-asian="10pt" style:font-size-complex="10pt"/>
    </style:style>
    <style:style style:name="ce463" style:family="table-cell" style:parent-style-name="Default" style:data-style-name="N8">
      <style:table-cell-properties fo:border-top="thin solid #00B050" fo:border-bottom="thin solid #00B050" fo:border-left="none" fo:border-right="none" style:vertical-align="middle" fo:background-color="#D9D9D9" style:repeat-content="false"/>
      <style:paragraph-properties fo:text-align="end" fo:margin-right="0cm"/>
      <style:text-properties fo:font-size="10pt" style:font-size-asian="10pt" style:font-size-complex="10pt" fo:font-weight="bold" style:font-weight-asian="bold" style:font-weight-complex="bold"/>
    </style:style>
    <style:style style:name="ce464" style:family="table-cell" style:parent-style-name="Default" style:data-style-name="N8">
      <style:table-cell-properties fo:border-top="thin solid #00B050" fo:border-bottom="thin solid #00B050" fo:border-left="none" fo:border-right="thin solid #00B050" style:vertical-align="middle" fo:background-color="#D9D9D9" style:repeat-content="false"/>
      <style:paragraph-properties fo:text-align="end" fo:margin-right="0cm"/>
    </style:style>
    <style:style style:name="ce465" style:family="table-cell" style:parent-style-name="Default" style:data-style-name="N0">
      <style:table-cell-properties fo:border-top="none" fo:border-bottom="none" fo:border-left="thin solid #632523" fo:border-right="none" style:vertical-align="automatic" fo:wrap-option="wrap" fo:background-color="#99FFCC"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66" style:family="table-cell" style:parent-style-name="Default" style:data-style-name="N0">
      <style:table-cell-properties style:vertical-align="automatic" fo:wrap-option="wrap" fo:background-color="#99FFCC"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67" style:family="table-cell" style:parent-style-name="Default" style:data-style-name="N0">
      <style:table-cell-properties fo:border-top="none" fo:border-bottom="none" fo:border-left="none" fo:border-right="thin solid #632523" style:vertical-align="automatic" fo:wrap-option="wrap" fo:background-color="#99FFCC"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68" style:family="table-cell" style:parent-style-name="Default" style:data-style-name="N0">
      <style:table-cell-properties style:vertical-align="middle" style:repeat-content="false"/>
      <style:paragraph-properties fo:text-align="end" fo:margin-right="0cm"/>
    </style:style>
    <style:style style:name="ce469" style:family="table-cell" style:parent-style-name="Default" style:data-style-name="N0">
      <style:table-cell-properties style:vertical-align="middle"/>
    </style:style>
    <style:style style:name="ce470" style:family="table-cell" style:parent-style-name="Default" style:data-style-name="N0">
      <style:table-cell-properties fo:border-top="none" fo:border-bottom="none" fo:border-left="thin solid #632523" fo:border-right="none" style:vertical-align="automatic" fo:wrap-option="wrap" fo:background-color="#FFFFFF" style:repeat-content="false"/>
      <style:paragraph-properties fo:text-align="end" fo:margin-right="0.353cm"/>
      <style:text-properties fo:font-size="10pt" style:font-size-asian="10pt" style:font-size-complex="10pt"/>
    </style:style>
    <style:style style:name="ce471"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472" style:family="table-cell" style:parent-style-name="Default" style:data-style-name="N13">
      <style:table-cell-properties fo:border-top="none" fo:border-bottom="none" fo:border-left="thin solid #00B050" fo:border-right="none" fo:background-color="#99FFCC"/>
    </style:style>
    <style:style style:name="ce473" style:family="table-cell" style:parent-style-name="Default" style:data-style-name="N13">
      <style:table-cell-properties fo:background-color="#99FFCC"/>
    </style:style>
    <style:style style:name="ce474" style:family="table-cell" style:parent-style-name="Default" style:data-style-name="N8">
      <style:table-cell-properties style:vertical-align="automatic" fo:background-color="#99FFCC" style:repeat-content="false"/>
      <style:paragraph-properties fo:text-align="end" fo:margin-right="0.353cm"/>
      <style:text-properties fo:font-weight="bold" style:font-weight-asian="bold" style:font-weight-complex="bold"/>
    </style:style>
    <style:style style:name="ce475" style:family="table-cell" style:parent-style-name="Default" style:data-style-name="N0">
      <style:table-cell-properties fo:border-top="none" fo:border-bottom="none" fo:border-left="thin solid #000000" fo:border-right="none" style:vertical-align="automatic"/>
      <style:text-properties fo:color="#000000" fo:font-size="12pt" style:font-size-asian="12pt" style:font-size-complex="12pt" fo:font-weight="bold" style:font-weight-asian="bold" style:font-weight-complex="bold"/>
    </style:style>
    <style:style style:name="ce476" style:family="table-cell" style:parent-style-name="Default" style:data-style-name="N0">
      <style:table-cell-properties style:vertical-align="automatic"/>
      <style:text-properties fo:color="#000000" fo:font-size="12pt" style:font-size-asian="12pt" style:font-size-complex="12pt" fo:font-weight="bold" style:font-weight-asian="bold" style:font-weight-complex="bold"/>
    </style:style>
    <style:style style:name="ce477" style:family="table-cell" style:parent-style-name="Default" style:data-style-name="N0">
      <style:table-cell-properties fo:border-top="thin solid #008000" fo:border-bottom="none" fo:border-left="thin solid #632523" fo:border-right="none" style:vertical-align="automatic" fo:background-color="#FFFFFF"/>
      <style:text-properties fo:font-weight="bold" style:font-weight-asian="bold" style:font-weight-complex="bold"/>
    </style:style>
    <style:style style:name="ce478" style:family="table-cell" style:parent-style-name="Default" style:data-style-name="N0">
      <style:table-cell-properties fo:border-top="thin solid #008000" fo:border-bottom="none" fo:border-left="none" fo:border-right="none" style:vertical-align="automatic" fo:background-color="#FFFFFF"/>
      <style:text-properties fo:font-weight="bold" style:font-weight-asian="bold" style:font-weight-complex="bold"/>
    </style:style>
    <style:style style:name="ce479" style:family="table-cell" style:parent-style-name="Default" style:data-style-name="N0">
      <style:table-cell-properties fo:border-top="thin solid #008000" fo:border-bottom="none" fo:border-left="none" fo:border-right="thin solid #008000" style:vertical-align="automatic" fo:background-color="#FFFFFF"/>
      <style:text-properties fo:font-weight="bold" style:font-weight-asian="bold" style:font-weight-complex="bold"/>
    </style:style>
    <style:style style:name="ce480" style:family="table-cell" style:parent-style-name="Default" style:data-style-name="N37">
      <style:table-cell-properties fo:border-top="thin solid #00B050" fo:border-bottom="thin solid #00B050" fo:border-left="none" fo:border-right="none"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481" style:family="table-cell" style:parent-style-name="Default" style:data-style-name="N37">
      <style:table-cell-properties fo:border-top="thin solid #00B050" fo:border-bottom="thin solid #00B050" fo:border-left="none" fo:border-right="thin solid #00B050" style:vertical-align="automatic" fo:background-color="#D9D9D9" style:repeat-content="false"/>
      <style:paragraph-properties fo:text-align="end" fo:margin-right="0.353cm"/>
    </style:style>
    <style:style style:name="ce482"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483" style:family="table-cell" style:parent-style-name="Default" style:data-style-name="N0">
      <style:table-cell-properties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484"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cm"/>
      <style:text-properties fo:font-size="10pt" style:font-size-asian="10pt" style:font-size-complex="10pt" fo:font-weight="bold" style:font-weight-asian="bold" style:font-weight-complex="bold"/>
    </style:style>
    <style:style style:name="ce485" style:family="table-cell" style:parent-style-name="Default" style:data-style-name="N0">
      <style:table-cell-properties style:vertical-align="automatic" fo:background-color="#99FFCC" style:repeat-content="false"/>
      <style:paragraph-properties fo:text-align="end" fo:margin-right="0cm"/>
      <style:text-properties fo:font-size="10pt" style:font-size-asian="10pt" style:font-size-complex="10pt" fo:font-weight="bold" style:font-weight-asian="bold" style:font-weight-complex="bold"/>
    </style:style>
    <style:style style:name="ce486" style:family="table-cell" style:parent-style-name="Default" style:data-style-name="N0">
      <style:table-cell-properties fo:border-top="none" fo:border-bottom="none" fo:border-left="none" fo:border-right="thin solid #632523" style:vertical-align="automatic" fo:wrap-option="wrap" fo:background-color="#FFFFFF" style:repeat-content="false"/>
      <style:paragraph-properties fo:text-align="start" fo:margin-left="0cm"/>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87" style:family="table-cell" style:parent-style-name="Default" style:data-style-name="N0">
      <style:table-cell-properties style:vertical-align="middle" fo:wrap-option="wrap" style:repeat-content="false"/>
      <style:paragraph-properties fo:text-align="end" fo:margin-right="0cm"/>
      <style:text-properties fo:font-weight="bold" style:font-weight-asian="bold" style:font-weight-complex="bold"/>
    </style:style>
    <style:style style:name="ce488" style:family="table-cell" style:parent-style-name="Default" style:data-style-name="N0">
      <style:table-cell-properties style:vertical-align="automatic" style:repeat-content="false"/>
      <style:paragraph-properties fo:text-align="end" fo:margin-right="0.353cm"/>
    </style:style>
    <style:style style:name="ce489" style:family="table-cell" style:parent-style-name="Default" style:data-style-name="N0">
      <style:table-cell-properties fo:border-top="none" fo:border-bottom="none" fo:border-left="none" fo:border-right="thin solid #632523" style:vertical-align="automatic" style:repeat-content="false"/>
      <style:paragraph-properties fo:text-align="end" fo:margin-right="0.353cm"/>
    </style:style>
    <style:style style:name="ce490" style:family="table-cell" style:parent-style-name="Default" style:data-style-name="N0">
      <style:table-cell-properties style:vertical-align="automatic" style:repeat-content="false"/>
      <style:paragraph-properties fo:text-align="end" fo:margin-right="0.353cm"/>
      <style:text-properties fo:font-weight="bold" style:font-weight-asian="bold" style:font-weight-complex="bold"/>
    </style:style>
    <style:style style:name="ce491" style:family="table-cell" style:parent-style-name="Default" style:data-style-name="N0">
      <style:table-cell-properties fo:border-top="none" fo:border-bottom="none" fo:border-left="none" fo:border-right="thin solid #632523" style:vertical-align="automatic" style:repeat-content="false"/>
      <style:paragraph-properties fo:text-align="end" fo:margin-right="0.353cm"/>
      <style:text-properties fo:font-weight="bold" style:font-weight-asian="bold" style:font-weight-complex="bold"/>
    </style:style>
    <style:style style:name="ce492" style:family="table-cell" style:parent-style-name="Default" style:data-style-name="N0">
      <style:table-cell-properties style:vertical-align="automatic" style:repeat-content="false"/>
      <style:paragraph-properties fo:text-align="end" fo:margin-right="0.353cm"/>
    </style:style>
    <style:style style:name="ce493" style:family="table-cell" style:parent-style-name="Default" style:data-style-name="N0">
      <style:table-cell-properties fo:border-top="none" fo:border-bottom="none" fo:border-left="none" fo:border-right="thin solid #632523" style:vertical-align="automatic" style:repeat-content="false"/>
      <style:paragraph-properties fo:text-align="end" fo:margin-right="0.353cm"/>
    </style:style>
    <style:style style:name="ce494" style:family="table-cell" style:parent-style-name="Default" style:data-style-name="N0">
      <style:table-cell-properties style:vertical-align="automatic" fo:background-color="#99FFCC" style:repeat-content="false"/>
      <style:paragraph-properties fo:text-align="end" fo:margin-right="0.353cm"/>
      <style:text-properties fo:font-weight="bold" style:font-weight-asian="bold" style:font-weight-complex="bold"/>
    </style:style>
    <style:style style:name="ce495" style:family="table-cell" style:parent-style-name="Default" style:data-style-name="N0">
      <style:table-cell-properties fo:border-top="none" fo:border-bottom="none" fo:border-left="none" fo:border-right="thin solid #632523" style:vertical-align="automatic" fo:background-color="#99FFCC" style:repeat-content="false"/>
      <style:paragraph-properties fo:text-align="end" fo:margin-right="0.353cm"/>
      <style:text-properties fo:font-weight="bold" style:font-weight-asian="bold" style:font-weight-complex="bold"/>
    </style:style>
    <style:style style:name="ce496" style:family="table-cell" style:parent-style-name="Default" style:data-style-name="N8">
      <style:table-cell-properties style:vertical-align="automatic" fo:background-color="#99FFCC" style:repeat-content="false"/>
      <style:paragraph-properties fo:text-align="end" fo:margin-right="0.353cm"/>
    </style:style>
    <style:style style:name="ce497" style:family="table-cell" style:parent-style-name="Default" style:data-style-name="N0">
      <style:table-cell-properties style:vertical-align="top"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498" style:family="table-cell" style:parent-style-name="Default" style:data-style-name="N0">
      <style:table-cell-properties style:vertical-align="automatic" fo:wrap-option="wrap" fo:background-color="#99FFCC"/>
      <style:text-properties fo:color="#1F497D" style:font-name="Comic Sans MS" style:font-name-asian="Comic Sans MS" style:font-name-complex="Comic Sans MS" fo:font-style="italic" style:font-style-asian="italic" style:font-style-complex="italic" style:font-family-generic="script"/>
    </style:style>
    <style:style style:name="ce499" style:family="table-cell" style:parent-style-name="Default" style:data-style-name="N0">
      <style:table-cell-properties style:vertical-align="top" style:repeat-content="false"/>
      <style:paragraph-properties fo:text-align="end" fo:margin-right="0cm"/>
      <style:text-properties style:font-name="Verdana" style:font-name-asian="Verdana" style:font-name-complex="Verdana" fo:font-size="9pt" style:font-size-asian="9pt" style:font-size-complex="9pt" fo:font-weight="bold" style:font-weight-asian="bold" style:font-weight-complex="bold"/>
    </style:style>
    <style:style style:name="ce500" style:family="table-cell" style:parent-style-name="Default" style:data-style-name="N0">
      <style:table-cell-properties style:vertical-align="top" style:repeat-content="false"/>
      <style:paragraph-properties fo:text-align="end" fo:margin-right="0cm"/>
    </style:style>
    <style:style style:name="ce501" style:family="table-cell" style:parent-style-name="Default" style:data-style-name="N0">
      <style:table-cell-properties style:vertical-align="top" fo:wrap-option="wrap"/>
      <style:text-properties fo:color="#1F497D" style:font-name="Comic Sans MS" style:font-name-asian="Comic Sans MS" style:font-name-complex="Comic Sans MS" style:font-family-generic="script"/>
    </style:style>
    <style:style style:name="ce502" style:family="table-cell" style:parent-style-name="Default" style:data-style-name="N0">
      <style:table-cell-properties style:vertical-align="top" fo:wrap-option="wrap"/>
    </style:style>
    <style:style style:name="ce503" style:family="table-cell" style:parent-style-name="Default" style:data-style-name="N0">
      <style:table-cell-properties style:vertical-align="top"/>
      <style:text-properties fo:color="#1F497D" style:font-name="Comic Sans MS" style:font-name-asian="Comic Sans MS" style:font-name-complex="Comic Sans MS" style:font-family-generic="script"/>
    </style:style>
    <style:style style:name="ce504" style:family="table-cell" style:parent-style-name="Default" style:data-style-name="N0">
      <style:table-cell-properties style:vertical-align="top"/>
    </style:style>
    <style:style style:name="ce505" style:family="table-cell" style:parent-style-name="Default" style:data-style-name="N0">
      <style:table-cell-properties style:vertical-align="automatic" fo:background-color="#FFFFFF" style:repeat-content="false"/>
      <style:paragraph-properties fo:text-align="end" fo:margin-right="0.353cm"/>
    </style:style>
    <style:style style:name="ce506" style:family="table-cell" style:parent-style-name="Default" style:data-style-name="N0">
      <style:table-cell-properties fo:border-top="none" fo:border-bottom="none" fo:border-left="none" fo:border-right="thin solid #632523" style:vertical-align="automatic" fo:background-color="#FFFFFF" style:repeat-content="false"/>
      <style:paragraph-properties fo:text-align="end" fo:margin-right="0.353cm"/>
    </style:style>
    <style:style style:name="ce507" style:family="table-cell" style:parent-style-name="Default" style:data-style-name="N8">
      <style:table-cell-properties fo:border-top="thin solid #00B050" fo:border-bottom="thin solid #00B050" fo:border-left="none" fo:border-right="none" style:vertical-align="top" fo:wrap-option="wrap" fo:background-color="#D9D9D9" style:repeat-content="false"/>
      <style:paragraph-properties fo:text-align="start" fo:margin-left="0cm"/>
      <style:text-properties fo:font-size="10pt" style:font-size-asian="10pt" style:font-size-complex="10pt"/>
    </style:style>
    <style:style style:name="ce508" style:family="table-cell" style:parent-style-name="Default" style:data-style-name="N8">
      <style:table-cell-properties fo:border-top="thin solid #00B050" fo:border-bottom="thin solid #00B050" fo:border-left="none" fo:border-right="none" style:vertical-align="top" fo:wrap-option="wrap" fo:background-color="#D9D9D9" style:repeat-content="false"/>
      <style:paragraph-properties fo:text-align="start" fo:margin-left="0cm"/>
    </style:style>
    <style:style style:name="ce509" style:family="table-cell" style:parent-style-name="Default" style:data-style-name="N0">
      <style:table-cell-properties fo:border-top="thin solid #00B050" fo:border-bottom="thin solid #00B050" fo:border-left="none" fo:border-right="none" style:vertical-align="top" fo:wrap-option="wrap" style:repeat-content="false"/>
      <style:paragraph-properties fo:text-align="start" fo:margin-left="0cm"/>
    </style:style>
    <style:style style:name="ce510" style:family="table-cell" style:parent-style-name="Default" style:data-style-name="N0">
      <style:table-cell-properties fo:border-top="thin solid #00B050" fo:border-bottom="thin solid #00B050" fo:border-left="none" fo:border-right="thin solid #00B050" style:vertical-align="top" fo:wrap-option="wrap" style:repeat-content="false"/>
      <style:paragraph-properties fo:text-align="start" fo:margin-left="0cm"/>
    </style:style>
    <style:style style:name="ce511" style:family="table-cell" style:parent-style-name="Default" style:data-style-name="N0">
      <style:table-cell-properties fo:border-top="none" fo:border-bottom="thin solid #00B050" fo:border-left="none" fo:border-right="none"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12" style:family="table-cell" style:parent-style-name="Default" style:data-style-name="N0">
      <style:table-cell-properties fo:border-top="none" fo:border-bottom="thin solid #00B050" fo:border-left="none" fo:border-right="none" style:vertical-align="top"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13" style:family="table-cell" style:parent-style-name="Default" style:data-style-name="N0">
      <style:table-cell-properties style:vertical-align="automatic" fo:wrap-option="wrap" fo:background-color="#FFFFFF" style:repeat-content="false"/>
      <style:paragraph-properties fo:text-align="end" fo:margin-right="0.353cm"/>
      <style:text-properties fo:font-size="10pt" style:font-size-asian="10pt" style:font-size-complex="10pt"/>
    </style:style>
    <style:style style:name="ce514" style:family="table-cell" style:parent-style-name="Default" style:data-style-name="N0">
      <style:table-cell-properties style:vertical-align="automatic" fo:wrap-option="wrap" style:repeat-content="false"/>
      <style:paragraph-properties fo:text-align="end" fo:margin-right="0.353cm"/>
    </style:style>
    <style:style style:name="ce515" style:family="table-cell" style:parent-style-name="Default" style:data-style-name="N0">
      <style:table-cell-properties fo:border-top="none" fo:border-bottom="none" fo:border-left="none" fo:border-right="thin solid #632523" style:vertical-align="automatic" fo:wrap-option="wrap" style:repeat-content="false"/>
      <style:paragraph-properties fo:text-align="end" fo:margin-right="0.353cm"/>
    </style:style>
    <style:style style:name="ce516" style:family="table-cell" style:parent-style-name="Default" style:data-style-name="N37">
      <style:table-cell-properties fo:border-top="thin solid #00B050" fo:border-bottom="thin solid #00B050" fo:border-left="thin solid #00B050" fo:border-right="none" style:vertical-align="automatic" fo:background-color="#D9D9D9" style:repeat-content="false"/>
      <style:paragraph-properties fo:text-align="start" fo:margin-left="0.353cm"/>
      <style:text-properties fo:font-size="10pt" style:font-size-asian="10pt" style:font-size-complex="10pt" fo:font-weight="bold" style:font-weight-asian="bold" style:font-weight-complex="bold"/>
    </style:style>
    <style:style style:name="ce517" style:family="table-cell" style:parent-style-name="Default" style:data-style-name="N0">
      <style:table-cell-properties fo:border-top="thin solid #00B050" fo:border-bottom="thin solid #00B050" fo:border-left="none" fo:border-right="thin solid #00B050" style:vertical-align="automatic" fo:background-color="#D9D9D9" style:repeat-content="false"/>
      <style:paragraph-properties fo:text-align="start" fo:margin-left="0.353cm"/>
    </style:style>
    <style:style style:name="ce518" style:family="table-cell" style:parent-style-name="Default" style:data-style-name="N0">
      <style:table-cell-properties style:vertical-align="top" fo:wrap-option="wrap" fo:background-color="#99FFCC"/>
    </style:style>
    <style:style style:name="ce519" style:family="table-cell" style:parent-style-name="Default" style:data-style-name="N0">
      <style:table-cell-properties style:vertical-align="automatic" style:repeat-content="false"/>
      <style:paragraph-properties fo:text-align="start" fo:margin-left="0cm"/>
      <style:text-properties fo:color="#FF0000" fo:font-size="9pt" style:font-size-asian="9pt" style:font-size-complex="9pt" fo:font-weight="bold" style:font-weight-asian="bold" style:font-weight-complex="bold"/>
    </style:style>
    <style:style style:name="ce520" style:family="table-cell" style:parent-style-name="Default" style:data-style-name="N8">
      <style:table-cell-properties style:vertical-align="automatic" fo:background-color="#FFFFFF" style:repeat-content="false"/>
      <style:paragraph-properties fo:text-align="end" fo:margin-right="0.353cm"/>
    </style:style>
    <style:style style:name="ce521" style:family="table-cell" style:parent-style-name="Default" style:data-style-name="N0">
      <style:table-cell-properties style:vertical-align="automatic" fo:background-color="#FFFFFF" style:repeat-content="false"/>
      <style:paragraph-properties fo:text-align="end" fo:margin-right="0.353cm"/>
      <style:text-properties fo:font-weight="bold" style:font-weight-asian="bold" style:font-weight-complex="bold"/>
    </style:style>
    <style:style style:name="ce522" style:family="table-cell" style:parent-style-name="Default" style:data-style-name="N0">
      <style:table-cell-properties fo:border-top="none" fo:border-bottom="none" fo:border-left="none" fo:border-right="thin solid #632523" style:vertical-align="automatic" fo:background-color="#FFFFFF" style:repeat-content="false"/>
      <style:paragraph-properties fo:text-align="end" fo:margin-right="0.353cm"/>
      <style:text-properties fo:font-weight="bold" style:font-weight-asian="bold" style:font-weight-complex="bold"/>
    </style:style>
    <style:style style:name="ce523" style:family="table-cell" style:parent-style-name="Default" style:data-style-name="N8">
      <style:table-cell-properties style:vertical-align="middle" fo:background-color="#99FFCC" style:repeat-content="false"/>
      <style:paragraph-properties fo:text-align="end" fo:margin-right="0cm"/>
      <style:text-properties fo:font-size="10pt" style:font-size-asian="10pt" style:font-size-complex="10pt" fo:font-weight="bold" style:font-weight-asian="bold" style:font-weight-complex="bold"/>
    </style:style>
    <style:style style:name="ce524" style:family="table-cell" style:parent-style-name="Default" style:data-style-name="N8">
      <style:table-cell-properties style:vertical-align="middle" style:repeat-content="false"/>
      <style:paragraph-properties fo:text-align="end" fo:margin-right="0cm"/>
    </style:style>
    <style:style style:name="ce525" style:family="table-cell" style:parent-style-name="Default" style:data-style-name="N0">
      <style:table-cell-properties fo:border-top="none" fo:border-bottom="thin solid #00B050" fo:border-left="none" fo:border-right="none"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26"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start" fo:margin-left="0.353cm"/>
      <style:text-properties fo:color="#00863D" fo:font-size="10pt" style:font-size-asian="10pt" style:font-size-complex="10pt" fo:font-weight="bold" style:font-weight-asian="bold" style:font-weight-complex="bold"/>
    </style:style>
    <style:style style:name="ce527" style:family="table-cell" style:parent-style-name="Default" style:data-style-name="N0">
      <style:table-cell-properties style:vertical-align="automatic" fo:background-color="#99FFCC" style:repeat-content="false"/>
      <style:paragraph-properties fo:text-align="start" fo:margin-left="0.353cm"/>
      <style:text-properties fo:color="#00863D" fo:font-size="10pt" style:font-size-asian="10pt" style:font-size-complex="10pt" fo:font-weight="bold" style:font-weight-asian="bold" style:font-weight-complex="bold"/>
    </style:style>
    <style:style style:name="ce528" style:family="table-cell" style:parent-style-name="Default" style:data-style-name="N0">
      <style:table-cell-properties style:vertical-align="automatic" style:repeat-content="false"/>
      <style:paragraph-properties fo:text-align="start" fo:margin-left="0.353cm"/>
      <style:text-properties fo:color="#00863D" fo:font-weight="bold" style:font-weight-asian="bold" style:font-weight-complex="bold"/>
    </style:style>
    <style:style style:name="ce529" style:family="table-cell" style:parent-style-name="Default" style:data-style-name="N0">
      <style:table-cell-properties style:vertical-align="automatic" style:repeat-content="false"/>
      <style:paragraph-properties fo:text-align="start" fo:margin-left="0.353cm"/>
    </style:style>
    <style:style style:name="ce530"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353cm"/>
    </style:style>
    <style:style style:name="ce531"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start" fo:margin-left="1.412cm"/>
      <style:text-properties fo:color="#00863D" fo:font-size="10pt" style:font-size-asian="10pt" style:font-size-complex="10pt" fo:font-weight="bold" style:font-weight-asian="bold" style:font-weight-complex="bold"/>
    </style:style>
    <style:style style:name="ce532" style:family="table-cell" style:parent-style-name="Default" style:data-style-name="N0">
      <style:table-cell-properties style:vertical-align="automatic" fo:background-color="#99FFCC" style:repeat-content="false"/>
      <style:paragraph-properties fo:text-align="start" fo:margin-left="1.412cm"/>
      <style:text-properties fo:color="#00863D" fo:font-size="10pt" style:font-size-asian="10pt" style:font-size-complex="10pt" fo:font-weight="bold" style:font-weight-asian="bold" style:font-weight-complex="bold"/>
    </style:style>
    <style:style style:name="ce533" style:family="table-cell" style:parent-style-name="Default" style:data-style-name="N0">
      <style:table-cell-properties style:vertical-align="automatic" style:repeat-content="false"/>
      <style:paragraph-properties fo:text-align="start" fo:margin-left="1.412cm"/>
      <style:text-properties fo:color="#00863D" fo:font-weight="bold" style:font-weight-asian="bold" style:font-weight-complex="bold"/>
    </style:style>
    <style:style style:name="ce534" style:family="table-cell" style:parent-style-name="Default" style:data-style-name="N0">
      <style:table-cell-properties style:vertical-align="automatic" fo:wrap-option="wrap" style:repeat-content="false"/>
      <style:paragraph-properties fo:text-align="start" fo:margin-left="0cm"/>
    </style:style>
    <style:style style:name="ce535" style:family="table-cell" style:parent-style-name="Default" style:data-style-name="N8">
      <style:table-cell-properties style:vertical-align="automatic" style:repeat-content="false"/>
      <style:paragraph-properties fo:text-align="end" fo:margin-right="0.353cm"/>
    </style:style>
    <style:style style:name="ce536" style:family="table-cell" style:parent-style-name="Default" style:data-style-name="N0">
      <style:table-cell-properties style:vertical-align="automatic" fo:wrap-option="wrap"/>
    </style:style>
    <style:style style:name="ce537" style:family="table-cell" style:parent-style-name="Default" style:data-style-name="N0">
      <style:table-cell-properties style:vertical-align="automatic" fo:wrap-option="wrap"/>
      <style:text-properties fo:font-size="9pt" style:font-size-asian="9pt" style:font-size-complex="9pt" fo:font-weight="bold" style:font-weight-asian="bold" style:font-weight-complex="bold"/>
    </style:style>
    <style:style style:name="ce538" style:family="table-cell" style:parent-style-name="Default" style:data-style-name="N0">
      <style:table-cell-properties fo:border-top="none" fo:border-bottom="none" fo:border-left="thin solid #632523" fo:border-right="none" style:vertical-align="automatic" fo:wrap-option="wrap" fo:background-color="#99FFCC" style:repeat-content="false"/>
      <style:paragraph-properties fo:text-align="end" fo:margin-right="0.353cm"/>
      <style:text-properties fo:font-size="10pt" style:font-size-asian="10pt" style:font-size-complex="10pt"/>
    </style:style>
    <style:style style:name="ce539" style:family="table-cell" style:parent-style-name="Default" style:data-style-name="N0">
      <style:table-cell-properties style:vertical-align="automatic" fo:wrap-option="wrap" fo:background-color="#99FFCC" style:repeat-content="false"/>
      <style:paragraph-properties fo:text-align="end" fo:margin-right="0.353cm"/>
      <style:text-properties fo:font-size="10pt" style:font-size-asian="10pt" style:font-size-complex="10pt"/>
    </style:style>
    <style:style style:name="ce540" style:family="table-cell" style:parent-style-name="Default" style:data-style-name="N0">
      <style:table-cell-properties fo:border-top="thin solid #00B050" fo:border-bottom="thin solid #00B050" fo:border-left="none" fo:border-right="none" style:vertical-align="automatic" fo:background-color="#D9D9D9" style:repeat-content="false"/>
      <style:paragraph-properties fo:text-align="start" fo:margin-left="0.353cm"/>
    </style:style>
    <style:style style:name="ce541" style:family="table-cell" style:parent-style-name="Default" style:data-style-name="N0">
      <style:table-cell-properties fo:border-top="thin solid #00B050" fo:border-bottom="thin solid #00B050" fo:border-left="none" fo:border-right="none" style:vertical-align="automatic" style:repeat-content="false"/>
      <style:paragraph-properties fo:text-align="start" fo:margin-left="0.353cm"/>
    </style:style>
    <style:style style:name="ce542" style:family="table-cell" style:parent-style-name="Default" style:data-style-name="N0">
      <style:table-cell-properties fo:border-top="thin solid #00B050" fo:border-bottom="thin solid #00B050" fo:border-left="none" fo:border-right="thin solid #00B050" style:vertical-align="automatic" style:repeat-content="false"/>
      <style:paragraph-properties fo:text-align="start" fo:margin-left="0.353cm"/>
    </style:style>
    <style:style style:name="ce543" style:family="table-cell" style:parent-style-name="Default" style:data-style-name="N0">
      <style:table-cell-properties fo:border-top="none" fo:border-bottom="thin solid #632523" fo:border-left="none" fo:border-right="none" style:vertical-align="automatic" fo:wrap-option="wrap"/>
      <style:text-properties fo:font-size="9pt" style:font-size-asian="9pt" style:font-size-complex="9pt" fo:font-weight="bold" style:font-weight-asian="bold" style:font-weight-complex="bold"/>
    </style:style>
    <style:style style:name="ce544" style:family="table-cell" style:parent-style-name="Default" style:data-style-name="N0">
      <style:table-cell-properties fo:border-top="none" fo:border-bottom="thin solid #632523" fo:border-left="none" fo:border-right="none" style:vertical-align="automatic" fo:wrap-option="wrap"/>
    </style:style>
    <style:style style:name="ce545" style:family="table-cell" style:parent-style-name="Default" style:data-style-name="N0">
      <style:table-cell-properties style:vertical-align="automatic" fo:wrap-option="wrap"/>
      <style:text-properties fo:font-weight="bold" style:font-weight-asian="bold" style:font-weight-complex="bold"/>
    </style:style>
    <style:style style:name="ce546" style:family="table-cell" style:parent-style-name="Default" style:data-style-name="N0">
      <style:table-cell-properties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47" style:family="table-cell" style:parent-style-name="Default" style:data-style-name="N0">
      <style:table-cell-properties fo:border-top="thin solid #00B050" fo:border-bottom="thin solid #00B050" fo:border-left="none" fo:border-right="none" style:vertical-align="middle" fo:background-color="#D9D9D9" style:repeat-content="false"/>
      <style:paragraph-properties fo:text-align="start" fo:margin-left="0cm"/>
      <style:text-properties fo:font-size="10pt" style:font-size-asian="10pt" style:font-size-complex="10pt"/>
    </style:style>
    <style:style style:name="ce548" style:family="table-cell" style:parent-style-name="Default" style:data-style-name="N0">
      <style:table-cell-properties fo:border-top="thin solid #00B050" fo:border-bottom="thin solid #00B050" fo:border-left="none" fo:border-right="none" style:vertical-align="middle" style:repeat-content="false"/>
      <style:paragraph-properties fo:text-align="start" fo:margin-left="0cm"/>
    </style:style>
    <style:style style:name="ce549" style:family="table-cell" style:parent-style-name="Default" style:data-style-name="N0">
      <style:table-cell-properties fo:border-top="thin solid #00B050" fo:border-bottom="thin solid #00B050" fo:border-left="none" fo:border-right="thin solid #00B050" style:vertical-align="middle" style:repeat-content="false"/>
      <style:paragraph-properties fo:text-align="start" fo:margin-left="0cm"/>
    </style:style>
    <style:style style:name="ce550" style:family="table-cell" style:parent-style-name="Default" style:data-style-name="N0">
      <style:table-cell-properties style:vertical-align="automatic"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51" style:family="table-cell" style:parent-style-name="Default" style:data-style-name="N0">
      <style:table-cell-properties style:vertical-align="automatic"/>
      <style:text-properties fo:color="#1F497D" style:font-name="Comic Sans MS" style:font-name-asian="Comic Sans MS" style:font-name-complex="Comic Sans MS" fo:font-style="italic" style:font-style-asian="italic" style:font-style-complex="italic" style:font-family-generic="script"/>
    </style:style>
    <style:style style:name="ce552" style:family="table-cell" style:parent-style-name="Default" style:data-style-name="N0">
      <style:table-cell-properties fo:border-top="none" fo:border-bottom="none" fo:border-left="none" fo:border-right="thin solid #632523" style:vertical-align="automatic"/>
      <style:text-properties fo:color="#1F497D" style:font-name="Comic Sans MS" style:font-name-asian="Comic Sans MS" style:font-name-complex="Comic Sans MS" fo:font-style="italic" style:font-style-asian="italic" style:font-style-complex="italic" style:font-family-generic="script"/>
    </style:style>
    <style:style style:name="ce553" style:family="table-cell" style:parent-style-name="Default" style:data-style-name="N0">
      <style:table-cell-properties style:vertical-align="automatic"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54" style:family="table-cell" style:parent-style-name="Default" style:data-style-name="N0">
      <style:table-cell-properties fo:border-top="none" fo:border-bottom="none" fo:border-left="thin solid #00B050" fo:border-right="none" style:vertical-align="top"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55" style:family="table-cell" style:parent-style-name="Default" style:data-style-name="N0">
      <style:table-cell-properties style:vertical-align="automatic" fo:wrap-option="wrap"/>
      <style:text-properties fo:color="#1F497D" style:font-name="Comic Sans MS" style:font-name-asian="Comic Sans MS" style:font-name-complex="Comic Sans MS" fo:font-style="italic" style:font-style-asian="italic" style:font-style-complex="italic" style:font-family-generic="script"/>
    </style:style>
    <style:style style:name="ce556" style:family="table-cell" style:parent-style-name="Default" style:data-style-name="N0">
      <style:table-cell-properties style:vertical-align="automatic"/>
    </style:style>
    <style:style style:name="ce557" style:family="table-cell" style:parent-style-name="Default" style:data-style-name="N8">
      <style:table-cell-properties fo:border-top="thin solid #00B050" fo:border-bottom="thin solid #00B050" fo:border-left="none" fo:border-right="none" style:vertical-align="automatic" fo:background-color="#D9D9D9" style:repeat-content="false"/>
      <style:paragraph-properties fo:text-align="end" fo:margin-right="0.353cm"/>
    </style:style>
    <style:style style:name="ce558" style:family="table-cell" style:parent-style-name="Default" style:data-style-name="N0">
      <style:table-cell-properties fo:border-top="thin solid #00B050" fo:border-bottom="thin solid #00B050" fo:border-left="none" fo:border-right="none" style:vertical-align="automatic" style:repeat-content="false"/>
      <style:paragraph-properties fo:text-align="end" fo:margin-right="0.353cm"/>
    </style:style>
    <style:style style:name="ce559" style:family="table-cell" style:parent-style-name="Default" style:data-style-name="N0">
      <style:table-cell-properties fo:border-top="thin solid #00B050" fo:border-bottom="thin solid #00B050" fo:border-left="none" fo:border-right="thin solid #00B050" style:vertical-align="automatic" style:repeat-content="false"/>
      <style:paragraph-properties fo:text-align="end" fo:margin-right="0.353cm"/>
    </style:style>
    <style:style style:name="ce560" style:family="table-cell" style:parent-style-name="Default" style:data-style-name="N0">
      <style:table-cell-properties fo:border-top="none" fo:border-bottom="none" fo:border-left="thin solid #632523" fo:border-right="none" style:vertical-align="middle"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61" style:family="table-cell" style:parent-style-name="Default" style:data-style-name="N0">
      <style:table-cell-properties fo:border-top="none" fo:border-bottom="none" fo:border-left="none" fo:border-right="thin solid #632523" style:vertical-align="automatic"/>
    </style:style>
    <style:style style:name="ce562" style:family="table-cell" style:parent-style-name="Default" style:data-style-name="N8">
      <style:table-cell-properties style:vertical-align="automatic" fo:wrap-option="wrap" fo:background-color="#99FFCC"/>
      <style:text-properties fo:color="#000000" fo:font-size="10pt" style:font-size-asian="10pt" style:font-size-complex="10pt"/>
    </style:style>
    <style:style style:name="ce563" style:family="table-cell" style:parent-style-name="Default" style:data-style-name="N8">
      <style:table-cell-properties style:vertical-align="middle" fo:background-color="#FFFFFF" style:repeat-content="false"/>
      <style:paragraph-properties fo:text-align="end" fo:margin-right="0cm"/>
      <style:text-properties fo:font-size="10pt" style:font-size-asian="10pt" style:font-size-complex="10pt"/>
    </style:style>
    <style:style style:name="ce564" style:family="table-cell" style:parent-style-name="Default" style:data-style-name="N0">
      <style:table-cell-properties fo:border-top="none" fo:border-bottom="thin solid #632523" fo:border-left="none" fo:border-right="none" style:vertical-align="automatic"/>
    </style:style>
    <style:style style:name="ce565" style:family="table-cell" style:parent-style-name="Default" style:data-style-name="N0">
      <style:table-cell-properties style:vertical-align="automatic" fo:wrap-option="wrap" style:repeat-content="false"/>
      <style:paragraph-properties fo:text-align="end" fo:margin-right="0.353cm"/>
      <style:text-properties fo:font-weight="bold" style:font-weight-asian="bold" style:font-weight-complex="bold"/>
    </style:style>
    <style:style style:name="ce566" style:family="table-cell" style:parent-style-name="Default" style:data-style-name="N0">
      <style:table-cell-properties style:vertical-align="automatic" fo:wrap-option="wrap" style:repeat-content="false"/>
      <style:paragraph-properties fo:text-align="end" fo:margin-right="0.353cm"/>
    </style:style>
    <style:style style:name="ce567" style:family="table-cell" style:parent-style-name="Default" style:data-style-name="N8">
      <style:table-cell-properties fo:border-top="thin solid #00B050" fo:border-bottom="thin solid #00B050" fo:border-left="none" fo:border-right="thin solid #00B050"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568" style:family="table-cell" style:parent-style-name="Default" style:data-style-name="N0">
      <style:table-cell-properties fo:border-top="none" fo:border-bottom="none" fo:border-left="thin solid #632523" fo:border-right="none" style:vertical-align="middle" fo:wrap-option="wrap" fo:background-color="#99FFCC"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69" style:family="table-cell" style:parent-style-name="Default" style:data-style-name="N0">
      <style:table-cell-properties fo:border-top="none" fo:border-bottom="none" fo:border-left="thin solid #632523" fo:border-right="none" style:vertical-align="automatic" fo:wrap-option="wrap"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570" style:family="table-cell" style:parent-style-name="Default" style:data-style-name="N0">
      <style:table-cell-properties style:vertical-align="automatic" fo:wrap-option="wrap"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571" style:family="table-cell" style:parent-style-name="Default" style:data-style-name="N0">
      <style:table-cell-properties style:vertical-align="automatic" fo:wrap-option="wrap" style:repeat-content="false"/>
      <style:paragraph-properties fo:text-align="end" fo:margin-right="0.353cm"/>
      <style:text-properties fo:font-weight="bold" style:font-weight-asian="bold" style:font-weight-complex="bold"/>
    </style:style>
    <style:style style:name="ce572" style:family="table-cell" style:parent-style-name="Default" style:data-style-name="N0">
      <style:table-cell-properties fo:border-top="none" fo:border-bottom="none" fo:border-left="none" fo:border-right="thin solid #632523" style:vertical-align="automatic" fo:wrap-option="wrap" style:repeat-content="false"/>
      <style:paragraph-properties fo:text-align="end" fo:margin-right="0.353cm"/>
      <style:text-properties fo:font-weight="bold" style:font-weight-asian="bold" style:font-weight-complex="bold"/>
    </style:style>
    <style:style style:name="ce573" style:family="table-cell" style:parent-style-name="Default" style:data-style-name="N0">
      <style:table-cell-properties fo:border-top="none" fo:border-bottom="thin solid #00B050" fo:border-left="none" fo:border-right="none" style:vertical-align="middle"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574" style:family="table-cell" style:parent-style-name="Default" style:data-style-name="N8">
      <style:table-cell-properties style:vertical-align="automatic" fo:wrap-option="wrap" fo:background-color="#99FFCC" style:repeat-content="false"/>
      <style:paragraph-properties fo:text-align="end" fo:margin-right="0.353cm"/>
      <style:text-properties fo:color="#000000" fo:font-size="10pt" style:font-size-asian="10pt" style:font-size-complex="10pt" fo:font-weight="bold" style:font-weight-asian="bold" style:font-weight-complex="bold"/>
    </style:style>
    <style:style style:name="ce575" style:family="table-cell" style:parent-style-name="Default" style:data-style-name="N8">
      <style:table-cell-properties style:vertical-align="automatic" fo:wrap-option="wrap" style:repeat-content="false"/>
      <style:paragraph-properties fo:text-align="end" fo:margin-right="0.353cm"/>
      <style:text-properties fo:font-weight="bold" style:font-weight-asian="bold" style:font-weight-complex="bold"/>
    </style:style>
    <style:style style:name="ce576" style:family="table-cell" style:parent-style-name="Default" style:data-style-name="N0">
      <style:table-cell-properties style:vertical-align="automatic" fo:wrap-option="wrap"/>
      <style:text-properties fo:color="#1F497D" style:font-name="Comic Sans MS" style:font-name-asian="Comic Sans MS" style:font-name-complex="Comic Sans MS" fo:font-style="italic" style:font-style-asian="italic" style:font-style-complex="italic" style:font-family-generic="script"/>
    </style:style>
    <style:style style:name="ce577" style:family="table-cell" style:parent-style-name="Default" style:data-style-name="N0">
      <style:table-cell-properties style:vertical-align="automatic" fo:wrap-option="wrap" fo:background-color="#99FFCC"/>
      <style:text-properties fo:color="#1F497D" style:font-name="Comic Sans MS" style:font-name-asian="Comic Sans MS" style:font-name-complex="Comic Sans MS" fo:font-style="italic" style:font-style-asian="italic" style:font-style-complex="italic" style:font-family-generic="script"/>
    </style:style>
    <style:style style:name="ce578" style:family="table-cell" style:parent-style-name="Default" style:data-style-name="N8">
      <style:table-cell-properties fo:border-top="thin solid #00B050" fo:border-bottom="thin solid #00B050" fo:border-left="none" fo:border-right="none" style:vertical-align="middle" fo:wrap-option="wrap" fo:background-color="#D9D9D9" style:repeat-content="false"/>
      <style:paragraph-properties fo:text-align="center"/>
      <style:text-properties fo:font-size="10pt" style:font-size-asian="10pt" style:font-size-complex="10pt" fo:font-weight="bold" style:font-weight-asian="bold" style:font-weight-complex="bold"/>
    </style:style>
    <style:style style:name="ce579" style:family="table-cell" style:parent-style-name="Default" style:data-style-name="N8">
      <style:table-cell-properties fo:border-top="thin solid #00B050" fo:border-bottom="thin solid #00B050" fo:border-left="none" fo:border-right="none" style:vertical-align="middle" fo:wrap-option="wrap" fo:background-color="#D9D9D9" style:repeat-content="false"/>
      <style:paragraph-properties fo:text-align="center"/>
    </style:style>
    <style:style style:name="ce580" style:family="table-cell" style:parent-style-name="Default" style:data-style-name="N0">
      <style:table-cell-properties fo:border-top="thin solid #00B050" fo:border-bottom="thin solid #00B050" fo:border-left="none" fo:border-right="none" style:vertical-align="middle" fo:wrap-option="wrap" style:repeat-content="false"/>
      <style:paragraph-properties fo:text-align="center"/>
    </style:style>
    <style:style style:name="ce581" style:family="table-cell" style:parent-style-name="Default" style:data-style-name="N0">
      <style:table-cell-properties fo:border-top="thin solid #00B050" fo:border-bottom="thin solid #00B050" fo:border-left="none" fo:border-right="thin solid #00B050" style:vertical-align="middle" fo:wrap-option="wrap" style:repeat-content="false"/>
      <style:paragraph-properties fo:text-align="center"/>
    </style:style>
    <style:style style:name="ce582" style:family="table-cell" style:parent-style-name="Default" style:data-style-name="N0">
      <style:table-cell-properties fo:border-top="none" fo:border-bottom="thin solid #00B050" fo:border-left="none" fo:border-right="none" style:vertical-align="automatic" fo:wrap-option="wrap" fo:background-color="#FFFFFF"/>
    </style:style>
    <style:style style:name="ce583" style:family="table-cell" style:parent-style-name="Default" style:data-style-name="N8">
      <style:table-cell-properties fo:border-top="thin solid #00B050" fo:border-bottom="thin solid #00B050" fo:border-left="none" fo:border-right="none" style:vertical-align="middle"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584" style:family="table-cell" style:parent-style-name="Default" style:data-style-name="N8">
      <style:table-cell-properties fo:border-top="thin solid #00B050" fo:border-bottom="thin solid #00B050" fo:border-left="none" fo:border-right="thin solid #00B050" style:vertical-align="middle"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585" style:family="table-cell" style:parent-style-name="Default" style:data-style-name="N0">
      <style:table-cell-properties fo:border-top="none" fo:border-bottom="thin solid #00B050" fo:border-left="none" fo:border-right="none" style:vertical-align="top" fo:wrap-option="wrap"/>
    </style:style>
    <style:style style:name="ce586" style:family="table-cell" style:parent-style-name="Default" style:data-style-name="N8">
      <style:table-cell-properties style:vertical-align="middle"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587" style:family="table-cell" style:parent-style-name="Default" style:data-style-name="N8">
      <style:table-cell-properties style:vertical-align="middle" fo:background-color="#FFFFFF" style:repeat-content="false"/>
      <style:paragraph-properties fo:text-align="end" fo:margin-right="0cm"/>
    </style:style>
    <style:style style:name="ce588" style:family="table-cell" style:parent-style-name="Default" style:data-style-name="N38">
      <style:table-cell-properties fo:border-top="thin solid #00B050" fo:border-bottom="thin solid #00B050" fo:border-left="none" fo:border-right="none"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589"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start" fo:margin-left="0.353cm"/>
      <style:text-properties fo:color="#00863D" fo:font-size="10pt" style:font-size-asian="10pt" style:font-size-complex="10pt" fo:font-weight="bold" style:font-weight-asian="bold" style:font-weight-complex="bold"/>
    </style:style>
    <style:style style:name="ce590" style:family="table-cell" style:parent-style-name="Default" style:data-style-name="N0">
      <style:table-cell-properties style:vertical-align="automatic" fo:background-color="#FFFFFF" style:repeat-content="false"/>
      <style:paragraph-properties fo:text-align="start" fo:margin-left="0.353cm"/>
      <style:text-properties fo:color="#00863D" fo:font-size="10pt" style:font-size-asian="10pt" style:font-size-complex="10pt" fo:font-weight="bold" style:font-weight-asian="bold" style:font-weight-complex="bold"/>
    </style:style>
    <style:style style:name="ce591" style:family="table-cell" style:parent-style-name="Default" style:data-style-name="N0">
      <style:table-cell-properties style:vertical-align="automatic" fo:background-color="#FFFFFF" style:repeat-content="false"/>
      <style:paragraph-properties fo:text-align="start" fo:margin-left="0.353cm"/>
      <style:text-properties fo:color="#00863D" fo:font-weight="bold" style:font-weight-asian="bold" style:font-weight-complex="bold"/>
    </style:style>
    <style:style style:name="ce592" style:family="table-cell" style:parent-style-name="Default" style:data-style-name="N0">
      <style:table-cell-properties fo:border-top="none" fo:border-bottom="none" fo:border-left="thin solid #632523" fo:border-right="none" style:vertical-align="automatic" fo:wrap-option="wrap"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593" style:family="table-cell" style:parent-style-name="Default" style:data-style-name="N0">
      <style:table-cell-properties style:vertical-align="automatic" fo:wrap-option="wrap"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594" style:family="table-cell" style:parent-style-name="Default" style:data-style-name="N8">
      <style:table-cell-properties style:vertical-align="middle"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595" style:family="table-cell" style:parent-style-name="Default" style:data-style-name="N8">
      <style:table-cell-properties style:vertical-align="middle" style:repeat-content="false"/>
      <style:paragraph-properties fo:text-align="end" fo:margin-right="0.353cm"/>
    </style:style>
    <style:style style:name="ce596"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start" fo:margin-left="0.353cm"/>
      <style:text-properties fo:color="#A6A6A6" fo:font-size="10pt" style:font-size-asian="10pt" style:font-size-complex="10pt" fo:font-weight="bold" style:font-weight-asian="bold" style:font-weight-complex="bold"/>
    </style:style>
    <style:style style:name="ce597" style:family="table-cell" style:parent-style-name="Default" style:data-style-name="N0">
      <style:table-cell-properties style:vertical-align="automatic" fo:background-color="#FFFFFF" style:repeat-content="false"/>
      <style:paragraph-properties fo:text-align="start" fo:margin-left="0.353cm"/>
      <style:text-properties fo:color="#A6A6A6" fo:font-size="10pt" style:font-size-asian="10pt" style:font-size-complex="10pt" fo:font-weight="bold" style:font-weight-asian="bold" style:font-weight-complex="bold"/>
    </style:style>
    <style:style style:name="ce598" style:family="table-cell" style:parent-style-name="Default" style:data-style-name="N0">
      <style:table-cell-properties style:vertical-align="automatic" style:repeat-content="false"/>
      <style:paragraph-properties fo:text-align="start" fo:margin-left="0.353cm"/>
      <style:text-properties fo:color="#A6A6A6" fo:font-weight="bold" style:font-weight-asian="bold" style:font-weight-complex="bold"/>
    </style:style>
    <style:style style:name="ce599" style:family="table-cell" style:parent-style-name="Default" style:data-style-name="N0">
      <style:table-cell-properties style:vertical-align="automatic" fo:background-color="#FFFFFF" style:repeat-content="false"/>
      <style:paragraph-properties fo:text-align="start" fo:margin-left="0.353cm"/>
      <style:text-properties fo:color="#A6A6A6" fo:font-weight="bold" style:font-weight-asian="bold" style:font-weight-complex="bold"/>
    </style:style>
    <style:style style:name="ce600" style:family="table-cell" style:parent-style-name="Default" style:data-style-name="N0">
      <style:table-cell-properties style:vertical-align="automatic" fo:wrap-option="wrap" fo:background-color="#99FFCC" style:repeat-content="false"/>
      <style:paragraph-properties fo:text-align="end" fo:margin-right="0.353cm"/>
      <style:text-properties fo:font-weight="bold" style:font-weight-asian="bold" style:font-weight-complex="bold"/>
    </style:style>
    <style:style style:name="ce601" style:family="table-cell" style:parent-style-name="Default" style:data-style-name="N0">
      <style:table-cell-properties fo:border-top="none" fo:border-bottom="none" fo:border-left="none" fo:border-right="thin solid #632523" style:vertical-align="automatic" fo:wrap-option="wrap" fo:background-color="#99FFCC" style:repeat-content="false"/>
      <style:paragraph-properties fo:text-align="end" fo:margin-right="0.353cm"/>
      <style:text-properties fo:font-weight="bold" style:font-weight-asian="bold" style:font-weight-complex="bold"/>
    </style:style>
    <style:style style:name="ce602" style:family="table-cell" style:parent-style-name="Default" style:data-style-name="N0">
      <style:table-cell-properties fo:border-top="none" fo:border-bottom="thin solid #00B050" fo:border-left="none" fo:border-right="none" style:vertical-align="automatic" fo:wrap-option="wrap"/>
    </style:style>
    <style:style style:name="ce603" style:family="table-cell" style:parent-style-name="Default" style:data-style-name="N0">
      <style:table-cell-properties fo:border-top="thin solid #632523" fo:border-bottom="thin solid #632523" fo:border-left="none" fo:border-right="none" style:vertical-align="automatic" fo:background-color="#FFFFFF"/>
      <style:text-properties fo:font-size="10pt" style:font-size-asian="10pt" style:font-size-complex="10pt" fo:font-weight="bold" style:font-weight-asian="bold" style:font-weight-complex="bold"/>
    </style:style>
    <style:style style:name="ce604" style:family="table-cell" style:parent-style-name="Default" style:data-style-name="N0">
      <style:table-cell-properties fo:border-top="thin solid #632523" fo:border-bottom="thin solid #632523"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605" style:family="table-cell" style:parent-style-name="Default" style:data-style-name="N1">
      <style:table-cell-properties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606" style:family="table-cell" style:parent-style-name="Default" style:data-style-name="N1">
      <style:table-cell-properties fo:border-top="none" fo:border-bottom="none" fo:border-left="none" fo:border-right="thin solid #632523"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607" style:family="table-cell" style:parent-style-name="Default" style:data-style-name="N0">
      <style:table-cell-properties style:vertical-align="automatic" fo:background-color="#99FFCC"/>
      <style:text-properties fo:font-size="10pt" style:font-size-asian="10pt" style:font-size-complex="10pt" fo:font-weight="bold" style:font-weight-asian="bold" style:font-weight-complex="bold"/>
    </style:style>
    <style:style style:name="ce608" style:family="table-cell" style:parent-style-name="Default" style:data-style-name="N0">
      <style:table-cell-properties fo:border-top="none" fo:border-bottom="none" fo:border-left="none" fo:border-right="thin solid #632523" style:vertical-align="automatic" fo:background-color="#99FFCC"/>
      <style:text-properties fo:font-size="10pt" style:font-size-asian="10pt" style:font-size-complex="10pt" fo:font-weight="bold" style:font-weight-asian="bold" style:font-weight-complex="bold"/>
    </style:style>
    <style:style style:name="ce609" style:family="table-cell" style:parent-style-name="Default"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610" style:family="table-cell" style:parent-style-name="Default" style:data-style-name="N0">
      <style:table-cell-properties fo:border-top="none" fo:border-bottom="none" fo:border-left="none" fo:border-right="thin solid #632523" style:vertical-align="automatic" fo:background-color="#FFFFFF"/>
      <style:text-properties fo:font-size="10pt" style:font-size-asian="10pt" style:font-size-complex="10pt" fo:font-weight="bold" style:font-weight-asian="bold" style:font-weight-complex="bold"/>
    </style:style>
    <style:style style:name="ce611" style:family="table-cell" style:parent-style-name="Default" style:data-style-name="N0">
      <style:table-cell-properties style:vertical-align="automatic"/>
      <style:text-properties fo:font-weight="bold" style:font-weight-asian="bold" style:font-weight-complex="bold"/>
    </style:style>
    <style:style style:name="ce612" style:family="table-cell" style:parent-style-name="Default" style:data-style-name="N36">
      <style:table-cell-properties style:vertical-align="automatic" style:repeat-content="false"/>
      <style:paragraph-properties fo:text-align="start" fo:margin-left="0cm"/>
      <style:text-properties fo:font-size="9pt" style:font-size-asian="9pt" style:font-size-complex="9pt" fo:font-weight="bold" style:font-weight-asian="bold" style:font-weight-complex="bold"/>
    </style:style>
    <style:style style:name="ce613" style:family="table-cell" style:parent-style-name="Default" style:data-style-name="N0">
      <style:table-cell-properties style:vertical-align="automatic" fo:background-color="#99FFCC" style:repeat-content="false"/>
      <style:paragraph-properties fo:text-align="start" fo:margin-left="0cm"/>
      <style:text-properties fo:font-size="10pt" style:font-size-asian="10pt" style:font-size-complex="10pt" fo:font-weight="bold" style:font-weight-asian="bold" style:font-weight-complex="bold"/>
    </style:style>
    <style:style style:name="ce614" style:family="table-cell" style:parent-style-name="Default" style:data-style-name="N0">
      <style:table-cell-properties fo:border-top="none" fo:border-bottom="none" fo:border-left="none" fo:border-right="thin solid #632523" style:vertical-align="automatic" fo:background-color="#99FFCC" style:repeat-content="false"/>
      <style:paragraph-properties fo:text-align="start" fo:margin-left="0cm"/>
      <style:text-properties fo:font-size="10pt" style:font-size-asian="10pt" style:font-size-complex="10pt" fo:font-weight="bold" style:font-weight-asian="bold" style:font-weight-complex="bold"/>
    </style:style>
    <style:style style:name="ce615" style:family="table-cell" style:parent-style-name="Default" style:data-style-name="N36">
      <style:table-cell-properties style:vertical-align="automatic"/>
      <style:text-properties fo:font-size="9pt" style:font-size-asian="9pt" style:font-size-complex="9pt" fo:font-weight="bold" style:font-weight-asian="bold" style:font-weight-complex="bold"/>
    </style:style>
    <style:style style:name="ce616" style:family="table-cell" style:parent-style-name="Default" style:data-style-name="N0">
      <style:table-cell-properties style:vertical-align="automatic" style:repeat-content="false"/>
      <style:paragraph-properties fo:text-align="end" fo:margin-right="0.353cm"/>
      <style:text-properties fo:color="#000000" style:font-name="Verdana" style:font-name-asian="Verdana" style:font-name-complex="Verdana" fo:font-size="9pt" style:font-size-asian="9pt" style:font-size-complex="9pt" fo:font-weight="bold" style:font-weight-asian="bold" style:font-weight-complex="bold"/>
    </style:style>
    <style:style style:name="ce617" style:family="table-cell" style:parent-style-name="Default" style:data-style-name="N0">
      <style:table-cell-properties style:vertical-align="automatic" style:repeat-content="false"/>
      <style:paragraph-properties fo:text-align="end" fo:margin-right="0.353cm"/>
    </style:style>
    <style:style style:name="ce618" style:family="table-cell" style:parent-style-name="Default" style:data-style-name="N0">
      <style:table-cell-properties fo:border-top="thin solid #632523" fo:border-bottom="thin solid #632523" fo:border-left="thin solid #632523" fo:border-right="none" style:vertical-align="automatic" fo:background-color="#FFFFFF" style:repeat-content="false"/>
      <style:paragraph-properties fo:text-align="end" fo:margin-right="0.353cm"/>
      <style:text-properties fo:font-size="10pt" style:font-size-asian="10pt" style:font-size-complex="10pt"/>
    </style:style>
    <style:style style:name="ce619" style:family="table-cell" style:parent-style-name="Default" style:data-style-name="N0">
      <style:table-cell-properties fo:border-top="thin solid #632523" fo:border-bottom="thin solid #632523" fo:border-left="none" fo:border-right="none" style:vertical-align="automatic" fo:background-color="#FFFFFF" style:repeat-content="false"/>
      <style:paragraph-properties fo:text-align="end" fo:margin-right="0.353cm"/>
      <style:text-properties fo:font-size="10pt" style:font-size-asian="10pt" style:font-size-complex="10pt"/>
    </style:style>
    <style:style style:name="ce620" style:family="table-cell" style:parent-style-name="Default" style:data-style-name="N0">
      <style:table-cell-properties fo:border-top="thin solid #632523" fo:border-bottom="thin solid #632523" fo:border-left="none" fo:border-right="none" style:vertical-align="automatic" style:repeat-content="false"/>
      <style:paragraph-properties fo:text-align="end" fo:margin-right="0.353cm"/>
    </style:style>
    <style:style style:name="ce621" style:family="table-cell" style:parent-style-name="Default" style:data-style-name="N0">
      <style:table-cell-properties style:vertical-align="automatic" style:repeat-content="false"/>
      <style:paragraph-properties fo:text-align="end" fo:margin-right="0cm"/>
      <style:text-properties style:font-name="Verdana" style:font-name-asian="Verdana" style:font-name-complex="Verdana" fo:font-size="9pt" style:font-size-asian="9pt" style:font-size-complex="9pt" fo:font-weight="bold" style:font-weight-asian="bold" style:font-weight-complex="bold"/>
    </style:style>
    <style:style style:name="ce622" style:family="table-cell" style:parent-style-name="Default" style:data-style-name="N0">
      <style:table-cell-properties style:vertical-align="automatic" style:repeat-content="false"/>
      <style:paragraph-properties fo:text-align="end" fo:margin-right="0cm"/>
    </style:style>
    <style:style style:name="ce623" style:family="table-cell" style:parent-style-name="Default" style:data-style-name="N0">
      <style:table-cell-properties style:vertical-align="top" fo:background-color="#99FFCC" style:repeat-content="false"/>
      <style:paragraph-properties fo:text-align="start" fo:margin-left="0.706cm"/>
      <style:text-properties fo:font-size="9pt" style:font-size-asian="9pt" style:font-size-complex="9pt" fo:font-weight="bold" style:font-weight-asian="bold" style:font-weight-complex="bold"/>
    </style:style>
    <style:style style:name="ce624" style:family="table-cell" style:parent-style-name="Default" style:data-style-name="N0">
      <style:table-cell-properties style:vertical-align="top" style:repeat-content="false"/>
      <style:paragraph-properties fo:text-align="start" fo:margin-left="0.706cm"/>
      <style:text-properties fo:font-size="9pt" style:font-size-asian="9pt" style:font-size-complex="9pt"/>
    </style:style>
    <style:style style:name="ce625" style:family="table-cell" style:parent-style-name="Default" style:data-style-name="N0">
      <style:table-cell-properties fo:border-top="none" fo:border-bottom="none" fo:border-left="none" fo:border-right="thin solid #632523" style:vertical-align="top" style:repeat-content="false"/>
      <style:paragraph-properties fo:text-align="start" fo:margin-left="0.706cm"/>
      <style:text-properties fo:font-size="9pt" style:font-size-asian="9pt" style:font-size-complex="9pt"/>
    </style:style>
    <style:style style:name="ce626" style:family="table-cell" style:parent-style-name="Default" style:data-style-name="N0">
      <style:table-cell-properties style:vertical-align="top" style:repeat-content="false"/>
      <style:paragraph-properties fo:text-align="start" fo:margin-left="0.706cm"/>
      <style:text-properties fo:font-size="9pt" style:font-size-asian="9pt" style:font-size-complex="9pt"/>
    </style:style>
    <style:style style:name="ce627" style:family="table-cell" style:parent-style-name="Default" style:data-style-name="N0">
      <style:table-cell-properties style:vertical-align="top" fo:background-color="#FFFFFF" style:repeat-content="false"/>
      <style:paragraph-properties fo:text-align="start" fo:margin-left="0.706cm"/>
      <style:text-properties fo:font-size="9pt" style:font-size-asian="9pt" style:font-size-complex="9pt" fo:font-weight="bold" style:font-weight-asian="bold" style:font-weight-complex="bold"/>
    </style:style>
    <style:style style:name="ce628" style:family="table-cell" style:parent-style-name="Default" style:data-style-name="N37">
      <style:table-cell-properties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629" style:family="table-cell" style:parent-style-name="Default" style:data-style-name="N0">
      <style:table-cell-properties style:vertical-align="automatic" fo:background-color="#99FFCC" style:repeat-content="false"/>
      <style:paragraph-properties fo:text-align="start" fo:margin-left="0.353cm"/>
    </style:style>
    <style:style style:name="ce630" style:family="table-cell" style:parent-style-name="Default" style:data-style-name="N37">
      <style:table-cell-properties style:vertical-align="automatic" fo:background-color="#FFFFFF" style:repeat-content="false"/>
      <style:paragraph-properties fo:text-align="start" fo:margin-left="0.353cm"/>
      <style:text-properties fo:font-size="10pt" style:font-size-asian="10pt" style:font-size-complex="10pt" fo:font-weight="bold" style:font-weight-asian="bold" style:font-weight-complex="bold"/>
    </style:style>
    <style:style style:name="ce631" style:family="table-cell" style:parent-style-name="Default" style:data-style-name="N0">
      <style:table-cell-properties style:vertical-align="automatic" fo:background-color="#FFFFFF" style:repeat-content="false"/>
      <style:paragraph-properties fo:text-align="start" fo:margin-left="0.353cm"/>
    </style:style>
    <style:style style:name="ce632" style:family="table-cell" style:parent-style-name="Default" style:data-style-name="N8">
      <style:table-cell-properties style:vertical-align="middle" fo:background-color="#99FFCC"/>
      <style:text-properties fo:font-size="10pt" style:font-size-asian="10pt" style:font-size-complex="10pt" fo:font-weight="bold" style:font-weight-asian="bold" style:font-weight-complex="bold"/>
    </style:style>
    <style:style style:name="ce633" style:family="table-cell" style:parent-style-name="Default" style:data-style-name="N8">
      <style:table-cell-properties style:vertical-align="middle"/>
    </style:style>
    <style:style style:name="ce634"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635" style:family="table-cell" style:parent-style-name="Default" style:data-style-name="N0">
      <style:table-cell-properties style:vertical-align="automatic" fo:wrap-option="wrap" style:repeat-content="false"/>
      <style:paragraph-properties fo:text-align="center"/>
    </style:style>
    <style:style style:name="ce636" style:family="table-cell" style:parent-style-name="Default" style:data-style-name="N0">
      <style:table-cell-properties style:vertical-align="automatic" style:repeat-content="false"/>
      <style:paragraph-properties fo:text-align="start" fo:margin-left="0cm"/>
    </style:style>
    <style:style style:name="ce637" style:family="table-cell" style:parent-style-name="Default" style:data-style-name="N0">
      <style:table-cell-properties fo:border-top="none" fo:border-bottom="thin solid #00B050" fo:border-left="none" fo:border-right="none" style:vertical-align="automatic" fo:wrap-option="wrap" fo:background-color="#99FFCC"/>
    </style:style>
    <style:style style:name="ce638" style:family="table-cell" style:parent-style-name="Default" style:data-style-name="N0">
      <style:table-cell-properties style:vertical-align="automatic" fo:wrap-option="wrap" fo:background-color="#99FFCC"/>
    </style:style>
    <style:style style:name="ce639" style:family="table-cell" style:parent-style-name="Default" style:data-style-name="N0">
      <style:table-cell-properties fo:border-top="none" fo:border-bottom="none" fo:border-left="none" fo:border-right="thin solid #632523" style:vertical-align="automatic" fo:wrap-option="wrap" fo:background-color="#99FFCC" style:repeat-content="false"/>
      <style:paragraph-properties fo:text-align="end" fo:margin-right="0.353cm"/>
      <style:text-properties fo:font-size="10pt" style:font-size-asian="10pt" style:font-size-complex="10pt"/>
    </style:style>
    <style:style style:name="ce640" style:family="table-cell" style:parent-style-name="Default" style:data-style-name="N0">
      <style:table-cell-properties fo:border-top="none" fo:border-bottom="none" fo:border-left="thin solid #632523" fo:border-right="none" style:vertical-align="top" fo:wrap-option="wrap" fo:background-color="#FFFFFF" style:repeat-content="false"/>
      <style:paragraph-properties fo:text-align="end" fo:margin-right="0cm"/>
      <style:text-properties fo:color="#000000" fo:font-size="10pt" style:font-size-asian="10pt" style:font-size-complex="10pt" fo:font-weight="bold" style:font-weight-asian="bold" style:font-weight-complex="bold"/>
    </style:style>
    <style:style style:name="ce641" style:family="table-cell" style:parent-style-name="Default" style:data-style-name="N0">
      <style:table-cell-properties style:vertical-align="top"/>
      <style:text-properties fo:color="#000000"/>
    </style:style>
    <style:style style:name="ce642" style:family="table-cell" style:parent-style-name="Default" style:data-style-name="N39">
      <style:table-cell-properties fo:border-top="thin solid #00B050" fo:border-bottom="thin solid #00B050" fo:border-left="none" fo:border-right="none"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643" style:family="table-cell" style:parent-style-name="Default" style:data-style-name="N39">
      <style:table-cell-properties fo:border-top="thin solid #00B050" fo:border-bottom="thin solid #00B050" fo:border-left="none" fo:border-right="thin solid #00B050" style:vertical-align="automatic" fo:background-color="#D9D9D9" style:repeat-content="false"/>
      <style:paragraph-properties fo:text-align="end" fo:margin-right="0.353cm"/>
    </style:style>
    <style:style style:name="ce644" style:family="table-cell" style:parent-style-name="Default" style:data-style-name="N0">
      <style:table-cell-properties fo:border-top="none" fo:border-bottom="none" fo:border-left="thin solid #632523" fo:border-right="none" style:vertical-align="automatic" fo:wrap-option="wrap" fo:background-color="#99FFCC" style:repeat-content="false"/>
      <style:paragraph-properties fo:text-align="end" fo:margin-right="0cm"/>
      <style:text-properties fo:font-size="10pt" style:font-size-asian="10pt" style:font-size-complex="10pt"/>
    </style:style>
    <style:style style:name="ce645" style:family="table-cell" style:parent-style-name="Default" style:data-style-name="N0">
      <style:table-cell-properties style:vertical-align="automatic" fo:wrap-option="wrap" fo:background-color="#99FFCC" style:repeat-content="false"/>
      <style:paragraph-properties fo:text-align="end" fo:margin-right="0cm"/>
      <style:text-properties fo:font-size="10pt" style:font-size-asian="10pt" style:font-size-complex="10pt"/>
    </style:style>
    <style:style style:name="ce646" style:family="table-cell" style:parent-style-name="Default" style:data-style-name="N0">
      <style:table-cell-properties style:vertical-align="automatic" fo:wrap-option="wrap" style:repeat-content="false"/>
      <style:paragraph-properties fo:text-align="end" fo:margin-right="0cm"/>
    </style:style>
    <style:style style:name="ce647" style:family="table-cell" style:parent-style-name="Default" style:data-style-name="N0">
      <style:table-cell-properties fo:border-top="none" fo:border-bottom="none" fo:border-left="none" fo:border-right="thin solid #632523" style:vertical-align="automatic" fo:wrap-option="wrap" style:repeat-content="false"/>
      <style:paragraph-properties fo:text-align="end" fo:margin-right="0cm"/>
    </style:style>
    <style:style style:name="ce648" style:family="table-cell" style:parent-style-name="Default" style:data-style-name="N0">
      <style:table-cell-properties fo:border-top="none" fo:border-bottom="none" fo:border-left="thin solid #00B050" fo:border-right="none" style:vertical-align="top"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49" style:family="table-cell" style:parent-style-name="Default" style:data-style-name="N0">
      <style:table-cell-properties style:vertical-align="automatic" fo:wrap-option="wrap" style:repeat-content="false"/>
      <style:paragraph-properties fo:text-align="end" fo:margin-right="0.353cm"/>
    </style:style>
    <style:style style:name="ce650" style:family="table-cell" style:parent-style-name="Default" style:data-style-name="N0">
      <style:table-cell-properties fo:border-top="none" fo:border-bottom="none" fo:border-left="none" fo:border-right="thin solid #632523" style:vertical-align="automatic" fo:wrap-option="wrap" style:repeat-content="false"/>
      <style:paragraph-properties fo:text-align="end" fo:margin-right="0.353cm"/>
    </style:style>
    <style:style style:name="ce651"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652"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start" fo:margin-left="0.353cm"/>
      <style:text-properties fo:color="#A6A6A6" fo:font-size="10pt" style:font-size-asian="10pt" style:font-size-complex="10pt" fo:font-weight="bold" style:font-weight-asian="bold" style:font-weight-complex="bold"/>
    </style:style>
    <style:style style:name="ce653" style:family="table-cell" style:parent-style-name="Default" style:data-style-name="N0">
      <style:table-cell-properties style:vertical-align="automatic" fo:background-color="#99FFCC" style:repeat-content="false"/>
      <style:paragraph-properties fo:text-align="start" fo:margin-left="0.353cm"/>
      <style:text-properties fo:color="#A6A6A6" fo:font-size="10pt" style:font-size-asian="10pt" style:font-size-complex="10pt" fo:font-weight="bold" style:font-weight-asian="bold" style:font-weight-complex="bold"/>
    </style:style>
    <style:style style:name="ce654" style:family="table-cell" style:parent-style-name="Default" style:data-style-name="N0">
      <style:table-cell-properties style:vertical-align="automatic" style:repeat-content="false"/>
      <style:paragraph-properties fo:text-align="start" fo:margin-left="1.412cm"/>
    </style:style>
    <style:style style:name="ce655"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1.412cm"/>
    </style:style>
    <style:style style:name="ce656" style:family="table-cell" style:parent-style-name="Default" style:data-style-name="N0">
      <style:table-cell-properties fo:border-top="none" fo:border-bottom="thin solid #00B050" fo:border-left="none" fo:border-right="none" style:vertical-align="automatic"/>
    </style:style>
    <style:style style:name="ce657" style:family="table-cell" style:parent-style-name="Default" style:data-style-name="N0">
      <style:table-cell-properties fo:border-top="none" fo:border-bottom="none" fo:border-left="thin solid #632523" fo:border-right="none" style:vertical-align="automatic" fo:background-color="#99FFCC" style:repeat-content="false"/>
      <style:paragraph-properties fo:text-align="end" fo:margin-right="0cm"/>
      <style:text-properties fo:font-size="10pt" style:font-size-asian="10pt" style:font-size-complex="10pt"/>
    </style:style>
    <style:style style:name="ce658" style:family="table-cell" style:parent-style-name="Default" style:data-style-name="N0">
      <style:table-cell-properties style:vertical-align="automatic" fo:background-color="#99FFCC" style:repeat-content="false"/>
      <style:paragraph-properties fo:text-align="end" fo:margin-right="0cm"/>
      <style:text-properties fo:font-size="10pt" style:font-size-asian="10pt" style:font-size-complex="10pt"/>
    </style:style>
    <style:style style:name="ce659" style:family="table-cell" style:parent-style-name="Default" style:data-style-name="N19">
      <style:table-cell-properties style:vertical-align="automatic"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660" style:family="table-cell" style:parent-style-name="Default" style:data-style-name="N19">
      <style:table-cell-properties style:vertical-align="automatic" fo:background-color="#99FFCC" style:repeat-content="false"/>
      <style:paragraph-properties fo:text-align="end" fo:margin-right="0.353cm"/>
    </style:style>
    <style:style style:name="ce661" style:family="table-cell" style:parent-style-name="Default" style:data-style-name="N19">
      <style:table-cell-properties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662" style:family="table-cell" style:parent-style-name="Default" style:data-style-name="N19">
      <style:table-cell-properties style:vertical-align="automatic" fo:background-color="#FFFFFF" style:repeat-content="false"/>
      <style:paragraph-properties fo:text-align="end" fo:margin-right="0.353cm"/>
    </style:style>
    <style:style style:name="ce663" style:family="table-cell" style:parent-style-name="Default" style:data-style-name="N0">
      <style:table-cell-properties style:vertical-align="automatic" style:repeat-content="false"/>
      <style:paragraph-properties fo:text-align="end" fo:margin-right="0cm"/>
    </style:style>
    <style:style style:name="ce664" style:family="table-cell" style:parent-style-name="Default" style:data-style-name="N0">
      <style:table-cell-properties fo:border-top="none" fo:border-bottom="none" fo:border-left="thin solid #632523" fo:border-right="none" style:vertical-align="automatic" fo:background-color="#FFFFFF" style:repeat-content="false"/>
      <style:paragraph-properties fo:text-align="end" fo:margin-right="0cm"/>
      <style:text-properties fo:font-size="10pt" style:font-size-asian="10pt" style:font-size-complex="10pt"/>
    </style:style>
    <style:style style:name="ce665" style:family="table-cell" style:parent-style-name="Default" style:data-style-name="N0">
      <style:table-cell-properties style:vertical-align="automatic" fo:background-color="#FFFFFF" style:repeat-content="false"/>
      <style:paragraph-properties fo:text-align="end" fo:margin-right="0cm"/>
      <style:text-properties fo:font-size="10pt" style:font-size-asian="10pt" style:font-size-complex="10pt"/>
    </style:style>
    <style:style style:name="ce666" style:family="table-cell" style:parent-style-name="Default" style:data-style-name="N0">
      <style:table-cell-properties style:vertical-align="middle"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67"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668"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669" style:family="table-cell" style:parent-style-name="Default" style:data-style-name="N0">
      <style:table-cell-properties style:vertical-align="top" fo:wrap-option="wrap" style:repeat-content="false"/>
      <style:paragraph-properties fo:text-align="start" fo:margin-left="0cm"/>
      <style:text-properties fo:color="#1F497D" style:font-name="Comic Sans MS" style:font-name-asian="Comic Sans MS" style:font-name-complex="Comic Sans MS" style:font-family-generic="script"/>
    </style:style>
    <style:style style:name="ce670" style:family="table-cell" style:parent-style-name="Default" style:data-style-name="N0">
      <style:table-cell-properties fo:border-top="none" fo:border-bottom="none" fo:border-left="thin solid #632523" fo:border-right="none" style:vertical-align="automatic" fo:wrap-option="wrap" fo:background-color="#99FFCC" style:repeat-content="false"/>
      <style:paragraph-properties fo:text-align="start" fo:margin-left="0cm"/>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71" style:family="table-cell" style:parent-style-name="Default" style:data-style-name="N0">
      <style:table-cell-properties style:vertical-align="automatic" fo:wrap-option="wrap" fo:background-color="#99FFCC" style:repeat-content="false"/>
      <style:paragraph-properties fo:text-align="start" fo:margin-left="0cm"/>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72" style:family="table-cell" style:parent-style-name="Default" style:data-style-name="N0">
      <style:table-cell-properties fo:border-top="none" fo:border-bottom="none" fo:border-left="none" fo:border-right="thin solid #632523" style:vertical-align="automatic" fo:wrap-option="wrap" fo:background-color="#99FFCC" style:repeat-content="false"/>
      <style:paragraph-properties fo:text-align="start" fo:margin-left="0cm"/>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73" style:family="table-cell" style:parent-style-name="Default" style:data-style-name="N0">
      <style:table-cell-properties fo:border-top="thin solid #008000" fo:border-bottom="none" fo:border-left="thin solid #632523" fo:border-right="thin solid #008000" style:vertical-align="automatic" fo:background-color="#66FFCC"/>
      <style:text-properties fo:font-weight="bold" style:font-weight-asian="bold" style:font-weight-complex="bold"/>
    </style:style>
    <style:style style:name="ce674" style:family="table-cell" style:parent-style-name="Default" style:data-style-name="N0">
      <style:table-cell-properties fo:border-top="none" fo:border-bottom="none" fo:border-left="thin solid #632523" fo:border-right="thin solid #632523" style:vertical-align="automatic"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75" style:family="table-cell" style:parent-style-name="Default" style:data-style-name="N0">
      <style:table-cell-properties fo:border-top="none" fo:border-bottom="none" fo:border-left="thin solid #632523" fo:border-right="thin solid #632523" style:vertical-align="automatic" fo:wrap-option="wrap" fo:background-color="#99FFCC"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76" style:family="table-cell" style:parent-style-name="Default" style:data-style-name="N0">
      <style:table-cell-properties fo:border-top="none" fo:border-bottom="none" fo:border-left="thin solid #632523" fo:border-right="thin solid #632523" style:vertical-align="automatic" fo:wrap-option="wrap" fo:background-color="#99FFCC" style:repeat-content="false"/>
      <style:paragraph-properties fo:text-align="start" fo:margin-left="0cm"/>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77" style:family="table-cell" style:parent-style-name="Default" style:data-style-name="N0">
      <style:table-cell-properties fo:border-top="thin solid #632523" fo:border-bottom="none" fo:border-left="none" fo:border-right="none" style:vertical-align="automatic"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78" style:family="table-cell" style:parent-style-name="Default" style:data-style-name="N0">
      <style:table-cell-properties fo:border-top="none" fo:border-bottom="none" fo:border-left="thin solid #632523" fo:border-right="thin solid #632523" style:vertical-align="automatic" fo:background-color="#99FFCC" style:repeat-content="false"/>
      <style:paragraph-properties fo:text-align="end" fo:margin-right="0.353cm"/>
      <style:text-properties fo:font-size="10pt" style:font-size-asian="10pt" style:font-size-complex="10pt"/>
    </style:style>
    <style:style style:name="ce679" style:family="table-cell" style:parent-style-name="Default" style:data-style-name="N0">
      <style:table-cell-properties fo:border-top="thin solid #008000" fo:border-bottom="none" fo:border-left="thin solid #632523" fo:border-right="thin solid #008000" style:vertical-align="automatic" fo:background-color="#FFFFFF"/>
      <style:text-properties fo:font-weight="bold" style:font-weight-asian="bold" style:font-weight-complex="bold"/>
    </style:style>
    <style:style style:name="ce680" style:family="table-cell" style:parent-style-name="Default" style:data-style-name="N0">
      <style:table-cell-properties fo:border-top="none" fo:border-bottom="none" fo:border-left="thin solid #632523" fo:border-right="thin solid #632523" style:vertical-align="automatic" fo:background-color="#FFFFFF" style:repeat-content="false"/>
      <style:paragraph-properties fo:text-align="end" fo:margin-right="0.353cm"/>
      <style:text-properties fo:font-size="10pt" style:font-size-asian="10pt" style:font-size-complex="10pt"/>
    </style:style>
    <style:style style:name="ce681" style:family="table-cell" style:parent-style-name="Default" style:data-style-name="N0">
      <style:table-cell-properties fo:border-top="none" fo:border-bottom="none" fo:border-left="thin solid #632523" fo:border-right="thin solid #632523" style:vertical-align="automatic"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682" style:family="table-cell" style:parent-style-name="Default" style:data-style-name="N0">
      <style:table-cell-properties fo:border-top="none" fo:border-bottom="none" fo:border-left="thin solid #632523" fo:border-right="thin solid #632523" style:vertical-align="automatic"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683" style:family="table-cell" style:parent-style-name="Default" style:data-style-name="N0">
      <style:table-cell-properties fo:border-top="none" fo:border-bottom="none" fo:border-left="thin solid #632523" fo:border-right="thin solid #632523" style:vertical-align="automatic" fo:wrap-option="wrap"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84" style:family="table-cell" style:parent-style-name="Default" style:data-style-name="N0">
      <style:table-cell-properties fo:border-top="none" fo:border-bottom="thin solid #00B050" fo:border-left="none" fo:border-right="none" style:vertical-align="automatic"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85" style:family="table-cell" style:parent-style-name="Default" style:data-style-name="N0">
      <style:table-cell-properties fo:border-top="thin solid #632523" fo:border-bottom="none" fo:border-left="none" fo:border-right="none" style:vertical-align="automatic" fo:wrap-option="wrap"/>
      <style:text-properties fo:font-size="9pt" style:font-size-asian="9pt" style:font-size-complex="9pt"/>
    </style:style>
    <style:style style:name="ce686" style:family="table-cell" style:parent-style-name="Default" style:data-style-name="N0">
      <style:table-cell-properties fo:border-top="none" fo:border-bottom="thin solid #632523" fo:border-left="none" fo:border-right="none" style:vertical-align="automatic" fo:wrap-option="wrap"/>
      <style:text-properties fo:font-size="9pt" style:font-size-asian="9pt" style:font-size-complex="9pt"/>
    </style:style>
    <style:style style:name="ce687" style:family="table-cell" style:parent-style-name="Default" style:data-style-name="N0">
      <style:table-cell-properties fo:border-top="none" fo:border-bottom="none" fo:border-left="thin solid #632523" fo:border-right="thin solid #632523" style:vertical-align="middle" fo:wrap-option="wrap" fo:background-color="#FFFFFF" style:repeat-content="false"/>
      <style:paragraph-properties fo:text-align="center"/>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88" style:family="table-cell" style:parent-style-name="Default" style:data-style-name="N0">
      <style:table-cell-properties fo:border-top="none" fo:border-bottom="none" fo:border-left="thin solid #632523" fo:border-right="thin solid #632523" style:vertical-align="automatic" fo:wrap-option="wrap" fo:background-color="#FFFFFF" style:repeat-content="false"/>
      <style:paragraph-properties fo:text-align="end" fo:margin-right="0.353cm"/>
      <style:text-properties fo:font-size="10pt" style:font-size-asian="10pt" style:font-size-complex="10pt"/>
    </style:style>
    <style:style style:name="ce689" style:family="table-cell" style:parent-style-name="Default" style:data-style-name="N8">
      <style:table-cell-properties fo:border-top="thin solid #00B050" fo:border-bottom="thin solid #00B050" fo:border-left="none" fo:border-right="thin solid #00B050" style:vertical-align="middle" fo:background-color="#D9D9D9" style:repeat-content="false"/>
      <style:paragraph-properties fo:text-align="end" fo:margin-right="0cm"/>
      <style:text-properties fo:font-size="10pt" style:font-size-asian="10pt" style:font-size-complex="10pt" fo:font-weight="bold" style:font-weight-asian="bold" style:font-weight-complex="bold"/>
    </style:style>
    <style:style style:name="ce690" style:family="table-cell" style:parent-style-name="Default" style:data-style-name="N0">
      <style:table-cell-properties fo:border-top="none" fo:border-bottom="none" fo:border-left="thin solid #632523" fo:border-right="thin solid #632523" style:vertical-align="automatic" fo:wrap-option="wrap" fo:background-color="#FFFFFF" style:repeat-content="false"/>
      <style:paragraph-properties fo:text-align="end" fo:margin-right="0.353cm"/>
      <style:text-properties fo:font-size="10pt" style:font-size-asian="10pt" style:font-size-complex="10pt" fo:font-weight="bold" style:font-weight-asian="bold" style:font-weight-complex="bold"/>
    </style:style>
    <style:style style:name="ce691" style:family="table-cell" style:parent-style-name="Default" style:data-style-name="N8">
      <style:table-cell-properties fo:border-top="thin solid #00B050" fo:border-bottom="thin solid #00B050" fo:border-left="none" fo:border-right="thin solid #00B050" style:vertical-align="top" fo:wrap-option="wrap" fo:background-color="#D9D9D9" style:repeat-content="false"/>
      <style:paragraph-properties fo:text-align="start" fo:margin-left="0cm"/>
      <style:text-properties fo:font-size="10pt" style:font-size-asian="10pt" style:font-size-complex="10pt"/>
    </style:style>
    <style:style style:name="ce692" style:family="table-cell" style:parent-style-name="Default" style:data-style-name="N0">
      <style:table-cell-properties fo:border-top="none" fo:border-bottom="none" fo:border-left="thin solid #632523" fo:border-right="thin solid #000000" style:vertical-align="automatic" fo:background-color="#99FFCC" style:repeat-content="false"/>
      <style:paragraph-properties fo:text-align="start" fo:margin-left="1.412cm"/>
      <style:text-properties fo:color="#00863D" fo:font-size="10pt" style:font-size-asian="10pt" style:font-size-complex="10pt" fo:font-weight="bold" style:font-weight-asian="bold" style:font-weight-complex="bold"/>
    </style:style>
    <style:style style:name="ce693" style:family="table-cell" style:parent-style-name="Default" style:data-style-name="N37">
      <style:table-cell-properties fo:border="thin solid #00B050" style:vertical-align="automatic" fo:background-color="#D9D9D9" style:repeat-content="false"/>
      <style:paragraph-properties fo:text-align="start" fo:margin-left="0.353cm"/>
      <style:text-properties fo:font-size="10pt" style:font-size-asian="10pt" style:font-size-complex="10pt" fo:font-weight="bold" style:font-weight-asian="bold" style:font-weight-complex="bold"/>
    </style:style>
    <style:style style:name="ce694" style:family="table-cell" style:parent-style-name="Default" style:data-style-name="N8">
      <style:table-cell-properties fo:border-top="none" fo:border-bottom="thin solid #632523" fo:border-left="none" fo:border-right="none" style:vertical-align="middle" fo:background-color="#FFFFFF" style:repeat-content="false"/>
      <style:paragraph-properties fo:text-align="end" fo:margin-right="0cm"/>
      <style:text-properties fo:font-size="10pt" style:font-size-asian="10pt" style:font-size-complex="10pt"/>
    </style:style>
    <style:style style:name="ce695" style:family="table-cell" style:parent-style-name="Default" style:data-style-name="N0">
      <style:table-cell-properties fo:border-top="none" fo:border-bottom="none" fo:border-left="thin solid #632523" fo:border-right="thin solid #632523" style:vertical-align="automatic" fo:wrap-option="wrap" fo:background-color="#99FFCC" style:repeat-content="false"/>
      <style:paragraph-properties fo:text-align="end" fo:margin-right="0.353cm"/>
      <style:text-properties fo:font-size="10pt" style:font-size-asian="10pt" style:font-size-complex="10pt"/>
    </style:style>
    <style:style style:name="ce696" style:family="table-cell" style:parent-style-name="Default" style:data-style-name="N39">
      <style:table-cell-properties fo:border-top="thin solid #00B050" fo:border-bottom="thin solid #00B050" fo:border-left="none" fo:border-right="thin solid #00B050"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697" style:family="table-cell" style:parent-style-name="Default" style:data-style-name="N0">
      <style:table-cell-properties fo:border-top="none" fo:border-bottom="none" fo:border-left="thin solid #632523" fo:border-right="thin solid #632523" style:vertical-align="automatic" fo:wrap-option="wrap" fo:background-color="#99FFCC" style:repeat-content="false"/>
      <style:paragraph-properties fo:text-align="end" fo:margin-right="0cm"/>
      <style:text-properties fo:font-size="10pt" style:font-size-asian="10pt" style:font-size-complex="10pt"/>
    </style:style>
    <style:style style:name="ce698" style:family="table-cell" style:parent-style-name="Default" style:data-style-name="N0">
      <style:table-cell-properties fo:border-top="none" fo:border-bottom="none" fo:border-left="none" fo:border-right="thin solid #632523" style:vertical-align="automatic" fo:background-color="#99FFCC"/>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699" style:family="table-cell" style:parent-style-name="Default" style:data-style-name="N0">
      <style:table-cell-properties fo:border-top="none" fo:border-bottom="none" fo:border-left="none" fo:border-right="thin solid #632523" style:vertical-align="top" fo:background-color="#99FFCC" style:repeat-content="false"/>
      <style:paragraph-properties fo:text-align="start" fo:margin-left="0.706cm"/>
      <style:text-properties fo:font-size="9pt" style:font-size-asian="9pt" style:font-size-complex="9pt" fo:font-weight="bold" style:font-weight-asian="bold" style:font-weight-complex="bold"/>
    </style:style>
    <style:style style:name="ce700" style:family="table-cell" style:parent-style-name="Default" style:data-style-name="N0">
      <style:table-cell-properties fo:border-top="none" fo:border-bottom="none" fo:border-left="thin solid #632523" fo:border-right="thin solid #632523" style:vertical-align="automatic" fo:wrap-option="wrap" fo:background-color="#99FFCC" style:repeat-content="false"/>
      <style:paragraph-properties fo:text-align="end" fo:margin-right="0.353cm"/>
      <style:text-properties fo:font-size="10pt" style:font-size-asian="10pt" style:font-size-complex="10pt" fo:font-weight="bold" style:font-weight-asian="bold" style:font-weight-complex="bold"/>
    </style:style>
    <style:style style:name="ce701" style:family="table-cell" style:parent-style-name="Default" style:data-style-name="N0">
      <style:table-cell-properties fo:border-top="none" fo:border-bottom="none" fo:border-left="none" fo:border-right="thin solid #632523" style:vertical-align="automatic"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702" style:family="table-cell" style:parent-style-name="Default" style:data-style-name="N0">
      <style:table-cell-properties fo:border-top="none" fo:border-bottom="none" fo:border-left="none" fo:border-right="thin solid #632523" style:vertical-align="top" fo:background-color="#FFFFFF" style:repeat-content="false"/>
      <style:paragraph-properties fo:text-align="start" fo:margin-left="0.706cm"/>
      <style:text-properties fo:font-size="9pt" style:font-size-asian="9pt" style:font-size-complex="9pt" fo:font-weight="bold" style:font-weight-asian="bold" style:font-weight-complex="bold"/>
    </style:style>
    <style:style style:name="ce703" style:family="table-cell" style:parent-style-name="Default" style:data-style-name="N37">
      <style:table-cell-properties fo:border-top="none" fo:border-bottom="none" fo:border-left="thin solid #00B050" fo:border-right="none" style:vertical-align="automatic" fo:background-color="#FFFFFF" style:repeat-content="false"/>
      <style:paragraph-properties fo:text-align="start" fo:margin-left="0.353cm"/>
      <style:text-properties fo:font-size="10pt" style:font-size-asian="10pt" style:font-size-complex="10pt" fo:font-weight="bold" style:font-weight-asian="bold" style:font-weight-complex="bold"/>
    </style:style>
    <style:style style:name="ce704" style:family="table-cell" style:parent-style-name="Default" style:data-style-name="N37">
      <style:table-cell-properties fo:border-top="none" fo:border-bottom="none" fo:border-left="thin solid #00B050" fo:border-right="none" style:vertical-align="automatic" fo:background-color="#99FFCC" style:repeat-content="false"/>
      <style:paragraph-properties fo:text-align="start" fo:margin-left="0.353cm"/>
      <style:text-properties fo:font-size="10pt" style:font-size-asian="10pt" style:font-size-complex="10pt" fo:font-weight="bold" style:font-weight-asian="bold" style:font-weight-complex="bold"/>
    </style:style>
    <style:style style:name="ce705" style:family="table-cell" style:parent-style-name="Default" style:data-style-name="N38">
      <style:table-cell-properties fo:border-top="thin solid #00B050" fo:border-bottom="thin solid #00B050" fo:border-left="none" fo:border-right="thin solid #00B050"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706" style:family="table-cell" style:parent-style-name="Default" style:data-style-name="N8">
      <style:table-cell-properties fo:border-top="thin solid #00B050" fo:border-bottom="thin solid #00B050" fo:border-left="none" fo:border-right="thin solid #00B050" style:vertical-align="middle" fo:wrap-option="wrap" fo:background-color="#D9D9D9" style:repeat-content="false"/>
      <style:paragraph-properties fo:text-align="center"/>
      <style:text-properties fo:font-size="10pt" style:font-size-asian="10pt" style:font-size-complex="10pt" fo:font-weight="bold" style:font-weight-asian="bold" style:font-weight-complex="bold"/>
    </style:style>
    <style:style style:name="ce707" style:family="table-cell" style:parent-style-name="Default" style:data-style-name="N0">
      <style:table-cell-properties fo:border-top="thin solid #00B050" fo:border-bottom="thin solid #00B050" fo:border-left="none" fo:border-right="thin solid #00B050" style:vertical-align="middle" fo:background-color="#D9D9D9" style:repeat-content="false"/>
      <style:paragraph-properties fo:text-align="start" fo:margin-left="0cm"/>
      <style:text-properties fo:font-size="10pt" style:font-size-asian="10pt" style:font-size-complex="10pt"/>
    </style:style>
    <style:style style:name="ce708" style:family="table-cell" style:parent-style-name="Default" style:data-style-name="N8">
      <style:table-cell-properties fo:border-top="none" fo:border-bottom="thin solid #00B050" fo:border-left="none" fo:border-right="thin solid #00B050" style:vertical-align="top" fo:wrap-option="wrap" fo:background-color="#D9D9D9" style:repeat-content="false"/>
      <style:paragraph-properties fo:text-align="start" fo:margin-left="0cm"/>
      <style:text-properties fo:font-size="10pt" style:font-size-asian="10pt" style:font-size-complex="10pt"/>
    </style:style>
    <style:style style:name="ce709" style:family="table-cell" style:parent-style-name="Default" style:data-style-name="N0">
      <style:table-cell-properties fo:border-top="none" fo:border-bottom="none" fo:border-left="thin solid #632523" fo:border-right="thin solid #000000" style:vertical-align="automatic" fo:background-color="#99FFCC" style:repeat-content="false"/>
      <style:paragraph-properties fo:text-align="start" fo:margin-left="0.353cm"/>
      <style:text-properties fo:color="#00863D" fo:font-size="10pt" style:font-size-asian="10pt" style:font-size-complex="10pt" fo:font-weight="bold" style:font-weight-asian="bold" style:font-weight-complex="bold"/>
    </style:style>
    <style:style style:name="ce710" style:family="table-cell" style:parent-style-name="Default" style:data-style-name="N0">
      <style:table-cell-properties fo:border-top="none" fo:border-bottom="none" fo:border-left="thin solid #632523" fo:border-right="thin solid #632523" style:vertical-align="automatic" fo:wrap-option="wrap" fo:background-color="#FFFFFF" style:repeat-content="false"/>
      <style:paragraph-properties fo:text-align="start" fo:margin-left="0cm"/>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711" style:family="table-cell" style:parent-style-name="Default" style:data-style-name="N0">
      <style:table-cell-properties fo:border-top="none" fo:border-bottom="thin solid #632523" fo:border-left="thin solid #632523" fo:border-right="none" style:vertical-align="automatic"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712" style:family="table-cell" style:parent-style-name="Default" style:data-style-name="N37">
      <style:table-cell-properties fo:border-top="thin solid #00B050" fo:border-bottom="thin solid #00B050" fo:border-left="none" fo:border-right="thin solid #00B050" style:vertical-align="automatic" fo:background-color="#D9D9D9" style:repeat-content="false"/>
      <style:paragraph-properties fo:text-align="end" fo:margin-right="0.353cm"/>
      <style:text-properties fo:font-size="10pt" style:font-size-asian="10pt" style:font-size-complex="10pt" fo:font-weight="bold" style:font-weight-asian="bold" style:font-weight-complex="bold"/>
    </style:style>
    <style:style style:name="ce713" style:family="table-cell" style:parent-style-name="Default" style:data-style-name="N0">
      <style:table-cell-properties fo:border-top="none" fo:border-bottom="none" fo:border-left="thin solid #632523" fo:border-right="thin solid #632523" style:vertical-align="automatic" fo:wrap-option="wrap" fo:background-color="#FFFFFF"/>
      <style:text-properties fo:color="#1F497D" style:font-name="Comic Sans MS" style:font-name-asian="Comic Sans MS" style:font-name-complex="Comic Sans MS" fo:font-size="10pt" style:font-size-asian="10pt" style:font-size-complex="10pt" fo:font-style="italic" style:font-style-asian="italic" style:font-style-complex="italic" style:font-family-generic="script"/>
    </style:style>
    <style:style style:name="ce714" style:family="table-cell" style:parent-style-name="Default" style:data-style-name="N0">
      <style:table-cell-properties fo:border-top="none" fo:border-bottom="none" fo:border-left="thin solid #632523" fo:border-right="thin solid #632523" style:vertical-align="middle" fo:wrap-option="wrap" fo:background-color="#99FFCC" style:repeat-content="false"/>
      <style:paragraph-properties fo:text-align="end" fo:margin-right="0cm"/>
      <style:text-properties fo:font-size="10pt" style:font-size-asian="10pt" style:font-size-complex="10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FF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4cm"/>
    </style:style>
    <style:style style:name="co2" style:family="table-column">
      <style:table-column-properties fo:break-before="auto" style:column-width="1.05833333333333cm"/>
    </style:style>
    <style:style style:name="co3" style:family="table-column">
      <style:table-column-properties fo:break-before="auto" style:column-width="1.79916666666667cm"/>
    </style:style>
    <style:style style:name="co4" style:family="table-column">
      <style:table-column-properties fo:break-before="page" style:column-width="0.370416666666667cm"/>
    </style:style>
    <style:style style:name="co5" style:family="table-column">
      <style:table-column-properties fo:break-before="auto" style:column-width="1.21708333333333cm"/>
    </style:style>
    <style:style style:name="co6" style:family="table-column">
      <style:table-column-properties fo:break-before="auto" style:column-width="0.370416666666667cm"/>
    </style:style>
    <style:style style:name="co7" style:family="table-column">
      <style:table-column-properties fo:break-before="auto" style:column-width="1.69333333333333cm"/>
    </style:style>
    <style:style style:name="co8" style:family="table-column">
      <style:table-column-properties fo:break-before="auto" style:column-width="2.460625cm"/>
    </style:style>
    <style:style style:name="co9" style:family="table-column">
      <style:table-column-properties fo:break-before="auto" style:column-width="0.47625cm"/>
    </style:style>
    <style:style style:name="co10" style:family="table-column">
      <style:table-column-properties fo:break-before="auto" style:column-width="1.24354166666667cm"/>
    </style:style>
    <style:style style:name="co11" style:family="table-column">
      <style:table-column-properties fo:break-before="auto" style:column-width="2.11666666666667cm"/>
    </style:style>
    <style:style style:name="co12" style:family="table-column">
      <style:table-column-properties fo:break-before="auto" style:column-width="2.03729166666667cm"/>
    </style:style>
    <style:style style:name="co13" style:family="table-column">
      <style:table-column-properties fo:break-before="auto" style:column-width="0.635cm"/>
    </style:style>
    <style:style style:name="co14" style:family="table-column">
      <style:table-column-properties fo:break-before="auto" style:column-width="0.3175cm"/>
    </style:style>
    <style:style style:name="ro1" style:family="table-row">
      <style:table-row-properties style:row-height="15pt" style:use-optimal-row-height="true" fo:break-before="auto"/>
    </style:style>
    <style:style style:name="ro2" style:family="table-row">
      <style:table-row-properties style:row-height="34.5pt" style:use-optimal-row-height="false" fo:break-before="auto"/>
    </style:style>
    <style:style style:name="ro3" style:family="table-row">
      <style:table-row-properties style:row-height="36pt" style:use-optimal-row-height="false" fo:break-before="auto"/>
    </style:style>
    <style:style style:name="ro4" style:family="table-row">
      <style:table-row-properties style:row-height="66.75pt" style:use-optimal-row-height="false" fo:break-before="auto"/>
    </style:style>
    <style:style style:name="ro5" style:family="table-row">
      <style:table-row-properties style:row-height="16.5pt" style:use-optimal-row-height="true" fo:break-before="auto"/>
    </style:style>
    <style:style style:name="ro6" style:family="table-row">
      <style:table-row-properties style:row-height="15.75pt" style:use-optimal-row-height="true" fo:break-before="auto"/>
    </style:style>
    <style:style style:name="ro7" style:family="table-row">
      <style:table-row-properties style:row-height="5.1pt" style:use-optimal-row-height="false" fo:break-before="auto"/>
    </style:style>
    <style:style style:name="ro8" style:family="table-row">
      <style:table-row-properties style:row-height="3.75pt" style:use-optimal-row-height="false" fo:break-before="auto"/>
    </style:style>
    <style:style style:name="ro9" style:family="table-row">
      <style:table-row-properties style:row-height="30.75pt" style:use-optimal-row-height="false" fo:break-before="auto"/>
    </style:style>
    <style:style style:name="ro10" style:family="table-row">
      <style:table-row-properties style:row-height="15pt" style:use-optimal-row-height="false" fo:break-before="auto"/>
    </style:style>
    <style:style style:name="ro11" style:family="table-row">
      <style:table-row-properties style:row-height="35.25pt" style:use-optimal-row-height="false" fo:break-before="auto"/>
    </style:style>
    <style:style style:name="ro12" style:family="table-row">
      <style:table-row-properties style:row-height="62.25pt" style:use-optimal-row-height="false" fo:break-before="auto"/>
    </style:style>
    <style:style style:name="ro13" style:family="table-row">
      <style:table-row-properties style:row-height="29.25pt" style:use-optimal-row-height="false" fo:break-before="auto"/>
    </style:style>
    <style:style style:name="ro14" style:family="table-row">
      <style:table-row-properties style:row-height="15pt" style:use-optimal-row-height="true" fo:break-before="page"/>
    </style:style>
    <style:style style:name="ro15" style:family="table-row">
      <style:table-row-properties style:row-height="15.75pt" style:use-optimal-row-height="true" fo:break-before="page"/>
    </style:style>
    <style:style style:name="ro16" style:family="table-row">
      <style:table-row-properties style:row-height="25.5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18.75pt" style:use-optimal-row-height="true" fo:break-before="auto"/>
    </style:style>
    <style:style style:name="ro19" style:family="table-row">
      <style:table-row-properties style:row-height="39.75pt" style:use-optimal-row-height="false" fo:break-before="auto"/>
    </style:style>
    <style:style style:name="ro20" style:family="table-row">
      <style:table-row-properties style:row-height="27pt" style:use-optimal-row-height="false" fo:break-before="auto"/>
    </style:style>
    <style:style style:name="ro21" style:family="table-row">
      <style:table-row-properties style:row-height="4.5pt" style:use-optimal-row-height="false" fo:break-before="auto"/>
    </style:style>
    <style:style style:name="ro22" style:family="table-row">
      <style:table-row-properties style:row-height="27.7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45pt" style:use-optimal-row-height="false" fo:break-before="auto"/>
    </style:style>
    <style:style style:name="ro25" style:family="table-row">
      <style:table-row-properties style:row-height="99.95pt" style:use-optimal-row-height="false" fo:break-before="auto"/>
    </style:style>
    <style:style style:name="ro26" style:family="table-row">
      <style:table-row-properties style:row-height="26.25pt" style:use-optimal-row-height="false" fo:break-before="auto"/>
    </style:style>
    <style:style style:name="ro27" style:family="table-row">
      <style:table-row-properties style:row-height="15.75pt" style:use-optimal-row-height="false" fo:break-before="auto"/>
    </style:style>
    <style:style style:name="ro28" style:family="table-row">
      <style:table-row-properties style:row-height="18pt" style:use-optimal-row-height="false" fo:break-before="auto"/>
    </style:style>
    <style:style style:name="ro29" style:family="table-row">
      <style:table-row-properties style:row-height="49.5pt" style:use-optimal-row-height="false" fo:break-before="auto"/>
    </style:style>
    <style:style style:name="ro30" style:family="table-row">
      <style:table-row-properties style:row-height="53.25pt" style:use-optimal-row-height="false" fo:break-before="auto"/>
    </style:style>
    <style:style style:name="ro31" style:family="table-row">
      <style:table-row-properties style:row-height="51.75pt" style:use-optimal-row-height="false" fo:break-before="auto"/>
    </style:style>
    <style:style style:name="ro32" style:family="table-row">
      <style:table-row-properties style:row-height="37.5pt" style:use-optimal-row-height="false" fo:break-before="auto"/>
    </style:style>
    <style:style style:name="ro33" style:family="table-row">
      <style:table-row-properties style:row-height="92.25pt" style:use-optimal-row-height="false" fo:break-before="auto"/>
    </style:style>
    <style:style style:name="ro34" style:family="table-row">
      <style:table-row-properties style:row-height="28.5pt" style:use-optimal-row-height="false" fo:break-before="auto"/>
    </style:style>
    <style:style style:name="ro35" style:family="table-row">
      <style:table-row-properties style:row-height="38.25pt" style:use-optimal-row-height="false" fo:break-before="auto"/>
    </style:style>
    <style:style style:name="ro36" style:family="table-row">
      <style:table-row-properties style:row-height="66pt" style:use-optimal-row-height="false" fo:break-before="auto"/>
    </style:style>
    <style:style style:name="ro37" style:family="table-row">
      <style:table-row-properties style:row-height="16.5pt" style:use-optimal-row-height="false" fo:break-before="auto"/>
    </style:style>
    <style:style style:name="ro38" style:family="table-row">
      <style:table-row-properties style:row-height="5.25pt" style:use-optimal-row-height="false" fo:break-before="auto"/>
    </style:style>
    <style:style style:name="ro39" style:family="table-row">
      <style:table-row-properties style:row-height="24.75pt" style:use-optimal-row-height="false" fo:break-before="auto"/>
    </style:style>
    <style:style style:name="ro40" style:family="table-row">
      <style:table-row-properties style:row-height="3pt" style:use-optimal-row-height="false" fo:break-before="auto"/>
    </style:style>
    <style:style style:name="ro41" style:family="table-row">
      <style:table-row-properties style:row-height="31.5pt" style:use-optimal-row-height="false" fo:break-before="auto"/>
    </style:style>
    <style:style style:name="ro42" style:family="table-row">
      <style:table-row-properties style:row-height="36.75pt" style:use-optimal-row-height="false" fo:break-before="auto"/>
    </style:style>
    <style:style style:name="ro43" style:family="table-row">
      <style:table-row-properties style:row-height="45.75pt" style:use-optimal-row-height="false" fo:break-before="auto"/>
    </style:style>
    <style:style style:name="ro44" style:family="table-row">
      <style:table-row-properties style:row-height="39pt" style:use-optimal-row-height="false" fo:break-before="auto"/>
    </style:style>
    <style:style style:name="ro45" style:family="table-row">
      <style:table-row-properties style:row-height="183pt" style:use-optimal-row-height="false" fo:break-before="auto"/>
    </style:style>
    <style:style style:name="ro46" style:family="table-row">
      <style:table-row-properties style:row-height="124.5pt" style:use-optimal-row-height="false" fo:break-before="auto"/>
    </style:style>
    <style:style style:name="ro47" style:family="table-row">
      <style:table-row-properties style:row-height="46.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false"/>
      <table:table table:name="Sheet1" table:style-name="ta1" table:print-ranges="Sheet1.A1:Sheet1.Q2360">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default-cell-style-name="ce1"/>
        <table:table-column table:style-name="co10" table:default-cell-style-name="ce1"/>
        <table:table-column table:style-name="co6"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7" table:number-columns-repeated="16367" table:default-cell-style-name="ce1"/>
        <table:table-row table:style-name="ro1">
          <table:table-cell table:number-columns-repeated="5" table:style-name="ce1"/>
          <table:table-cell table:number-columns-spanned="3" table:number-rows-spanned="1" table:style-name="ce556"/>
          <table:covered-table-cell table:number-columns-repeated="2"/>
          <table:table-cell table:number-columns-repeated="2" table:style-name="ce1"/>
          <table:table-cell office:value-type="string" office:string-value="" table:formula="msoxl:=UPPER('C:\Users\antony\diy\GB Accounts\GB Accounts 2012-13\GB Accounts Company 2013-03-31 (Mar13) Excel 2007\tmp\[Financialaccounts.ods]OpenAccounts'!$E$2)" table:number-columns-spanned="6" table:number-rows-spanned="1" table:style-name="ce611"/>
          <table:covered-table-cell table:number-columns-repeated="5"/>
          <table:table-cell table:number-columns-repeated="16368" table:style-name="ce1"/>
        </table:table-row>
        <table:table-row table:style-name="ro1">
          <table:table-cell office:value-type="string" table:number-columns-spanned="3" table:number-rows-spanned="1" table:style-name="ce621">
            <text:p>Precision:</text:p>
          </table:table-cell>
          <table:covered-table-cell table:number-columns-repeated="2"/>
          <table:table-cell office:value-type="float" office:value="0" table:style-name="ce320">
            <text:p>0</text:p>
          </table:table-cell>
          <table:table-cell office:value-type="string" table:style-name="ce321">
            <text:p>dp</text:p>
          </table:table-cell>
          <table:table-cell table:style-name="ce241"/>
          <table:table-cell table:style-name="ce3"/>
          <table:table-cell office:value-type="string" table:number-columns-spanned="2" table:number-rows-spanned="1" table:style-name="ce616">
            <text:p>Accounting Period:</text:p>
          </table:table-cell>
          <table:covered-table-cell/>
          <table:table-cell office:value-type="date" office:date-value="2012-04-01T00:00:00" table:formula="msoxl:=H46" table:number-columns-spanned="3" table:number-rows-spanned="1" table:style-name="ce615">
            <text:p>01 Apr 2012</text:p>
          </table:table-cell>
          <table:covered-table-cell table:number-columns-repeated="2"/>
          <table:table-cell office:value-type="string" table:style-name="ce22">
            <text:p>-</text:p>
          </table:table-cell>
          <table:table-cell office:value-type="date" office:date-value="2013-03-31T00:00:00" table:formula="msoxl:=IF(H59&gt;0,H59,H51)" table:number-columns-spanned="3" table:number-rows-spanned="1" table:style-name="ce612">
            <text:p>31 Mar 2013</text:p>
          </table:table-cell>
          <table:covered-table-cell table:number-columns-repeated="2"/>
          <table:table-cell table:style-name="ce3"/>
          <table:table-cell table:number-columns-repeated="16367" table:style-name="ce1"/>
        </table:table-row>
        <table:table-row table:style-name="ro1">
          <table:table-cell office:value-type="string" table:number-columns-spanned="3" table:number-rows-spanned="1" table:style-name="ce621">
            <text:p>Rounding Compensation:</text:p>
          </table:table-cell>
          <table:covered-table-cell table:number-columns-repeated="2"/>
          <table:table-cell office:value-type="float" office:value="0" table:style-name="ce413">
            <text:p>0.00</text:p>
          </table:table-cell>
          <table:table-cell office:value-type="string" table:style-name="ce196">
            <text:p>£</text:p>
          </table:table-cell>
          <table:table-cell table:number-columns-repeated="2" table:style-name="ce196"/>
          <table:table-cell table:style-name="ce194"/>
          <table:table-cell table:number-columns-repeated="2" table:style-name="ce195"/>
          <table:table-cell table:style-name="ce197"/>
          <table:table-cell table:style-name="ce193"/>
          <table:table-cell table:style-name="ce22"/>
          <table:table-cell table:number-columns-repeated="2" table:style-name="ce198"/>
          <table:table-cell table:style-name="ce193"/>
          <table:table-cell table:style-name="ce196"/>
          <table:table-cell table:number-columns-repeated="16367" table:style-name="ce1"/>
        </table:table-row>
        <table:table-row table:style-name="ro2">
          <table:table-cell office:value-type="string" table:number-columns-spanned="3" table:number-rows-spanned="1" table:style-name="ce499">
            <text:p>Trial Balance Audit Check:</text:p>
          </table:table-cell>
          <table:covered-table-cell table:number-columns-repeated="2"/>
          <table:table-cell office:value-type="string" office:string-value="Trail Balance shows aggregate zero for errors." table:formula="msoxl:=IF(ROUND('C:\Users\antony\diy\GB Accounts\GB Accounts 2012-13\GB Accounts Company 2013-03-31 (Mar13) Excel 2007\tmp\[Financialaccounts.ods]TrialBalance'!$EJ$91,2)&lt;&gt;0,&quot;Trial Balance shows audit accuracy check (bottom right), correct before completing return.&quot;,&quot;Trail Balance shows aggregate zero for errors.&quot;)" table:number-columns-spanned="13" table:number-rows-spanned="1" table:style-name="ce501">
            <text:p>Trail Balance shows aggregate zero for errors.</text:p>
          </table:table-cell>
          <table:covered-table-cell table:number-columns-repeated="12"/>
          <table:table-cell table:style-name="ce196"/>
          <table:table-cell office:value-type="string" table:number-columns-spanned="5" table:number-rows-spanned="1" table:style-name="ce501">
            <text:p>Should be: "…zero for errors"</text:p>
          </table:table-cell>
          <table:covered-table-cell table:number-columns-repeated="4"/>
          <table:table-cell table:number-columns-repeated="8" table:style-name="ce410"/>
          <table:table-cell table:number-columns-repeated="16354"/>
        </table:table-row>
        <table:table-row table:style-name="ro3">
          <table:table-cell office:value-type="string" table:number-columns-spanned="3" table:number-rows-spanned="1" table:style-name="ce499">
            <text:p>Balance Sheet Audit Check:</text:p>
          </table:table-cell>
          <table:covered-table-cell table:number-columns-repeated="2"/>
          <table:table-cell office:value-type="string" office:string-value="Financial Accounts' Balance Sheet balances." table:formula="msoxl:=IF(ROUND('C:\Users\antony\diy\GB Accounts\GB Accounts 2012-13\GB Accounts Company 2013-03-31 (Mar13) Excel 2007\tmp\[Financialaccounts.ods]PubBalSht'!$F$33,2)-ROUND('C:\Users\antony\diy\GB Accounts\GB Accounts 2012-13\GB Accounts Company 2013-03-31 (Mar13) Excel 2007\tmp\[Financialaccounts.ods]PubBalSht'!$F$39,2)&lt;&gt;0,&quot;In Financial Accounts, Balance Sheet's Net Assets and Shareholder's funds do not balance. Correct before completing return.&quot;,&quot;Financial Accounts' Balance Sheet balances.&quot;)" table:number-columns-spanned="13" table:number-rows-spanned="1" table:style-name="ce501">
            <text:p>Financial Accounts' Balance Sheet balances.</text:p>
          </table:table-cell>
          <table:covered-table-cell table:number-columns-repeated="12"/>
          <table:table-cell table:style-name="ce196"/>
          <table:table-cell office:value-type="string" table:number-columns-spanned="5" table:number-rows-spanned="1" table:style-name="ce669">
            <text:p>Should be: "…Balance Sheet balances."</text:p>
          </table:table-cell>
          <table:covered-table-cell table:number-columns-repeated="4"/>
          <table:table-cell table:number-columns-repeated="16362" table:style-name="ce1"/>
        </table:table-row>
        <table:table-row table:style-name="ro4">
          <table:table-cell office:value-type="string" table:number-columns-spanned="3" table:number-rows-spanned="1" table:style-name="ce499">
            <text:p>Rounding Error Check:</text:p>
          </table:table-cell>
          <table:covered-table-cell table:number-columns-repeated="2"/>
          <table:table-cell office:value-type="string" office:string-value="The Balance Sheet balances." table:formula="msoxl:=IF(ABS(H286-H309)&gt;0,&quot;Rounding has possibly resulted in an difference between Total net assets (box AC68) and the shareholders Funds (box AC80). Check for errors then consider setting the rounding compensation (above) to absorb this error into the cash at hand balance.&quot;,&quot;The Balance Sheet balances.&quot;)" table:number-columns-spanned="13" table:number-rows-spanned="1" table:style-name="ce501">
            <text:p>The Balance Sheet balances.</text:p>
          </table:table-cell>
          <table:covered-table-cell table:number-columns-repeated="12"/>
          <table:table-cell table:style-name="ce196"/>
          <table:table-cell office:value-type="string" table:number-columns-spanned="5" table:number-rows-spanned="1" table:style-name="ce669">
            <text:p>Should be: "…Balance Sheet balances."</text:p>
            <text:p/>
            <text:p>A difference could also be Shareholders funds not deposited in bank.</text:p>
          </table:table-cell>
          <table:covered-table-cell table:number-columns-repeated="4"/>
          <table:table-cell table:number-columns-repeated="16362" table:style-name="ce1"/>
        </table:table-row>
        <table:table-row table:style-name="ro5">
          <table:table-cell table:number-columns-repeated="2" table:style-name="ce323"/>
          <table:table-cell table:style-name="ce324"/>
          <table:table-cell office:value-type="string" office:string-value="No rounding compensation applied." table:formula="msoxl:=IF(H1220&lt;&gt;0,&quot;Rounding compensation of &quot; &amp; TEXT(H1220,&quot;0.00&quot;) &amp; &quot; applied.&quot;,&quot;No rounding compensation applied.&quot;)" table:number-columns-spanned="13" table:number-rows-spanned="1" table:style-name="ce503">
            <text:p>No rounding compensation applied.</text:p>
          </table:table-cell>
          <table:covered-table-cell table:number-columns-repeated="12"/>
          <table:table-cell table:style-name="ce196"/>
          <table:table-cell table:number-columns-repeated="16367" table:style-name="ce1"/>
        </table:table-row>
        <table:table-row table:style-name="ro6">
          <table:table-cell office:value-type="string" table:number-columns-spanned="4" table:number-rows-spanned="1" table:style-name="ce434">
            <text:p>About the company</text:p>
          </table:table-cell>
          <table:covered-table-cell table:number-columns-repeated="3"/>
          <table:table-cell table:style-name="ce2"/>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style-name="ce1"/>
        </table:table-row>
        <table:table-row table:style-name="ro7">
          <table:table-cell table:number-columns-repeated="17" table:style-name="ce4"/>
          <table:table-cell table:number-columns-repeated="16367" table:style-name="ce1"/>
        </table:table-row>
        <table:table-row table:style-name="ro1">
          <table:table-cell office:value-type="string" table:number-columns-spanned="17" table:number-rows-spanned="1" table:style-name="ce673">
            <text:p>Companies House data</text:p>
          </table:table-cell>
          <table:covered-table-cell table:number-columns-repeated="16"/>
          <table:table-cell table:number-columns-repeated="16367" table:style-name="ce1"/>
        </table:table-row>
        <table:table-row table:style-name="ro1">
          <table:table-cell office:value-type="string" table:style-name="ce42">
            <text:p>Please see below for details of your company held by Companies House.</text:p>
          </table:table-cell>
          <table:table-cell table:number-columns-repeated="3" table:style-name="ce42"/>
          <table:table-cell table:number-columns-repeated="12" table:style-name="ce40"/>
          <table:table-cell table:style-name="ce41"/>
          <table:table-cell table:number-columns-repeated="16367" table:style-name="ce1"/>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style-name="ce1"/>
        </table:table-row>
        <table:table-row table:style-name="ro7">
          <table:table-cell table:style-name="ce6"/>
          <table:table-cell table:number-columns-repeated="2" table:style-name="ce8"/>
          <table:table-cell table:style-name="ce7"/>
          <table:table-cell table:number-columns-repeated="11" table:style-name="ce8"/>
          <table:table-cell table:style-name="ce7"/>
          <table:table-cell table:style-name="ce5"/>
          <table:table-cell table:number-columns-repeated="16367" table:style-name="ce1"/>
        </table:table-row>
        <table:table-row table:style-name="ro1">
          <table:table-cell office:value-type="string" table:number-columns-spanned="4" table:number-rows-spanned="1" table:style-name="ce678">
            <text:p>Company Name:</text:p>
          </table:table-cell>
          <table:covered-table-cell table:number-columns-repeated="3"/>
          <table:table-cell table:style-name="ce23"/>
          <table:table-cell office:value-type="string" office:string-value="" table:formula="msoxl:=UPPER('C:\Users\antony\diy\GB Accounts\GB Accounts 2012-13\GB Accounts Company 2013-03-31 (Mar13) Excel 2007\tmp\[Financialaccounts.ods]OpenAccounts'!$E$2)" table:number-columns-spanned="11" table:number-rows-spanned="1" table:style-name="ce614"/>
          <table:covered-table-cell table:number-columns-repeated="10"/>
          <table:table-cell table:style-name="ce5"/>
          <table:table-cell table:number-columns-repeated="16367" table:style-name="ce1"/>
        </table:table-row>
        <table:table-row table:style-name="ro7">
          <table:table-cell table:style-name="ce58"/>
          <table:table-cell table:number-columns-repeated="2" table:style-name="ce24"/>
          <table:table-cell table:style-name="ce12"/>
          <table:table-cell table:number-columns-repeated="11" table:style-name="ce13"/>
          <table:table-cell table:style-name="ce31"/>
          <table:table-cell table:style-name="ce5"/>
          <table:table-cell table:number-columns-repeated="16367" table:style-name="ce1"/>
        </table:table-row>
        <table:table-row table:style-name="ro1">
          <table:table-cell table:number-columns-spanned="4" table:number-rows-spanned="1" table:style-name="ce618"/>
          <table:covered-table-cell table:number-columns-repeated="3"/>
          <table:table-cell table:style-name="ce38"/>
          <table:table-cell table:number-columns-spanned="11" table:number-rows-spanned="1" table:style-name="ce604"/>
          <table:covered-table-cell table:number-columns-repeated="10"/>
          <table:table-cell table:style-name="ce5"/>
          <table:table-cell table:number-columns-repeated="16367" table:style-name="ce1"/>
        </table:table-row>
        <table:table-row table:style-name="ro7">
          <table:table-cell table:style-name="ce59"/>
          <table:table-cell table:number-columns-repeated="2" table:style-name="ce26"/>
          <table:table-cell table:style-name="ce10"/>
          <table:table-cell table:style-name="ce23"/>
          <table:table-cell table:number-columns-repeated="10" table:style-name="ce30"/>
          <table:table-cell table:style-name="ce29"/>
          <table:table-cell table:style-name="ce5"/>
          <table:table-cell table:number-columns-repeated="16367"/>
        </table:table-row>
        <table:table-row table:style-name="ro1">
          <table:table-cell office:value-type="string" table:number-columns-spanned="4" table:number-rows-spanned="1" table:style-name="ce678">
            <text:p>Company Registration Number:</text:p>
          </table:table-cell>
          <table:covered-table-cell table:number-columns-repeated="3"/>
          <table:table-cell table:style-name="ce23"/>
          <table:table-cell office:value-type="string" table:style-name="ce83">
            <text:p>AC1</text:p>
          </table:table-cell>
          <table:table-cell table:style-name="ce54"/>
          <table:table-cell office:value-type="string" office:string-value="" table:formula="msoxl:=IF('C:\Users\antony\diy\GB Accounts\GB Accounts 2012-13\GB Accounts Company 2013-03-31 (Mar13) Excel 2007\tmp\[Financialaccounts.ods]OpenAccounts'!$E$3&gt;0,'C:\Users\antony\diy\GB Accounts\GB Accounts 2012-13\GB Accounts Company 2013-03-31 (Mar13) Excel 2007\tmp\[Financialaccounts.ods]OpenAccounts'!$E$3,&quot;&quot;)" table:number-columns-spanned="9" table:number-rows-spanned="1" table:style-name="ce606"/>
          <table:covered-table-cell table:number-columns-repeated="8"/>
          <table:table-cell table:style-name="ce5"/>
          <table:table-cell table:number-columns-repeated="16367"/>
        </table:table-row>
        <table:table-row table:style-name="ro8">
          <table:table-cell table:style-name="ce58"/>
          <table:table-cell table:number-columns-repeated="2" table:style-name="ce24"/>
          <table:table-cell table:style-name="ce12"/>
          <table:table-cell table:number-columns-repeated="11" table:style-name="ce13"/>
          <table:table-cell table:style-name="ce31"/>
          <table:table-cell table:style-name="ce5"/>
          <table:table-cell table:number-columns-repeated="16367"/>
        </table:table-row>
        <table:table-row table:style-name="ro1">
          <table:table-cell table:number-columns-spanned="4" table:number-rows-spanned="1" table:style-name="ce618"/>
          <table:covered-table-cell table:number-columns-repeated="3"/>
          <table:table-cell table:style-name="ce38"/>
          <table:table-cell table:number-columns-spanned="11" table:number-rows-spanned="1" table:style-name="ce604"/>
          <table:covered-table-cell table:number-columns-repeated="10"/>
          <table:table-cell table:style-name="ce5"/>
          <table:table-cell table:number-columns-repeated="16367"/>
        </table:table-row>
        <table:table-row table:style-name="ro7">
          <table:table-cell table:style-name="ce59"/>
          <table:table-cell table:number-columns-repeated="2" table:style-name="ce26"/>
          <table:table-cell table:style-name="ce10"/>
          <table:table-cell table:style-name="ce23"/>
          <table:table-cell table:number-columns-repeated="10" table:style-name="ce30"/>
          <table:table-cell table:style-name="ce29"/>
          <table:table-cell table:style-name="ce5"/>
          <table:table-cell table:number-columns-repeated="16367"/>
        </table:table-row>
        <table:table-row table:style-name="ro1">
          <table:table-cell office:value-type="string" table:number-columns-spanned="4" table:number-rows-spanned="1" table:style-name="ce678">
            <text:p>Registered Office address:</text:p>
          </table:table-cell>
          <table:covered-table-cell table:number-columns-repeated="3"/>
          <table:table-cell table:style-name="ce23"/>
          <table:table-cell office:value-type="string" office:string-value="" table:formula="msoxl:=IF('C:\Users\antony\diy\GB Accounts\GB Accounts 2012-13\GB Accounts Company 2013-03-31 (Mar13) Excel 2007\tmp\[Financialaccounts.ods]OpenAccounts'!$J$3&gt;0,'C:\Users\antony\diy\GB Accounts\GB Accounts 2012-13\GB Accounts Company 2013-03-31 (Mar13) Excel 2007\tmp\[Financialaccounts.ods]OpenAccounts'!$J$3,&quot;&quot;)" table:number-columns-spanned="11" table:number-rows-spanned="1" table:style-name="ce608"/>
          <table:covered-table-cell table:number-columns-repeated="10"/>
          <table:table-cell table:style-name="ce5"/>
          <table:table-cell table:number-columns-repeated="16367"/>
        </table:table-row>
        <table:table-row table:style-name="ro8">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table:number-columns-spanned="4" table:number-rows-spanned="1" table:style-name="ce680"/>
          <table:covered-table-cell table:number-columns-repeated="3"/>
          <table:table-cell table:style-name="ce25"/>
          <table:table-cell office:value-type="string" office:string-value="" table:formula="msoxl:=IF('C:\Users\antony\diy\GB Accounts\GB Accounts 2012-13\GB Accounts Company 2013-03-31 (Mar13) Excel 2007\tmp\[Financialaccounts.ods]OpenAccounts'!$J$4&gt;0,'C:\Users\antony\diy\GB Accounts\GB Accounts 2012-13\GB Accounts Company 2013-03-31 (Mar13) Excel 2007\tmp\[Financialaccounts.ods]OpenAccounts'!$J$4,&quot;&quot;)" table:number-columns-spanned="11" table:number-rows-spanned="1" table:style-name="ce610"/>
          <table:covered-table-cell table:number-columns-repeated="10"/>
          <table:table-cell table:style-name="ce5"/>
          <table:table-cell table:number-columns-repeated="16367"/>
        </table:table-row>
        <table:table-row table:style-name="ro8">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City of Town:</text:p>
          </table:table-cell>
          <table:covered-table-cell table:number-columns-repeated="3"/>
          <table:table-cell table:style-name="ce23"/>
          <table:table-cell office:value-type="string" office:string-value="" table:formula="msoxl:=IF('C:\Users\antony\diy\GB Accounts\GB Accounts 2012-13\GB Accounts Company 2013-03-31 (Mar13) Excel 2007\tmp\[Financialaccounts.ods]OpenAccounts'!$J$6&gt;0,'C:\Users\antony\diy\GB Accounts\GB Accounts 2012-13\GB Accounts Company 2013-03-31 (Mar13) Excel 2007\tmp\[Financialaccounts.ods]OpenAccounts'!$J$6,&quot;&quot;)" table:number-columns-spanned="11" table:number-rows-spanned="1" table:style-name="ce608"/>
          <table:covered-table-cell table:number-columns-repeated="10"/>
          <table:table-cell table:style-name="ce5"/>
          <table:table-cell table:number-columns-repeated="16367"/>
        </table:table-row>
        <table:table-row table:style-name="ro8">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County:</text:p>
          </table:table-cell>
          <table:covered-table-cell table:number-columns-repeated="3"/>
          <table:table-cell table:style-name="ce25"/>
          <table:table-cell office:value-type="string" office:string-value="" table:formula="msoxl:=IF('C:\Users\antony\diy\GB Accounts\GB Accounts 2012-13\GB Accounts Company 2013-03-31 (Mar13) Excel 2007\tmp\[Financialaccounts.ods]OpenAccounts'!$J$5&gt;0,'C:\Users\antony\diy\GB Accounts\GB Accounts 2012-13\GB Accounts Company 2013-03-31 (Mar13) Excel 2007\tmp\[Financialaccounts.ods]OpenAccounts'!$J$5,&quot;&quot;)" table:number-columns-spanned="11" table:number-rows-spanned="1" table:style-name="ce610"/>
          <table:covered-table-cell table:number-columns-repeated="10"/>
          <table:table-cell table:style-name="ce5"/>
          <table:table-cell table:number-columns-repeated="16367"/>
        </table:table-row>
        <table:table-row table:style-name="ro8">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Postcode:</text:p>
          </table:table-cell>
          <table:covered-table-cell table:number-columns-repeated="3"/>
          <table:table-cell table:style-name="ce23"/>
          <table:table-cell office:value-type="string" office:string-value="" table:formula="msoxl:=IF('C:\Users\antony\diy\GB Accounts\GB Accounts 2012-13\GB Accounts Company 2013-03-31 (Mar13) Excel 2007\tmp\[Financialaccounts.ods]OpenAccounts'!$N$6&gt;0,'C:\Users\antony\diy\GB Accounts\GB Accounts 2012-13\GB Accounts Company 2013-03-31 (Mar13) Excel 2007\tmp\[Financialaccounts.ods]OpenAccounts'!$N$6,&quot;&quot;)" table:number-columns-spanned="11" table:number-rows-spanned="1" table:style-name="ce608"/>
          <table:covered-table-cell table:number-columns-repeated="10"/>
          <table:table-cell table:style-name="ce5"/>
          <table:table-cell table:number-columns-repeated="16367"/>
        </table:table-row>
        <table:table-row table:style-name="ro8">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3" table:style-name="ce27"/>
          <table:table-cell table:style-name="ce60"/>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Country:</text:p>
          </table:table-cell>
          <table:covered-table-cell table:number-columns-repeated="3"/>
          <table:table-cell table:style-name="ce25"/>
          <table:table-cell office:value-type="string" table:number-columns-spanned="11" table:number-rows-spanned="1" table:style-name="ce610">
            <text:p>GBR</text:p>
          </table:table-cell>
          <table:covered-table-cell table:number-columns-repeated="10"/>
          <table:table-cell table:style-name="ce5"/>
          <table:table-cell table:number-columns-repeated="16367"/>
        </table:table-row>
        <table:table-row table:style-name="ro8">
          <table:table-cell table:style-name="ce18"/>
          <table:table-cell table:number-columns-repeated="2" table:style-name="ce21"/>
          <table:table-cell table:style-name="ce20"/>
          <table:table-cell table:number-columns-repeated="11" table:style-name="ce21"/>
          <table:table-cell table:style-name="ce20"/>
          <table:table-cell table:style-name="ce5"/>
          <table:table-cell table:number-columns-repeated="16367"/>
        </table:table-row>
        <table:table-row table:style-name="ro9">
          <table:table-cell table:number-columns-repeated="16" table:style-name="ce1"/>
          <table:table-cell table:style-name="ce5"/>
          <table:table-cell table:number-columns-repeated="16367"/>
        </table:table-row>
        <table:table-row table:style-name="ro7">
          <table:table-cell table:number-columns-repeated="17" table:style-name="ce47"/>
          <table:table-cell table:number-columns-repeated="16367"/>
        </table:table-row>
        <table:table-row table:style-name="ro1">
          <table:table-cell office:value-type="string" table:number-columns-spanned="17" table:number-rows-spanned="1" table:style-name="ce673">
            <text:p>Period of accounts dates for the period that is being reported</text:p>
          </table:table-cell>
          <table:covered-table-cell table:number-columns-repeated="16"/>
          <table:table-cell table:number-columns-repeated="16367"/>
        </table:table-row>
        <table:table-row table:style-name="ro1">
          <table:table-cell table:number-columns-repeated="4" table:style-name="ce42"/>
          <table:table-cell table:number-columns-repeated="12" table:style-name="ce4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6"/>
          <table:table-cell table:number-columns-repeated="2" table:style-name="ce8"/>
          <table:table-cell table:style-name="ce7"/>
          <table:table-cell table:number-columns-repeated="11" table:style-name="ce8"/>
          <table:table-cell table:style-name="ce7"/>
          <table:table-cell table:style-name="ce5"/>
          <table:table-cell table:number-columns-repeated="16367"/>
        </table:table-row>
        <table:table-row table:style-name="ro10">
          <table:table-cell table:style-name="ce9"/>
          <table:table-cell table:number-columns-repeated="2" table:style-name="ce54"/>
          <table:table-cell table:style-name="ce65"/>
          <table:table-cell table:style-name="ce54"/>
          <table:table-cell office:value-type="string" table:number-columns-spanned="10" table:number-rows-spanned="1" table:style-name="ce553">
            <text:p>The accounts should only contain transactions from this date (inclusive)</text:p>
          </table:table-cell>
          <table:covered-table-cell table:number-columns-repeated="9"/>
          <table:table-cell table:style-name="ce65"/>
          <table:table-cell table:style-name="ce5"/>
          <table:table-cell table:number-columns-repeated="16367"/>
        </table:table-row>
        <table:table-row table:style-name="ro1">
          <table:table-cell office:value-type="string" table:number-columns-spanned="4" table:number-rows-spanned="1" table:style-name="ce678">
            <text:p>Start date:<text:span text:style-name="T5">*</text:span></text:p>
          </table:table-cell>
          <table:covered-table-cell table:number-columns-repeated="3"/>
          <table:table-cell table:style-name="ce23"/>
          <table:table-cell office:value-type="string" table:style-name="ce83">
            <text:p>AC3</text:p>
          </table:table-cell>
          <table:table-cell table:style-name="ce54"/>
          <table:table-cell office:value-type="date" office:date-value="2012-04-01T00:00:00" table:formula="msoxl:='C:\Users\antony\diy\GB Accounts\GB Accounts 2012-13\GB Accounts Company 2013-03-31 (Mar13) Excel 2007\tmp\[Financialaccounts.ods]CorporationTax'!$C$33" table:number-columns-spanned="2" table:number-rows-spanned="1" table:style-name="ce693">
            <text:p>01/04/2012</text:p>
          </table:table-cell>
          <table:covered-table-cell/>
          <table:table-cell table:number-columns-spanned="2" table:number-rows-spanned="1" table:style-name="ce704"/>
          <table:covered-table-cell/>
          <table:table-cell table:number-columns-spanned="2" table:number-rows-spanned="1" table:style-name="ce628"/>
          <table:covered-table-cell/>
          <table:table-cell table:number-columns-spanned="2" table:number-rows-spanned="1" table:style-name="ce628"/>
          <table:covered-table-cell/>
          <table:table-cell table:style-name="ce69"/>
          <table:table-cell table:style-name="ce5"/>
          <table:table-cell table:number-columns-repeated="16367"/>
        </table:table-row>
        <table:table-row table:style-name="ro1">
          <table:table-cell table:style-name="ce9"/>
          <table:table-cell table:number-columns-repeated="2" table:style-name="ce54"/>
          <table:table-cell table:style-name="ce65"/>
          <table:table-cell table:style-name="ce23"/>
          <table:table-cell office:value-type="string" table:number-columns-spanned="11" table:number-rows-spanned="1" table:style-name="ce699">
            <text:p>e.g. dd/mm/yyyy</text:p>
          </table:table-cell>
          <table:covered-table-cell table:number-columns-repeated="10"/>
          <table:table-cell table:style-name="ce5"/>
          <table:table-cell table:number-columns-repeated="16367"/>
        </table:table-row>
        <table:table-row table:style-name="ro7">
          <table:table-cell table:style-name="ce11"/>
          <table:table-cell table:number-columns-repeated="2" table:style-name="ce55"/>
          <table:table-cell table:style-name="ce66"/>
          <table:table-cell table:number-columns-repeated="11" table:style-name="ce13"/>
          <table:table-cell table:style-name="ce31"/>
          <table:table-cell table:style-name="ce5"/>
          <table:table-cell table:number-columns-repeated="16367"/>
        </table:table-row>
        <table:table-row table:style-name="ro7">
          <table:table-cell table:style-name="ce16"/>
          <table:table-cell table:number-columns-repeated="2" table:style-name="ce57"/>
          <table:table-cell table:style-name="ce68"/>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14"/>
          <table:table-cell table:number-columns-repeated="2" table:style-name="ce56"/>
          <table:table-cell table:style-name="ce67"/>
          <table:table-cell table:style-name="ce235"/>
          <table:table-cell office:value-type="string" table:number-columns-spanned="10" table:number-rows-spanned="1" table:style-name="ce550">
            <text:p>The accounts should only contain transactions up to this date (inclusive)</text:p>
          </table:table-cell>
          <table:covered-table-cell table:number-columns-repeated="9"/>
          <table:table-cell table:style-name="ce240"/>
          <table:table-cell table:style-name="ce5"/>
          <table:table-cell table:number-columns-repeated="16367"/>
        </table:table-row>
        <table:table-row table:style-name="ro1">
          <table:table-cell office:value-type="string" table:number-columns-spanned="4" table:number-rows-spanned="1" table:style-name="ce680">
            <text:p>End date:<text:span text:style-name="T4">*</text:span></text:p>
          </table:table-cell>
          <table:covered-table-cell table:number-columns-repeated="3"/>
          <table:table-cell table:style-name="ce25"/>
          <table:table-cell office:value-type="string" table:style-name="ce83">
            <text:p>AC4</text:p>
          </table:table-cell>
          <table:table-cell table:style-name="ce56"/>
          <table:table-cell office:value-type="date" office:date-value="2013-03-31T00:00:00" table:formula="msoxl:='C:\Users\antony\diy\GB Accounts\GB Accounts 2012-13\GB Accounts Company 2013-03-31 (Mar13) Excel 2007\tmp\[Financialaccounts.ods]CorporationTax'!$D$34" table:number-columns-spanned="2" table:number-rows-spanned="1" table:style-name="ce693">
            <text:p>31/03/2013</text:p>
          </table:table-cell>
          <table:covered-table-cell/>
          <table:table-cell table:number-columns-spanned="2" table:number-rows-spanned="1" table:style-name="ce703"/>
          <table:covered-table-cell/>
          <table:table-cell table:number-columns-spanned="2" table:number-rows-spanned="1" table:style-name="ce630"/>
          <table:covered-table-cell/>
          <table:table-cell table:number-columns-spanned="2" table:number-rows-spanned="1" table:style-name="ce630"/>
          <table:covered-table-cell/>
          <table:table-cell table:style-name="ce269"/>
          <table:table-cell table:style-name="ce5"/>
          <table:table-cell table:number-columns-repeated="16367"/>
        </table:table-row>
        <table:table-row table:style-name="ro1">
          <table:table-cell table:style-name="ce14"/>
          <table:table-cell table:number-columns-repeated="2" table:style-name="ce56"/>
          <table:table-cell table:style-name="ce67"/>
          <table:table-cell table:style-name="ce25"/>
          <table:table-cell office:value-type="string" table:number-columns-spanned="11" table:number-rows-spanned="1" table:style-name="ce702">
            <text:p>e.g. dd/mm/yyyy</text:p>
          </table:table-cell>
          <table:covered-table-cell table:number-columns-repeated="10"/>
          <table:table-cell table:style-name="ce5"/>
          <table:table-cell table:number-columns-repeated="16367"/>
        </table:table-row>
        <table:table-row table:style-name="ro7">
          <table:table-cell table:style-name="ce18"/>
          <table:table-cell table:number-columns-repeated="2" table:style-name="ce21"/>
          <table:table-cell table:style-name="ce20"/>
          <table:table-cell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1">
          <table:table-cell office:value-type="string" table:number-columns-spanned="16" table:number-rows-spanned="1" table:style-name="ce441">
            <text:p>If you have drawn up your accounts to a different end date you may change the date by seven days, either earlier or later. If you need to change by more than seven days, then this service is <text:s/>not suitable for you.</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6"/>
          <table:table-cell table:number-columns-repeated="2" table:style-name="ce8"/>
          <table:table-cell table:style-name="ce7"/>
          <table:table-cell table:number-columns-repeated="11" table:style-name="ce8"/>
          <table:table-cell table:style-name="ce7"/>
          <table:table-cell table:style-name="ce5"/>
          <table:table-cell table:number-columns-repeated="16367"/>
        </table:table-row>
        <table:table-row table:style-name="ro10">
          <table:table-cell table:style-name="ce9"/>
          <table:table-cell table:number-columns-repeated="2" table:style-name="ce54"/>
          <table:table-cell table:style-name="ce65"/>
          <table:table-cell table:style-name="ce54"/>
          <table:table-cell office:value-type="string" table:number-columns-spanned="4" table:number-rows-spanned="1" table:style-name="ce553">
            <text:p>Not captured in DIY Accounting</text:p>
          </table:table-cell>
          <table:covered-table-cell table:number-columns-repeated="3"/>
          <table:table-cell table:number-columns-repeated="6" table:style-name="ce54"/>
          <table:table-cell table:style-name="ce65"/>
          <table:table-cell table:style-name="ce5"/>
          <table:table-cell table:number-columns-repeated="16367"/>
        </table:table-row>
        <table:table-row table:style-name="ro1">
          <table:table-cell office:value-type="string" table:number-columns-spanned="4" table:number-rows-spanned="1" table:style-name="ce678">
            <text:p>Revised end date of accounts:</text:p>
          </table:table-cell>
          <table:covered-table-cell table:number-columns-repeated="3"/>
          <table:table-cell table:style-name="ce23"/>
          <table:table-cell office:value-type="string" table:style-name="ce83">
            <text:p>AC4A</text:p>
          </table:table-cell>
          <table:table-cell table:style-name="ce70"/>
          <table:table-cell table:number-columns-spanned="2" table:number-rows-spanned="1" table:style-name="ce693"/>
          <table:covered-table-cell/>
          <table:table-cell table:number-columns-repeated="6" table:style-name="ce48"/>
          <table:table-cell table:style-name="ce69"/>
          <table:table-cell table:style-name="ce5"/>
          <table:table-cell table:number-columns-repeated="16367"/>
        </table:table-row>
        <table:table-row table:style-name="ro1">
          <table:table-cell table:style-name="ce9"/>
          <table:table-cell table:number-columns-repeated="2" table:style-name="ce54"/>
          <table:table-cell table:style-name="ce65"/>
          <table:table-cell table:style-name="ce23"/>
          <table:table-cell office:value-type="string" table:number-columns-spanned="11" table:number-rows-spanned="1" table:style-name="ce699">
            <text:p>e.g. dd/mm/yyyy</text:p>
          </table:table-cell>
          <table:covered-table-cell table:number-columns-repeated="10"/>
          <table:table-cell table:style-name="ce5"/>
          <table:table-cell table:number-columns-repeated="16367"/>
        </table:table-row>
        <table:table-row table:style-name="ro7">
          <table:table-cell table:style-name="ce11"/>
          <table:table-cell table:number-columns-repeated="2" table:style-name="ce55"/>
          <table:table-cell table:style-name="ce66"/>
          <table:table-cell table:number-columns-repeated="11" table:style-name="ce13"/>
          <table:table-cell table:style-name="ce31"/>
          <table:table-cell table:style-name="ce5"/>
          <table:table-cell table:number-columns-repeated="16367"/>
        </table:table-row>
        <table:table-row table:style-name="ro7">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1">
          <table:table-cell office:value-type="string" table:number-columns-spanned="17" table:number-rows-spanned="1" table:style-name="ce673">
            <text:p>Period of accounts for the previous period</text:p>
          </table:table-cell>
          <table:covered-table-cell table:number-columns-repeated="16"/>
          <table:table-cell table:number-columns-repeated="16367"/>
        </table:table-row>
        <table:table-row table:style-name="ro1">
          <table:table-cell table:number-columns-repeated="4" table:style-name="ce42"/>
          <table:table-cell table:number-columns-repeated="12" table:style-name="ce4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6"/>
          <table:table-cell table:number-columns-repeated="2" table:style-name="ce8"/>
          <table:table-cell table:style-name="ce7"/>
          <table:table-cell table:number-columns-repeated="11" table:style-name="ce8"/>
          <table:table-cell table:style-name="ce7"/>
          <table:table-cell table:style-name="ce5"/>
          <table:table-cell table:number-columns-repeated="16367"/>
        </table:table-row>
        <table:table-row table:style-name="ro1">
          <table:table-cell office:value-type="string" table:number-columns-spanned="4" table:number-rows-spanned="1" table:style-name="ce678">
            <text:p>Start date:</text:p>
          </table:table-cell>
          <table:covered-table-cell table:number-columns-repeated="3"/>
          <table:table-cell table:style-name="ce23"/>
          <table:table-cell office:value-type="string" table:style-name="ce83">
            <text:p>AC205</text:p>
          </table:table-cell>
          <table:table-cell table:style-name="ce54"/>
          <table:table-cell office:value-type="string" office:string-value="" table:formula="msoxl:=IF('C:\Users\antony\diy\GB Accounts\GB Accounts 2012-13\GB Accounts Company 2013-03-31 (Mar13) Excel 2007\tmp\[Financialaccounts.ods]OpenAccounts'!$E$34&lt;&gt;0,DATE(YEAR(H46)-1,MONTH(H46),DAY(H46)),&quot;&quot;)" table:number-columns-spanned="2" table:number-rows-spanned="1" table:style-name="ce693"/>
          <table:covered-table-cell/>
          <table:table-cell table:number-columns-repeated="6" table:style-name="ce220"/>
          <table:table-cell table:style-name="ce69"/>
          <table:table-cell table:style-name="ce5"/>
          <table:table-cell table:number-columns-repeated="16367"/>
        </table:table-row>
        <table:table-row table:style-name="ro1">
          <table:table-cell table:style-name="ce9"/>
          <table:table-cell table:number-columns-repeated="2" table:style-name="ce54"/>
          <table:table-cell table:style-name="ce65"/>
          <table:table-cell table:style-name="ce23"/>
          <table:table-cell office:value-type="string" table:number-columns-spanned="11" table:number-rows-spanned="1" table:style-name="ce699">
            <text:p>e.g. dd/mm/yyyy</text:p>
          </table:table-cell>
          <table:covered-table-cell table:number-columns-repeated="10"/>
          <table:table-cell table:style-name="ce5"/>
          <table:table-cell table:number-columns-repeated="16367"/>
        </table:table-row>
        <table:table-row table:style-name="ro7">
          <table:table-cell table:style-name="ce11"/>
          <table:table-cell table:number-columns-repeated="2" table:style-name="ce55"/>
          <table:table-cell table:style-name="ce66"/>
          <table:table-cell table:number-columns-repeated="11" table:style-name="ce13"/>
          <table:table-cell table:style-name="ce31"/>
          <table:table-cell table:style-name="ce5"/>
          <table:table-cell table:number-columns-repeated="16367"/>
        </table:table-row>
        <table:table-row table:style-name="ro7">
          <table:table-cell table:style-name="ce16"/>
          <table:table-cell table:number-columns-repeated="2" table:style-name="ce57"/>
          <table:table-cell table:style-name="ce68"/>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End date:</text:p>
          </table:table-cell>
          <table:covered-table-cell table:number-columns-repeated="3"/>
          <table:table-cell table:style-name="ce25"/>
          <table:table-cell office:value-type="string" table:style-name="ce83">
            <text:p>AC206</text:p>
          </table:table-cell>
          <table:table-cell table:style-name="ce56"/>
          <table:table-cell office:value-type="string" office:string-value="" table:formula="msoxl:=IF('C:\Users\antony\diy\GB Accounts\GB Accounts 2012-13\GB Accounts Company 2013-03-31 (Mar13) Excel 2007\tmp\[Financialaccounts.ods]OpenAccounts'!$E$34&lt;&gt;0,DATE(YEAR(H51)-1,MONTH(H51),DAY(H51)),&quot;&quot;)" table:number-columns-spanned="2" table:number-rows-spanned="1" table:style-name="ce693"/>
          <table:covered-table-cell/>
          <table:table-cell table:number-columns-repeated="6" table:style-name="ce216"/>
          <table:table-cell table:style-name="ce217"/>
          <table:table-cell table:style-name="ce5"/>
          <table:table-cell table:number-columns-repeated="16367"/>
        </table:table-row>
        <table:table-row table:style-name="ro1">
          <table:table-cell table:style-name="ce14"/>
          <table:table-cell table:number-columns-repeated="2" table:style-name="ce56"/>
          <table:table-cell table:style-name="ce67"/>
          <table:table-cell table:style-name="ce25"/>
          <table:table-cell office:value-type="string" table:number-columns-spanned="11" table:number-rows-spanned="1" table:style-name="ce702">
            <text:p>e.g. dd/mm/yyyy</text:p>
          </table:table-cell>
          <table:covered-table-cell table:number-columns-repeated="10"/>
          <table:table-cell table:style-name="ce5"/>
          <table:table-cell table:number-columns-repeated="16367"/>
        </table:table-row>
        <table:table-row table:style-name="ro7">
          <table:table-cell table:style-name="ce18"/>
          <table:table-cell table:number-columns-repeated="2" table:style-name="ce21"/>
          <table:table-cell table:style-name="ce20"/>
          <table:table-cell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2">
          <table:table-cell office:value-type="string" table:number-columns-spanned="16" table:number-rows-spanned="1" table:style-name="ce441">
            <text:p>The dates given are the oldest set of accounts that Companies House records indicate are due, under the</text:p>
            <text:p>Companies Act 2006. You will not be able to submit accounts to Companies House for any other dates using this</text:p>
            <text:p>template. You will have to submit earlier accounts to Companies House by other means. You may still use this</text:p>
            <text:p>service to create the Statutory Accounts as part of the Company Tax Return.</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3">
          <table:table-cell office:value-type="string" table:number-columns-spanned="9" table:number-rows-spanned="1" table:style-name="ce471">
            <text:p>Do you want to proceed using the period of account, including any amendment you may have made to the end date?</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number-columns-repeated="16369" table:style-name="ce1"/>
        </table:table-row>
        <table:table-row table:style-name="ro1">
          <table:table-cell table:number-columns-repeated="16384"/>
        </table:table-row>
        <table:table-row table:style-name="ro14">
          <table:table-cell table:number-columns-repeated="16384" table:style-name="ce1"/>
        </table:table-row>
        <table:table-row table:style-name="ro15">
          <table:table-cell office:value-type="string" table:number-columns-spanned="4" table:number-rows-spanned="1" table:style-name="ce434">
            <text:p>Officers of the company</text:p>
          </table:table-cell>
          <table:covered-table-cell table:number-columns-repeated="3"/>
          <table:table-cell table:style-name="ce46"/>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6">
          <table:table-cell table:number-columns-spanned="17" table:number-rows-spanned="1" table:style-name="ce673"/>
          <table:covered-table-cell table:number-columns-repeated="16"/>
          <table:table-cell table:number-columns-repeated="16367"/>
        </table:table-row>
        <table:table-row table:style-name="ro1">
          <table:table-cell office:value-type="string" table:style-name="ce42">
            <text:p>You are required to confirm the names of the directors of the company.</text:p>
          </table:table-cell>
          <table:table-cell table:number-columns-repeated="3" table:style-name="ce42"/>
          <table:table-cell table:number-columns-repeated="12" table:style-name="ce40"/>
          <table:table-cell table:style-name="ce41"/>
          <table:table-cell table:number-columns-repeated="16367"/>
        </table:table-row>
        <table:table-row table:style-name="ro1">
          <table:table-cell office:value-type="string" table:style-name="ce42">
            <text:p>Please provide the name of the directors who served throughout the whole period.</text:p>
          </table:table-cell>
          <table:table-cell table:number-columns-repeated="3" table:style-name="ce42"/>
          <table:table-cell table:number-columns-repeated="12" table:style-name="ce4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Director:<text:span text:style-name="T4">*</text:span></text:p>
          </table:table-cell>
          <table:covered-table-cell table:number-columns-repeated="3"/>
          <table:table-cell table:style-name="ce25"/>
          <table:table-cell office:value-type="string" table:style-name="ce83">
            <text:p>AC6A</text:p>
          </table:table-cell>
          <table:table-cell table:style-name="ce43"/>
          <table:table-cell office:value-type="string" office:string-value="" table:formula="msoxl:=IF('C:\Users\antony\diy\GB Accounts\GB Accounts 2012-13\GB Accounts Company 2013-03-31 (Mar13) Excel 2007\tmp\[Companysecretary.ods]Directors&amp;Secretary'!$A$2&gt;0,'C:\Users\antony\diy\GB Accounts\GB Accounts 2012-13\GB Accounts Company 2013-03-31 (Mar13) Excel 2007\tmp\[Companysecretary.ods]Directors&amp;Secretary'!$A$2,&quot;&quot;)" table:number-columns-spanned="8" table:number-rows-spanned="1" table:style-name="ce693"/>
          <table:covered-table-cell table:number-columns-repeated="7"/>
          <table:table-cell table:style-name="ce44"/>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Director:</text:p>
          </table:table-cell>
          <table:covered-table-cell table:number-columns-repeated="3"/>
          <table:table-cell table:style-name="ce25"/>
          <table:table-cell office:value-type="string" table:style-name="ce83">
            <text:p>AC6B</text:p>
          </table:table-cell>
          <table:table-cell table:style-name="ce43"/>
          <table:table-cell office:value-type="string" office:string-value="" table:formula="msoxl:=IF('C:\Users\antony\diy\GB Accounts\GB Accounts 2012-13\GB Accounts Company 2013-03-31 (Mar13) Excel 2007\tmp\[Companysecretary.ods]Directors&amp;Secretary'!$A$3&gt;0,'C:\Users\antony\diy\GB Accounts\GB Accounts 2012-13\GB Accounts Company 2013-03-31 (Mar13) Excel 2007\tmp\[Companysecretary.ods]Directors&amp;Secretary'!$A$3,&quot;&quot;)" table:number-columns-spanned="8" table:number-rows-spanned="1" table:style-name="ce693"/>
          <table:covered-table-cell table:number-columns-repeated="7"/>
          <table:table-cell table:style-name="ce44"/>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Director:</text:p>
          </table:table-cell>
          <table:covered-table-cell table:number-columns-repeated="3"/>
          <table:table-cell table:style-name="ce25"/>
          <table:table-cell office:value-type="string" table:style-name="ce83">
            <text:p>AC6C</text:p>
          </table:table-cell>
          <table:table-cell table:style-name="ce43"/>
          <table:table-cell office:value-type="string" office:string-value="" table:formula="msoxl:=IF('C:\Users\antony\diy\GB Accounts\GB Accounts 2012-13\GB Accounts Company 2013-03-31 (Mar13) Excel 2007\tmp\[Companysecretary.ods]Directors&amp;Secretary'!$A$4&gt;0,'C:\Users\antony\diy\GB Accounts\GB Accounts 2012-13\GB Accounts Company 2013-03-31 (Mar13) Excel 2007\tmp\[Companysecretary.ods]Directors&amp;Secretary'!$A$4,&quot;&quot;)" table:number-columns-spanned="8" table:number-rows-spanned="1" table:style-name="ce693"/>
          <table:covered-table-cell table:number-columns-repeated="7"/>
          <table:table-cell table:style-name="ce44"/>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Director:</text:p>
          </table:table-cell>
          <table:covered-table-cell table:number-columns-repeated="3"/>
          <table:table-cell table:style-name="ce25"/>
          <table:table-cell office:value-type="string" table:style-name="ce83">
            <text:p>AC6D</text:p>
          </table:table-cell>
          <table:table-cell table:style-name="ce43"/>
          <table:table-cell office:value-type="string" office:string-value="" table:formula="msoxl:=IF('C:\Users\antony\diy\GB Accounts\GB Accounts 2012-13\GB Accounts Company 2013-03-31 (Mar13) Excel 2007\tmp\[Companysecretary.ods]Directors&amp;Secretary'!$A$5&gt;0,'C:\Users\antony\diy\GB Accounts\GB Accounts 2012-13\GB Accounts Company 2013-03-31 (Mar13) Excel 2007\tmp\[Companysecretary.ods]Directors&amp;Secretary'!$A$5,&quot;&quot;)" table:number-columns-spanned="8" table:number-rows-spanned="1" table:style-name="ce693"/>
          <table:covered-table-cell table:number-columns-repeated="7"/>
          <table:table-cell table:style-name="ce44"/>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Director:</text:p>
          </table:table-cell>
          <table:covered-table-cell table:number-columns-repeated="3"/>
          <table:table-cell table:style-name="ce25"/>
          <table:table-cell office:value-type="string" table:style-name="ce83">
            <text:p>AC6E</text:p>
          </table:table-cell>
          <table:table-cell table:style-name="ce43"/>
          <table:table-cell office:value-type="string" office:string-value="" table:formula="msoxl:=IF('C:\Users\antony\diy\GB Accounts\GB Accounts 2012-13\GB Accounts Company 2013-03-31 (Mar13) Excel 2007\tmp\[Companysecretary.ods]Directors&amp;Secretary'!$A$6&gt;0,'C:\Users\antony\diy\GB Accounts\GB Accounts 2012-13\GB Accounts Company 2013-03-31 (Mar13) Excel 2007\tmp\[Companysecretary.ods]Directors&amp;Secretary'!$A$6,&quot;&quot;)" table:number-columns-spanned="8" table:number-rows-spanned="1" table:style-name="ce693"/>
          <table:covered-table-cell table:number-columns-repeated="7"/>
          <table:table-cell table:style-name="ce44"/>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style-name="ce74"/>
          <table:table-cell table:number-columns-repeated="4" table:style-name="ce25"/>
          <table:table-cell table:number-columns-repeated="11" table:style-name="ce43"/>
          <table:table-cell table:style-name="ce5"/>
          <table:table-cell table:number-columns-repeated="16367"/>
        </table:table-row>
        <table:table-row table:style-name="ro1">
          <table:table-cell office:value-type="string" table:number-columns-spanned="8" table:number-rows-spanned="1" table:style-name="ce634">
            <text:p>Have any directors been appointed during the period?<text:span text:style-name="T5">*</text:span></text:p>
          </table:table-cell>
          <table:covered-table-cell table:number-columns-repeated="7"/>
          <table:table-cell table:style-name="ce43"/>
          <table:table-cell office:value-type="string" table:style-name="ce78">
            <text:p>If "Yes" complete the appointed directors section.</text:p>
          </table:table-cell>
          <table:table-cell table:number-columns-repeated="6" table:style-name="ce43"/>
          <table:table-cell table:style-name="ce5"/>
          <table:table-cell table:number-columns-repeated="16367"/>
        </table:table-row>
        <table:table-row table:style-name="ro1">
          <table:table-cell table:style-name="ce74"/>
          <table:table-cell table:number-columns-repeated="4" table:style-name="ce25"/>
          <table:table-cell table:number-columns-repeated="11" table:style-name="ce43"/>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table:number-columns-repeated="2" table:style-name="ce237"/>
          <table:table-cell office:value-type="string" table:number-columns-spanned="9" table:number-rows-spanned="1" table:style-name="ce698">
            <text:p>Enter any directors who have been appointed</text:p>
          </table:table-cell>
          <table:covered-table-cell table:number-columns-repeated="8"/>
          <table:table-cell table:style-name="ce5"/>
          <table:table-cell table:number-columns-repeated="16367"/>
        </table:table-row>
        <table:table-row table:style-name="ro1">
          <table:table-cell office:value-type="string" table:number-columns-spanned="4" table:number-rows-spanned="1" table:style-name="ce678">
            <text:p>Director:<text:span text:style-name="T4">*</text:span></text:p>
          </table:table-cell>
          <table:covered-table-cell table:number-columns-repeated="3"/>
          <table:table-cell table:style-name="ce23"/>
          <table:table-cell office:value-type="string" table:style-name="ce83">
            <text:p>AC7A</text:p>
          </table:table-cell>
          <table:table-cell table:style-name="ce45"/>
          <table:table-cell table:number-columns-spanned="8" table:number-rows-spanned="1" table:style-name="ce693"/>
          <table:covered-table-cell table:number-columns-repeated="7"/>
          <table:table-cell table:style-name="ce10"/>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table:number-columns-repeated="2" table:style-name="ce239"/>
          <table:table-cell office:value-type="string" table:number-columns-spanned="9" table:number-rows-spanned="1" table:style-name="ce701">
            <text:p>Enter the date the director was appointed</text:p>
          </table:table-cell>
          <table:covered-table-cell table:number-columns-repeated="8"/>
          <table:table-cell table:style-name="ce5"/>
          <table:table-cell table:number-columns-repeated="16367"/>
        </table:table-row>
        <table:table-row table:style-name="ro1">
          <table:table-cell office:value-type="string" table:number-columns-spanned="4" table:number-rows-spanned="1" table:style-name="ce680">
            <text:p>Date resigned:<text:span text:style-name="T4">*</text:span></text:p>
          </table:table-cell>
          <table:covered-table-cell table:number-columns-repeated="3"/>
          <table:table-cell table:style-name="ce25"/>
          <table:table-cell office:value-type="string" table:style-name="ce83">
            <text:p>AC8A</text:p>
          </table:table-cell>
          <table:table-cell table:style-name="ce43"/>
          <table:table-cell table:number-columns-spanned="8" table:number-rows-spanned="1" table:style-name="ce693"/>
          <table:covered-table-cell table:number-columns-repeated="7"/>
          <table:table-cell table:style-name="ce242"/>
          <table:table-cell table:style-name="ce5"/>
          <table:table-cell table:number-columns-repeated="16367"/>
        </table:table-row>
        <table:table-row table:style-name="ro7">
          <table:table-cell table:style-name="ce18"/>
          <table:table-cell table:number-columns-repeated="2" table:style-name="ce21"/>
          <table:table-cell table:style-name="ce20"/>
          <table:table-cell table:number-columns-repeated="11" table:style-name="ce21"/>
          <table:table-cell table:style-name="ce20"/>
          <table:table-cell table:style-name="ce5"/>
          <table:table-cell table:number-columns-repeated="16367"/>
        </table:table-row>
        <table:table-row table:style-name="ro1">
          <table:table-cell table:style-name="ce74"/>
          <table:table-cell table:number-columns-repeated="4" table:style-name="ce25"/>
          <table:table-cell table:number-columns-repeated="11" table:style-name="ce43"/>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table:number-columns-repeated="2" table:style-name="ce237"/>
          <table:table-cell office:value-type="string" table:number-columns-spanned="9" table:number-rows-spanned="1" table:style-name="ce698">
            <text:p>Enter any directors who have been appointed</text:p>
          </table:table-cell>
          <table:covered-table-cell table:number-columns-repeated="8"/>
          <table:table-cell table:style-name="ce5"/>
          <table:table-cell table:number-columns-repeated="16367"/>
        </table:table-row>
        <table:table-row table:style-name="ro1">
          <table:table-cell office:value-type="string" table:number-columns-spanned="4" table:number-rows-spanned="1" table:style-name="ce678">
            <text:p>Director:<text:span text:style-name="T4">*</text:span></text:p>
          </table:table-cell>
          <table:covered-table-cell table:number-columns-repeated="3"/>
          <table:table-cell table:style-name="ce23"/>
          <table:table-cell office:value-type="string" table:style-name="ce83">
            <text:p>AC7B</text:p>
          </table:table-cell>
          <table:table-cell table:style-name="ce45"/>
          <table:table-cell table:number-columns-spanned="8" table:number-rows-spanned="1" table:style-name="ce693"/>
          <table:covered-table-cell table:number-columns-repeated="7"/>
          <table:table-cell table:style-name="ce10"/>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3" table:style-name="ce27"/>
          <table:table-cell table:style-name="ce60"/>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table:number-columns-repeated="2" table:style-name="ce239"/>
          <table:table-cell office:value-type="string" table:number-columns-spanned="9" table:number-rows-spanned="1" table:style-name="ce701">
            <text:p>Enter the date the director was appointed</text:p>
          </table:table-cell>
          <table:covered-table-cell table:number-columns-repeated="8"/>
          <table:table-cell table:style-name="ce5"/>
          <table:table-cell table:number-columns-repeated="16367"/>
        </table:table-row>
        <table:table-row table:style-name="ro1">
          <table:table-cell office:value-type="string" table:number-columns-spanned="4" table:number-rows-spanned="1" table:style-name="ce680">
            <text:p>Date resigned:<text:span text:style-name="T4">*</text:span></text:p>
          </table:table-cell>
          <table:covered-table-cell table:number-columns-repeated="3"/>
          <table:table-cell table:style-name="ce25"/>
          <table:table-cell office:value-type="string" table:style-name="ce83">
            <text:p>AC8B</text:p>
          </table:table-cell>
          <table:table-cell table:style-name="ce43"/>
          <table:table-cell table:number-columns-spanned="8" table:number-rows-spanned="1" table:style-name="ce693"/>
          <table:covered-table-cell table:number-columns-repeated="7"/>
          <table:table-cell table:style-name="ce242"/>
          <table:table-cell table:style-name="ce5"/>
          <table:table-cell table:number-columns-repeated="16367"/>
        </table:table-row>
        <table:table-row table:style-name="ro7">
          <table:table-cell table:style-name="ce18"/>
          <table:table-cell table:number-columns-repeated="2" table:style-name="ce21"/>
          <table:table-cell table:style-name="ce20"/>
          <table:table-cell table:number-columns-repeated="11" table:style-name="ce21"/>
          <table:table-cell table:style-name="ce20"/>
          <table:table-cell table:style-name="ce5"/>
          <table:table-cell table:number-columns-repeated="16367"/>
        </table:table-row>
        <table:table-row table:style-name="ro1">
          <table:table-cell table:style-name="ce74"/>
          <table:table-cell table:number-columns-repeated="2" table:style-name="ce25"/>
          <table:table-cell table:style-name="ce43"/>
          <table:table-cell table:style-name="ce25"/>
          <table:table-cell table:number-columns-repeated="11" table:style-name="ce43"/>
          <table:table-cell table:style-name="ce5"/>
          <table:table-cell table:number-columns-repeated="16367"/>
        </table:table-row>
        <table:table-row table:style-name="ro1">
          <table:table-cell office:value-type="string" table:number-columns-spanned="8" table:number-rows-spanned="1" table:style-name="ce634">
            <text:p>Have any directors resigned during the period?<text:span text:style-name="T5">*</text:span></text:p>
          </table:table-cell>
          <table:covered-table-cell table:number-columns-repeated="7"/>
          <table:table-cell table:style-name="ce43"/>
          <table:table-cell office:value-type="string" table:style-name="ce78">
            <text:p>If "Yes" complete the date resigned directors section.</text:p>
          </table:table-cell>
          <table:table-cell table:style-name="ce43"/>
          <table:table-cell table:style-name="ce78"/>
          <table:table-cell table:number-columns-repeated="4" table:style-name="ce43"/>
          <table:table-cell table:style-name="ce5"/>
          <table:table-cell table:number-columns-repeated="16367"/>
        </table:table-row>
        <table:table-row table:style-name="ro1">
          <table:table-cell table:style-name="ce74"/>
          <table:table-cell table:number-columns-repeated="2" table:style-name="ce25"/>
          <table:table-cell table:style-name="ce43"/>
          <table:table-cell table:style-name="ce25"/>
          <table:table-cell table:number-columns-repeated="11" table:style-name="ce43"/>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table:number-columns-repeated="2" table:style-name="ce237"/>
          <table:table-cell office:value-type="string" table:number-columns-spanned="9" table:number-rows-spanned="1" table:style-name="ce698">
            <text:p>Enter any directors who have resigned</text:p>
          </table:table-cell>
          <table:covered-table-cell table:number-columns-repeated="8"/>
          <table:table-cell table:style-name="ce5"/>
          <table:table-cell table:number-columns-repeated="16367"/>
        </table:table-row>
        <table:table-row table:style-name="ro1">
          <table:table-cell office:value-type="string" table:number-columns-spanned="4" table:number-rows-spanned="1" table:style-name="ce678">
            <text:p>Director:<text:span text:style-name="T4">*</text:span></text:p>
          </table:table-cell>
          <table:covered-table-cell table:number-columns-repeated="3"/>
          <table:table-cell table:style-name="ce23"/>
          <table:table-cell office:value-type="string" table:style-name="ce83">
            <text:p>AC9A</text:p>
          </table:table-cell>
          <table:table-cell table:style-name="ce45"/>
          <table:table-cell table:number-columns-spanned="8" table:number-rows-spanned="1" table:style-name="ce693"/>
          <table:covered-table-cell table:number-columns-repeated="7"/>
          <table:table-cell table:style-name="ce10"/>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3" table:style-name="ce27"/>
          <table:table-cell table:style-name="ce60"/>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table:number-columns-repeated="2" table:style-name="ce239"/>
          <table:table-cell office:value-type="string" table:number-columns-spanned="9" table:number-rows-spanned="1" table:style-name="ce701">
            <text:p>Enter the date the director was resigned</text:p>
          </table:table-cell>
          <table:covered-table-cell table:number-columns-repeated="8"/>
          <table:table-cell table:style-name="ce5"/>
          <table:table-cell table:number-columns-repeated="16367"/>
        </table:table-row>
        <table:table-row table:style-name="ro1">
          <table:table-cell office:value-type="string" table:number-columns-spanned="4" table:number-rows-spanned="1" table:style-name="ce680">
            <text:p>Date resigned:<text:span text:style-name="T4">*</text:span></text:p>
          </table:table-cell>
          <table:covered-table-cell table:number-columns-repeated="3"/>
          <table:table-cell table:style-name="ce25"/>
          <table:table-cell office:value-type="string" table:style-name="ce83">
            <text:p>AC10A</text:p>
          </table:table-cell>
          <table:table-cell table:style-name="ce43"/>
          <table:table-cell table:number-columns-spanned="8" table:number-rows-spanned="1" table:style-name="ce693"/>
          <table:covered-table-cell table:number-columns-repeated="7"/>
          <table:table-cell table:style-name="ce242"/>
          <table:table-cell table:style-name="ce5"/>
          <table:table-cell table:number-columns-repeated="16367"/>
        </table:table-row>
        <table:table-row table:style-name="ro7">
          <table:table-cell table:style-name="ce18"/>
          <table:table-cell table:number-columns-repeated="2" table:style-name="ce21"/>
          <table:table-cell table:style-name="ce20"/>
          <table:table-cell table:number-columns-repeated="11" table:style-name="ce21"/>
          <table:table-cell table:style-name="ce20"/>
          <table:table-cell table:style-name="ce5"/>
          <table:table-cell table:number-columns-repeated="16367"/>
        </table:table-row>
        <table:table-row table:style-name="ro1">
          <table:table-cell table:style-name="ce74"/>
          <table:table-cell table:number-columns-repeated="2" table:style-name="ce25"/>
          <table:table-cell table:style-name="ce43"/>
          <table:table-cell table:style-name="ce25"/>
          <table:table-cell table:number-columns-repeated="11" table:style-name="ce43"/>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table:number-columns-repeated="2" table:style-name="ce237"/>
          <table:table-cell office:value-type="string" table:number-columns-spanned="9" table:number-rows-spanned="1" table:style-name="ce698">
            <text:p>Enter any directors who have resigned</text:p>
          </table:table-cell>
          <table:covered-table-cell table:number-columns-repeated="8"/>
          <table:table-cell table:style-name="ce5"/>
          <table:table-cell table:number-columns-repeated="16367"/>
        </table:table-row>
        <table:table-row table:style-name="ro1">
          <table:table-cell office:value-type="string" table:number-columns-spanned="4" table:number-rows-spanned="1" table:style-name="ce678">
            <text:p>Director:<text:span text:style-name="T4">*</text:span></text:p>
          </table:table-cell>
          <table:covered-table-cell table:number-columns-repeated="3"/>
          <table:table-cell table:style-name="ce23"/>
          <table:table-cell office:value-type="string" table:style-name="ce83">
            <text:p>AC9B</text:p>
          </table:table-cell>
          <table:table-cell table:style-name="ce45"/>
          <table:table-cell table:number-columns-spanned="8" table:number-rows-spanned="1" table:style-name="ce693"/>
          <table:covered-table-cell table:number-columns-repeated="7"/>
          <table:table-cell table:style-name="ce10"/>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table:number-columns-repeated="2" table:style-name="ce239"/>
          <table:table-cell office:value-type="string" table:number-columns-spanned="9" table:number-rows-spanned="1" table:style-name="ce701">
            <text:p>Enter the date the director resigned</text:p>
          </table:table-cell>
          <table:covered-table-cell table:number-columns-repeated="8"/>
          <table:table-cell table:style-name="ce5"/>
          <table:table-cell table:number-columns-repeated="16367"/>
        </table:table-row>
        <table:table-row table:style-name="ro17">
          <table:table-cell office:value-type="string" table:number-columns-spanned="4" table:number-rows-spanned="1" table:style-name="ce680">
            <text:p>Date resigned:<text:span text:style-name="T4">*</text:span></text:p>
          </table:table-cell>
          <table:covered-table-cell table:number-columns-repeated="3"/>
          <table:table-cell table:style-name="ce25"/>
          <table:table-cell office:value-type="string" table:style-name="ce83">
            <text:p>AC10B</text:p>
          </table:table-cell>
          <table:table-cell table:style-name="ce1"/>
          <table:table-cell table:number-columns-spanned="8" table:number-rows-spanned="1" table:style-name="ce693"/>
          <table:covered-table-cell table:number-columns-repeated="7"/>
          <table:table-cell table:style-name="ce242"/>
          <table:table-cell table:style-name="ce5"/>
          <table:table-cell table:number-columns-repeated="16367"/>
        </table:table-row>
        <table:table-row table:style-name="ro7">
          <table:table-cell table:style-name="ce18"/>
          <table:table-cell table:number-columns-repeated="2" table:style-name="ce21"/>
          <table:table-cell table:style-name="ce20"/>
          <table:table-cell table:number-columns-repeated="11" table:style-name="ce21"/>
          <table:table-cell table:style-name="ce20"/>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table:style-name="ce225"/>
          <table:table-cell table:number-columns-repeated="2" table:style-name="ce226"/>
          <table:table-cell table:style-name="ce10"/>
          <table:table-cell table:style-name="ce226"/>
          <table:table-cell table:number-columns-repeated="2" table:style-name="ce237"/>
          <table:table-cell office:value-type="string" table:number-columns-spanned="9" table:number-rows-spanned="1" table:style-name="ce698">
            <text:p>Enter the name of the company secretary</text:p>
          </table:table-cell>
          <table:covered-table-cell table:number-columns-repeated="8"/>
          <table:table-cell table:style-name="ce5"/>
          <table:table-cell table:number-columns-repeated="16367"/>
        </table:table-row>
        <table:table-row table:style-name="ro1">
          <table:table-cell office:value-type="string" table:number-columns-spanned="4" table:number-rows-spanned="1" table:style-name="ce678">
            <text:p>Company secretary:</text:p>
          </table:table-cell>
          <table:covered-table-cell table:number-columns-repeated="3"/>
          <table:table-cell table:style-name="ce23"/>
          <table:table-cell office:value-type="string" table:style-name="ce83">
            <text:p>AC11</text:p>
          </table:table-cell>
          <table:table-cell table:style-name="ce45"/>
          <table:table-cell table:number-columns-spanned="8" table:number-rows-spanned="1" table:style-name="ce693"/>
          <table:covered-table-cell table:number-columns-repeated="7"/>
          <table:table-cell table:style-name="ce10"/>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4">
          <table:table-cell table:number-columns-repeated="16384" table:style-name="ce1"/>
        </table:table-row>
        <table:table-row table:style-name="ro6">
          <table:table-cell office:value-type="string" table:number-columns-spanned="4" table:number-rows-spanned="1" table:style-name="ce434">
            <text:p>Profit and Loss</text:p>
          </table:table-cell>
          <table:covered-table-cell table:number-columns-repeated="3"/>
          <table:table-cell table:style-name="ce49"/>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office:string-value="Profit and Loss account for the year ended 31 Mar 2013" table:formula="msoxl:=&quot;Profit and Loss account for the year ended &quot;&amp;TEXT(N2,&quot;dd Mmm yyyy&quot;)" table:number-columns-spanned="17" table:number-rows-spanned="1" table:style-name="ce673">
            <text:p>Profit and Loss account for the year ended 31 Mar 2013</text:p>
          </table:table-cell>
          <table:covered-table-cell table:number-columns-repeated="16"/>
          <table:table-cell table:number-columns-repeated="16367"/>
        </table:table-row>
        <table:table-row table:style-name="ro1">
          <table:table-cell office:value-type="string" table:style-name="ce42">
            <text:p>Please enter data that is relevant to the company circumstances.</text:p>
          </table:table-cell>
          <table:table-cell table:number-columns-repeated="3" table:style-name="ce42"/>
          <table:table-cell table:number-columns-repeated="12" table:style-name="ce40"/>
          <table:table-cell table:style-name="ce41"/>
          <table:table-cell table:number-columns-repeated="16367"/>
        </table:table-row>
        <table:table-row table:style-name="ro1">
          <table:table-cell table:number-columns-repeated="4" table:style-name="ce42"/>
          <table:table-cell table:number-columns-repeated="12" table:style-name="ce40"/>
          <table:table-cell table:style-name="ce41"/>
          <table:table-cell table:number-columns-repeated="16367"/>
        </table:table-row>
        <table:table-row table:style-name="ro19">
          <table:table-cell office:value-type="string" table:number-columns-spanned="16" table:number-rows-spanned="1" table:style-name="ce537">
            <text:p>Please note:<text:span text:style-name="T7"><text:s/>You may enter figures as positive values, the formula in the calculated fields will complete the calculation for you. If Corporation Tax is a repayment, you should enter this figure as a negative value, by prefixing the number with a minus sign. Please enter data in whole pounds throughout this service.</text:span></text:p>
          </table:table-cell>
          <table:covered-table-cell table:number-columns-repeated="15"/>
          <table:table-cell table:style-name="ce41"/>
          <table:table-cell table:number-columns-repeated="16367"/>
        </table:table-row>
        <table:table-row table:style-name="ro10">
          <table:table-cell table:style-name="ce75"/>
          <table:table-cell table:number-columns-repeated="15" table:style-name="ce64"/>
          <table:table-cell table:style-name="ce41"/>
          <table:table-cell table:number-columns-repeated="16367"/>
        </table:table-row>
        <table:table-row table:style-name="ro10">
          <table:table-cell table:style-name="ce222"/>
          <table:table-cell table:number-columns-repeated="4" table:style-name="ce223"/>
          <table:table-cell office:value-type="string" office:string-value="12 months to 31 Mar 2013." table:formula="msoxl:=TEXT((YEARFRAC(J2,N2)*12),&quot;0&quot;)&amp;&quot; months to &quot;&amp;TEXT(N2,&quot;dd Mmm yyyy&quot;)&amp;&quot;.&quot;" table:number-columns-spanned="4" table:number-rows-spanned="1" table:style-name="ce635">
            <text:p>12 months to 31 Mar 2013.</text:p>
          </table:table-cell>
          <table:covered-table-cell table:number-columns-repeated="3"/>
          <table:table-cell table:number-columns-repeated="2" table:style-name="ce223"/>
          <table:table-cell office:value-type="string" office:string-value="" table:formula="msoxl:=IF(H72&gt;0,TEXT(H72,&quot;yyyy&quot;),&quot;&quot;)" table:number-columns-spanned="4" table:number-rows-spanned="1" table:style-name="ce443"/>
          <table:covered-table-cell table:number-columns-repeated="3"/>
          <table:table-cell table:style-name="ce223"/>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Turnover:</text:p>
          </table:table-cell>
          <table:covered-table-cell table:number-columns-repeated="3"/>
          <table:table-cell table:style-name="ce62"/>
          <table:table-cell office:value-type="string" table:style-name="ce83">
            <text:p>AC12</text:p>
          </table:table-cell>
          <table:table-cell office:value-type="string" table:style-name="ce79">
            <text:p>£</text:p>
          </table:table-cell>
          <table:table-cell office:value-type="float" office:value="0" table:formula="msoxl:=N1265" table:number-columns-spanned="2" table:number-rows-spanned="1" table:style-name="ce567">
            <text:p>0.00</text:p>
          </table:table-cell>
          <table:covered-table-cell/>
          <table:table-cell table:style-name="ce219"/>
          <table:table-cell table:style-name="ce50"/>
          <table:table-cell office:value-type="string" table:style-name="ce83">
            <text:p>AC13</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OpenAccounts'!$E$43,D2),&quot;&quot;)" table:number-columns-spanned="2" table:number-rows-spanned="1" table:style-name="ce567">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Cost of sales:</text:p>
          </table:table-cell>
          <table:covered-table-cell table:number-columns-repeated="3"/>
          <table:table-cell table:style-name="ce63"/>
          <table:table-cell office:value-type="string" table:style-name="ce83">
            <text:p>AC14</text:p>
          </table:table-cell>
          <table:table-cell office:value-type="string" table:style-name="ce80">
            <text:p>£</text:p>
          </table:table-cell>
          <table:table-cell office:value-type="float" office:value="0" table:formula="msoxl:=N1286-'C:\Users\antony\diy\GB Accounts\GB Accounts 2012-13\GB Accounts Company 2013-03-31 (Mar13) Excel 2007\tmp\[Financialaccounts.ods]TrialBalance'!EJ70" table:number-columns-spanned="2" table:number-rows-spanned="1" table:style-name="ce567">
            <text:p>0.00</text:p>
          </table:table-cell>
          <table:covered-table-cell/>
          <table:table-cell table:style-name="ce221"/>
          <table:table-cell table:style-name="ce52"/>
          <table:table-cell office:value-type="string" table:style-name="ce83">
            <text:p>AC15</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OpenAccounts'!$G$50,D2),&quot;&quot;)"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81">
            <text:p>Gross profit or (loss):</text:p>
          </table:table-cell>
          <table:covered-table-cell table:number-columns-repeated="3"/>
          <table:table-cell table:style-name="ce62"/>
          <table:table-cell office:value-type="string" table:style-name="ce83">
            <text:p>AC16</text:p>
          </table:table-cell>
          <table:table-cell office:value-type="string" table:style-name="ce50">
            <text:p>£</text:p>
          </table:table-cell>
          <table:table-cell office:value-type="float" office:value="0" table:formula="msoxl:=H159-H162" table:number-columns-spanned="2" table:number-rows-spanned="1" table:style-name="ce447">
            <text:p>0.00</text:p>
          </table:table-cell>
          <table:covered-table-cell/>
          <table:table-cell table:style-name="ce219"/>
          <table:table-cell table:style-name="ce50"/>
          <table:table-cell office:value-type="string" table:style-name="ce83">
            <text:p>AC17</text:p>
          </table:table-cell>
          <table:table-cell office:value-type="string" table:style-name="ce218">
            <text:p>£</text:p>
          </table:table-cell>
          <table:table-cell office:value-type="float" office:value="0" table:formula="msoxl:=IF(H72&gt;0,N159-N162,&quot;&quot;)" table:number-columns-spanned="2" table:number-rows-spanned="1" table:style-name="ce447">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Distribution costs:</text:p>
          </table:table-cell>
          <table:covered-table-cell table:number-columns-repeated="3"/>
          <table:table-cell table:style-name="ce63"/>
          <table:table-cell office:value-type="string" table:style-name="ce83">
            <text:p>AC18</text:p>
          </table:table-cell>
          <table:table-cell office:value-type="string" table:style-name="ce80">
            <text:p>£</text:p>
          </table:table-cell>
          <table:table-cell office:value-type="float" office:value="0" table:formula="msoxl:='C:\Users\antony\diy\GB Accounts\GB Accounts 2012-13\GB Accounts Company 2013-03-31 (Mar13) Excel 2007\tmp\[Financialaccounts.ods]TrialBalance'!EJ70" table:number-columns-spanned="2" table:number-rows-spanned="1" table:style-name="ce567">
            <text:p>0.00</text:p>
          </table:table-cell>
          <table:covered-table-cell/>
          <table:table-cell table:style-name="ce221"/>
          <table:table-cell table:style-name="ce52"/>
          <table:table-cell office:value-type="string" table:style-name="ce83">
            <text:p>AC19</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OpenAccounts'!$G$59,D2),&quot;&quot;)"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style-name="ce36"/>
          <table:table-cell table:style-name="ce81"/>
          <table:table-cell table:number-columns-repeated="2"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Administrative expenses:</text:p>
          </table:table-cell>
          <table:covered-table-cell table:number-columns-repeated="3"/>
          <table:table-cell table:style-name="ce62"/>
          <table:table-cell office:value-type="string" table:style-name="ce83">
            <text:p>AC20</text:p>
          </table:table-cell>
          <table:table-cell office:value-type="string" table:style-name="ce52">
            <text:p>£</text:p>
          </table:table-cell>
          <table:table-cell office:value-type="float" office:value="0" table:formula="msoxl:=N1397-H185" table:number-columns-spanned="2" table:number-rows-spanned="1" table:style-name="ce567">
            <text:p>0.00</text:p>
          </table:table-cell>
          <table:covered-table-cell/>
          <table:table-cell table:style-name="ce219"/>
          <table:table-cell table:style-name="ce50"/>
          <table:table-cell office:value-type="string" table:style-name="ce83">
            <text:p>AC21</text:p>
          </table:table-cell>
          <table:table-cell office:value-type="string" table:style-name="ce215">
            <text:p>£</text:p>
          </table:table-cell>
          <table:table-cell office:value-type="float" office:value="0" table:formula="msoxl:=IF(H72&gt;0,ROUND(SUM('C:\Users\antony\diy\GB Accounts\GB Accounts 2012-13\GB Accounts Company 2013-03-31 (Mar13) Excel 2007\tmp\[Financialaccounts.ods]OpenAccounts'!E54:'C:\Users\antony\diy\GB Accounts\GB Accounts 2012-13\GB Accounts Company 2013-03-31 (Mar13) Excel 2007\tmp\[Financialaccounts.ods]OpenAccounts'!E76),D2)-N169-N185,&quot;&quot;)" table:number-columns-spanned="2" table:number-rows-spanned="1" table:style-name="ce567">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style-name="ce13"/>
          <table:table-cell table:style-name="ce82"/>
          <table:table-cell table:number-columns-repeated="2"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Other operating income:</text:p>
          </table:table-cell>
          <table:covered-table-cell table:number-columns-repeated="3"/>
          <table:table-cell table:style-name="ce63"/>
          <table:table-cell office:value-type="string" table:style-name="ce83">
            <text:p>AC22</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57,D2)" table:number-columns-spanned="2" table:number-rows-spanned="1" table:style-name="ce567">
            <text:p>0.00</text:p>
          </table:table-cell>
          <table:covered-table-cell/>
          <table:table-cell table:style-name="ce221"/>
          <table:table-cell table:style-name="ce52"/>
          <table:table-cell office:value-type="string" table:style-name="ce83">
            <text:p>AC23</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OpenAccounts'!E44,D2),&quot;&quot;)"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81">
            <text:p>Operating profit or (loss):</text:p>
          </table:table-cell>
          <table:covered-table-cell table:number-columns-repeated="3"/>
          <table:table-cell table:style-name="ce62"/>
          <table:table-cell office:value-type="string" table:style-name="ce83">
            <text:p>AC26</text:p>
          </table:table-cell>
          <table:table-cell office:value-type="string" table:style-name="ce50">
            <text:p>£</text:p>
          </table:table-cell>
          <table:table-cell office:value-type="float" office:value="0" table:formula="msoxl:=H165-SUM(H169,H172)+H175" table:number-columns-spanned="2" table:number-rows-spanned="1" table:style-name="ce447">
            <text:p>0.00</text:p>
          </table:table-cell>
          <table:covered-table-cell/>
          <table:table-cell table:style-name="ce219"/>
          <table:table-cell table:style-name="ce50"/>
          <table:table-cell office:value-type="string" table:style-name="ce83">
            <text:p>AC27</text:p>
          </table:table-cell>
          <table:table-cell office:value-type="string" table:style-name="ce218">
            <text:p>£</text:p>
          </table:table-cell>
          <table:table-cell office:value-type="float" office:value="0" table:formula="msoxl:=IF(H72&gt;0,N165-SUM(N169, N172)+N175,&quot;&quot;)" table:number-columns-spanned="2" table:number-rows-spanned="1" table:style-name="ce447">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Interest receivable and similar income:</text:p>
          </table:table-cell>
          <table:covered-table-cell table:number-columns-repeated="3"/>
          <table:table-cell table:style-name="ce62"/>
          <table:table-cell office:value-type="string" table:style-name="ce83">
            <text:p>AC28</text:p>
          </table:table-cell>
          <table:table-cell office:value-type="string" table:style-name="ce79">
            <text:p>£</text:p>
          </table:table-cell>
          <table:table-cell office:value-type="float" office:value="0" table:formula="msoxl:=N1422" table:number-columns-spanned="2" table:number-rows-spanned="1" table:style-name="ce567">
            <text:p>0.00</text:p>
          </table:table-cell>
          <table:covered-table-cell/>
          <table:table-cell table:style-name="ce219"/>
          <table:table-cell table:style-name="ce50"/>
          <table:table-cell office:value-type="string" table:style-name="ce83">
            <text:p>AC29</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OpenAccounts'!E80,D2),&quot;&quot;)" table:number-columns-spanned="2" table:number-rows-spanned="1" table:style-name="ce567">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Interest payable and similar charges:</text:p>
          </table:table-cell>
          <table:covered-table-cell table:number-columns-repeated="3"/>
          <table:table-cell table:style-name="ce63"/>
          <table:table-cell office:value-type="string" table:style-name="ce83">
            <text:p>AC30</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82,D2)" table:number-columns-spanned="2" table:number-rows-spanned="1" table:style-name="ce567">
            <text:p>0.00</text:p>
          </table:table-cell>
          <table:covered-table-cell/>
          <table:table-cell table:style-name="ce221"/>
          <table:table-cell table:style-name="ce52"/>
          <table:table-cell office:value-type="string" table:style-name="ce83">
            <text:p>AC31</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OpenAccounts'!E71,D2),&quot;&quot;)"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20">
          <table:table-cell office:value-type="string" table:number-columns-spanned="4" table:number-rows-spanned="1" table:style-name="ce700">
            <text:p>Profit or (loss) on ordinary activities</text:p>
            <text:p>before taxation:</text:p>
          </table:table-cell>
          <table:covered-table-cell table:number-columns-repeated="3"/>
          <table:table-cell table:style-name="ce62"/>
          <table:table-cell office:value-type="string" table:style-name="ce83">
            <text:p>AC32</text:p>
          </table:table-cell>
          <table:table-cell office:value-type="string" table:style-name="ce76">
            <text:p>£</text:p>
          </table:table-cell>
          <table:table-cell office:value-type="float" office:value="0" table:formula="msoxl:=H178+H182-H185" table:number-columns-spanned="2" table:number-rows-spanned="1" table:style-name="ce632">
            <text:p>0.00</text:p>
          </table:table-cell>
          <table:covered-table-cell/>
          <table:table-cell table:style-name="ce219"/>
          <table:table-cell table:style-name="ce50"/>
          <table:table-cell office:value-type="string" table:style-name="ce83">
            <text:p>AC33</text:p>
          </table:table-cell>
          <table:table-cell office:value-type="string" table:style-name="ce76">
            <text:p>£</text:p>
          </table:table-cell>
          <table:table-cell office:value-type="float" office:value="0" table:formula="msoxl:=IF(H72&gt;0,N178+N182-N185,&quot;&quot;)" table:number-columns-spanned="2" table:number-rows-spanned="1" table:style-name="ce632">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Tax on profit or loss on ordinary activities:</text:p>
          </table:table-cell>
          <table:covered-table-cell table:number-columns-repeated="3"/>
          <table:table-cell table:style-name="ce63"/>
          <table:table-cell office:value-type="string" table:style-name="ce83">
            <text:p>AC34</text:p>
          </table:table-cell>
          <table:table-cell office:value-type="string" table:style-name="ce80">
            <text:p>£</text:p>
          </table:table-cell>
          <table:table-cell office:value-type="float" office:value="0" table:formula="msoxl:=H538" table:number-columns-spanned="2" table:number-rows-spanned="1" table:style-name="ce567">
            <text:p>0.00</text:p>
          </table:table-cell>
          <table:covered-table-cell/>
          <table:table-cell table:style-name="ce221"/>
          <table:table-cell table:style-name="ce52"/>
          <table:table-cell office:value-type="string" table:style-name="ce83">
            <text:p>AC35</text:p>
          </table:table-cell>
          <table:table-cell office:value-type="string" table:style-name="ce80">
            <text:p>£</text:p>
          </table:table-cell>
          <table:table-cell office:value-type="float" office:value="0" table:formula="msoxl:=IF(H72&gt;0,N538,&quot;&quot;)"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81">
            <text:p>Profit or (loss) for the financial year:</text:p>
          </table:table-cell>
          <table:covered-table-cell table:number-columns-repeated="3"/>
          <table:table-cell table:style-name="ce62"/>
          <table:table-cell office:value-type="string" table:style-name="ce83">
            <text:p>AC36</text:p>
          </table:table-cell>
          <table:table-cell office:value-type="string" table:style-name="ce50">
            <text:p>£</text:p>
          </table:table-cell>
          <table:table-cell office:value-type="float" office:value="0" table:formula="msoxl:=H188-H191" table:number-columns-spanned="2" table:number-rows-spanned="1" table:style-name="ce447">
            <text:p>0.00</text:p>
          </table:table-cell>
          <table:covered-table-cell/>
          <table:table-cell table:style-name="ce219"/>
          <table:table-cell table:style-name="ce50"/>
          <table:table-cell office:value-type="string" table:style-name="ce83">
            <text:p>AC37</text:p>
          </table:table-cell>
          <table:table-cell office:value-type="string" table:style-name="ce218">
            <text:p>£</text:p>
          </table:table-cell>
          <table:table-cell office:value-type="float" office:value="0" table:formula="msoxl:=IF(H72&gt;0,N188-N191,&quot;&quot;)" table:number-columns-spanned="2" table:number-rows-spanned="1" table:style-name="ce447">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16" table:number-rows-spanned="1" table:style-name="ce636">
            <text:p>The items below do not appear on the face of the profit and loss account.</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Dividends for the period:</text:p>
          </table:table-cell>
          <table:covered-table-cell table:number-columns-repeated="3"/>
          <table:table-cell table:style-name="ce63"/>
          <table:table-cell office:value-type="string" table:style-name="ce83">
            <text:p>AC38</text:p>
          </table:table-cell>
          <table:table-cell office:value-type="string" table:style-name="ce80">
            <text:p>£</text:p>
          </table:table-cell>
          <table:table-cell office:value-type="float" office:value="0" table:formula="msoxl:=H591" table:number-columns-spanned="2" table:number-rows-spanned="1" table:style-name="ce567">
            <text:p>0.00</text:p>
          </table:table-cell>
          <table:covered-table-cell/>
          <table:table-cell table:style-name="ce221"/>
          <table:table-cell table:style-name="ce52"/>
          <table:table-cell office:value-type="string" table:style-name="ce83">
            <text:p>AC39</text:p>
          </table:table-cell>
          <table:table-cell office:value-type="string" table:style-name="ce80">
            <text:p>£</text:p>
          </table:table-cell>
          <table:table-cell office:value-type="float" office:value="0" table:formula="msoxl:=IF(H72&gt;0,N591,&quot;&quot;)"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1">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22">
          <table:table-cell office:value-type="string" table:number-columns-spanned="4" table:number-rows-spanned="1" table:style-name="ce700">
            <text:p>Net balance for the financial period</text:p>
            <text:p>transferred to reserves:</text:p>
          </table:table-cell>
          <table:covered-table-cell table:number-columns-repeated="3"/>
          <table:table-cell table:style-name="ce62"/>
          <table:table-cell office:value-type="string" table:style-name="ce83">
            <text:p>AC40</text:p>
          </table:table-cell>
          <table:table-cell office:value-type="string" table:style-name="ce76">
            <text:p>£</text:p>
          </table:table-cell>
          <table:table-cell office:value-type="float" office:value="0" table:formula="msoxl:=H194-H200" table:number-columns-spanned="2" table:number-rows-spanned="1" table:style-name="ce523">
            <text:p>0.00</text:p>
          </table:table-cell>
          <table:covered-table-cell/>
          <table:table-cell table:style-name="ce219"/>
          <table:table-cell table:style-name="ce50"/>
          <table:table-cell office:value-type="string" table:style-name="ce83">
            <text:p>AC41</text:p>
          </table:table-cell>
          <table:table-cell office:value-type="string" table:style-name="ce76">
            <text:p>£</text:p>
          </table:table-cell>
          <table:table-cell office:value-type="float" office:value="0" table:formula="msoxl:=IF(H72&gt;0,N194-N200,&quot;&quot;)" table:number-columns-spanned="2" table:number-rows-spanned="1" table:style-name="ce523">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3">
          <table:table-cell office:value-type="string" table:number-columns-spanned="16" table:number-rows-spanned="1" table:style-name="ce441">
            <text:p><text:span text:style-name="T6">Please note:</text:span><text:s/>It is your responsibility to ensure that all figures are correct. If you are in any doubt about how to complete any part of this Accounts service you are advised to contact an agent for assistance.</text:p>
          </table:table-cell>
          <table:covered-table-cell table:number-columns-repeated="15"/>
          <table:table-cell table:number-columns-repeated="16368" table:style-name="ce64"/>
        </table:table-row>
        <table:table-row table:style-name="ro1">
          <table:table-cell table:number-columns-repeated="16384"/>
        </table:table-row>
        <table:table-row table:style-name="ro1">
          <table:table-cell office:value-type="string" table:number-columns-spanned="16" table:number-rows-spanned="1" table:style-name="ce441">
            <text:p>You may follow the link to access sample accounts. Please note you will need to be connected to the</text:p>
            <text:p>internet.</text:p>
          </table:table-cell>
          <table:covered-table-cell table:number-columns-repeated="15"/>
          <table:table-cell table:number-columns-repeated="16368" table:style-name="ce1"/>
        </table:table-row>
        <table:table-row table:style-name="ro1">
          <table:table-cell table:number-columns-repeated="16384"/>
        </table:table-row>
        <table:table-row table:style-name="ro14">
          <table:table-cell table:number-columns-repeated="16384" table:style-name="ce1"/>
        </table:table-row>
        <table:table-row table:style-name="ro6">
          <table:table-cell office:value-type="string" table:number-columns-spanned="4" table:number-rows-spanned="1" table:style-name="ce434">
            <text:p>Gains and Losses</text:p>
          </table:table-cell>
          <table:covered-table-cell table:number-columns-repeated="3"/>
          <table:table-cell table:style-name="ce49"/>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spanned="17" table:number-rows-spanned="1" table:style-name="ce679"/>
          <table:covered-table-cell table:number-columns-repeated="16"/>
          <table:table-cell table:number-columns-repeated="16367"/>
        </table:table-row>
        <table:table-row table:style-name="ro24">
          <table:table-cell office:value-type="string" table:number-columns-spanned="8" table:number-rows-spanned="1" table:style-name="ce640">
            <text:p>Does the company need to report any gains and losses, other than</text:p>
            <text:p>profit or loss for the year?</text:p>
          </table:table-cell>
          <table:covered-table-cell table:number-columns-repeated="7"/>
          <table:table-cell office:value-type="string" table:style-name="ce77">
            <text:p>*</text:p>
          </table:table-cell>
          <table:table-cell office:value-type="string" table:number-columns-spanned="7" table:number-rows-spanned="1" table:style-name="ce422">
            <text:p>Only enter "Yes" here if you have gains or losses from an earlier period. If you enter "No" skip to the Balance Sheet section.</text:p>
          </table:table-cell>
          <table:covered-table-cell table:number-columns-repeated="6"/>
          <table:table-cell table:style-name="ce41"/>
          <table:table-cell table:number-columns-repeated="16367"/>
        </table:table-row>
        <table:table-row table:style-name="ro1">
          <table:table-cell table:number-columns-repeated="4" table:style-name="ce42"/>
          <table:table-cell table:number-columns-repeated="12" table:style-name="ce40"/>
          <table:table-cell table:style-name="ce41"/>
          <table:table-cell table:number-columns-repeated="16367"/>
        </table:table-row>
        <table:table-row table:style-name="ro10">
          <table:table-cell table:style-name="ce169"/>
          <table:table-cell table:number-columns-repeated="4" table:style-name="ce170"/>
          <table:table-cell office:value-type="string" office:string-value="12 months to 31 Mar 2013." table:formula="msoxl:=F156" table:number-columns-spanned="4" table:number-rows-spanned="1" table:style-name="ce442">
            <text:p>12 months to 31 Mar 2013.</text:p>
          </table:table-cell>
          <table:covered-table-cell table:number-columns-repeated="3"/>
          <table:table-cell table:number-columns-repeated="2" table:style-name="ce208"/>
          <table:table-cell office:value-type="string" office:string-value="" table:formula="msoxl:=IF(H72&gt;0,TEXT(H72,&quot;yyyy&quot;),&quot;&quot;)" table:number-columns-spanned="4" table:number-rows-spanned="1" table:style-name="ce444"/>
          <table:covered-table-cell table:number-columns-repeated="3"/>
          <table:table-cell table:style-name="ce208"/>
          <table:table-cell table:style-name="ce41"/>
          <table:table-cell table:number-columns-repeated="16367"/>
        </table:table-row>
        <table:table-row table:style-name="ro10">
          <table:table-cell table:style-name="ce222"/>
          <table:table-cell table:number-columns-repeated="4" table:style-name="ce223"/>
          <table:table-cell table:style-name="ce245"/>
          <table:table-cell table:number-columns-repeated="3" table:style-name="ce244"/>
          <table:table-cell table:number-columns-repeated="7" table:style-name="ce208"/>
          <table:table-cell table:style-name="ce41"/>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Profit or (loss) for the period</text:p>
          </table:table-cell>
          <table:covered-table-cell table:number-columns-repeated="3"/>
          <table:table-cell table:style-name="ce157"/>
          <table:table-cell office:value-type="string" table:style-name="ce83">
            <text:p>AC219</text:p>
          </table:table-cell>
          <table:table-cell office:value-type="string" table:style-name="ce165">
            <text:p>£</text:p>
          </table:table-cell>
          <table:table-cell office:value-type="float" office:value="0" table:formula="msoxl:=H194" table:number-columns-spanned="2" table:number-rows-spanned="1" table:style-name="ce447">
            <text:p>0.00</text:p>
          </table:table-cell>
          <table:covered-table-cell/>
          <table:table-cell table:number-columns-repeated="2" table:style-name="ce165"/>
          <table:table-cell office:value-type="string" table:style-name="ce83">
            <text:p>AC220</text:p>
          </table:table-cell>
          <table:table-cell office:value-type="string" table:style-name="ce218">
            <text:p>£</text:p>
          </table:table-cell>
          <table:table-cell office:value-type="float" office:value="0" table:formula="msoxl:=IF(H72&gt;0,N194,&quot;&quot;)" table:number-columns-spanned="2" table:number-rows-spanned="1" table:style-name="ce447">
            <text:p>0.00</text:p>
          </table:table-cell>
          <table:covered-table-cell/>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11"/>
          <table:table-cell table:number-columns-repeated="2" table:style-name="ce212"/>
          <table:table-cell table:style-name="ce242"/>
          <table:table-cell table:style-name="ce212"/>
          <table:table-cell office:value-type="string" table:number-columns-spanned="4" table:number-rows-spanned="1" table:style-name="ce511">
            <text:p>Not captured by DIY Accounting</text:p>
          </table:table-cell>
          <table:covered-table-cell table:number-columns-repeated="3"/>
          <table:table-cell table:style-name="ce213"/>
          <table:table-cell table:style-name="ce243"/>
          <table:table-cell office:value-type="string" table:number-columns-spanned="4" table:number-rows-spanned="1" table:style-name="ce511">
            <text:p>Not captured by DIY Accounting</text:p>
          </table:table-cell>
          <table:covered-table-cell table:number-columns-repeated="3"/>
          <table:table-cell table:style-name="ce221"/>
          <table:table-cell table:style-name="ce5"/>
          <table:table-cell table:number-columns-repeated="16367"/>
        </table:table-row>
        <table:table-row table:style-name="ro18">
          <table:table-cell office:value-type="string" table:number-columns-spanned="4" table:number-rows-spanned="1" table:style-name="ce680">
            <text:p>Revaluation surplus or (deficit):</text:p>
          </table:table-cell>
          <table:covered-table-cell table:number-columns-repeated="3"/>
          <table:table-cell table:style-name="ce162"/>
          <table:table-cell office:value-type="string" table:style-name="ce83">
            <text:p>AC221</text:p>
          </table:table-cell>
          <table:table-cell office:value-type="string" table:style-name="ce80">
            <text:p>£</text:p>
          </table:table-cell>
          <table:table-cell table:number-columns-spanned="2" table:number-rows-spanned="1" table:style-name="ce567"/>
          <table:covered-table-cell/>
          <table:table-cell table:style-name="ce214"/>
          <table:table-cell table:style-name="ce213"/>
          <table:table-cell office:value-type="string" table:style-name="ce83">
            <text:p>Ac222</text:p>
          </table:table-cell>
          <table:table-cell office:value-type="string" table:style-name="ce80">
            <text:p>£</text:p>
          </table:table-cell>
          <table:table-cell table:number-columns-spanned="2" table:number-rows-spanned="1" table:style-name="ce567"/>
          <table:covered-table-cell/>
          <table:table-cell table:style-name="ce16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6">
          <table:table-cell office:value-type="string" table:number-columns-spanned="4" table:number-rows-spanned="1" table:style-name="ce700">
            <text:p><text:s text:c="14"/>Total recognised gains and losses for the period:</text:p>
          </table:table-cell>
          <table:covered-table-cell table:number-columns-repeated="3"/>
          <table:table-cell table:style-name="ce210"/>
          <table:table-cell office:value-type="string" table:style-name="ce83">
            <text:p>AC223</text:p>
          </table:table-cell>
          <table:table-cell office:value-type="string" table:style-name="ce165">
            <text:p>£</text:p>
          </table:table-cell>
          <table:table-cell office:value-type="float" office:value="0" table:formula="msoxl:=H220+H224" table:number-columns-spanned="2" table:number-rows-spanned="1" table:style-name="ce447">
            <text:p>0.00</text:p>
          </table:table-cell>
          <table:covered-table-cell/>
          <table:table-cell table:number-columns-repeated="2" table:style-name="ce165"/>
          <table:table-cell office:value-type="string" table:style-name="ce83">
            <text:p>AC224</text:p>
          </table:table-cell>
          <table:table-cell office:value-type="string" table:style-name="ce218">
            <text:p>£</text:p>
          </table:table-cell>
          <table:table-cell office:value-type="float" office:value="0" table:formula="msoxl:=IF(H72&gt;0,N220+N224,&quot;&quot;)" table:number-columns-spanned="2" table:number-rows-spanned="1" table:style-name="ce447">
            <text:p>0.00</text:p>
          </table:table-cell>
          <table:covered-table-cell/>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5" table:style-name="ce162"/>
          <table:table-cell table:number-columns-repeated="11" table:style-name="ce163"/>
          <table:table-cell table:style-name="ce5"/>
          <table:table-cell table:number-columns-repeated="16367"/>
        </table:table-row>
        <table:table-row table:style-name="ro1">
          <table:table-cell office:value-type="string" table:number-columns-spanned="15" table:number-rows-spanned="1" table:style-name="ce556">
            <text:p>Please enter any additional information in the field below.</text:p>
          </table:table-cell>
          <table:covered-table-cell table:number-columns-repeated="14"/>
          <table:table-cell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5">
          <table:table-cell table:number-columns-spanned="16" table:number-rows-spanned="1" table:style-name="ce567"/>
          <table:covered-table-cell table:number-columns-repeated="15"/>
          <table:table-cell table:style-name="ce5"/>
          <table:table-cell table:number-columns-repeated="16367"/>
        </table:table-row>
        <table:table-row table:style-name="ro1">
          <table:table-cell table:style-name="ce130"/>
          <table:table-cell table:number-columns-repeated="15" table:style-name="ce126"/>
          <table:table-cell table:style-name="ce5"/>
          <table:table-cell table:number-columns-repeated="16367"/>
        </table:table-row>
        <table:table-row table:style-name="ro1">
          <table:table-cell table:style-name="ce168"/>
          <table:table-cell table:number-columns-repeated="15" table:style-name="ce164"/>
          <table:table-cell table:style-name="ce40"/>
          <table:table-cell table:number-columns-repeated="16367"/>
        </table:table-row>
        <table:table-row table:style-name="ro15">
          <table:table-cell office:value-type="string" table:number-columns-spanned="4" table:number-rows-spanned="1" table:style-name="ce434">
            <text:p>Balance Sheet</text:p>
          </table:table-cell>
          <table:covered-table-cell table:number-columns-repeated="3"/>
          <table:table-cell table:style-name="ce49"/>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office:string-value="Balance sheet for the year ended 31 Mar 2013" table:formula="msoxl:=&quot;Balance sheet for the year ended &quot;&amp;TEXT(N2,&quot;dd Mmm yyyy&quot;)" table:number-columns-spanned="17" table:number-rows-spanned="1" table:style-name="ce673">
            <text:p>Balance sheet for the year ended 31 Mar 2013</text:p>
          </table:table-cell>
          <table:covered-table-cell table:number-columns-repeated="16"/>
          <table:table-cell table:number-columns-repeated="16367"/>
        </table:table-row>
        <table:table-row table:style-name="ro1">
          <table:table-cell office:value-type="string" table:style-name="ce42">
            <text:p>Please enter data that is relevant to the company circumstances.</text:p>
          </table:table-cell>
          <table:table-cell table:number-columns-repeated="3" table:style-name="ce42"/>
          <table:table-cell table:number-columns-repeated="12" table:style-name="ce40"/>
          <table:table-cell table:style-name="ce41"/>
          <table:table-cell table:number-columns-repeated="16367"/>
        </table:table-row>
        <table:table-row table:style-name="ro1">
          <table:table-cell table:number-columns-repeated="4" table:style-name="ce42"/>
          <table:table-cell table:number-columns-repeated="12" table:style-name="ce40"/>
          <table:table-cell table:style-name="ce41"/>
          <table:table-cell table:number-columns-repeated="16367"/>
        </table:table-row>
        <table:table-row table:style-name="ro19">
          <table:table-cell office:value-type="string" table:number-columns-spanned="16" table:number-rows-spanned="1" table:style-name="ce537">
            <text:p>Please note:<text:span text:style-name="T7"><text:s/>You may enter figures as positive values, the formula in the calculated fields will complete the calculation for you. Please enter data in whole pounds.</text:span></text:p>
          </table:table-cell>
          <table:covered-table-cell table:number-columns-repeated="15"/>
          <table:table-cell table:style-name="ce41"/>
          <table:table-cell table:number-columns-repeated="16367"/>
        </table:table-row>
        <table:table-row table:style-name="ro10">
          <table:table-cell table:style-name="ce75"/>
          <table:table-cell table:number-columns-repeated="15" table:style-name="ce64"/>
          <table:table-cell table:style-name="ce41"/>
          <table:table-cell table:number-columns-repeated="16367"/>
        </table:table-row>
        <table:table-row table:style-name="ro10">
          <table:table-cell office:value-type="string" table:style-name="ce84">
            <text:p>Fixed assets</text:p>
          </table:table-cell>
          <table:table-cell table:number-columns-repeated="4" table:style-name="ce85"/>
          <table:table-cell office:value-type="string" office:string-value="2013" table:formula="msoxl:=TEXT(N2,&quot;yyyy&quot;)" table:number-columns-spanned="4" table:number-rows-spanned="1" table:style-name="ce444">
            <text:p>2013</text:p>
          </table:table-cell>
          <table:covered-table-cell table:number-columns-repeated="3"/>
          <table:table-cell table:number-columns-repeated="2" table:style-name="ce208"/>
          <table:table-cell office:value-type="string" office:string-value="" table:formula="msoxl:=IF(H72&gt;0,TEXT(H72,&quot;yyyy&quot;),&quot;&quot;)" table:number-columns-spanned="4" table:number-rows-spanned="1" table:style-name="ce444"/>
          <table:covered-table-cell table:number-columns-repeated="3"/>
          <table:table-cell table:style-name="ce208"/>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table:style-name="ce209"/>
          <table:table-cell table:number-columns-repeated="2" table:style-name="ce210"/>
          <table:table-cell table:style-name="ce10"/>
          <table:table-cell table:style-name="ce210"/>
          <table:table-cell office:value-type="string" table:number-columns-spanned="4" table:number-rows-spanned="1" table:style-name="ce512">
            <text:p>Not captured by DIY Accounting</text:p>
          </table:table-cell>
          <table:covered-table-cell table:number-columns-repeated="3"/>
          <table:table-cell table:style-name="ce219"/>
          <table:table-cell table:style-name="ce218"/>
          <table:table-cell office:value-type="string" table:number-columns-spanned="4" table:number-rows-spanned="1" table:style-name="ce512">
            <text:p>Not captured by DIY Accounting</text:p>
          </table:table-cell>
          <table:covered-table-cell table:number-columns-repeated="3"/>
          <table:table-cell table:style-name="ce219"/>
          <table:table-cell table:style-name="ce5"/>
          <table:table-cell table:number-columns-repeated="16367"/>
        </table:table-row>
        <table:table-row table:style-name="ro5">
          <table:table-cell office:value-type="string" table:number-columns-spanned="4" table:number-rows-spanned="1" table:style-name="ce678">
            <text:p>Intangible assets:</text:p>
          </table:table-cell>
          <table:covered-table-cell table:number-columns-repeated="3"/>
          <table:table-cell table:style-name="ce62"/>
          <table:table-cell office:value-type="string" table:style-name="ce83">
            <text:p>AC42</text:p>
          </table:table-cell>
          <table:table-cell office:value-type="string" table:style-name="ce79">
            <text:p>£</text:p>
          </table:table-cell>
          <table:table-cell table:number-columns-spanned="2" table:number-rows-spanned="1" table:style-name="ce567"/>
          <table:covered-table-cell/>
          <table:table-cell table:style-name="ce190"/>
          <table:table-cell table:style-name="ce246"/>
          <table:table-cell office:value-type="string" table:style-name="ce83">
            <text:p>AC43</text:p>
          </table:table-cell>
          <table:table-cell office:value-type="string" table:style-name="ce79">
            <text:p>£</text:p>
          </table:table-cell>
          <table:table-cell table:number-columns-spanned="2" table:number-rows-spanned="1" table:style-name="ce567"/>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Tangible assets:</text:p>
          </table:table-cell>
          <table:covered-table-cell table:number-columns-repeated="3"/>
          <table:table-cell table:style-name="ce63"/>
          <table:table-cell office:value-type="string" table:style-name="ce83">
            <text:p>AC44</text:p>
          </table:table-cell>
          <table:table-cell office:value-type="string" table:style-name="ce80">
            <text:p>£</text:p>
          </table:table-cell>
          <table:table-cell office:value-type="float" office:value="0" table:formula="msoxl:=H941" table:number-columns-spanned="2" table:number-rows-spanned="1" table:style-name="ce567">
            <text:p>0.00</text:p>
          </table:table-cell>
          <table:covered-table-cell/>
          <table:table-cell table:style-name="ce312"/>
          <table:table-cell table:style-name="ce52"/>
          <table:table-cell office:value-type="string" table:style-name="ce83">
            <text:p>AC45</text:p>
          </table:table-cell>
          <table:table-cell office:value-type="string" table:style-name="ce80">
            <text:p>£</text:p>
          </table:table-cell>
          <table:table-cell office:value-type="float" office:value="0" table:formula="msoxl:=H944"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81">
            <text:p>Total fixed assets:</text:p>
          </table:table-cell>
          <table:covered-table-cell table:number-columns-repeated="3"/>
          <table:table-cell table:style-name="ce157"/>
          <table:table-cell office:value-type="string" table:style-name="ce83">
            <text:p>AC48</text:p>
          </table:table-cell>
          <table:table-cell office:value-type="string" table:style-name="ce165">
            <text:p>£</text:p>
          </table:table-cell>
          <table:table-cell office:value-type="float" office:value="0" table:formula="msoxl:=H246+H249" table:number-columns-spanned="2" table:number-rows-spanned="1" table:style-name="ce447">
            <text:p>0.00</text:p>
          </table:table-cell>
          <table:covered-table-cell/>
          <table:table-cell table:style-name="ce315"/>
          <table:table-cell table:style-name="ce165"/>
          <table:table-cell office:value-type="string" table:style-name="ce83">
            <text:p>AC49</text:p>
          </table:table-cell>
          <table:table-cell office:value-type="string" table:style-name="ce218">
            <text:p>£</text:p>
          </table:table-cell>
          <table:table-cell office:value-type="float" office:value="0" table:formula="msoxl:=IF(H72&gt;0,N246+N249,&quot;&quot;)" table:number-columns-spanned="2" table:number-rows-spanned="1" table:style-name="ce447">
            <text:p>0.00</text:p>
          </table:table-cell>
          <table:covered-table-cell/>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0">
          <table:table-cell table:number-columns-repeated="5" table:style-name="ce63"/>
          <table:table-cell table:number-columns-repeated="4" table:style-name="ce52"/>
          <table:table-cell table:style-name="ce317"/>
          <table:table-cell table:number-columns-repeated="6" table:style-name="ce52"/>
          <table:table-cell table:style-name="ce5"/>
          <table:table-cell table:number-columns-repeated="16367"/>
        </table:table-row>
        <table:table-row table:style-name="ro10">
          <table:table-cell office:value-type="string" table:number-columns-spanned="2" table:number-rows-spanned="1" table:style-name="ce442">
            <text:p>Current assets</text:p>
          </table:table-cell>
          <table:covered-table-cell/>
          <table:table-cell table:number-columns-repeated="3" table:style-name="ce85"/>
          <table:table-cell office:value-type="string" office:string-value="2013" table:formula="msoxl:=TEXT(N2,&quot;yyyy&quot;)" table:number-columns-spanned="4" table:number-rows-spanned="1" table:style-name="ce444">
            <text:p>2013</text:p>
          </table:table-cell>
          <table:covered-table-cell table:number-columns-repeated="3"/>
          <table:table-cell table:style-name="ce318"/>
          <table:table-cell table:style-name="ce208"/>
          <table:table-cell office:value-type="string" office:string-value="" table:formula="msoxl:=IF(HJ72&gt;0,TEXT(H72,&quot;yyyy&quot;),&quot;&quot;)" table:number-columns-spanned="4" table:number-rows-spanned="1" table:style-name="ce444"/>
          <table:covered-table-cell table:number-columns-repeated="3"/>
          <table:table-cell table:style-name="ce208"/>
          <table:table-cell table:style-name="ce41"/>
          <table:table-cell table:number-columns-repeated="16367"/>
        </table:table-row>
        <table:table-row table:style-name="ro7">
          <table:table-cell table:number-columns-repeated="9" table:style-name="ce1"/>
          <table:table-cell table:style-name="ce156"/>
          <table:table-cell table:number-columns-repeated="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style-name="ce36"/>
          <table:table-cell table:style-name="ce81"/>
          <table:table-cell table:number-columns-repeated="2"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Stocks:</text:p>
          </table:table-cell>
          <table:covered-table-cell table:number-columns-repeated="3"/>
          <table:table-cell table:style-name="ce62"/>
          <table:table-cell office:value-type="string" table:style-name="ce83">
            <text:p>AC50</text:p>
          </table:table-cell>
          <table:table-cell office:value-type="string" table:style-name="ce52">
            <text:p>£</text:p>
          </table:table-cell>
          <table:table-cell office:value-type="float" office:value="0" table:formula="msoxl:=ROUND('C:\Users\antony\diy\GB Accounts\GB Accounts 2012-13\GB Accounts Company 2013-03-31 (Mar13) Excel 2007\tmp\[Financialaccounts.ods]TrialBalance'!EJ19,D2)" table:number-columns-spanned="2" table:number-rows-spanned="1" table:style-name="ce567">
            <text:p>0.00</text:p>
          </table:table-cell>
          <table:covered-table-cell/>
          <table:table-cell table:style-name="ce315"/>
          <table:table-cell table:style-name="ce50"/>
          <table:table-cell office:value-type="string" table:style-name="ce83">
            <text:p>AC51</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TrialBalance'!D19,D2),&quot;&quot;)" table:number-columns-spanned="2" table:number-rows-spanned="1" table:style-name="ce567">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style-name="ce13"/>
          <table:table-cell table:style-name="ce82"/>
          <table:table-cell table:number-columns-repeated="2"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Debtors:</text:p>
          </table:table-cell>
          <table:covered-table-cell table:number-columns-repeated="3"/>
          <table:table-cell table:style-name="ce63"/>
          <table:table-cell office:value-type="string" table:style-name="ce83">
            <text:p>AC52</text:p>
          </table:table-cell>
          <table:table-cell office:value-type="string" table:style-name="ce80">
            <text:p>£</text:p>
          </table:table-cell>
          <table:table-cell office:value-type="float" office:value="0" table:formula="msoxl:=H973" table:number-columns-spanned="2" table:number-rows-spanned="1" table:style-name="ce567">
            <text:p>0.00</text:p>
          </table:table-cell>
          <table:covered-table-cell/>
          <table:table-cell table:style-name="ce312"/>
          <table:table-cell table:style-name="ce52"/>
          <table:table-cell office:value-type="string" table:style-name="ce83">
            <text:p>AC53</text:p>
          </table:table-cell>
          <table:table-cell office:value-type="string" table:style-name="ce80">
            <text:p>£</text:p>
          </table:table-cell>
          <table:table-cell office:value-type="float" office:value="0" table:formula="msoxl:=IF(H72&gt;0,N973,&quot;&quot;)"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Cash at bank and in hand:</text:p>
          </table:table-cell>
          <table:covered-table-cell table:number-columns-repeated="3"/>
          <table:table-cell table:style-name="ce62"/>
          <table:table-cell office:value-type="string" table:style-name="ce83">
            <text:p>AC54</text:p>
          </table:table-cell>
          <table:table-cell office:value-type="string" table:style-name="ce79">
            <text:p>£</text:p>
          </table:table-cell>
          <table:table-cell office:value-type="float" office:value="0" table:formula="msoxl:=H1223" table:number-columns-spanned="2" table:number-rows-spanned="1" table:style-name="ce567">
            <text:p>0.00</text:p>
          </table:table-cell>
          <table:covered-table-cell/>
          <table:table-cell table:style-name="ce315"/>
          <table:table-cell table:style-name="ce50"/>
          <table:table-cell office:value-type="string" table:style-name="ce83">
            <text:p>AC55</text:p>
          </table:table-cell>
          <table:table-cell office:value-type="string" table:style-name="ce79">
            <text:p>£</text:p>
          </table:table-cell>
          <table:table-cell office:value-type="float" office:value="0" table:formula="msoxl:=N1223" table:number-columns-spanned="2" table:number-rows-spanned="1" table:style-name="ce567">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2">
            <text:p>Total current assets:</text:p>
          </table:table-cell>
          <table:covered-table-cell table:number-columns-repeated="3"/>
          <table:table-cell table:style-name="ce63"/>
          <table:table-cell office:value-type="string" table:style-name="ce83">
            <text:p>AC56</text:p>
          </table:table-cell>
          <table:table-cell office:value-type="string" table:style-name="ce52">
            <text:p>£</text:p>
          </table:table-cell>
          <table:table-cell office:value-type="float" office:value="0" table:formula="msoxl:=SUM(H258,H261,H264)" table:number-columns-spanned="2" table:number-rows-spanned="1" table:style-name="ce445">
            <text:p>0.00</text:p>
          </table:table-cell>
          <table:covered-table-cell/>
          <table:table-cell table:style-name="ce312"/>
          <table:table-cell table:style-name="ce52"/>
          <table:table-cell office:value-type="string" table:style-name="ce83">
            <text:p>AC57</text:p>
          </table:table-cell>
          <table:table-cell office:value-type="string" table:style-name="ce215">
            <text:p>£</text:p>
          </table:table-cell>
          <table:table-cell office:value-type="float" office:value="0" table:formula="msoxl:=IF(H72&gt;0,SUM(N258,N261,N264),&quot;&quot;)" table:number-columns-spanned="2" table:number-rows-spanned="1" table:style-name="ce445">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20">
          <table:table-cell office:value-type="string" table:number-columns-spanned="4" table:number-rows-spanned="1" table:style-name="ce695">
            <text:p><text:s text:c="14"/>Creditors: amounts falling due within one year</text:p>
          </table:table-cell>
          <table:covered-table-cell table:number-columns-repeated="3"/>
          <table:table-cell table:style-name="ce62"/>
          <table:table-cell office:value-type="string" table:style-name="ce83">
            <text:p>AC58</text:p>
          </table:table-cell>
          <table:table-cell office:value-type="string" table:style-name="ce86">
            <text:p>£</text:p>
          </table:table-cell>
          <table:table-cell office:value-type="float" office:value="0" table:formula="msoxl:=H1017" table:number-columns-spanned="2" table:number-rows-spanned="1" table:style-name="ce584">
            <text:p>0.00</text:p>
          </table:table-cell>
          <table:covered-table-cell/>
          <table:table-cell table:style-name="ce315"/>
          <table:table-cell table:style-name="ce87"/>
          <table:table-cell office:value-type="string" table:style-name="ce83">
            <text:p>AC59</text:p>
          </table:table-cell>
          <table:table-cell office:value-type="string" table:style-name="ce86">
            <text:p>£</text:p>
          </table:table-cell>
          <table:table-cell office:value-type="float" office:value="0" table:formula="msoxl:=IF(H72&gt;0,N1017,&quot;&quot;)" table:number-columns-spanned="2" table:number-rows-spanned="1" table:style-name="ce584">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2">
            <text:p>Net current assets (liabilities):</text:p>
          </table:table-cell>
          <table:covered-table-cell table:number-columns-repeated="3"/>
          <table:table-cell table:style-name="ce63"/>
          <table:table-cell office:value-type="string" table:style-name="ce83">
            <text:p>AC60</text:p>
          </table:table-cell>
          <table:table-cell office:value-type="string" table:style-name="ce52">
            <text:p>£</text:p>
          </table:table-cell>
          <table:table-cell office:value-type="float" office:value="0" table:formula="msoxl:=H267-H270" table:number-columns-spanned="2" table:number-rows-spanned="1" table:style-name="ce445">
            <text:p>0.00</text:p>
          </table:table-cell>
          <table:covered-table-cell/>
          <table:table-cell table:style-name="ce312"/>
          <table:table-cell table:style-name="ce52"/>
          <table:table-cell office:value-type="string" table:style-name="ce83">
            <text:p>AC61</text:p>
          </table:table-cell>
          <table:table-cell office:value-type="string" table:style-name="ce215">
            <text:p>£</text:p>
          </table:table-cell>
          <table:table-cell office:value-type="float" office:value="0" table:formula="msoxl:=IF(H72&gt;0,N267-N270,&quot;&quot;)" table:number-columns-spanned="2" table:number-rows-spanned="1" table:style-name="ce445">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20">
          <table:table-cell office:value-type="string" table:number-columns-spanned="4" table:number-rows-spanned="1" table:style-name="ce700">
            <text:p>Total assets less current liabilities:</text:p>
          </table:table-cell>
          <table:covered-table-cell table:number-columns-repeated="3"/>
          <table:table-cell table:style-name="ce62"/>
          <table:table-cell office:value-type="string" table:style-name="ce83">
            <text:p>AC62</text:p>
          </table:table-cell>
          <table:table-cell office:value-type="string" table:style-name="ce76">
            <text:p>£</text:p>
          </table:table-cell>
          <table:table-cell office:value-type="float" office:value="0" table:formula="msoxl:=H252+H273" table:number-columns-spanned="2" table:number-rows-spanned="1" table:style-name="ce594">
            <text:p>0.00</text:p>
          </table:table-cell>
          <table:covered-table-cell/>
          <table:table-cell table:style-name="ce315"/>
          <table:table-cell table:style-name="ce50"/>
          <table:table-cell office:value-type="string" table:style-name="ce83">
            <text:p>AC63</text:p>
          </table:table-cell>
          <table:table-cell office:value-type="string" table:style-name="ce76">
            <text:p>£</text:p>
          </table:table-cell>
          <table:table-cell office:value-type="float" office:value="0" table:formula="msoxl:=IF(H72&gt;0,N252+N273,&quot;&quot;)" table:number-columns-spanned="2" table:number-rows-spanned="1" table:style-name="ce594">
            <text:p>0.00</text:p>
          </table:table-cell>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26">
          <table:table-cell office:value-type="string" table:number-columns-spanned="4" table:number-rows-spanned="1" table:style-name="ce688">
            <text:p>Creditors: amounts falling due after more than one year:</text:p>
          </table:table-cell>
          <table:covered-table-cell table:number-columns-repeated="3"/>
          <table:table-cell table:style-name="ce63"/>
          <table:table-cell office:value-type="string" table:style-name="ce83">
            <text:p>AC64</text:p>
          </table:table-cell>
          <table:table-cell office:value-type="string" table:style-name="ce80">
            <text:p>£</text:p>
          </table:table-cell>
          <table:table-cell office:value-type="float" office:value="0" table:formula="msoxl:=H1051" table:number-columns-spanned="2" table:number-rows-spanned="1" table:style-name="ce567">
            <text:p>0.00</text:p>
          </table:table-cell>
          <table:covered-table-cell/>
          <table:table-cell table:style-name="ce221"/>
          <table:table-cell table:style-name="ce52"/>
          <table:table-cell office:value-type="string" table:style-name="ce83">
            <text:p>AC65</text:p>
          </table:table-cell>
          <table:table-cell office:value-type="string" table:style-name="ce80">
            <text:p>£</text:p>
          </table:table-cell>
          <table:table-cell office:value-type="float" office:value="0" table:formula="msoxl:=IF(H72&gt;0,N1051,&quot;&quot;)" table:number-columns-spanned="2" table:number-rows-spanned="1" table:style-name="ce567">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table:style-name="ce209"/>
          <table:table-cell table:number-columns-repeated="2" table:style-name="ce210"/>
          <table:table-cell table:style-name="ce10"/>
          <table:table-cell table:style-name="ce210"/>
          <table:table-cell office:value-type="string" table:number-columns-spanned="4" table:number-rows-spanned="1" table:style-name="ce512">
            <text:p>Not captured by DIY Accounting</text:p>
          </table:table-cell>
          <table:covered-table-cell table:number-columns-repeated="3"/>
          <table:table-cell table:style-name="ce219"/>
          <table:table-cell table:style-name="ce218"/>
          <table:table-cell office:value-type="string" table:number-columns-spanned="4" table:number-rows-spanned="1" table:style-name="ce512">
            <text:p>Not captured by DIY Accounting</text:p>
          </table:table-cell>
          <table:covered-table-cell table:number-columns-repeated="3"/>
          <table:table-cell table:style-name="ce219"/>
          <table:table-cell table:style-name="ce5"/>
          <table:table-cell table:number-columns-repeated="16367"/>
        </table:table-row>
        <table:table-row table:style-name="ro27">
          <table:table-cell office:value-type="string" table:number-columns-spanned="4" table:number-rows-spanned="1" table:style-name="ce681">
            <text:p>Provision for liabilities:</text:p>
          </table:table-cell>
          <table:covered-table-cell table:number-columns-repeated="3"/>
          <table:table-cell table:style-name="ce62"/>
          <table:table-cell office:value-type="string" table:style-name="ce83">
            <text:p>AC66</text:p>
          </table:table-cell>
          <table:table-cell office:value-type="string" table:style-name="ce86">
            <text:p>£</text:p>
          </table:table-cell>
          <table:table-cell table:number-columns-spanned="2" table:number-rows-spanned="1" table:style-name="ce584"/>
          <table:covered-table-cell/>
          <table:table-cell table:style-name="ce219"/>
          <table:table-cell table:style-name="ce218"/>
          <table:table-cell office:value-type="string" table:style-name="ce83">
            <text:p>AC67</text:p>
          </table:table-cell>
          <table:table-cell office:value-type="string" table:style-name="ce86">
            <text:p>£</text:p>
          </table:table-cell>
          <table:table-cell table:number-columns-spanned="2" table:number-rows-spanned="1" table:style-name="ce584"/>
          <table:covered-table-cell/>
          <table:table-cell table:style-name="ce5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2">
            <text:p>Total net assets (liabilities):</text:p>
          </table:table-cell>
          <table:covered-table-cell table:number-columns-repeated="3"/>
          <table:table-cell table:style-name="ce63"/>
          <table:table-cell office:value-type="string" table:style-name="ce83">
            <text:p>AC68</text:p>
          </table:table-cell>
          <table:table-cell office:value-type="string" table:style-name="ce52">
            <text:p>£</text:p>
          </table:table-cell>
          <table:table-cell office:value-type="float" office:value="0" table:formula="msoxl:=H276-H279-H283" table:number-columns-spanned="2" table:number-rows-spanned="1" table:style-name="ce445">
            <text:p>0.00</text:p>
          </table:table-cell>
          <table:covered-table-cell/>
          <table:table-cell table:style-name="ce221"/>
          <table:table-cell table:style-name="ce52"/>
          <table:table-cell office:value-type="string" table:style-name="ce83">
            <text:p>AC69</text:p>
          </table:table-cell>
          <table:table-cell office:value-type="string" table:style-name="ce215">
            <text:p>£</text:p>
          </table:table-cell>
          <table:table-cell office:value-type="float" office:value="0" table:formula="msoxl:=IF(H72&gt;0,N276-N279-N283,&quot;&quot;)" table:number-columns-spanned="2" table:number-rows-spanned="1" table:style-name="ce445">
            <text:p>0.00</text:p>
          </table:table-cell>
          <table:covered-table-cell/>
          <table:table-cell table:style-name="ce5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Balance Sheet continued</text:p>
          </table:table-cell>
          <table:covered-table-cell table:number-columns-repeated="3"/>
          <table:table-cell table:style-name="ce90"/>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office:string-value="Balance sheet for the year ended 31 Mar 2013" table:formula="msoxl:=&quot;Balance sheet for the year ended &quot;&amp;TEXT(N2,&quot;dd Mmm yyyy&quot;)" table:number-columns-spanned="17" table:number-rows-spanned="1" table:style-name="ce673">
            <text:p>Balance sheet for the year ended 31 Mar 2013</text:p>
          </table:table-cell>
          <table:covered-table-cell table:number-columns-repeated="16"/>
          <table:table-cell table:number-columns-repeated="16367"/>
        </table:table-row>
        <table:table-row table:style-name="ro1">
          <table:table-cell table:number-columns-repeated="4" table:style-name="ce42"/>
          <table:table-cell table:number-columns-repeated="12" table:style-name="ce40"/>
          <table:table-cell table:style-name="ce41"/>
          <table:table-cell table:number-columns-repeated="16367"/>
        </table:table-row>
        <table:table-row table:style-name="ro13">
          <table:table-cell office:value-type="string" table:number-columns-spanned="16" table:number-rows-spanned="1" table:style-name="ce537">
            <text:p>Please note<text:span text:style-name="T7">: You may enter most figures as positive values, the formula in the calculated fields will complete the calculation for you, Please enter a loss as a negative value by prefixing the number with a minus sign. Please enter data in whole pounds.</text:span></text:p>
          </table:table-cell>
          <table:covered-table-cell table:number-columns-repeated="15"/>
          <table:table-cell table:style-name="ce41"/>
          <table:table-cell table:number-columns-repeated="16367"/>
        </table:table-row>
        <table:table-row table:style-name="ro1">
          <table:table-cell table:style-name="ce93"/>
          <table:table-cell table:number-columns-repeated="15" table:style-name="ce89"/>
          <table:table-cell table:style-name="ce41"/>
          <table:table-cell table:number-columns-repeated="16367"/>
        </table:table-row>
        <table:table-row table:style-name="ro1">
          <table:table-cell office:value-type="string" table:number-columns-spanned="2" table:number-rows-spanned="1" table:style-name="ce442">
            <text:p>Capital and reserves</text:p>
          </table:table-cell>
          <table:covered-table-cell/>
          <table:table-cell table:number-columns-repeated="3" table:style-name="ce92"/>
          <table:table-cell office:value-type="string" office:string-value="2013" table:formula="msoxl:=TEXT(N2,&quot;yyyy&quot;)" table:style-name="ce208">
            <text:p>2013</text:p>
          </table:table-cell>
          <table:table-cell table:number-columns-repeated="5" table:style-name="ce208"/>
          <table:table-cell office:value-type="string" office:string-value="" table:formula="msoxl:=IF(H72&gt;0,TEXT(H72,&quot;yyyy&quot;),&quot;&quot;)" table:number-columns-spanned="4" table:number-rows-spanned="1" table:style-name="ce444"/>
          <table:covered-table-cell table:number-columns-repeated="3"/>
          <table:table-cell table:style-name="ce208"/>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Called up share capital:</text:p>
          </table:table-cell>
          <table:covered-table-cell table:number-columns-repeated="3"/>
          <table:table-cell table:style-name="ce88"/>
          <table:table-cell office:value-type="string" table:style-name="ce83">
            <text:p>AC70</text:p>
          </table:table-cell>
          <table:table-cell office:value-type="string" table:style-name="ce79">
            <text:p>£</text:p>
          </table:table-cell>
          <table:table-cell office:value-type="float" office:value="0" table:formula="msoxl:=N1098" table:number-columns-spanned="2" table:number-rows-spanned="1" table:style-name="ce567">
            <text:p>0.00</text:p>
          </table:table-cell>
          <table:covered-table-cell/>
          <table:table-cell table:style-name="ce219"/>
          <table:table-cell table:style-name="ce94"/>
          <table:table-cell office:value-type="string" table:style-name="ce83">
            <text:p>AC71</text:p>
          </table:table-cell>
          <table:table-cell office:value-type="string" table:style-name="ce79">
            <text:p>£</text:p>
          </table:table-cell>
          <table:table-cell office:value-type="float" office:value="0" table:formula="msoxl:=N1084" table:number-columns-spanned="2" table:number-rows-spanned="1" table:style-name="ce567">
            <text:p>0.00</text:p>
          </table:table-cell>
          <table:covered-table-cell/>
          <table:table-cell table:style-name="ce95"/>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table:style-name="ce211"/>
          <table:table-cell table:number-columns-repeated="2" table:style-name="ce212"/>
          <table:table-cell table:style-name="ce242"/>
          <table:table-cell table:style-name="ce212"/>
          <table:table-cell office:value-type="string" table:number-columns-spanned="4" table:number-rows-spanned="1" table:style-name="ce511">
            <text:p>Not captured by DIY Accounting</text:p>
          </table:table-cell>
          <table:covered-table-cell table:number-columns-repeated="3"/>
          <table:table-cell table:style-name="ce221"/>
          <table:table-cell table:style-name="ce215"/>
          <table:table-cell office:value-type="string" table:number-columns-spanned="4" table:number-rows-spanned="1" table:style-name="ce511">
            <text:p>Not captured by DIY Accounting</text:p>
          </table:table-cell>
          <table:covered-table-cell table:number-columns-repeated="3"/>
          <table:table-cell table:style-name="ce221"/>
          <table:table-cell table:style-name="ce5"/>
          <table:table-cell table:number-columns-repeated="16367"/>
        </table:table-row>
        <table:table-row table:style-name="ro1">
          <table:table-cell office:value-type="string" table:number-columns-spanned="4" table:number-rows-spanned="1" table:style-name="ce680">
            <text:p>Revaluation reserve:</text:p>
          </table:table-cell>
          <table:covered-table-cell table:number-columns-repeated="3"/>
          <table:table-cell table:style-name="ce91"/>
          <table:table-cell office:value-type="string" table:style-name="ce83">
            <text:p>AC76</text:p>
          </table:table-cell>
          <table:table-cell office:value-type="string" table:style-name="ce80">
            <text:p>£</text:p>
          </table:table-cell>
          <table:table-cell table:number-columns-spanned="2" table:number-rows-spanned="1" table:style-name="ce567"/>
          <table:covered-table-cell/>
          <table:table-cell table:style-name="ce221"/>
          <table:table-cell table:style-name="ce207"/>
          <table:table-cell office:value-type="string" table:style-name="ce83">
            <text:p>AC77</text:p>
          </table:table-cell>
          <table:table-cell office:value-type="string" table:style-name="ce80">
            <text:p>£</text:p>
          </table:table-cell>
          <table:table-cell table:number-columns-spanned="2" table:number-rows-spanned="1" table:style-name="ce567"/>
          <table:covered-table-cell/>
          <table:table-cell table:style-name="ce9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Profit and loss account:</text:p>
          </table:table-cell>
          <table:covered-table-cell table:number-columns-repeated="3"/>
          <table:table-cell table:style-name="ce88"/>
          <table:table-cell office:value-type="string" table:style-name="ce83">
            <text:p>AC74</text:p>
          </table:table-cell>
          <table:table-cell office:value-type="string" table:style-name="ce79">
            <text:p>£</text:p>
          </table:table-cell>
          <table:table-cell office:value-type="float" office:value="0" table:formula="msoxl:=H1140" table:number-columns-spanned="2" table:number-rows-spanned="1" table:style-name="ce705">
            <text:p>0.00<text:s/></text:p>
          </table:table-cell>
          <table:covered-table-cell/>
          <table:table-cell table:style-name="ce219"/>
          <table:table-cell table:style-name="ce94"/>
          <table:table-cell office:value-type="string" table:style-name="ce83">
            <text:p>AC75</text:p>
          </table:table-cell>
          <table:table-cell office:value-type="string" table:style-name="ce79">
            <text:p>£</text:p>
          </table:table-cell>
          <table:table-cell office:value-type="float" office:value="0" table:formula="msoxl:=IF(H72&gt;0,H1131,&quot;&quot;)" table:number-columns-spanned="2" table:number-rows-spanned="1" table:style-name="ce567">
            <text:p>0.00</text:p>
          </table:table-cell>
          <table:covered-table-cell/>
          <table:table-cell table:style-name="ce95"/>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2">
            <text:p>Total shareholders funds:</text:p>
          </table:table-cell>
          <table:covered-table-cell table:number-columns-repeated="3"/>
          <table:table-cell table:style-name="ce91"/>
          <table:table-cell office:value-type="string" table:style-name="ce83">
            <text:p>AC80</text:p>
          </table:table-cell>
          <table:table-cell office:value-type="string" table:style-name="ce96">
            <text:p>£</text:p>
          </table:table-cell>
          <table:table-cell office:value-type="float" office:value="0" table:formula="msoxl:=H299+H303+H306" table:number-columns-spanned="2" table:number-rows-spanned="1" table:style-name="ce445">
            <text:p>0.00</text:p>
          </table:table-cell>
          <table:covered-table-cell/>
          <table:table-cell table:style-name="ce221"/>
          <table:table-cell table:style-name="ce96"/>
          <table:table-cell office:value-type="string" table:style-name="ce83">
            <text:p>AC81</text:p>
          </table:table-cell>
          <table:table-cell office:value-type="string" table:style-name="ce215">
            <text:p>£</text:p>
          </table:table-cell>
          <table:table-cell office:value-type="float" office:value="0" table:formula="msoxl:=IF(H72&gt;0,N299+N303+N306,&quot;&quot;)" table:number-columns-spanned="2" table:number-rows-spanned="1" table:style-name="ce445">
            <text:p>0.00</text:p>
          </table:table-cell>
          <table:covered-table-cell/>
          <table:table-cell table:style-name="ce9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1">
          <table:table-cell table:number-columns-repeated="5" table:style-name="ce91"/>
          <table:table-cell table:number-columns-repeated="8" table:style-name="ce96"/>
          <table:table-cell table:style-name="ce207"/>
          <table:table-cell table:number-columns-repeated="2" table:style-name="ce96"/>
          <table:table-cell table:style-name="ce5"/>
          <table:table-cell table:number-columns-repeated="16367"/>
        </table:table-row>
        <table:table-row table:style-name="ro28">
          <table:table-cell office:value-type="string" table:number-columns-spanned="16" table:number-rows-spanned="1" table:style-name="ce441">
            <text:p><text:span text:style-name="T6">Please note:</text:span><text:s/>It is your responsibility to ensure that all figures are correct.</text:p>
          </table:table-cell>
          <table:covered-table-cell table:number-columns-repeated="15"/>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9">
          <table:table-cell office:value-type="string" table:number-columns-spanned="16" table:number-rows-spanned="1" table:style-name="ce441">
            <text:p>If you are in any doubt about how to complete any part of this Accounts service you are advised to contact an</text:p>
            <text:p>agent for assistance</text:p>
          </table:table-cell>
          <table:covered-table-cell table:number-columns-repeated="15"/>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table:style-name="ce102">
            <text:p>Please confirm the statements below.</text:p>
          </table:table-cell>
          <table:table-cell table:number-columns-repeated="15"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1">
          <table:table-cell table:number-columns-repeated="16" table:style-name="ce94"/>
          <table:table-cell table:style-name="ce41"/>
          <table:table-cell table:number-columns-repeated="16367"/>
        </table:table-row>
        <table:table-row table:style-name="ro9">
          <table:table-cell table:style-name="ce94"/>
          <table:table-cell office:value-type="string" table:style-name="ce103">
            <text:p>X</text:p>
          </table:table-cell>
          <table:table-cell office:value-type="string" table:style-name="ce104">
            <text:p>*</text:p>
          </table:table-cell>
          <table:table-cell office:value-type="string" table:number-columns-spanned="12" table:number-rows-spanned="1" table:style-name="ce518">
            <text:p>For the year ending 31 Mar 2010 the company was entitled to exemption under section 477 of the Companies Act 2006 relating to small companies.</text:p>
          </table:table-cell>
          <table:covered-table-cell table:number-columns-repeated="11"/>
          <table:table-cell table:style-name="ce94"/>
          <table:table-cell table:style-name="ce41"/>
          <table:table-cell table:number-columns-repeated="16367"/>
        </table:table-row>
        <table:table-row table:style-name="ro7">
          <table:table-cell table:number-columns-repeated="16" table:style-name="ce94"/>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1">
          <table:table-cell table:number-columns-repeated="16" table:style-name="ce94"/>
          <table:table-cell table:style-name="ce41"/>
          <table:table-cell table:number-columns-repeated="16367"/>
        </table:table-row>
        <table:table-row table:style-name="ro9">
          <table:table-cell table:style-name="ce94"/>
          <table:table-cell office:value-type="string" table:style-name="ce103">
            <text:p>X</text:p>
          </table:table-cell>
          <table:table-cell office:value-type="string" table:style-name="ce104">
            <text:p>*</text:p>
          </table:table-cell>
          <table:table-cell office:value-type="string" table:number-columns-spanned="12" table:number-rows-spanned="1" table:style-name="ce518">
            <text:p>The members have not required the company to obtain an audit in accordance with section 476 of the Companies Act 2006.</text:p>
          </table:table-cell>
          <table:covered-table-cell table:number-columns-repeated="11"/>
          <table:table-cell table:style-name="ce94"/>
          <table:table-cell table:style-name="ce41"/>
          <table:table-cell table:number-columns-repeated="16367"/>
        </table:table-row>
        <table:table-row table:style-name="ro7">
          <table:table-cell table:number-columns-repeated="16" table:style-name="ce94"/>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1">
          <table:table-cell table:number-columns-repeated="16" table:style-name="ce94"/>
          <table:table-cell table:style-name="ce41"/>
          <table:table-cell table:number-columns-repeated="16367"/>
        </table:table-row>
        <table:table-row table:style-name="ro9">
          <table:table-cell table:style-name="ce94"/>
          <table:table-cell office:value-type="string" table:style-name="ce103">
            <text:p>X</text:p>
          </table:table-cell>
          <table:table-cell office:value-type="string" table:style-name="ce104">
            <text:p>*</text:p>
          </table:table-cell>
          <table:table-cell office:value-type="string" table:number-columns-spanned="12" table:number-rows-spanned="1" table:style-name="ce518">
            <text:p>The directors acknowledge their responsibilities for complying with the requirements of the Act with respect to accounting records and the preparation of accounts.</text:p>
          </table:table-cell>
          <table:covered-table-cell table:number-columns-repeated="11"/>
          <table:table-cell table:style-name="ce94"/>
          <table:table-cell table:style-name="ce41"/>
          <table:table-cell table:number-columns-repeated="16367"/>
        </table:table-row>
        <table:table-row table:style-name="ro7">
          <table:table-cell table:number-columns-repeated="16" table:style-name="ce94"/>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table:number-columns-spanned="16" table:number-rows-spanned="1" table:style-name="ce441">
            <text:p><text:span text:style-name="T6">Please note:</text:span><text:s/>If you have adopted the Financial Reporting Standard for Small Entities (FRSSE), please select the checkbox below.</text:p>
            <text:p/>
          </table:table-cell>
          <table:covered-table-cell table:number-columns-repeated="15"/>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1">
          <table:table-cell table:number-columns-repeated="16" table:style-name="ce94"/>
          <table:table-cell table:style-name="ce41"/>
          <table:table-cell table:number-columns-repeated="16367"/>
        </table:table-row>
        <table:table-row table:style-name="ro29">
          <table:table-cell table:style-name="ce94"/>
          <table:table-cell office:value-type="string" table:style-name="ce103">
            <text:p>X</text:p>
          </table:table-cell>
          <table:table-cell office:value-type="string" table:style-name="ce104">
            <text:p>*</text:p>
          </table:table-cell>
          <table:table-cell office:value-type="string" table:number-columns-spanned="12" table:number-rows-spanned="1" table:style-name="ce518">
            <text:p>These accounts have been prepared in accordance with the provisions applicable to companies subject to the small companies regime and in accordance with the Financial Reporting Standard for Smaller Entities (effective 2008).</text:p>
          </table:table-cell>
          <table:covered-table-cell table:number-columns-repeated="11"/>
          <table:table-cell table:style-name="ce94"/>
          <table:table-cell table:style-name="ce41"/>
          <table:table-cell table:number-columns-repeated="16367"/>
        </table:table-row>
        <table:table-row table:style-name="ro7">
          <table:table-cell table:number-columns-repeated="16" table:style-name="ce94"/>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table:number-columns-spanned="16" table:number-rows-spanned="1" table:style-name="ce441">
            <text:p><text:span text:style-name="T6">Please note:</text:span><text:s/>If you have not adopted the FRSSE, please select the checkbox below.</text:p>
          </table:table-cell>
          <table:covered-table-cell table:number-columns-repeated="15"/>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1">
          <table:table-cell table:number-columns-repeated="16" table:style-name="ce94"/>
          <table:table-cell table:style-name="ce41"/>
          <table:table-cell table:number-columns-repeated="16367"/>
        </table:table-row>
        <table:table-row table:style-name="ro9">
          <table:table-cell table:style-name="ce94"/>
          <table:table-cell table:style-name="ce103"/>
          <table:table-cell office:value-type="string" table:style-name="ce104">
            <text:p>*</text:p>
          </table:table-cell>
          <table:table-cell office:value-type="string" table:number-columns-spanned="12" table:number-rows-spanned="1" table:style-name="ce518">
            <text:p>These accounts have been prepared in accordance with the provisions applicable to companies subject to the small companies regime.</text:p>
          </table:table-cell>
          <table:covered-table-cell table:number-columns-repeated="11"/>
          <table:table-cell table:style-name="ce94"/>
          <table:table-cell table:style-name="ce41"/>
          <table:table-cell table:number-columns-repeated="16367"/>
        </table:table-row>
        <table:table-row table:style-name="ro7">
          <table:table-cell table:number-columns-repeated="16" table:style-name="ce94"/>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90"/>
          <table:table-cell table:number-columns-spanned="12" table:number-rows-spanned="1" table:style-name="ce519"/>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spanned="17" table:number-rows-spanned="1" table:style-name="ce679"/>
          <table:covered-table-cell table:number-columns-repeated="16"/>
          <table:table-cell table:number-columns-repeated="16367"/>
        </table:table-row>
        <table:table-row table:style-name="ro29">
          <table:table-cell office:value-type="string" table:number-columns-spanned="16" table:number-rows-spanned="1" table:style-name="ce414">
            <text:p>This section allows you to enter any notes that are necessary to explain the entries in the Statutory Accounts.</text:p>
            <text:p>Please select the appropriate checkboxes for the Statutory Accounts Notes that are relevant to the company’s</text:p>
            <text:p>circumstances. If you want to change your selection, please de-select the checkbox for the note that you want</text:p>
            <text:p>to remove. You are required to provide notes on certain items, these are checked for you.</text:p>
          </table:table-cell>
          <table:covered-table-cell table:number-columns-repeated="15"/>
          <table:table-cell table:style-name="ce41"/>
          <table:table-cell table:number-columns-repeated="16367"/>
        </table:table-row>
        <table:table-row table:style-name="ro1">
          <table:table-cell table:style-name="ce93"/>
          <table:table-cell table:number-columns-repeated="15" table:style-name="ce89"/>
          <table:table-cell table:style-name="ce41"/>
          <table:table-cell table:number-columns-repeated="16367"/>
        </table:table-row>
        <table:table-row table:style-name="ro1">
          <table:table-cell office:value-type="string" table:number-columns-spanned="2" table:number-rows-spanned="1" table:style-name="ce442">
            <text:p>Notes section</text:p>
          </table:table-cell>
          <table:covered-table-cell/>
          <table:table-cell table:number-columns-repeated="3" table:style-name="ce92"/>
          <table:table-cell office:value-type="string" table:number-columns-spanned="11" table:number-rows-spanned="1" table:style-name="ce444">
            <text:p>Select section(s)</text:p>
          </table:table-cell>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10"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526">
            <text:p>Accounting policies</text:p>
          </table:table-cell>
          <table:covered-table-cell table:number-columns-repeated="3"/>
          <table:table-cell table:number-columns-repeated="2" table:style-name="ce94"/>
          <table:table-cell office:value-type="string" table:style-name="ce106">
            <text:p>X</text:p>
          </table:table-cell>
          <table:table-cell table:style-name="ce94"/>
          <table:table-cell office:value-type="string" table:style-name="ce145">
            <text:p>Always complete</text:p>
          </table:table-cell>
          <table:table-cell table:number-columns-repeated="6"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Turnover</text:p>
          </table:table-cell>
          <table:covered-table-cell table:number-columns-repeated="3"/>
          <table:table-cell table:style-name="ce116"/>
          <table:table-cell table:style-name="ce117"/>
          <table:table-cell table:style-name="ce153"/>
          <table:table-cell table:style-name="ce117"/>
          <table:table-cell office:value-type="string" table:style-name="ce148">
            <text:p>Not generated by DIY Accounting</text:p>
          </table:table-cell>
          <table:table-cell table:style-name="ce117"/>
          <table:table-cell table:style-name="ce119"/>
          <table:table-cell table:number-columns-repeated="4" table:style-name="ce117"/>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652">
            <text:p>Operating profit or (loss)</text:p>
          </table:table-cell>
          <table:covered-table-cell table:number-columns-repeated="3"/>
          <table:table-cell table:style-name="ce120"/>
          <table:table-cell table:style-name="ce121"/>
          <table:table-cell table:style-name="ce154"/>
          <table:table-cell table:style-name="ce121"/>
          <table:table-cell office:value-type="string" table:style-name="ce151">
            <text:p>Not generated by DIY Accounting</text:p>
          </table:table-cell>
          <table:table-cell table:number-columns-repeated="3" table:style-name="ce121"/>
          <table:table-cell table:number-columns-repeated="3"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89">
            <text:p>Directors' remuneration</text:p>
          </table:table-cell>
          <table:covered-table-cell table:number-columns-repeated="3"/>
          <table:table-cell table:number-columns-repeated="2" table:style-name="ce96"/>
          <table:table-cell office:value-type="string" office:string-value="" table:formula="msoxl:=IF(H480&lt;&gt;0,&quot;X&quot;,&quot;&quot;)" table:style-name="ce106"/>
          <table:table-cell table:style-name="ce96"/>
          <table:table-cell office:value-type="string" table:style-name="ce152">
            <text:p>Complete if directors have wages &gt; 0</text:p>
          </table:table-cell>
          <table:table-cell table:number-columns-repeated="6"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526">
            <text:p>Employees</text:p>
          </table:table-cell>
          <table:covered-table-cell table:number-columns-repeated="3"/>
          <table:table-cell table:style-name="ce88"/>
          <table:table-cell table:style-name="ce94"/>
          <table:table-cell office:value-type="string" office:string-value="" table:formula="msoxl:=IF(H508&lt;&gt;0,&quot;X&quot;,&quot;&quot;)" table:style-name="ce105"/>
          <table:table-cell table:style-name="ce94"/>
          <table:table-cell office:value-type="string" table:style-name="ce145">
            <text:p>Complete if employees have wages &gt; 0</text:p>
          </table:table-cell>
          <table:table-cell table:number-columns-repeated="6"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89">
            <text:p>Taxation</text:p>
          </table:table-cell>
          <table:covered-table-cell table:number-columns-repeated="3"/>
          <table:table-cell table:number-columns-repeated="2" table:style-name="ce96"/>
          <table:table-cell office:value-type="string" office:string-value="" table:formula="msoxl:=IF(OR(H538&lt;&gt;0,H545&lt;&gt;0,H566&lt;&gt;0),&quot;X&quot;,&quot;&quot;)" table:style-name="ce106"/>
          <table:table-cell table:style-name="ce96"/>
          <table:table-cell office:value-type="string" table:style-name="ce152">
            <text:p>Checked if there is a Corporation Tax liability</text:p>
          </table:table-cell>
          <table:table-cell table:number-columns-repeated="6"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526">
            <text:p>Dividends</text:p>
          </table:table-cell>
          <table:covered-table-cell table:number-columns-repeated="3"/>
          <table:table-cell table:style-name="ce88"/>
          <table:table-cell table:style-name="ce94"/>
          <table:table-cell office:value-type="string" office:string-value="" table:formula="msoxl:=IF(H591&lt;&gt;0,&quot;X&quot;,&quot;&quot;)" table:style-name="ce105"/>
          <table:table-cell table:style-name="ce94"/>
          <table:table-cell office:value-type="string" table:style-name="ce145">
            <text:p>Complete if dividends were agreed</text:p>
          </table:table-cell>
          <table:table-cell table:number-columns-repeated="6"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Intangible assets</text:p>
          </table:table-cell>
          <table:covered-table-cell table:number-columns-repeated="3"/>
          <table:table-cell table:number-columns-repeated="2" table:style-name="ce117"/>
          <table:table-cell table:style-name="ce153"/>
          <table:table-cell table:style-name="ce117"/>
          <table:table-cell office:value-type="string" table:style-name="ce148">
            <text:p>Not generated by DIY Accounting</text:p>
          </table:table-cell>
          <table:table-cell table:number-columns-repeated="3" table:style-name="ce117"/>
          <table:table-cell table:number-columns-repeated="3"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526">
            <text:p>Tangible assets</text:p>
          </table:table-cell>
          <table:covered-table-cell table:number-columns-repeated="3"/>
          <table:table-cell table:number-columns-repeated="2" table:style-name="ce94"/>
          <table:table-cell office:value-type="string" office:string-value="" table:formula="msoxl:=IF(OR(G377=&quot;X&quot;,G379=&quot;X&quot;,G381=&quot;X&quot;,G383=&quot;X&quot;,G385=&quot;X&quot;),&quot;X&quot;,&quot;&quot;)" table:style-name="ce106"/>
          <table:table-cell table:style-name="ce94"/>
          <table:table-cell office:value-type="string" table:style-name="ce145">
            <text:p>Complete if any fixed asset section is checked</text:p>
          </table:table-cell>
          <table:table-cell table:number-columns-repeated="6" table:style-name="ce94"/>
          <table:table-cell table:style-name="ce95"/>
          <table:table-cell table:style-name="ce5"/>
          <table:table-cell table:number-columns-repeated="16367"/>
        </table:table-row>
        <table:table-row table:style-name="ro7">
          <table:table-cell table:style-name="ce107"/>
          <table:table-cell table:style-name="ce108"/>
          <table:table-cell table:number-columns-repeated="2" table:style-name="ce98"/>
          <table:table-cell table:number-columns-repeated="2" table:style-name="ce94"/>
          <table:table-cell table:style-name="ce98"/>
          <table:table-cell table:style-name="ce94"/>
          <table:table-cell table:style-name="ce145"/>
          <table:table-cell table:number-columns-repeated="6" table:style-name="ce94"/>
          <table:table-cell table:style-name="ce95"/>
          <table:table-cell table:style-name="ce5"/>
          <table:table-cell table:number-columns-repeated="16367"/>
        </table:table-row>
        <table:table-row table:style-name="ro5">
          <table:table-cell office:value-type="string" table:number-columns-spanned="4" table:number-rows-spanned="1" table:style-name="ce531">
            <text:p>Fixtures and fittings</text:p>
          </table:table-cell>
          <table:covered-table-cell table:number-columns-repeated="3"/>
          <table:table-cell table:number-columns-repeated="2" table:style-name="ce94"/>
          <table:table-cell office:value-type="string" office:string-value="" table:formula="msoxl:=IF(OR(H609&lt;&gt;0,H632&lt;&gt;0,H651&lt;&gt;0),&quot;X&quot;,&quot;&quot;)" table:style-name="ce105"/>
          <table:table-cell table:style-name="ce94"/>
          <table:table-cell office:value-type="string" table:style-name="ce145">
            <text:p>Complete if there is any value is in fixtures and fittings</text:p>
          </table:table-cell>
          <table:table-cell table:number-columns-repeated="6" table:style-name="ce94"/>
          <table:table-cell table:style-name="ce95"/>
          <table:table-cell table:style-name="ce5"/>
          <table:table-cell table:number-columns-repeated="16367"/>
        </table:table-row>
        <table:table-row table:style-name="ro7">
          <table:table-cell table:style-name="ce109"/>
          <table:table-cell table:style-name="ce110"/>
          <table:table-cell table:number-columns-repeated="2" table:style-name="ce98"/>
          <table:table-cell table:number-columns-repeated="2" table:style-name="ce94"/>
          <table:table-cell table:style-name="ce98"/>
          <table:table-cell table:style-name="ce94"/>
          <table:table-cell table:style-name="ce145"/>
          <table:table-cell table:number-columns-repeated="6" table:style-name="ce94"/>
          <table:table-cell table:style-name="ce95"/>
          <table:table-cell table:style-name="ce5"/>
          <table:table-cell table:number-columns-repeated="16367"/>
        </table:table-row>
        <table:table-row table:style-name="ro5">
          <table:table-cell office:value-type="string" table:number-columns-spanned="4" table:number-rows-spanned="1" table:style-name="ce531">
            <text:p>Land and buildings</text:p>
          </table:table-cell>
          <table:covered-table-cell table:number-columns-repeated="3"/>
          <table:table-cell table:number-columns-repeated="2" table:style-name="ce94"/>
          <table:table-cell office:value-type="string" office:string-value="" table:formula="msoxl:=IF(OR(H668&lt;&gt;0,H691&lt;&gt;0,H710&lt;&gt;0),&quot;X&quot;,&quot;&quot;)" table:style-name="ce105"/>
          <table:table-cell table:style-name="ce94"/>
          <table:table-cell office:value-type="string" table:style-name="ce145">
            <text:p>Complete if there is any value in land and buildings</text:p>
          </table:table-cell>
          <table:table-cell table:number-columns-repeated="6" table:style-name="ce94"/>
          <table:table-cell table:style-name="ce95"/>
          <table:table-cell table:style-name="ce5"/>
          <table:table-cell table:number-columns-repeated="16367"/>
        </table:table-row>
        <table:table-row table:style-name="ro7">
          <table:table-cell table:style-name="ce109"/>
          <table:table-cell table:style-name="ce110"/>
          <table:table-cell table:number-columns-repeated="2" table:style-name="ce98"/>
          <table:table-cell table:number-columns-repeated="2" table:style-name="ce94"/>
          <table:table-cell table:style-name="ce98"/>
          <table:table-cell table:style-name="ce94"/>
          <table:table-cell table:style-name="ce145"/>
          <table:table-cell table:number-columns-repeated="6" table:style-name="ce94"/>
          <table:table-cell table:style-name="ce95"/>
          <table:table-cell table:style-name="ce5"/>
          <table:table-cell table:number-columns-repeated="16367"/>
        </table:table-row>
        <table:table-row table:style-name="ro5">
          <table:table-cell office:value-type="string" table:number-columns-spanned="4" table:number-rows-spanned="1" table:style-name="ce531">
            <text:p>Motor vehicles</text:p>
          </table:table-cell>
          <table:covered-table-cell table:number-columns-repeated="3"/>
          <table:table-cell table:number-columns-repeated="2" table:style-name="ce94"/>
          <table:table-cell office:value-type="string" office:string-value="" table:formula="msoxl:=IF(OR(H727&lt;&gt;0,H750&lt;&gt;0,H769&lt;&gt;0),&quot;X&quot;,&quot;&quot;)" table:style-name="ce105"/>
          <table:table-cell table:style-name="ce94"/>
          <table:table-cell office:value-type="string" table:style-name="ce145">
            <text:p>Complete if there is any value in motor vehicles</text:p>
          </table:table-cell>
          <table:table-cell table:number-columns-repeated="6" table:style-name="ce94"/>
          <table:table-cell table:style-name="ce95"/>
          <table:table-cell table:style-name="ce5"/>
          <table:table-cell table:number-columns-repeated="16367"/>
        </table:table-row>
        <table:table-row table:style-name="ro7">
          <table:table-cell table:style-name="ce109"/>
          <table:table-cell table:style-name="ce110"/>
          <table:table-cell table:number-columns-repeated="2" table:style-name="ce98"/>
          <table:table-cell table:number-columns-repeated="2" table:style-name="ce94"/>
          <table:table-cell table:style-name="ce98"/>
          <table:table-cell table:style-name="ce94"/>
          <table:table-cell table:style-name="ce145"/>
          <table:table-cell table:number-columns-repeated="6" table:style-name="ce94"/>
          <table:table-cell table:style-name="ce95"/>
          <table:table-cell table:style-name="ce5"/>
          <table:table-cell table:number-columns-repeated="16367"/>
        </table:table-row>
        <table:table-row table:style-name="ro5">
          <table:table-cell office:value-type="string" table:number-columns-spanned="6" table:number-rows-spanned="1" table:style-name="ce692">
            <text:p>Office equipment (inc computer equipment)</text:p>
          </table:table-cell>
          <table:covered-table-cell table:number-columns-repeated="5"/>
          <table:table-cell office:value-type="string" office:string-value="" table:formula="msoxl:=IF(OR(H786&lt;&gt;0,H809&lt;&gt;0,H828&lt;&gt;0),&quot;X&quot;,&quot;&quot;)" table:style-name="ce105"/>
          <table:table-cell table:style-name="ce94"/>
          <table:table-cell office:value-type="string" table:style-name="ce145">
            <text:p>Complete if there is any value if office equipment</text:p>
          </table:table-cell>
          <table:table-cell table:number-columns-repeated="6" table:style-name="ce94"/>
          <table:table-cell table:style-name="ce95"/>
          <table:table-cell table:style-name="ce5"/>
          <table:table-cell table:number-columns-repeated="16367"/>
        </table:table-row>
        <table:table-row table:style-name="ro7">
          <table:table-cell table:style-name="ce109"/>
          <table:table-cell table:style-name="ce110"/>
          <table:table-cell table:number-columns-repeated="2" table:style-name="ce98"/>
          <table:table-cell table:number-columns-repeated="2" table:style-name="ce94"/>
          <table:table-cell table:style-name="ce98"/>
          <table:table-cell table:style-name="ce94"/>
          <table:table-cell table:style-name="ce145"/>
          <table:table-cell table:number-columns-repeated="6" table:style-name="ce94"/>
          <table:table-cell table:style-name="ce95"/>
          <table:table-cell table:style-name="ce5"/>
          <table:table-cell table:number-columns-repeated="16367"/>
        </table:table-row>
        <table:table-row table:style-name="ro5">
          <table:table-cell office:value-type="string" table:number-columns-spanned="4" table:number-rows-spanned="1" table:style-name="ce531">
            <text:p>Plant and machinery</text:p>
          </table:table-cell>
          <table:covered-table-cell table:number-columns-repeated="3"/>
          <table:table-cell table:number-columns-repeated="2" table:style-name="ce94"/>
          <table:table-cell office:value-type="string" office:string-value="" table:formula="msoxl:=IF(OR(H845&lt;&gt;0,H868&lt;&gt;0,H887&lt;&gt;0),&quot;X&quot;,&quot;&quot;)" table:style-name="ce105"/>
          <table:table-cell table:style-name="ce94"/>
          <table:table-cell office:value-type="string" table:style-name="ce145">
            <text:p>Complete if there is any value in plant and machinery</text:p>
          </table:table-cell>
          <table:table-cell table:number-columns-repeated="6"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Stocks</text:p>
          </table:table-cell>
          <table:covered-table-cell table:number-columns-repeated="3"/>
          <table:table-cell table:style-name="ce116"/>
          <table:table-cell table:style-name="ce117"/>
          <table:table-cell table:style-name="ce153"/>
          <table:table-cell table:style-name="ce117"/>
          <table:table-cell office:value-type="string" table:style-name="ce148">
            <text:p>Not generated by DIY Accounting</text:p>
          </table:table-cell>
          <table:table-cell table:style-name="ce118"/>
          <table:table-cell table:number-columns-repeated="2" table:style-name="ce117"/>
          <table:table-cell table:number-columns-repeated="3"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style-name="ce111"/>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style-name="ce112"/>
          <table:table-cell table:number-columns-repeated="5"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526">
            <text:p>Debtors</text:p>
          </table:table-cell>
          <table:covered-table-cell table:number-columns-repeated="3"/>
          <table:table-cell table:style-name="ce88"/>
          <table:table-cell table:style-name="ce94"/>
          <table:table-cell office:value-type="string" office:string-value="" table:formula="msoxl:=IF(OR(H962&lt;&gt;0,H966&lt;&gt;0,H970&lt;&gt;0),&quot;X&quot;,&quot;&quot;)" table:style-name="ce105"/>
          <table:table-cell table:style-name="ce94"/>
          <table:table-cell office:value-type="string" table:style-name="ce145">
            <text:p>Complete if there is a trade debtors balance</text:p>
          </table:table-cell>
          <table:table-cell table:style-name="ce113"/>
          <table:table-cell table:number-columns-repeated="5"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style-name="ce114"/>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style-name="ce115"/>
          <table:table-cell table:number-columns-repeated="5"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89">
            <text:p>Creditors: amounts falling due within one year</text:p>
          </table:table-cell>
          <table:covered-table-cell table:number-columns-repeated="3"/>
          <table:table-cell table:number-columns-repeated="2" table:style-name="ce96"/>
          <table:table-cell office:value-type="string" office:string-value="" table:formula="msoxl:=IF(OR(H997&lt;&gt;0,H1001&lt;&gt;0,H1004&lt;&gt;0,H1007&lt;&gt;0,H1011&lt;&gt;0,H1014&lt;&gt;0),&quot;X&quot;,&quot;&quot;)" table:style-name="ce106"/>
          <table:table-cell table:style-name="ce96"/>
          <table:table-cell office:value-type="string" table:style-name="ce152">
            <text:p>Complete if there is a trade creditors balance</text:p>
          </table:table-cell>
          <table:table-cell table:style-name="ce100"/>
          <table:table-cell table:number-columns-repeated="5"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style-name="ce111"/>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style-name="ce112"/>
          <table:table-cell table:number-columns-repeated="5" table:style-name="ce36"/>
          <table:table-cell table:style-name="ce37"/>
          <table:table-cell table:style-name="ce5"/>
          <table:table-cell table:number-columns-repeated="16367"/>
        </table:table-row>
        <table:table-row table:style-name="ro5">
          <table:table-cell office:value-type="string" table:number-columns-spanned="6" table:number-rows-spanned="1" table:style-name="ce709">
            <text:p>Creditors: amounts falling due after more than one year</text:p>
          </table:table-cell>
          <table:covered-table-cell table:number-columns-repeated="5"/>
          <table:table-cell office:value-type="string" office:string-value="" table:formula="msoxl:=IF(OR(H1041&lt;&gt;0,H1044&lt;&gt;0,H1048&lt;&gt;0),&quot;X&quot;,&quot;&quot;)" table:style-name="ce105"/>
          <table:table-cell table:style-name="ce94"/>
          <table:table-cell office:value-type="string" table:style-name="ce145">
            <text:p>Complete if there is a long term creditors balance</text:p>
          </table:table-cell>
          <table:table-cell table:style-name="ce99"/>
          <table:table-cell table:number-columns-repeated="5"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style-name="ce114"/>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style-name="ce115"/>
          <table:table-cell table:number-columns-repeated="5"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Borrowings</text:p>
          </table:table-cell>
          <table:covered-table-cell table:number-columns-repeated="3"/>
          <table:table-cell table:number-columns-repeated="2" table:style-name="ce117"/>
          <table:table-cell table:style-name="ce153"/>
          <table:table-cell table:style-name="ce117"/>
          <table:table-cell office:value-type="string" table:style-name="ce148">
            <text:p>Not generated by DIY Accounting</text:p>
          </table:table-cell>
          <table:table-cell table:style-name="ce118"/>
          <table:table-cell table:number-columns-repeated="2" table:style-name="ce117"/>
          <table:table-cell table:number-columns-repeated="3"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652">
            <text:p>Operating lease commitments</text:p>
          </table:table-cell>
          <table:covered-table-cell table:number-columns-repeated="3"/>
          <table:table-cell table:style-name="ce120"/>
          <table:table-cell table:style-name="ce121"/>
          <table:table-cell table:style-name="ce154"/>
          <table:table-cell table:style-name="ce121"/>
          <table:table-cell office:value-type="string" table:style-name="ce151">
            <text:p>Not generated by DIY Accounting</text:p>
          </table:table-cell>
          <table:table-cell table:number-columns-repeated="3" table:style-name="ce121"/>
          <table:table-cell table:number-columns-repeated="3"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Provisions for liabilities</text:p>
          </table:table-cell>
          <table:covered-table-cell table:number-columns-repeated="3"/>
          <table:table-cell table:number-columns-repeated="2" table:style-name="ce117"/>
          <table:table-cell table:style-name="ce153"/>
          <table:table-cell table:style-name="ce117"/>
          <table:table-cell office:value-type="string" table:style-name="ce148">
            <text:p>Not generated by DIY Accounting</text:p>
          </table:table-cell>
          <table:table-cell table:number-columns-repeated="3" table:style-name="ce117"/>
          <table:table-cell table:number-columns-repeated="3"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526">
            <text:p>Called up share capital</text:p>
          </table:table-cell>
          <table:covered-table-cell table:number-columns-repeated="3"/>
          <table:table-cell table:number-columns-repeated="2" table:style-name="ce94"/>
          <table:table-cell office:value-type="string" office:string-value="" table:formula="msoxl:=IF(OR(D1091&lt;&gt;0,D1095&lt;&gt;0),&quot;X&quot;,&quot;&quot;)" table:style-name="ce106"/>
          <table:table-cell table:style-name="ce94"/>
          <table:table-cell office:value-type="string" table:style-name="ce145">
            <text:p>Complete if there is share capital during the period</text:p>
          </table:table-cell>
          <table:table-cell table:number-columns-repeated="6"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Revaluation reserve</text:p>
          </table:table-cell>
          <table:covered-table-cell table:number-columns-repeated="3"/>
          <table:table-cell table:style-name="ce116"/>
          <table:table-cell table:style-name="ce117"/>
          <table:table-cell office:value-type="string" office:string-value="" table:formula="msoxl:=IF(OR('C:\Users\antony\diy\GB Accounts\GB Accounts 2012-13\GB Accounts Company 2013-03-31 (Mar13) Excel 2007\tmp\[Financialaccounts.ods]PubBalSht'!$B$38&lt;&gt;0,'C:\Users\antony\diy\GB Accounts\GB Accounts 2012-13\GB Accounts Company 2013-03-31 (Mar13) Excel 2007\tmp\[Financialaccounts.ods]PubBalSht'!$F$38&lt;&gt;0),&quot;X&quot;,&quot;&quot;)" table:style-name="ce153"/>
          <table:table-cell table:style-name="ce117"/>
          <table:table-cell office:value-type="string" table:style-name="ce148">
            <text:p>Not generated by DIY Accounting</text:p>
          </table:table-cell>
          <table:table-cell table:number-columns-repeated="3" table:style-name="ce117"/>
          <table:table-cell table:number-columns-repeated="3"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526">
            <text:p>Profit and loss account</text:p>
          </table:table-cell>
          <table:covered-table-cell table:number-columns-repeated="3"/>
          <table:table-cell table:style-name="ce88"/>
          <table:table-cell table:style-name="ce94"/>
          <table:table-cell office:value-type="string" table:style-name="ce106">
            <text:p>X</text:p>
          </table:table-cell>
          <table:table-cell table:style-name="ce94"/>
          <table:table-cell office:value-type="string" table:style-name="ce145">
            <text:p>Always complete</text:p>
          </table:table-cell>
          <table:table-cell table:number-columns-repeated="6"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Related party disclosures</text:p>
          </table:table-cell>
          <table:covered-table-cell table:number-columns-repeated="3"/>
          <table:table-cell table:number-columns-repeated="2" table:style-name="ce117"/>
          <table:table-cell table:style-name="ce153"/>
          <table:table-cell table:style-name="ce117"/>
          <table:table-cell office:value-type="string" table:style-name="ce148">
            <text:p>Not generated by DIY Accounting</text:p>
          </table:table-cell>
          <table:table-cell table:number-columns-repeated="3" table:style-name="ce117"/>
          <table:table-cell table:number-columns-repeated="3"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652">
            <text:p>Transactions with directors</text:p>
          </table:table-cell>
          <table:covered-table-cell table:number-columns-repeated="3"/>
          <table:table-cell table:style-name="ce88"/>
          <table:table-cell table:style-name="ce94"/>
          <table:table-cell table:style-name="ce154"/>
          <table:table-cell table:style-name="ce94"/>
          <table:table-cell office:value-type="string" table:style-name="ce151">
            <text:p>Not generated by DIY Accounting</text:p>
          </table:table-cell>
          <table:table-cell table:number-columns-repeated="6"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Capital commitments</text:p>
          </table:table-cell>
          <table:covered-table-cell table:number-columns-repeated="3"/>
          <table:table-cell table:number-columns-repeated="2" table:style-name="ce117"/>
          <table:table-cell table:style-name="ce153"/>
          <table:table-cell table:style-name="ce117"/>
          <table:table-cell office:value-type="string" table:style-name="ce148">
            <text:p>Not generated by DIY Accounting</text:p>
          </table:table-cell>
          <table:table-cell table:number-columns-repeated="4" table:style-name="ce117"/>
          <table:table-cell table:number-columns-repeated="2"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149"/>
          <table:table-cell table:number-columns-repeated="6"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3" table:style-name="ce36"/>
          <table:table-cell table:style-name="ce150"/>
          <table:table-cell table:number-columns-repeated="6"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652">
            <text:p>Contingent liabilities</text:p>
          </table:table-cell>
          <table:covered-table-cell table:number-columns-repeated="3"/>
          <table:table-cell table:style-name="ce120"/>
          <table:table-cell table:style-name="ce121"/>
          <table:table-cell table:style-name="ce154"/>
          <table:table-cell table:style-name="ce121"/>
          <table:table-cell office:value-type="string" table:style-name="ce151">
            <text:p>Not generated by DIY Accounting</text:p>
          </table:table-cell>
          <table:table-cell table:number-columns-repeated="2" table:style-name="ce121"/>
          <table:table-cell table:number-columns-repeated="4" table:style-name="ce94"/>
          <table:table-cell table:style-name="ce95"/>
          <table:table-cell table:style-name="ce5"/>
          <table:table-cell table:number-columns-repeated="16367"/>
        </table:table-row>
        <table:table-row table:style-name="ro7">
          <table:table-cell table:style-name="ce58"/>
          <table:table-cell table:number-columns-repeated="4" table:style-name="ce24"/>
          <table:table-cell table:number-columns-repeated="3" table:style-name="ce13"/>
          <table:table-cell table:style-name="ce146"/>
          <table:table-cell table:number-columns-repeated="6"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3" table:style-name="ce32"/>
          <table:table-cell table:style-name="ce147"/>
          <table:table-cell table:number-columns-repeated="6" table:style-name="ce32"/>
          <table:table-cell table:style-name="ce33"/>
          <table:table-cell table:style-name="ce5"/>
          <table:table-cell table:number-columns-repeated="16367"/>
        </table:table-row>
        <table:table-row table:style-name="ro5">
          <table:table-cell office:value-type="string" table:number-columns-spanned="4" table:number-rows-spanned="1" table:style-name="ce596">
            <text:p>Post balance sheet events</text:p>
          </table:table-cell>
          <table:covered-table-cell table:number-columns-repeated="3"/>
          <table:table-cell table:number-columns-repeated="2" table:style-name="ce117"/>
          <table:table-cell table:style-name="ce153"/>
          <table:table-cell table:style-name="ce117"/>
          <table:table-cell office:value-type="string" table:style-name="ce148">
            <text:p>Not generated by DIY Accounting</text:p>
          </table:table-cell>
          <table:table-cell table:number-columns-repeated="2" table:style-name="ce117"/>
          <table:table-cell table:number-columns-repeated="4" table:style-name="ce96"/>
          <table:table-cell table:style-name="ce97"/>
          <table:table-cell table:style-name="ce5"/>
          <table:table-cell table:number-columns-repeated="16367"/>
        </table:table-row>
        <table:table-row table:style-name="ro7">
          <table:table-cell table:style-name="ce61"/>
          <table:table-cell table:number-columns-repeated="4"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01"/>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Accounting policies</text:p>
          </table:table-cell>
          <table:covered-table-cell table:number-columns-repeated="16"/>
          <table:table-cell table:number-columns-repeated="16367"/>
        </table:table-row>
        <table:table-row table:style-name="ro1">
          <table:table-cell office:value-type="string" table:style-name="ce42">
            <text:p>Please enter the accounting policies that are relevant to these Statutory Accounts.</text:p>
          </table:table-cell>
          <table:table-cell table:number-columns-repeated="3" table:style-name="ce42"/>
          <table:table-cell table:number-columns-repeated="12" table:style-name="ce4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1">
          <table:table-cell office:value-type="string" table:style-name="ce1">
            <text:p>Basis of measurement and preparation of accounts</text:p>
          </table:table-cell>
          <table:table-cell table:number-columns-repeated="16383" table:style-name="ce1"/>
        </table:table-row>
        <table:table-row table:style-name="ro1">
          <table:table-cell office:value-type="string" table:style-name="ce83">
            <text:p>AC320</text:p>
          </table:table-cell>
          <table:table-cell table:number-columns-repeated="16383" table:style-name="ce1"/>
        </table:table-row>
        <table:table-row table:style-name="ro26">
          <table:table-cell office:value-type="string" table:number-columns-spanned="16" table:number-rows-spanned="1" table:style-name="ce691">
            <text:p>The financial statements have been prepared under the historical cost convention and in accordance with the Financial Reporting Standard for Smaller Entities (Effective April 2008)</text:p>
          </table:table-cell>
          <table:covered-table-cell table:number-columns-repeated="15"/>
          <table:table-cell table:number-columns-repeated="16368" table:style-name="ce1"/>
        </table:table-row>
        <table:table-row table:style-name="ro1">
          <table:table-cell table:number-columns-repeated="16384"/>
        </table:table-row>
        <table:table-row table:style-name="ro1">
          <table:table-cell office:value-type="string" table:style-name="ce1">
            <text:p>Turnover policy</text:p>
          </table:table-cell>
          <table:table-cell table:number-columns-repeated="16383" table:style-name="ce1"/>
        </table:table-row>
        <table:table-row table:style-name="ro1">
          <table:table-cell office:value-type="string" table:style-name="ce83">
            <text:p>AC321</text:p>
          </table:table-cell>
          <table:table-cell table:number-columns-repeated="16383" table:style-name="ce1"/>
        </table:table-row>
        <table:table-row table:style-name="ro26">
          <table:table-cell office:value-type="string" table:number-columns-spanned="16" table:number-rows-spanned="1" table:style-name="ce691">
            <text:p>The turnover shown in the profit and loss account represents revenue earned during the period, exclusive of VAT</text:p>
          </table:table-cell>
          <table:covered-table-cell table:number-columns-repeated="15"/>
          <table:table-cell table:number-columns-repeated="16368" table:style-name="ce1"/>
        </table:table-row>
        <table:table-row table:style-name="ro1">
          <table:table-cell table:number-columns-repeated="16384"/>
        </table:table-row>
        <table:table-row table:style-name="ro1">
          <table:table-cell office:value-type="string" table:style-name="ce1">
            <text:p>Tangible fixed assets depreciation policy</text:p>
          </table:table-cell>
          <table:table-cell table:number-columns-repeated="16383" table:style-name="ce1"/>
        </table:table-row>
        <table:table-row table:style-name="ro1">
          <table:table-cell office:value-type="string" table:style-name="ce83">
            <text:p>AC322</text:p>
          </table:table-cell>
          <table:table-cell table:number-columns-repeated="16383" table:style-name="ce1"/>
        </table:table-row>
        <table:table-row table:style-name="ro30">
          <table:table-cell office:value-type="string" office:string-value="Depreciation is provided, after taking account of any grants receivable, at the following annual rates in order to write off each asset over its estimated useful life. Land &amp; Buildings 0% on cost per annum, Plant &amp; Equipment 10% on cost per annum,  Fixtures &amp; Fittings 20% on cost per annum, Office Equipment 33%  on cost per annum, Motor Vehicles 25% on cost per annum." table:formula="msoxl:=&quot;Depreciation is provided, after taking account of any grants receivable, at the following annual rates in order to write off each asset over its estimated useful life. Land &amp; Buildings &quot;&amp;'C:\Users\antony\diy\GB Accounts\GB Accounts 2012-13\GB Accounts Company 2013-03-31 (Mar13) Excel 2007\tmp\[Financialaccounts.ods]PubNotes'!$B$27*100&amp;&quot;% on cost per annum, Plant &amp; Equipment &quot;&amp;'C:\Users\antony\diy\GB Accounts\GB Accounts 2012-13\GB Accounts Company 2013-03-31 (Mar13) Excel 2007\tmp\[Financialaccounts.ods]PubNotes'!$B$28*100&amp;&quot;% on cost per annum,  Fixtures &amp; Fittings &quot;&amp;'C:\Users\antony\diy\GB Accounts\GB Accounts 2012-13\GB Accounts Company 2013-03-31 (Mar13) Excel 2007\tmp\[Financialaccounts.ods]PubNotes'!$B$29*100&amp;&quot;% on cost per annum, Office Equipment &quot;&amp;'C:\Users\antony\diy\GB Accounts\GB Accounts 2012-13\GB Accounts Company 2013-03-31 (Mar13) Excel 2007\tmp\[Financialaccounts.ods]PubNotes'!$B$30*100&amp;&quot;%  on cost per annum, Motor Vehicles &quot;&amp;'C:\Users\antony\diy\GB Accounts\GB Accounts 2012-13\GB Accounts Company 2013-03-31 (Mar13) Excel 2007\tmp\[Financialaccounts.ods]PubNotes'!$B$31*100&amp;&quot;% on cost per annum.&quot;" table:number-columns-spanned="16" table:number-rows-spanned="1" table:style-name="ce691">
            <text:p>Depreciation is provided, after taking account of any grants receivable, at the following annual rates in order to write off each asset over its estimated useful life. Land &amp; Buildings 0% on cost per annum, Plant &amp; Equipment 10% on cost per annum, <text:s/>Fixtures &amp; Fittings 20% on cost per annum, Office Equipment 33% <text:s/>on cost per annum, Motor Vehicles 25% on cost per annum.</text:p>
          </table:table-cell>
          <table:covered-table-cell table:number-columns-repeated="15"/>
          <table:table-cell table:number-columns-repeated="16368" table:style-name="ce1"/>
        </table:table-row>
        <table:table-row table:style-name="ro1">
          <table:table-cell table:number-columns-repeated="16384"/>
        </table:table-row>
        <table:table-row table:style-name="ro1">
          <table:table-cell office:value-type="string" table:style-name="ce1">
            <text:p>Intangible fixed assets amortisation policy</text:p>
          </table:table-cell>
          <table:table-cell table:number-columns-repeated="16383" table:style-name="ce1"/>
        </table:table-row>
        <table:table-row table:style-name="ro1">
          <table:table-cell office:value-type="string" table:style-name="ce83">
            <text:p>AC323</text:p>
          </table:table-cell>
          <table:table-cell table:number-columns-repeated="16383" table:style-name="ce1"/>
        </table:table-row>
        <table:table-row table:style-name="ro31">
          <table:table-cell office:value-type="string" table:number-columns-spanned="16" table:number-rows-spanned="1" table:style-name="ce691">
            <text:p>Intangible fixed assets (including purchased goodwill and patents) are amortised at rates calculated to write off the assets on a straight basis over their estimated useful economic lives, not to exceed twenty years. Impairment of intangible assets is only reviewed where circumstances indicate that the carrying value of an asset may not be fully recoverable.</text:p>
          </table:table-cell>
          <table:covered-table-cell table:number-columns-repeated="15"/>
          <table:table-cell table:number-columns-repeated="16368" table:style-name="ce1"/>
        </table:table-row>
        <table:table-row table:style-name="ro1">
          <table:table-cell table:number-columns-repeated="16384"/>
        </table:table-row>
        <table:table-row table:style-name="ro1">
          <table:table-cell office:value-type="string" table:style-name="ce1">
            <text:p>Valuation information and policy</text:p>
          </table:table-cell>
          <table:table-cell table:number-columns-repeated="16383" table:style-name="ce1"/>
        </table:table-row>
        <table:table-row table:style-name="ro1">
          <table:table-cell office:value-type="string" table:style-name="ce83">
            <text:p>AC324</text:p>
          </table:table-cell>
          <table:table-cell table:number-columns-repeated="16383" table:style-name="ce1"/>
        </table:table-row>
        <table:table-row table:style-name="ro32">
          <table:table-cell office:value-type="string" table:number-columns-spanned="16" table:number-rows-spanned="1" table:style-name="ce691">
            <text:p>Stocks and work -in-progress are valued at the lower of cost and net realisable value, after making due allowance for obsolete and slow moving items. Cost includes all direct expenditure and an appropriate proportion of fixed and variable overheads.</text:p>
          </table:table-cell>
          <table:covered-table-cell table:number-columns-repeated="15"/>
          <table:table-cell table:number-columns-repeated="16368" table:style-name="ce1"/>
        </table:table-row>
        <table:table-row table:style-name="ro1">
          <table:table-cell table:number-columns-repeated="16384"/>
        </table:table-row>
        <table:table-row table:style-name="ro1">
          <table:table-cell office:value-type="string" table:style-name="ce1">
            <text:p>Other accounting policies</text:p>
          </table:table-cell>
          <table:table-cell table:number-columns-repeated="16383" table:style-name="ce1"/>
        </table:table-row>
        <table:table-row table:style-name="ro33">
          <table:table-cell office:value-type="string" table:number-columns-spanned="16" table:number-rows-spanned="1" table:style-name="ce691">
            <text:p>Assets obtained under hire purchase contracts or finance leases are capitalised in the balance sheet. Those held under hire purchase contracts are depreciated over their estimated useful lives. Those held under finance leases are depreciated over their estimated useful lives or the lease term, whichever is the shorter. The interest element of these obligations is charged to the profit and loss account over the relevant period. The capital element of the future payments is treated as a liability. Rentals paid under operating leases are charged to the profit and loss account on a straight line basis over the period of the lease. Research and Development Expenditure on research and development is written off in the year in which it is incurred.</text:p>
          </table:table-cell>
          <table:covered-table-cell table:number-columns-repeated="15"/>
          <table:table-cell table:number-columns-repeated="16368" table:style-name="ce1"/>
        </table:table-row>
        <table:table-row table:number-rows-repeated="2"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2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Directors' remuneration</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directors' remuneration.</text:p>
          </table:table-cell>
          <table:covered-table-cell table:number-columns-repeated="15"/>
          <table:table-cell table:style-name="ce41"/>
          <table:table-cell table:number-columns-repeated="16367"/>
        </table:table-row>
        <table:table-row table:style-name="ro1">
          <table:table-cell table:style-name="ce130"/>
          <table:table-cell table:number-columns-repeated="15" table:style-name="ce126"/>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0"/>
          <table:table-cell table:number-columns-repeated="15" table:style-name="ce126"/>
          <table:table-cell table:style-name="ce41"/>
          <table:table-cell table:number-columns-repeated="16367"/>
        </table:table-row>
        <table:table-row table:style-name="ro1">
          <table:table-cell office:value-type="string" table:number-columns-spanned="2" table:number-rows-spanned="1" table:style-name="ce442">
            <text:p>Item</text:p>
          </table:table-cell>
          <table:covered-table-cell/>
          <table:table-cell table:number-columns-repeated="3" table:style-name="ce131"/>
          <table:table-cell office:value-type="string" office:string-value="12 months to 31 Mar 2013." table:formula="msoxl:=F156" table:number-columns-spanned="4" table:number-rows-spanned="1" table:style-name="ce442">
            <text:p>12 months to 31 Mar 2013.</text:p>
          </table:table-cell>
          <table:covered-table-cell table:number-columns-repeated="3"/>
          <table:table-cell table:number-columns-repeated="2" table:style-name="ce208"/>
          <table:table-cell office:value-type="string" office:string-value="" table:formula="msoxl:=IF(H72&gt;0,TEXT(H72,&quot;yyyy&quot;),&quot;&quot;)" table:number-columns-spanned="4" table:number-rows-spanned="1" table:style-name="ce444"/>
          <table:covered-table-cell table:number-columns-repeated="3"/>
          <table:table-cell table:style-name="ce208"/>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Directors' remuneration:</text:p>
          </table:table-cell>
          <table:covered-table-cell table:number-columns-repeated="3"/>
          <table:table-cell table:style-name="ce123"/>
          <table:table-cell office:value-type="string" table:style-name="ce83">
            <text:p>AC92</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TrialBalance'!$EJ$66,D2)" table:number-columns-spanned="2" table:number-rows-spanned="1" table:style-name="ce567">
            <text:p>0.00</text:p>
          </table:table-cell>
          <table:covered-table-cell/>
          <table:table-cell table:style-name="ce219"/>
          <table:table-cell table:style-name="ce127"/>
          <table:table-cell office:value-type="string" table:style-name="ce83">
            <text:p>AC93</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OpenAccounts'!$E$55,D2),&quot;&quot;)" table:number-columns-spanned="2" table:number-rows-spanned="1" table:style-name="ce567">
            <text:p>0.00</text:p>
          </table:table-cell>
          <table:covered-table-cell/>
          <table:table-cell table:style-name="ce128"/>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table:style-name="ce211"/>
          <table:table-cell table:number-columns-repeated="2" table:style-name="ce212"/>
          <table:table-cell table:style-name="ce242"/>
          <table:table-cell table:style-name="ce212"/>
          <table:table-cell office:value-type="string" table:number-columns-spanned="4" table:number-rows-spanned="1" table:style-name="ce511">
            <text:p>Not totalled in DIY Accounting</text:p>
          </table:table-cell>
          <table:covered-table-cell table:number-columns-repeated="3"/>
          <table:table-cell table:style-name="ce221"/>
          <table:table-cell table:style-name="ce215"/>
          <table:table-cell office:value-type="string" table:number-columns-spanned="4" table:number-rows-spanned="1" table:style-name="ce511">
            <text:p>Not totalled in DIY Accounting</text:p>
          </table:table-cell>
          <table:covered-table-cell table:number-columns-repeated="3"/>
          <table:table-cell table:style-name="ce221"/>
          <table:table-cell table:style-name="ce5"/>
          <table:table-cell table:number-columns-repeated="16367"/>
        </table:table-row>
        <table:table-row table:style-name="ro34">
          <table:table-cell office:value-type="string" table:number-columns-spanned="4" table:number-rows-spanned="1" table:style-name="ce688">
            <text:p>Value of contributions to directors' pensions:</text:p>
          </table:table-cell>
          <table:covered-table-cell table:number-columns-repeated="3"/>
          <table:table-cell table:style-name="ce122"/>
          <table:table-cell office:value-type="string" table:style-name="ce83">
            <text:p>AC94</text:p>
          </table:table-cell>
          <table:table-cell office:value-type="string" table:style-name="ce80">
            <text:p>£</text:p>
          </table:table-cell>
          <table:table-cell table:number-columns-spanned="2" table:number-rows-spanned="1" table:style-name="ce567"/>
          <table:covered-table-cell/>
          <table:table-cell table:style-name="ce247"/>
          <table:table-cell table:style-name="ce213"/>
          <table:table-cell office:value-type="string" table:style-name="ce83">
            <text:p>AC95</text:p>
          </table:table-cell>
          <table:table-cell office:value-type="string" table:style-name="ce80">
            <text:p>£</text:p>
          </table:table-cell>
          <table:table-cell table:number-columns-spanned="2" table:number-rows-spanned="1" table:style-name="ce567"/>
          <table:covered-table-cell/>
          <table:table-cell table:style-name="ce129"/>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81">
            <text:p>Total:</text:p>
          </table:table-cell>
          <table:covered-table-cell table:number-columns-repeated="3"/>
          <table:table-cell table:style-name="ce123"/>
          <table:table-cell office:value-type="string" table:style-name="ce83">
            <text:p>AC96</text:p>
          </table:table-cell>
          <table:table-cell office:value-type="string" table:style-name="ce127">
            <text:p>£</text:p>
          </table:table-cell>
          <table:table-cell office:value-type="float" office:value="0" table:formula="msoxl:=H473+H477" table:number-columns-spanned="2" table:number-rows-spanned="1" table:style-name="ce447">
            <text:p>0.00</text:p>
          </table:table-cell>
          <table:covered-table-cell/>
          <table:table-cell table:style-name="ce219"/>
          <table:table-cell table:style-name="ce127"/>
          <table:table-cell office:value-type="string" table:style-name="ce83">
            <text:p>AC97</text:p>
          </table:table-cell>
          <table:table-cell office:value-type="string" table:style-name="ce218">
            <text:p>£</text:p>
          </table:table-cell>
          <table:table-cell office:value-type="float" office:value="0" table:formula="msoxl:=IF(H72&gt;0,N473+N477,&quot;&quot;)" table:number-columns-spanned="2" table:number-rows-spanned="1" table:style-name="ce447">
            <text:p>0.00</text:p>
          </table:table-cell>
          <table:covered-table-cell/>
          <table:table-cell table:style-name="ce128"/>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5" table:style-name="ce122"/>
          <table:table-cell table:number-columns-repeated="11" table:style-name="ce125"/>
          <table:table-cell table:style-name="ce5"/>
          <table:table-cell table:number-columns-repeated="16367"/>
        </table:table-row>
        <table:table-row table:style-name="ro1">
          <table:table-cell office:value-type="string" table:number-columns-spanned="15" table:number-rows-spanned="1" table:style-name="ce556">
            <text:p>Please enter any additional information in the field below.</text:p>
          </table:table-cell>
          <table:covered-table-cell table:number-columns-repeated="14"/>
          <table:table-cell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5">
          <table:table-cell table:number-columns-spanned="16" table:number-rows-spanned="1" table:style-name="ce567"/>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2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Employees</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employees.</text:p>
          </table:table-cell>
          <table:covered-table-cell table:number-columns-repeated="15"/>
          <table:table-cell table:style-name="ce41"/>
          <table:table-cell table:number-columns-repeated="16367"/>
        </table:table-row>
        <table:table-row table:style-name="ro1">
          <table:table-cell table:style-name="ce130"/>
          <table:table-cell table:number-columns-repeated="15" table:style-name="ce126"/>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0"/>
          <table:table-cell table:number-columns-repeated="15" table:style-name="ce126"/>
          <table:table-cell table:style-name="ce41"/>
          <table:table-cell table:number-columns-repeated="16367"/>
        </table:table-row>
        <table:table-row table:style-name="ro1">
          <table:table-cell office:value-type="string" table:number-columns-spanned="2" table:number-rows-spanned="1" table:style-name="ce442">
            <text:p>Item</text:p>
          </table:table-cell>
          <table:covered-table-cell/>
          <table:table-cell table:number-columns-repeated="3" table:style-name="ce294"/>
          <table:table-cell office:value-type="string" office:string-value="12 months to 31 Mar 2013." table:formula="msoxl:=F156" table:number-columns-spanned="4" table:number-rows-spanned="1" table:style-name="ce442">
            <text:p>12 months to 31 Mar 2013.</text:p>
          </table:table-cell>
          <table:covered-table-cell table:number-columns-repeated="3"/>
          <table:table-cell table:number-columns-repeated="2" table:style-name="ce293"/>
          <table:table-cell office:value-type="string" office:string-value="" table:formula="msoxl:=IF(H72&gt;0,TEXT(H72,&quot;yyyy&quot;),&quot;&quot;)" table:number-columns-spanned="4" table:number-rows-spanned="1" table:style-name="ce444"/>
          <table:covered-table-cell table:number-columns-repeated="3"/>
          <table:table-cell table:style-name="ce293"/>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Wages and salaries:</text:p>
          </table:table-cell>
          <table:covered-table-cell table:number-columns-repeated="3"/>
          <table:table-cell table:style-name="ce123"/>
          <table:table-cell office:value-type="string" table:style-name="ce83">
            <text:p>AC98</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TrialBalance'!$EJ$64,D2)+ROUND('C:\Users\antony\diy\GB Accounts\GB Accounts 2012-13\GB Accounts Company 2013-03-31 (Mar13) Excel 2007\tmp\[Financialaccounts.ods]TrialBalance'!$EJ$65,D2)" table:number-columns-spanned="2" table:number-rows-spanned="1" table:style-name="ce567">
            <text:p>0.00</text:p>
          </table:table-cell>
          <table:covered-table-cell/>
          <table:table-cell table:style-name="ce238"/>
          <table:table-cell table:style-name="ce127"/>
          <table:table-cell office:value-type="string" table:style-name="ce83">
            <text:p>AC98</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OpenAccounts'!E54,D2),&quot;&quot;)" table:number-columns-spanned="2" table:number-rows-spanned="1" table:style-name="ce567">
            <text:p>0.00</text:p>
          </table:table-cell>
          <table:covered-table-cell/>
          <table:table-cell table:style-name="ce128"/>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Social security costs:</text:p>
          </table:table-cell>
          <table:covered-table-cell table:number-columns-repeated="3"/>
          <table:table-cell table:style-name="ce122"/>
          <table:table-cell office:value-type="string" table:style-name="ce83">
            <text:p>AC100</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67,D2)" table:number-columns-spanned="2" table:number-rows-spanned="1" table:style-name="ce567">
            <text:p>0.00</text:p>
          </table:table-cell>
          <table:covered-table-cell/>
          <table:table-cell table:style-name="ce247"/>
          <table:table-cell table:style-name="ce213"/>
          <table:table-cell office:value-type="string" table:style-name="ce83">
            <text:p>AC100</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OpenAccounts'!$E$56,D2),0)" table:number-columns-spanned="2" table:number-rows-spanned="1" table:style-name="ce567">
            <text:p>0.00</text:p>
          </table:table-cell>
          <table:covered-table-cell/>
          <table:table-cell table:style-name="ce129"/>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table:style-name="ce209"/>
          <table:table-cell table:number-columns-repeated="2" table:style-name="ce210"/>
          <table:table-cell table:style-name="ce10"/>
          <table:table-cell table:style-name="ce210"/>
          <table:table-cell office:value-type="string" table:number-columns-spanned="4" table:number-rows-spanned="1" table:style-name="ce525">
            <text:p>Not totalled in DIY Accounting.</text:p>
          </table:table-cell>
          <table:covered-table-cell table:number-columns-repeated="3"/>
          <table:table-cell table:style-name="ce238"/>
          <table:table-cell table:style-name="ce218"/>
          <table:table-cell office:value-type="string" table:number-columns-spanned="4" table:number-rows-spanned="1" table:style-name="ce525">
            <text:p>Not totalled in DIY Accounting.</text:p>
          </table:table-cell>
          <table:covered-table-cell table:number-columns-repeated="3"/>
          <table:table-cell table:style-name="ce219"/>
          <table:table-cell table:style-name="ce5"/>
          <table:table-cell table:number-columns-repeated="16367"/>
        </table:table-row>
        <table:table-row table:style-name="ro10">
          <table:table-cell office:value-type="string" table:number-columns-spanned="4" table:number-rows-spanned="1" table:style-name="ce678">
            <text:p>Pension costs:</text:p>
          </table:table-cell>
          <table:covered-table-cell table:number-columns-repeated="3"/>
          <table:table-cell table:style-name="ce123"/>
          <table:table-cell office:value-type="string" table:style-name="ce83">
            <text:p>AC102</text:p>
          </table:table-cell>
          <table:table-cell office:value-type="string" table:style-name="ce79">
            <text:p>£</text:p>
          </table:table-cell>
          <table:table-cell table:number-columns-spanned="2" table:number-rows-spanned="1" table:style-name="ce567"/>
          <table:covered-table-cell/>
          <table:table-cell table:style-name="ce190"/>
          <table:table-cell table:style-name="ce246"/>
          <table:table-cell office:value-type="string" table:style-name="ce83">
            <text:p>AC102</text:p>
          </table:table-cell>
          <table:table-cell office:value-type="string" table:style-name="ce79">
            <text:p>£</text:p>
          </table:table-cell>
          <table:table-cell table:number-columns-spanned="2" table:number-rows-spanned="1" table:style-name="ce567"/>
          <table:covered-table-cell/>
          <table:table-cell table:style-name="ce128"/>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90">
            <text:p>Total staff costs:</text:p>
          </table:table-cell>
          <table:covered-table-cell table:number-columns-repeated="3"/>
          <table:table-cell table:style-name="ce122"/>
          <table:table-cell office:value-type="string" table:style-name="ce83">
            <text:p>AC104</text:p>
          </table:table-cell>
          <table:table-cell office:value-type="string" table:style-name="ce155">
            <text:p>£</text:p>
          </table:table-cell>
          <table:table-cell office:value-type="float" office:value="0" table:formula="msoxl:=H498+H501+H505" table:number-columns-spanned="2" table:number-rows-spanned="1" table:style-name="ce445">
            <text:p>0.00</text:p>
          </table:table-cell>
          <table:covered-table-cell/>
          <table:table-cell table:style-name="ce265"/>
          <table:table-cell table:style-name="ce213"/>
          <table:table-cell office:value-type="string" table:style-name="ce83">
            <text:p>AC104</text:p>
          </table:table-cell>
          <table:table-cell office:value-type="string" table:style-name="ce155">
            <text:p>£</text:p>
          </table:table-cell>
          <table:table-cell office:value-type="float" office:value="0" table:formula="msoxl:=IF(H72&gt;0,N498+N501+N505,&quot;&quot;)" table:number-columns-spanned="2" table:number-rows-spanned="1" table:style-name="ce445">
            <text:p>0.00</text:p>
          </table:table-cell>
          <table:covered-table-cell/>
          <table:table-cell table:style-name="ce129"/>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table:style-name="ce209"/>
          <table:table-cell table:number-columns-repeated="2" table:style-name="ce210"/>
          <table:table-cell table:style-name="ce10"/>
          <table:table-cell table:style-name="ce210"/>
          <table:table-cell office:value-type="string" table:number-columns-spanned="4" table:number-rows-spanned="1" table:style-name="ce525">
            <text:p>Not captured in DIY Accounting.</text:p>
          </table:table-cell>
          <table:covered-table-cell table:number-columns-repeated="3"/>
          <table:table-cell table:style-name="ce238"/>
          <table:table-cell table:style-name="ce218"/>
          <table:table-cell office:value-type="string" table:number-columns-spanned="4" table:number-rows-spanned="1" table:style-name="ce525">
            <text:p>Not captured in DIY Accounting.</text:p>
          </table:table-cell>
          <table:covered-table-cell table:number-columns-repeated="3"/>
          <table:table-cell table:style-name="ce219"/>
          <table:table-cell table:style-name="ce5"/>
          <table:table-cell table:number-columns-repeated="16367"/>
        </table:table-row>
        <table:table-row table:style-name="ro20">
          <table:table-cell office:value-type="string" table:number-columns-spanned="4" table:number-rows-spanned="1" table:style-name="ce695">
            <text:p>Average number of employees including directors during the period:</text:p>
          </table:table-cell>
          <table:covered-table-cell table:number-columns-repeated="3"/>
          <table:table-cell table:style-name="ce123"/>
          <table:table-cell office:value-type="string" table:style-name="ce83">
            <text:p>AC106</text:p>
          </table:table-cell>
          <table:table-cell table:style-name="ce79"/>
          <table:table-cell table:number-columns-spanned="2" table:number-rows-spanned="1" table:style-name="ce696"/>
          <table:covered-table-cell/>
          <table:table-cell table:style-name="ce190"/>
          <table:table-cell table:style-name="ce246"/>
          <table:table-cell office:value-type="string" table:style-name="ce83">
            <text:p>AC106</text:p>
          </table:table-cell>
          <table:table-cell table:style-name="ce79"/>
          <table:table-cell table:number-columns-spanned="2" table:number-rows-spanned="1" table:style-name="ce696"/>
          <table:covered-table-cell/>
          <table:table-cell table:style-name="ce128"/>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5" table:style-name="ce122"/>
          <table:table-cell table:number-columns-repeated="11" table:style-name="ce125"/>
          <table:table-cell table:style-name="ce5"/>
          <table:table-cell table:number-columns-repeated="16367"/>
        </table:table-row>
        <table:table-row table:style-name="ro1">
          <table:table-cell office:value-type="string" table:number-columns-spanned="15" table:number-rows-spanned="1" table:style-name="ce556">
            <text:p>Please enter any additional information in the field below.</text:p>
          </table:table-cell>
          <table:covered-table-cell table:number-columns-repeated="14"/>
          <table:table-cell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5">
          <table:table-cell table:number-columns-spanned="16" table:number-rows-spanned="1" table:style-name="ce567"/>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Taxation</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taxation.</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Item</text:p>
          </table:table-cell>
          <table:covered-table-cell/>
          <table:table-cell table:number-columns-repeated="3" table:style-name="ce236"/>
          <table:table-cell office:value-type="string" office:string-value="12 months to 31 Mar 2013." table:formula="msoxl:=F156" table:number-columns-spanned="4" table:number-rows-spanned="1" table:style-name="ce442">
            <text:p>12 months to 31 Mar 2013.</text:p>
          </table:table-cell>
          <table:covered-table-cell table:number-columns-repeated="3"/>
          <table:table-cell table:number-columns-repeated="2" table:style-name="ce231"/>
          <table:table-cell office:value-type="string" office:string-value="" table:formula="msoxl:=IF(H72&gt;0,TEXT(H72,&quot;yyyy&quot;),&quot;&quot;)" table:number-columns-spanned="4" table:number-rows-spanned="1" table:style-name="ce444"/>
          <table:covered-table-cell table:number-columns-repeated="3"/>
          <table:table-cell table:style-name="ce231"/>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UK Corporation Tax:</text:p>
          </table:table-cell>
          <table:covered-table-cell table:number-columns-repeated="3"/>
          <table:table-cell table:style-name="ce135"/>
          <table:table-cell office:value-type="string" table:style-name="ce83">
            <text:p>AC108</text:p>
          </table:table-cell>
          <table:table-cell office:value-type="string" table:style-name="ce79">
            <text:p>£</text:p>
          </table:table-cell>
          <table:table-cell office:value-type="float" office:value="0" table:formula="msoxl:=ROUND(N2315,D2)" table:number-columns-spanned="2" table:number-rows-spanned="1" table:style-name="ce567">
            <text:p>0.00</text:p>
          </table:table-cell>
          <table:covered-table-cell/>
          <table:table-cell table:style-name="ce238"/>
          <table:table-cell table:style-name="ce140"/>
          <table:table-cell office:value-type="string" table:style-name="ce83">
            <text:p>AC109</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OpenAccounts'!E82,D2),&quot;&quot;)" table:number-columns-spanned="2" table:number-rows-spanned="1" table:style-name="ce567">
            <text:p>0.00</text:p>
          </table:table-cell>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7">
          <table:table-cell table:style-name="ce234"/>
          <table:table-cell table:number-columns-repeated="2" table:style-name="ce235"/>
          <table:table-cell table:style-name="ce242"/>
          <table:table-cell table:style-name="ce235"/>
          <table:table-cell table:number-columns-repeated="4" table:style-name="ce239"/>
          <table:table-cell table:style-name="ce240"/>
          <table:table-cell table:number-columns-repeated="5" table:style-name="ce239"/>
          <table:table-cell table:style-name="ce240"/>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4"/>
          <table:table-cell office:value-type="string" table:number-columns-spanned="4" table:number-rows-spanned="1" table:style-name="ce511">
            <text:p>Not captured in DIY Accounting</text:p>
          </table:table-cell>
          <table:covered-table-cell table:number-columns-repeated="3"/>
          <table:table-cell table:style-name="ce240"/>
          <table:table-cell table:style-name="ce239"/>
          <table:table-cell office:value-type="string" table:number-columns-spanned="4" table:number-rows-spanned="1" table:style-name="ce511">
            <text:p>Not captured in DIY Accounting</text:p>
          </table:table-cell>
          <table:covered-table-cell table:number-columns-repeated="3"/>
          <table:table-cell table:style-name="ce240"/>
          <table:table-cell table:style-name="ce5"/>
          <table:table-cell table:number-columns-repeated="16367"/>
        </table:table-row>
        <table:table-row table:style-name="ro10">
          <table:table-cell office:value-type="string" table:number-columns-spanned="4" table:number-rows-spanned="1" table:style-name="ce688">
            <text:p>Deferred Tax:</text:p>
          </table:table-cell>
          <table:covered-table-cell table:number-columns-repeated="3"/>
          <table:table-cell table:style-name="ce136"/>
          <table:table-cell office:value-type="string" table:style-name="ce83">
            <text:p>AC110</text:p>
          </table:table-cell>
          <table:table-cell office:value-type="string" table:style-name="ce80">
            <text:p>£</text:p>
          </table:table-cell>
          <table:table-cell table:number-columns-spanned="2" table:number-rows-spanned="1" table:style-name="ce567"/>
          <table:covered-table-cell/>
          <table:table-cell table:style-name="ce247"/>
          <table:table-cell table:style-name="ce229"/>
          <table:table-cell office:value-type="string" table:style-name="ce83">
            <text:p>AC111</text:p>
          </table:table-cell>
          <table:table-cell office:value-type="string" table:style-name="ce80">
            <text:p>£</text:p>
          </table:table-cell>
          <table:table-cell table:number-columns-spanned="2" table:number-rows-spanned="1" table:style-name="ce567"/>
          <table:covered-table-cell/>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2" table:style-name="ce36"/>
          <table:table-cell table:style-name="ce266"/>
          <table:table-cell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office:value-type="string" table:number-columns-spanned="4" table:number-rows-spanned="1" table:style-name="ce681">
            <text:p>Tax on profit or (loss) on ordinary activities:</text:p>
          </table:table-cell>
          <table:covered-table-cell table:number-columns-repeated="3"/>
          <table:table-cell table:style-name="ce135"/>
          <table:table-cell office:value-type="string" table:style-name="ce83">
            <text:p>AC112</text:p>
          </table:table-cell>
          <table:table-cell office:value-type="string" table:style-name="ce178">
            <text:p>£</text:p>
          </table:table-cell>
          <table:table-cell office:value-type="float" office:value="0" table:formula="msoxl:=H530+H535" table:number-columns-spanned="2" table:number-rows-spanned="1" table:style-name="ce523">
            <text:p>0.00</text:p>
          </table:table-cell>
          <table:covered-table-cell/>
          <table:table-cell table:style-name="ce189"/>
          <table:table-cell table:style-name="ce246"/>
          <table:table-cell office:value-type="string" table:style-name="ce83">
            <text:p>AC113</text:p>
          </table:table-cell>
          <table:table-cell office:value-type="string" table:style-name="ce178">
            <text:p>£</text:p>
          </table:table-cell>
          <table:table-cell office:value-type="float" office:value="0" table:formula="msoxl:=IF(H72&gt;0,N530+N535,&quot;&quot;)" table:number-columns-spanned="2" table:number-rows-spanned="1" table:style-name="ce523">
            <text:p>0.00</text:p>
          </table:table-cell>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9" table:style-name="ce1"/>
          <table:table-cell table:style-name="ce267"/>
          <table:table-cell table:number-columns-repeated="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26">
          <table:table-cell office:value-type="string" table:number-columns-spanned="4" table:number-rows-spanned="1" table:style-name="ce697">
            <text:p>Profit or (loss) on ordinary activities before taxation:</text:p>
          </table:table-cell>
          <table:covered-table-cell table:number-columns-repeated="3"/>
          <table:table-cell table:style-name="ce171"/>
          <table:table-cell office:value-type="string" table:style-name="ce172">
            <text:p>AC325</text:p>
          </table:table-cell>
          <table:table-cell office:value-type="string" table:style-name="ce178">
            <text:p>£</text:p>
          </table:table-cell>
          <table:table-cell office:value-type="float" office:value="0" table:formula="msoxl:=H188" table:number-columns-spanned="2" table:number-rows-spanned="1" table:style-name="ce523">
            <text:p>0.00</text:p>
          </table:table-cell>
          <table:covered-table-cell/>
          <table:table-cell table:style-name="ce174"/>
          <table:table-cell table:style-name="ce173"/>
          <table:table-cell office:value-type="string" table:style-name="ce172">
            <text:p>AC326</text:p>
          </table:table-cell>
          <table:table-cell office:value-type="string" table:style-name="ce178">
            <text:p>£</text:p>
          </table:table-cell>
          <table:table-cell office:value-type="float" office:value="0" table:formula="msoxl:=IF(H72&gt;0,N188,&quot;&quot;)" table:number-columns-spanned="2" table:number-rows-spanned="1" table:style-name="ce523">
            <text:p>0.00</text:p>
          </table:table-cell>
          <table:covered-table-cell/>
          <table:table-cell table:style-name="ce174"/>
          <table:table-cell table:style-name="ce175"/>
          <table:table-cell table:number-columns-repeated="16367" table:style-name="ce133"/>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35">
          <table:table-cell office:value-type="string" table:number-columns-spanned="4" table:number-rows-spanned="1" table:style-name="ce688">
            <text:p>Profit or (loss) on ordinary activities before taxation multiplied by the standard rate of Corporation Tax:</text:p>
          </table:table-cell>
          <table:covered-table-cell table:number-columns-repeated="3"/>
          <table:table-cell table:style-name="ce136"/>
          <table:table-cell office:value-type="string" table:style-name="ce83">
            <text:p>AC327</text:p>
          </table:table-cell>
          <table:table-cell office:value-type="string" table:style-name="ce176">
            <text:p>£</text:p>
          </table:table-cell>
          <table:table-cell office:value-type="float" office:value="0" table:formula="msoxl:=ROUND(H542*O549,0)" table:number-columns-spanned="2" table:number-rows-spanned="1" table:style-name="ce586">
            <text:p>0.00</text:p>
          </table:table-cell>
          <table:covered-table-cell/>
          <table:table-cell table:style-name="ce265"/>
          <table:table-cell table:style-name="ce224"/>
          <table:table-cell office:value-type="string" table:style-name="ce83">
            <text:p>AC328</text:p>
          </table:table-cell>
          <table:table-cell office:value-type="string" table:style-name="ce176">
            <text:p>£</text:p>
          </table:table-cell>
          <table:table-cell office:value-type="float" office:value="0" table:formula="msoxl:=IF(H72&gt;0,ROUND(N542*O549,0),&quot;&quot;)" table:number-columns-spanned="2" table:number-rows-spanned="1" table:style-name="ce586">
            <text:p>0.00</text:p>
          </table:table-cell>
          <table:covered-table-cell/>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number-rows-repeated="2" table:style-name="ro7">
          <table:table-cell table:number-columns-repeated="5" table:style-name="ce235"/>
          <table:table-cell table:number-columns-repeated="11" table:style-name="ce239"/>
          <table:table-cell table:style-name="ce5"/>
          <table:table-cell table:number-columns-repeated="16367"/>
        </table:table-row>
        <table:table-row table:style-name="ro36">
          <table:table-cell table:number-columns-repeated="3" table:style-name="ce136"/>
          <table:table-cell office:value-type="string" table:style-name="ce172">
            <text:p>AC331 &amp; AC332</text:p>
          </table:table-cell>
          <table:table-cell table:style-name="ce136"/>
          <table:table-cell office:value-type="string" table:number-columns-spanned="9" table:number-rows-spanned="1" table:style-name="ce546">
            <text:p>The "standard rate" is the Main Rate of corporation tax. DIY Accounting calculates box AC108 using the small profits rate. Include 28.00 in boxes AC331 and be sure to claim the small profits rate on the corporation tax section</text:p>
          </table:table-cell>
          <table:covered-table-cell table:number-columns-repeated="8"/>
          <table:table-cell office:value-type="percentage" office:value="0.28000000000000003" table:style-name="ce203">
            <text:p>28.00%</text:p>
          </table:table-cell>
          <table:table-cell table:style-name="ce142"/>
          <table:table-cell table:style-name="ce5"/>
          <table:table-cell table:number-columns-repeated="16367"/>
        </table:table-row>
        <table:table-row table:style-name="ro10">
          <table:table-cell office:value-type="string" table:number-columns-spanned="16" table:number-rows-spanned="1" table:style-name="ce651">
            <text:p>Please enter any factors affecting the tax charge in the fields below.</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office:value-type="string" table:number-columns-spanned="4" table:number-rows-spanned="1" table:style-name="ce525">
            <text:p>Not captured in DIY Accounting</text:p>
          </table:table-cell>
          <table:covered-table-cell table:number-columns-repeated="3"/>
          <table:table-cell table:style-name="ce238"/>
          <table:table-cell table:style-name="ce237"/>
          <table:table-cell office:value-type="string" table:number-columns-spanned="4" table:number-rows-spanned="1" table:style-name="ce525">
            <text:p>Not captured in DIY Accounting</text:p>
          </table:table-cell>
          <table:covered-table-cell table:number-columns-repeated="3"/>
          <table:table-cell table:style-name="ce238"/>
          <table:table-cell table:style-name="ce5"/>
          <table:table-cell table:number-columns-repeated="16367"/>
        </table:table-row>
        <table:table-row table:style-name="ro27">
          <table:table-cell office:value-type="string" table:number-columns-spanned="4" table:number-rows-spanned="1" table:style-name="ce678">
            <text:p>Expense not deductible for tax purposes:</text:p>
          </table:table-cell>
          <table:covered-table-cell table:number-columns-repeated="3"/>
          <table:table-cell table:style-name="ce135"/>
          <table:table-cell office:value-type="string" table:style-name="ce83">
            <text:p>AC227</text:p>
          </table:table-cell>
          <table:table-cell office:value-type="string" table:style-name="ce79">
            <text:p>£</text:p>
          </table:table-cell>
          <table:table-cell table:number-columns-spanned="2" table:number-rows-spanned="1" table:style-name="ce567"/>
          <table:covered-table-cell/>
          <table:table-cell table:style-name="ce190"/>
          <table:table-cell table:style-name="ce237"/>
          <table:table-cell office:value-type="string" table:style-name="ce83">
            <text:p>AC228</text:p>
          </table:table-cell>
          <table:table-cell office:value-type="string" table:style-name="ce79">
            <text:p>£</text:p>
          </table:table-cell>
          <table:table-cell table:number-columns-spanned="2" table:number-rows-spanned="1" table:style-name="ce567"/>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style-name="ce240"/>
          <table:table-cell table:style-name="ce239"/>
          <table:table-cell office:value-type="string" table:number-columns-spanned="4" table:number-rows-spanned="1" table:style-name="ce511">
            <text:p>Not captured in DIY Accounting</text:p>
          </table:table-cell>
          <table:covered-table-cell table:number-columns-repeated="3"/>
          <table:table-cell table:style-name="ce240"/>
          <table:table-cell table:style-name="ce5"/>
          <table:table-cell table:number-columns-repeated="16367"/>
        </table:table-row>
        <table:table-row table:style-name="ro37">
          <table:table-cell office:value-type="string" table:number-columns-spanned="4" table:number-rows-spanned="1" table:style-name="ce688">
            <text:p>Accelerated capital allowances:</text:p>
          </table:table-cell>
          <table:covered-table-cell table:number-columns-repeated="3"/>
          <table:table-cell table:style-name="ce136"/>
          <table:table-cell office:value-type="string" table:style-name="ce83">
            <text:p>AC229</text:p>
          </table:table-cell>
          <table:table-cell office:value-type="string" table:style-name="ce80">
            <text:p>£</text:p>
          </table:table-cell>
          <table:table-cell table:number-columns-spanned="2" table:number-rows-spanned="1" table:style-name="ce567"/>
          <table:covered-table-cell/>
          <table:table-cell table:style-name="ce247"/>
          <table:table-cell table:style-name="ce229"/>
          <table:table-cell office:value-type="string" table:style-name="ce83">
            <text:p>AC230</text:p>
          </table:table-cell>
          <table:table-cell office:value-type="string" table:style-name="ce80">
            <text:p>£</text:p>
          </table:table-cell>
          <table:table-cell table:number-columns-spanned="2" table:number-rows-spanned="1" table:style-name="ce567"/>
          <table:covered-table-cell/>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office:value-type="string" table:number-columns-spanned="4" table:number-rows-spanned="1" table:style-name="ce525">
            <text:p>Adjustment to Small Profits rate</text:p>
          </table:table-cell>
          <table:covered-table-cell table:number-columns-repeated="3"/>
          <table:table-cell table:style-name="ce238"/>
          <table:table-cell table:style-name="ce237"/>
          <table:table-cell office:value-type="string" table:number-columns-spanned="4" table:number-rows-spanned="1" table:style-name="ce525">
            <text:p>Adjustment to Small Profits rate</text:p>
          </table:table-cell>
          <table:covered-table-cell table:number-columns-repeated="3"/>
          <table:table-cell table:style-name="ce238"/>
          <table:table-cell table:style-name="ce5"/>
          <table:table-cell table:number-columns-repeated="16367"/>
        </table:table-row>
        <table:table-row table:style-name="ro10">
          <table:table-cell office:value-type="string" table:number-columns-spanned="4" table:number-rows-spanned="1" table:style-name="ce678">
            <text:p>Adjustment in respect of prior periods:</text:p>
          </table:table-cell>
          <table:covered-table-cell table:number-columns-repeated="3"/>
          <table:table-cell table:style-name="ce135"/>
          <table:table-cell office:value-type="string" table:style-name="ce83">
            <text:p>AC231</text:p>
          </table:table-cell>
          <table:table-cell office:value-type="string" table:style-name="ce79">
            <text:p>£</text:p>
          </table:table-cell>
          <table:table-cell office:value-type="float" office:value="0" table:formula="msoxl:=H538-H545" table:number-columns-spanned="2" table:number-rows-spanned="1" table:style-name="ce567">
            <text:p>0.00</text:p>
          </table:table-cell>
          <table:covered-table-cell/>
          <table:table-cell table:style-name="ce238"/>
          <table:table-cell table:style-name="ce237"/>
          <table:table-cell office:value-type="string" table:style-name="ce83">
            <text:p>AC232</text:p>
          </table:table-cell>
          <table:table-cell office:value-type="string" table:style-name="ce79">
            <text:p>£</text:p>
          </table:table-cell>
          <table:table-cell office:value-type="float" office:value="0" table:formula="msoxl:=IF(H72&gt;0,N538-N545,&quot;&quot;)" table:number-columns-spanned="2" table:number-rows-spanned="1" table:style-name="ce567">
            <text:p>0.00</text:p>
          </table:table-cell>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7">
          <table:table-cell table:style-name="ce234"/>
          <table:table-cell table:number-columns-repeated="2" table:style-name="ce235"/>
          <table:table-cell table:style-name="ce242"/>
          <table:table-cell table:style-name="ce235"/>
          <table:table-cell table:number-columns-repeated="4" table:style-name="ce239"/>
          <table:table-cell table:style-name="ce240"/>
          <table:table-cell table:number-columns-repeated="5"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90">
            <text:p>Current tax charge or (credit):</text:p>
          </table:table-cell>
          <table:covered-table-cell table:number-columns-repeated="3"/>
          <table:table-cell table:style-name="ce136"/>
          <table:table-cell office:value-type="string" table:style-name="ce83">
            <text:p>AC233</text:p>
          </table:table-cell>
          <table:table-cell office:value-type="string" table:style-name="ce155">
            <text:p>£</text:p>
          </table:table-cell>
          <table:table-cell office:value-type="float" office:value="0" table:formula="msoxl:=H545+H554-H558+H562" table:number-columns-spanned="2" table:number-rows-spanned="1" table:style-name="ce445">
            <text:p>0.00</text:p>
          </table:table-cell>
          <table:covered-table-cell/>
          <table:table-cell table:style-name="ce265"/>
          <table:table-cell table:style-name="ce229"/>
          <table:table-cell office:value-type="string" table:style-name="ce83">
            <text:p>AC234</text:p>
          </table:table-cell>
          <table:table-cell office:value-type="string" table:style-name="ce155">
            <text:p>£</text:p>
          </table:table-cell>
          <table:table-cell office:value-type="float" office:value="0" table:formula="msoxl:=IF(H72&gt;0,N545+N554-N558+N562,&quot;&quot;)" table:number-columns-spanned="2" table:number-rows-spanned="1" table:style-name="ce445">
            <text:p>0.00</text:p>
          </table:table-cell>
          <table:covered-table-cell/>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10">
          <table:table-cell table:number-columns-repeated="5" table:style-name="ce136"/>
          <table:table-cell table:number-columns-repeated="11" table:style-name="ce142"/>
          <table:table-cell table:style-name="ce5"/>
          <table:table-cell table:number-columns-repeated="16367"/>
        </table:table-row>
        <table:table-row table:style-name="ro9">
          <table:table-cell office:value-type="string" table:number-columns-spanned="15" table:number-rows-spanned="1" table:style-name="ce441">
            <text:p>Please enter any additional information, such as the standard rate of tax for the current period and the previous period in the field below.</text:p>
          </table:table-cell>
          <table:covered-table-cell table:number-columns-repeated="14"/>
          <table:table-cell table:style-name="ce142"/>
          <table:table-cell table:style-name="ce5"/>
          <table:table-cell table:number-columns-repeated="16367"/>
        </table:table-row>
        <table:table-row table:style-name="ro10">
          <table:table-cell table:number-columns-repeated="5" table:style-name="ce136"/>
          <table:table-cell table:number-columns-repeated="11" table:style-name="ce142"/>
          <table:table-cell table:style-name="ce5"/>
          <table:table-cell table:number-columns-repeated="16367"/>
        </table:table-row>
        <table:table-row table:style-name="ro25">
          <table:table-cell office:value-type="string" table:number-columns-spanned="16" table:number-rows-spanned="1" table:style-name="ce706">
            <text:p>Add if applicable: The adjustment in box AC231 and AC232 reduces the Current tax charge from the Main Rate of Corporation Tax to the Small Profits Rate of Corporation Tax which is applicable to this business.</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Dividends</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dividends.</text:p>
          </table:table-cell>
          <table:covered-table-cell table:number-columns-repeated="15"/>
          <table:table-cell table:style-name="ce41"/>
          <table:table-cell table:number-columns-repeated="16367"/>
        </table:table-row>
        <table:table-row table:style-name="ro1">
          <table:table-cell table:style-name="ce138"/>
          <table:table-cell table:number-columns-repeated="12" table:style-name="ce133"/>
          <table:table-cell table:style-name="ce268"/>
          <table:table-cell table:number-columns-repeated="2"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0">
          <table:table-cell office:value-type="string" table:number-columns-spanned="2" table:number-rows-spanned="1" table:style-name="ce442">
            <text:p>Item</text:p>
          </table:table-cell>
          <table:covered-table-cell/>
          <table:table-cell table:number-columns-repeated="3" table:style-name="ce139"/>
          <table:table-cell office:value-type="string" office:string-value="12 months to 31 Mar 2013." table:formula="msoxl:=F156" table:number-columns-spanned="4" table:number-rows-spanned="1" table:style-name="ce444">
            <text:p>12 months to 31 Mar 2013.</text:p>
          </table:table-cell>
          <table:covered-table-cell table:number-columns-repeated="3"/>
          <table:table-cell table:number-columns-repeated="2" table:style-name="ce231"/>
          <table:table-cell office:value-type="string" office:string-value="" table:formula="msoxl:=IF(H72&gt;0,TEXT(H72,&quot;yyyy&quot;),&quot;&quot;)" table:number-columns-spanned="4" table:number-rows-spanned="1" table:style-name="ce444"/>
          <table:covered-table-cell table:number-columns-repeated="3"/>
          <table:table-cell table:style-name="ce231"/>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Dividends paid on ordinary shares:</text:p>
          </table:table-cell>
          <table:covered-table-cell table:number-columns-repeated="3"/>
          <table:table-cell table:style-name="ce135"/>
          <table:table-cell office:value-type="string" table:style-name="ce83">
            <text:p>AC235</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TrialBalance'!$EJ$48,D2)" table:number-columns-spanned="2" table:number-rows-spanned="1" table:style-name="ce567">
            <text:p>0.00</text:p>
          </table:table-cell>
          <table:covered-table-cell/>
          <table:table-cell table:style-name="ce238"/>
          <table:table-cell table:style-name="ce140"/>
          <table:table-cell office:value-type="string" table:style-name="ce83">
            <text:p>AC236</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OpenAccounts'!E84,D2),&quot;&quot;)" table:number-columns-spanned="2" table:number-rows-spanned="1" table:style-name="ce567">
            <text:p>0.00</text:p>
          </table:table-cell>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style-name="ce240"/>
          <table:table-cell table:style-name="ce239"/>
          <table:table-cell office:value-type="string" table:number-columns-spanned="4" table:number-rows-spanned="1" table:style-name="ce511">
            <text:p>Not captured in DIY Accounting.</text:p>
          </table:table-cell>
          <table:covered-table-cell table:number-columns-repeated="3"/>
          <table:table-cell table:style-name="ce240"/>
          <table:table-cell table:style-name="ce5"/>
          <table:table-cell table:number-columns-repeated="16367"/>
        </table:table-row>
        <table:table-row table:style-name="ro37">
          <table:table-cell office:value-type="string" table:number-columns-spanned="4" table:number-rows-spanned="1" table:style-name="ce688">
            <text:p>Dividends paid on preference shares:</text:p>
          </table:table-cell>
          <table:covered-table-cell table:number-columns-repeated="3"/>
          <table:table-cell table:style-name="ce136"/>
          <table:table-cell office:value-type="string" table:style-name="ce83">
            <text:p>AC237</text:p>
          </table:table-cell>
          <table:table-cell office:value-type="string" table:style-name="ce80">
            <text:p>£</text:p>
          </table:table-cell>
          <table:table-cell table:number-columns-spanned="2" table:number-rows-spanned="1" table:style-name="ce567"/>
          <table:covered-table-cell/>
          <table:table-cell table:style-name="ce247"/>
          <table:table-cell table:style-name="ce229"/>
          <table:table-cell office:value-type="string" table:style-name="ce83">
            <text:p>AC238</text:p>
          </table:table-cell>
          <table:table-cell office:value-type="string" table:style-name="ce80">
            <text:p>£</text:p>
          </table:table-cell>
          <table:table-cell table:number-columns-spanned="2" table:number-rows-spanned="1" table:style-name="ce567"/>
          <table:covered-table-cell/>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81">
            <text:p>Total dividends paid:</text:p>
          </table:table-cell>
          <table:covered-table-cell table:number-columns-repeated="3"/>
          <table:table-cell table:style-name="ce135"/>
          <table:table-cell office:value-type="string" table:style-name="ce83">
            <text:p>AC239</text:p>
          </table:table-cell>
          <table:table-cell office:value-type="string" table:style-name="ce140">
            <text:p>£</text:p>
          </table:table-cell>
          <table:table-cell office:value-type="float" office:value="0" table:formula="msoxl:=H584+H588" table:number-columns-spanned="2" table:number-rows-spanned="1" table:style-name="ce447">
            <text:p>0.00</text:p>
          </table:table-cell>
          <table:covered-table-cell/>
          <table:table-cell table:style-name="ce238"/>
          <table:table-cell table:style-name="ce140"/>
          <table:table-cell office:value-type="string" table:style-name="ce83">
            <text:p>AC240</text:p>
          </table:table-cell>
          <table:table-cell office:value-type="string" table:style-name="ce237">
            <text:p>£</text:p>
          </table:table-cell>
          <table:table-cell office:value-type="float" office:value="0" table:formula="msoxl:=IF(H72&gt;0,N584+N588,&quot;&quot;)" table:number-columns-spanned="2" table:number-rows-spanned="1" table:style-name="ce447">
            <text:p>0.00</text:p>
          </table:table-cell>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office:value-type="string" table:number-columns-spanned="15" table:number-rows-spanned="1" table:style-name="ce556">
            <text:p>Please enter any additional information in the field below.</text:p>
          </table:table-cell>
          <table:covered-table-cell table:number-columns-repeated="14"/>
          <table:table-cell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5">
          <table:table-cell table:number-columns-spanned="16" table:number-rows-spanned="1" table:style-name="ce567"/>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Tangible assets: Fixtures and fittings</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tangible assets, category Fixtures and fittings.</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Cost</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4A</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D$8,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Additions:</text:p>
          </table:table-cell>
          <table:covered-table-cell table:number-columns-repeated="3"/>
          <table:table-cell table:style-name="ce136"/>
          <table:table-cell office:value-type="string" table:style-name="ce83">
            <text:p>AC125A</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D$9,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Disposals:</text:p>
          </table:table-cell>
          <table:covered-table-cell table:number-columns-repeated="3"/>
          <table:table-cell table:style-name="ce135"/>
          <table:table-cell office:value-type="string" table:style-name="ce83">
            <text:p>AC126A</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D$10,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Revaluations:</text:p>
          </table:table-cell>
          <table:covered-table-cell table:number-columns-repeated="3"/>
          <table:table-cell table:style-name="ce136"/>
          <table:table-cell office:value-type="string" table:style-name="ce83">
            <text:p>AC212A</text:p>
          </table:table-cell>
          <table:table-cell office:value-type="string" table:style-name="ce80">
            <text:p>£</text:p>
          </table:table-cell>
          <table:table-cell table:number-columns-spanned="2" table:number-rows-spanned="1" table:style-name="ce567"/>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office:value-type="string" table:number-columns-spanned="4" table:number-rows-spanned="1" table:style-name="ce512">
            <text:p>Not captured in DIY Accounting.</text:p>
          </table:table-cell>
          <table:covered-table-cell table:number-columns-repeated="3"/>
          <table:table-cell table:number-columns-repeated="6" table:style-name="ce237"/>
          <table:table-cell table:style-name="ce238"/>
          <table:table-cell table:style-name="ce5"/>
          <table:table-cell table:number-columns-repeated="16367"/>
        </table:table-row>
        <table:table-row table:style-name="ro18">
          <table:table-cell office:value-type="string" table:number-columns-spanned="4" table:number-rows-spanned="1" table:style-name="ce678">
            <text:p>Transfers:</text:p>
          </table:table-cell>
          <table:covered-table-cell table:number-columns-repeated="3"/>
          <table:table-cell table:style-name="ce135"/>
          <table:table-cell office:value-type="string" table:style-name="ce83">
            <text:p>AC213A</text:p>
          </table:table-cell>
          <table:table-cell office:value-type="string" table:style-name="ce79">
            <text:p>£</text:p>
          </table:table-cell>
          <table:table-cell table:number-columns-spanned="2" table:number-rows-spanned="1" table:style-name="ce567"/>
          <table:covered-table-cell/>
          <table:table-cell table:number-columns-spanned="6" table:number-rows-spanned="1" table:style-name="ce648"/>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88">
            <text:p>At 31 Mar 2013:</text:p>
          </table:table-cell>
          <table:covered-table-cell table:number-columns-repeated="3"/>
          <table:table-cell table:style-name="ce136"/>
          <table:table-cell office:value-type="string" table:style-name="ce83">
            <text:p>AC127A</text:p>
          </table:table-cell>
          <table:table-cell office:value-type="string" table:style-name="ce155">
            <text:p>£</text:p>
          </table:table-cell>
          <table:table-cell office:value-type="float" office:value="0" table:formula="msoxl:=H609+H612-H615+H619+H623"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Depreciation</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8A</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D$14,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Charge for year:</text:p>
          </table:table-cell>
          <table:covered-table-cell table:number-columns-repeated="3"/>
          <table:table-cell table:style-name="ce136"/>
          <table:table-cell office:value-type="string" table:style-name="ce83">
            <text:p>AC129A</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D$15,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On disposals:</text:p>
          </table:table-cell>
          <table:covered-table-cell table:number-columns-repeated="3"/>
          <table:table-cell table:style-name="ce135"/>
          <table:table-cell office:value-type="string" table:style-name="ce83">
            <text:p>AC130A</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D$16,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Other adjustments</text:p>
          </table:table-cell>
          <table:covered-table-cell table:number-columns-repeated="3"/>
          <table:table-cell table:style-name="ce136"/>
          <table:table-cell office:value-type="string" table:style-name="ce83">
            <text:p>AC214A</text:p>
          </table:table-cell>
          <table:table-cell office:value-type="string" table:style-name="ce80">
            <text:p>£</text:p>
          </table:table-cell>
          <table:table-cell table:number-columns-spanned="2" table:number-rows-spanned="1" table:style-name="ce567"/>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1A</text:p>
          </table:table-cell>
          <table:table-cell office:value-type="string" table:style-name="ce177">
            <text:p>£</text:p>
          </table:table-cell>
          <table:table-cell office:value-type="float" office:value="0" table:formula="msoxl:=H632+H635-H638+H642"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office:value-type="string" table:style-name="ce137">
            <text:p>Net book value</text:p>
          </table:table-cell>
          <table:table-cell table:number-columns-repeated="4" table:style-name="ce136"/>
          <table:table-cell table:number-columns-repeated="11" table:style-name="ce142"/>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2A</text:p>
          </table:table-cell>
          <table:table-cell office:value-type="string" table:style-name="ce177">
            <text:p>£</text:p>
          </table:table-cell>
          <table:table-cell office:value-type="float" office:value="0" table:formula="msoxl:=H626-H645"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21">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 table:formula="msoxl:=IF(H72&gt;0,&quot;At &quot;&amp;TEXT(H72,&quot;dd Mmm yyyy&quot;)&amp;&quot;:&quot;,&quot;&quot;)" table:number-columns-spanned="4" table:number-rows-spanned="1" table:style-name="ce688">
            <text:p>At :</text:p>
          </table:table-cell>
          <table:covered-table-cell table:number-columns-repeated="3"/>
          <table:table-cell table:style-name="ce235"/>
          <table:table-cell office:value-type="string" table:style-name="ce83">
            <text:p>AC133A</text:p>
          </table:table-cell>
          <table:table-cell office:value-type="string" table:style-name="ce155">
            <text:p>£</text:p>
          </table:table-cell>
          <table:table-cell office:value-type="float" office:value="0" table:formula="msoxl:=IF(H72&gt;0,ROUND('C:\Users\antony\diy\GB Accounts\GB Accounts 2012-13\GB Accounts Company 2013-03-31 (Mar13) Excel 2007\tmp\[Financialaccounts.ods]OpenAccounts'!$I$13,D2)-ROUND('C:\Users\antony\diy\GB Accounts\GB Accounts 2012-13\GB Accounts Company 2013-03-31 (Mar13) Excel 2007\tmp\[Financialaccounts.ods]OpenAccounts'!$O$13,D2),&quot;&quot;)"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240"/>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Tangible assets: Land and buildings</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tangible assets, category Land and buildings.</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Cost</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4B</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B$8,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Additions:</text:p>
          </table:table-cell>
          <table:covered-table-cell table:number-columns-repeated="3"/>
          <table:table-cell table:style-name="ce136"/>
          <table:table-cell office:value-type="string" table:style-name="ce83">
            <text:p>AC125B</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B$9,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Disposals:</text:p>
          </table:table-cell>
          <table:covered-table-cell table:number-columns-repeated="3"/>
          <table:table-cell table:style-name="ce135"/>
          <table:table-cell office:value-type="string" table:style-name="ce83">
            <text:p>AC126B</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B$10,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Revaluations:</text:p>
          </table:table-cell>
          <table:covered-table-cell table:number-columns-repeated="3"/>
          <table:table-cell table:style-name="ce136"/>
          <table:table-cell office:value-type="string" table:style-name="ce83">
            <text:p>AC212B</text:p>
          </table:table-cell>
          <table:table-cell office:value-type="string" table:style-name="ce80">
            <text:p>£</text:p>
          </table:table-cell>
          <table:table-cell table:number-columns-spanned="2" table:number-rows-spanned="1" table:style-name="ce567"/>
          <table:covered-table-cell/>
          <table:table-cell table:style-name="ce228"/>
          <table:table-cell table:number-columns-repeated="4" table:style-name="ce239"/>
          <table:table-cell table:style-name="ce229"/>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office:value-type="string" table:number-columns-spanned="4" table:number-rows-spanned="1" table:style-name="ce512">
            <text:p>Not captured in DIY Accounting.</text:p>
          </table:table-cell>
          <table:covered-table-cell table:number-columns-repeated="3"/>
          <table:table-cell table:number-columns-repeated="6" table:style-name="ce237"/>
          <table:table-cell table:style-name="ce238"/>
          <table:table-cell table:style-name="ce5"/>
          <table:table-cell table:number-columns-repeated="16367"/>
        </table:table-row>
        <table:table-row table:style-name="ro18">
          <table:table-cell office:value-type="string" table:number-columns-spanned="4" table:number-rows-spanned="1" table:style-name="ce678">
            <text:p>Transfers:</text:p>
          </table:table-cell>
          <table:covered-table-cell table:number-columns-repeated="3"/>
          <table:table-cell table:style-name="ce135"/>
          <table:table-cell office:value-type="string" table:style-name="ce83">
            <text:p>AC213B</text:p>
          </table:table-cell>
          <table:table-cell office:value-type="string" table:style-name="ce79">
            <text:p>£</text:p>
          </table:table-cell>
          <table:table-cell table:number-columns-spanned="2" table:number-rows-spanned="1" table:style-name="ce567"/>
          <table:covered-table-cell/>
          <table:table-cell table:style-name="ce233"/>
          <table:table-cell table:number-columns-repeated="5" table:style-name="ce232"/>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88">
            <text:p>At 31 Mar 2013:</text:p>
          </table:table-cell>
          <table:covered-table-cell table:number-columns-repeated="3"/>
          <table:table-cell table:style-name="ce136"/>
          <table:table-cell office:value-type="string" table:style-name="ce83">
            <text:p>AC127B</text:p>
          </table:table-cell>
          <table:table-cell office:value-type="string" table:style-name="ce155">
            <text:p>£</text:p>
          </table:table-cell>
          <table:table-cell office:value-type="float" office:value="0" table:formula="msoxl:=H668+H671-H674+H678+H682"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Depreciation</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8B</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B$14,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Charge for year:</text:p>
          </table:table-cell>
          <table:covered-table-cell table:number-columns-repeated="3"/>
          <table:table-cell table:style-name="ce136"/>
          <table:table-cell office:value-type="string" table:style-name="ce83">
            <text:p>AC129B</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B$15,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On disposals:</text:p>
          </table:table-cell>
          <table:covered-table-cell table:number-columns-repeated="3"/>
          <table:table-cell table:style-name="ce135"/>
          <table:table-cell office:value-type="string" table:style-name="ce83">
            <text:p>AC130B</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B$16,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Other adjustments</text:p>
          </table:table-cell>
          <table:covered-table-cell table:number-columns-repeated="3"/>
          <table:table-cell table:style-name="ce136"/>
          <table:table-cell office:value-type="string" table:style-name="ce83">
            <text:p>AC214B</text:p>
          </table:table-cell>
          <table:table-cell office:value-type="string" table:style-name="ce80">
            <text:p>£</text:p>
          </table:table-cell>
          <table:table-cell table:number-columns-spanned="2" table:number-rows-spanned="1" table:style-name="ce567"/>
          <table:covered-table-cell/>
          <table:table-cell table:style-name="ce228"/>
          <table:table-cell table:style-name="ce229"/>
          <table:table-cell table:number-columns-repeated="3" table:style-name="ce239"/>
          <table:table-cell table:style-name="ce229"/>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1B</text:p>
          </table:table-cell>
          <table:table-cell office:value-type="string" table:style-name="ce177">
            <text:p>£</text:p>
          </table:table-cell>
          <table:table-cell office:value-type="float" office:value="0" table:formula="msoxl:=H691+H694-H697+H701"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office:value-type="string" table:style-name="ce137">
            <text:p>Net book value</text:p>
          </table:table-cell>
          <table:table-cell table:number-columns-repeated="4" table:style-name="ce136"/>
          <table:table-cell table:number-columns-repeated="11" table:style-name="ce142"/>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2B</text:p>
          </table:table-cell>
          <table:table-cell office:value-type="string" table:style-name="ce177">
            <text:p>£</text:p>
          </table:table-cell>
          <table:table-cell office:value-type="float" office:value="0" table:formula="msoxl:=H685-H704"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21">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 table:formula="msoxl:=IF(H72&gt;0,&quot;At &quot;&amp;TEXT(H72,&quot;dd Mmm yyyy&quot;)&amp;&quot;:&quot;,&quot;&quot;)" table:number-columns-spanned="4" table:number-rows-spanned="1" table:style-name="ce688">
            <text:p>At :</text:p>
          </table:table-cell>
          <table:covered-table-cell table:number-columns-repeated="3"/>
          <table:table-cell table:style-name="ce235"/>
          <table:table-cell office:value-type="string" table:style-name="ce83">
            <text:p>AC133B</text:p>
          </table:table-cell>
          <table:table-cell office:value-type="string" table:style-name="ce155">
            <text:p>£</text:p>
          </table:table-cell>
          <table:table-cell office:value-type="float" office:value="0" table:formula="msoxl:=IF(H72&gt;0,ROUND('C:\Users\antony\diy\GB Accounts\GB Accounts 2012-13\GB Accounts Company 2013-03-31 (Mar13) Excel 2007\tmp\[Financialaccounts.ods]OpenAccounts'!$G$13,D2)-ROUND('C:\Users\antony\diy\GB Accounts\GB Accounts 2012-13\GB Accounts Company 2013-03-31 (Mar13) Excel 2007\tmp\[Financialaccounts.ods]OpenAccounts'!$M$13,D2),&quot;&quot;)"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240"/>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Tangible assets: Motor vehicles</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tangible assets, category Motor vehicles.</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Cost</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4C</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F$8,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Additions:</text:p>
          </table:table-cell>
          <table:covered-table-cell table:number-columns-repeated="3"/>
          <table:table-cell table:style-name="ce136"/>
          <table:table-cell office:value-type="string" table:style-name="ce83">
            <text:p>AC125C</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F$9,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Disposals:</text:p>
          </table:table-cell>
          <table:covered-table-cell table:number-columns-repeated="3"/>
          <table:table-cell table:style-name="ce135"/>
          <table:table-cell office:value-type="string" table:style-name="ce83">
            <text:p>AC126C</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F$10,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Revaluations:</text:p>
          </table:table-cell>
          <table:covered-table-cell table:number-columns-repeated="3"/>
          <table:table-cell table:style-name="ce136"/>
          <table:table-cell office:value-type="string" table:style-name="ce83">
            <text:p>AC212C</text:p>
          </table:table-cell>
          <table:table-cell office:value-type="string" table:style-name="ce80">
            <text:p>£</text:p>
          </table:table-cell>
          <table:table-cell table:number-columns-spanned="2" table:number-rows-spanned="1" table:style-name="ce567"/>
          <table:covered-table-cell/>
          <table:table-cell table:style-name="ce228"/>
          <table:table-cell table:style-name="ce229"/>
          <table:table-cell table:number-columns-repeated="3" table:style-name="ce239"/>
          <table:table-cell table:style-name="ce229"/>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38">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office:value-type="string" table:number-columns-spanned="4" table:number-rows-spanned="1" table:style-name="ce512">
            <text:p>Not captured in DIY Accounting.</text:p>
          </table:table-cell>
          <table:covered-table-cell table:number-columns-repeated="3"/>
          <table:table-cell table:number-columns-repeated="6" table:style-name="ce237"/>
          <table:table-cell table:style-name="ce238"/>
          <table:table-cell table:style-name="ce5"/>
          <table:table-cell table:number-columns-repeated="16367"/>
        </table:table-row>
        <table:table-row table:style-name="ro18">
          <table:table-cell office:value-type="string" table:number-columns-spanned="4" table:number-rows-spanned="1" table:style-name="ce678">
            <text:p>Transfers:</text:p>
          </table:table-cell>
          <table:covered-table-cell table:number-columns-repeated="3"/>
          <table:table-cell table:style-name="ce135"/>
          <table:table-cell office:value-type="string" table:style-name="ce83">
            <text:p>AC213C</text:p>
          </table:table-cell>
          <table:table-cell office:value-type="string" table:style-name="ce79">
            <text:p>£</text:p>
          </table:table-cell>
          <table:table-cell table:number-columns-spanned="2" table:number-rows-spanned="1" table:style-name="ce567"/>
          <table:covered-table-cell/>
          <table:table-cell table:style-name="ce233"/>
          <table:table-cell table:number-columns-repeated="5" table:style-name="ce232"/>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88">
            <text:p>At 31 Mar 2013:</text:p>
          </table:table-cell>
          <table:covered-table-cell table:number-columns-repeated="3"/>
          <table:table-cell table:style-name="ce136"/>
          <table:table-cell office:value-type="string" table:style-name="ce83">
            <text:p>AC127C</text:p>
          </table:table-cell>
          <table:table-cell office:value-type="string" table:style-name="ce155">
            <text:p>£</text:p>
          </table:table-cell>
          <table:table-cell office:value-type="float" office:value="0" table:formula="msoxl:=H727+H730-H733+H737+H741"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Depreciation</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8C</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F$14,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Charge for year:</text:p>
          </table:table-cell>
          <table:covered-table-cell table:number-columns-repeated="3"/>
          <table:table-cell table:style-name="ce136"/>
          <table:table-cell office:value-type="string" table:style-name="ce83">
            <text:p>AC129C</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F$15,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On disposals:</text:p>
          </table:table-cell>
          <table:covered-table-cell table:number-columns-repeated="3"/>
          <table:table-cell table:style-name="ce135"/>
          <table:table-cell office:value-type="string" table:style-name="ce83">
            <text:p>AC130C</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F$16,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Other adjustments</text:p>
          </table:table-cell>
          <table:covered-table-cell table:number-columns-repeated="3"/>
          <table:table-cell table:style-name="ce136"/>
          <table:table-cell office:value-type="string" table:style-name="ce83">
            <text:p>AC214C</text:p>
          </table:table-cell>
          <table:table-cell office:value-type="string" table:style-name="ce80">
            <text:p>£</text:p>
          </table:table-cell>
          <table:table-cell table:number-columns-spanned="2" table:number-rows-spanned="1" table:style-name="ce567"/>
          <table:covered-table-cell/>
          <table:table-cell table:style-name="ce228"/>
          <table:table-cell table:style-name="ce229"/>
          <table:table-cell table:number-columns-repeated="3" table:style-name="ce239"/>
          <table:table-cell table:style-name="ce229"/>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1C</text:p>
          </table:table-cell>
          <table:table-cell office:value-type="string" table:style-name="ce177">
            <text:p>£</text:p>
          </table:table-cell>
          <table:table-cell office:value-type="float" office:value="0" table:formula="msoxl:=H750+H753-H756+H760"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office:value-type="string" table:style-name="ce137">
            <text:p>Net book value</text:p>
          </table:table-cell>
          <table:table-cell table:number-columns-repeated="4" table:style-name="ce136"/>
          <table:table-cell table:number-columns-repeated="11" table:style-name="ce142"/>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2C</text:p>
          </table:table-cell>
          <table:table-cell office:value-type="string" table:style-name="ce177">
            <text:p>£</text:p>
          </table:table-cell>
          <table:table-cell office:value-type="float" office:value="0" table:formula="msoxl:=H744-H763"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 table:formula="msoxl:=IF(H72&gt;0,&quot;At &quot;&amp;TEXT(H72,&quot;dd Mmm yyyy&quot;)&amp;&quot;:&quot;,&quot;&quot;)" table:number-columns-spanned="4" table:number-rows-spanned="1" table:style-name="ce688">
            <text:p>At :</text:p>
          </table:table-cell>
          <table:covered-table-cell table:number-columns-repeated="3"/>
          <table:table-cell table:style-name="ce235"/>
          <table:table-cell office:value-type="string" table:style-name="ce83">
            <text:p>AC133C</text:p>
          </table:table-cell>
          <table:table-cell office:value-type="string" table:style-name="ce155">
            <text:p>£</text:p>
          </table:table-cell>
          <table:table-cell office:value-type="float" office:value="0" table:formula="msoxl:=IF(H72&gt;0,ROUND('C:\Users\antony\diy\GB Accounts\GB Accounts 2012-13\GB Accounts Company 2013-03-31 (Mar13) Excel 2007\tmp\[Financialaccounts.ods]OpenAccounts'!$K$13,D2)-ROUND('C:\Users\antony\diy\GB Accounts\GB Accounts 2012-13\GB Accounts Company 2013-03-31 (Mar13) Excel 2007\tmp\[Financialaccounts.ods]OpenAccounts'!$Q$13,D2),&quot;&quot;)"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240"/>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Tangible assets: Office equipment</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tangible assets, category Office equipment.</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Cost</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4D</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E$8,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Additions:</text:p>
          </table:table-cell>
          <table:covered-table-cell table:number-columns-repeated="3"/>
          <table:table-cell table:style-name="ce136"/>
          <table:table-cell office:value-type="string" table:style-name="ce83">
            <text:p>AC125D</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E$9,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Disposals:</text:p>
          </table:table-cell>
          <table:covered-table-cell table:number-columns-repeated="3"/>
          <table:table-cell table:style-name="ce135"/>
          <table:table-cell office:value-type="string" table:style-name="ce83">
            <text:p>AC126D</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E$10,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Revaluations:</text:p>
          </table:table-cell>
          <table:covered-table-cell table:number-columns-repeated="3"/>
          <table:table-cell table:style-name="ce136"/>
          <table:table-cell office:value-type="string" table:style-name="ce83">
            <text:p>AC212D</text:p>
          </table:table-cell>
          <table:table-cell office:value-type="string" table:style-name="ce80">
            <text:p>£</text:p>
          </table:table-cell>
          <table:table-cell table:number-columns-spanned="2" table:number-rows-spanned="1" table:style-name="ce567"/>
          <table:covered-table-cell/>
          <table:table-cell table:style-name="ce228"/>
          <table:table-cell table:style-name="ce229"/>
          <table:table-cell table:number-columns-repeated="3" table:style-name="ce239"/>
          <table:table-cell table:style-name="ce229"/>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office:value-type="string" table:number-columns-spanned="4" table:number-rows-spanned="1" table:style-name="ce512">
            <text:p>Not captured in DIY Accounting.</text:p>
          </table:table-cell>
          <table:covered-table-cell table:number-columns-repeated="3"/>
          <table:table-cell table:number-columns-repeated="6" table:style-name="ce237"/>
          <table:table-cell table:style-name="ce238"/>
          <table:table-cell table:style-name="ce5"/>
          <table:table-cell table:number-columns-repeated="16367"/>
        </table:table-row>
        <table:table-row table:style-name="ro18">
          <table:table-cell office:value-type="string" table:number-columns-spanned="4" table:number-rows-spanned="1" table:style-name="ce678">
            <text:p>Transfers:</text:p>
          </table:table-cell>
          <table:covered-table-cell table:number-columns-repeated="3"/>
          <table:table-cell table:style-name="ce135"/>
          <table:table-cell office:value-type="string" table:style-name="ce83">
            <text:p>AC213D</text:p>
          </table:table-cell>
          <table:table-cell office:value-type="string" table:style-name="ce79">
            <text:p>£</text:p>
          </table:table-cell>
          <table:table-cell table:number-columns-spanned="2" table:number-rows-spanned="1" table:style-name="ce567"/>
          <table:covered-table-cell/>
          <table:table-cell table:style-name="ce233"/>
          <table:table-cell table:number-columns-repeated="5" table:style-name="ce232"/>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88">
            <text:p>At 31 Mar 2013:</text:p>
          </table:table-cell>
          <table:covered-table-cell table:number-columns-repeated="3"/>
          <table:table-cell table:style-name="ce136"/>
          <table:table-cell office:value-type="string" table:style-name="ce83">
            <text:p>AC127D</text:p>
          </table:table-cell>
          <table:table-cell office:value-type="string" table:style-name="ce155">
            <text:p>£</text:p>
          </table:table-cell>
          <table:table-cell office:value-type="float" office:value="0" table:formula="msoxl:=H786+H789-H792+H796+H800"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Depreciation</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8D</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E$14,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Charge for year:</text:p>
          </table:table-cell>
          <table:covered-table-cell table:number-columns-repeated="3"/>
          <table:table-cell table:style-name="ce136"/>
          <table:table-cell office:value-type="string" table:style-name="ce83">
            <text:p>AC129D</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E$15,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On disposals:</text:p>
          </table:table-cell>
          <table:covered-table-cell table:number-columns-repeated="3"/>
          <table:table-cell table:style-name="ce135"/>
          <table:table-cell office:value-type="string" table:style-name="ce83">
            <text:p>AC130D</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E$16,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Other adjustments</text:p>
          </table:table-cell>
          <table:covered-table-cell table:number-columns-repeated="3"/>
          <table:table-cell table:style-name="ce136"/>
          <table:table-cell office:value-type="string" table:style-name="ce83">
            <text:p>AC214D</text:p>
          </table:table-cell>
          <table:table-cell office:value-type="string" table:style-name="ce80">
            <text:p>£</text:p>
          </table:table-cell>
          <table:table-cell table:number-columns-spanned="2" table:number-rows-spanned="1" table:style-name="ce567"/>
          <table:covered-table-cell/>
          <table:table-cell table:style-name="ce228"/>
          <table:table-cell table:style-name="ce229"/>
          <table:table-cell table:number-columns-repeated="3" table:style-name="ce239"/>
          <table:table-cell table:style-name="ce229"/>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1D</text:p>
          </table:table-cell>
          <table:table-cell office:value-type="string" table:style-name="ce177">
            <text:p>£</text:p>
          </table:table-cell>
          <table:table-cell office:value-type="float" office:value="0" table:formula="msoxl:=H809+H812-H815+H819"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office:value-type="string" table:style-name="ce137">
            <text:p>Net book value</text:p>
          </table:table-cell>
          <table:table-cell table:number-columns-repeated="4" table:style-name="ce136"/>
          <table:table-cell table:number-columns-repeated="11" table:style-name="ce142"/>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2D</text:p>
          </table:table-cell>
          <table:table-cell office:value-type="string" table:style-name="ce177">
            <text:p>£</text:p>
          </table:table-cell>
          <table:table-cell office:value-type="float" office:value="0" table:formula="msoxl:=H803-H822"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 table:formula="msoxl:=IF(H72&gt;0,&quot;At &quot;&amp;TEXT(H72,&quot;dd Mmm yyyy&quot;)&amp;&quot;:&quot;,&quot;&quot;)" table:number-columns-spanned="4" table:number-rows-spanned="1" table:style-name="ce688">
            <text:p>At :</text:p>
          </table:table-cell>
          <table:covered-table-cell table:number-columns-repeated="3"/>
          <table:table-cell table:style-name="ce235"/>
          <table:table-cell office:value-type="string" table:style-name="ce83">
            <text:p>AC133D</text:p>
          </table:table-cell>
          <table:table-cell office:value-type="string" table:style-name="ce155">
            <text:p>£</text:p>
          </table:table-cell>
          <table:table-cell office:value-type="float" office:value="0" table:formula="msoxl:=IF(H72&gt;0,ROUND('C:\Users\antony\diy\GB Accounts\GB Accounts 2012-13\GB Accounts Company 2013-03-31 (Mar13) Excel 2007\tmp\[Financialaccounts.ods]OpenAccounts'!$J$13,D2)-ROUND('C:\Users\antony\diy\GB Accounts\GB Accounts 2012-13\GB Accounts Company 2013-03-31 (Mar13) Excel 2007\tmp\[Financialaccounts.ods]OpenAccounts'!$P$13,D2),&quot;&quot;)"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240"/>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Tangible assets: Plant and Machinery</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tangible assets, category Plant and Machinery.</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Cost</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4E</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C$8,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Additions:</text:p>
          </table:table-cell>
          <table:covered-table-cell table:number-columns-repeated="3"/>
          <table:table-cell table:style-name="ce136"/>
          <table:table-cell office:value-type="string" table:style-name="ce83">
            <text:p>AC125E</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C$9,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Disposals:</text:p>
          </table:table-cell>
          <table:covered-table-cell table:number-columns-repeated="3"/>
          <table:table-cell table:style-name="ce135"/>
          <table:table-cell office:value-type="string" table:style-name="ce83">
            <text:p>AC126E</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C$10,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27">
          <table:table-cell office:value-type="string" table:number-columns-spanned="4" table:number-rows-spanned="1" table:style-name="ce688">
            <text:p>Revaluations:</text:p>
          </table:table-cell>
          <table:covered-table-cell table:number-columns-repeated="3"/>
          <table:table-cell table:style-name="ce136"/>
          <table:table-cell office:value-type="string" table:style-name="ce83">
            <text:p>AC212E</text:p>
          </table:table-cell>
          <table:table-cell office:value-type="string" table:style-name="ce80">
            <text:p>£</text:p>
          </table:table-cell>
          <table:table-cell table:number-columns-spanned="2" table:number-rows-spanned="1" table:style-name="ce567"/>
          <table:covered-table-cell/>
          <table:table-cell table:style-name="ce228"/>
          <table:table-cell table:style-name="ce229"/>
          <table:table-cell table:number-columns-repeated="3" table:style-name="ce239"/>
          <table:table-cell table:style-name="ce229"/>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office:value-type="string" table:number-columns-spanned="4" table:number-rows-spanned="1" table:style-name="ce512">
            <text:p>Not captured in DIY Accounting.</text:p>
          </table:table-cell>
          <table:covered-table-cell table:number-columns-repeated="3"/>
          <table:table-cell table:number-columns-repeated="6" table:style-name="ce237"/>
          <table:table-cell table:style-name="ce238"/>
          <table:table-cell table:style-name="ce5"/>
          <table:table-cell table:number-columns-repeated="16367"/>
        </table:table-row>
        <table:table-row table:style-name="ro18">
          <table:table-cell office:value-type="string" table:number-columns-spanned="4" table:number-rows-spanned="1" table:style-name="ce678">
            <text:p>Transfers:</text:p>
          </table:table-cell>
          <table:covered-table-cell table:number-columns-repeated="3"/>
          <table:table-cell table:style-name="ce135"/>
          <table:table-cell office:value-type="string" table:style-name="ce83">
            <text:p>AC213E</text:p>
          </table:table-cell>
          <table:table-cell office:value-type="string" table:style-name="ce79">
            <text:p>£</text:p>
          </table:table-cell>
          <table:table-cell table:number-columns-spanned="2" table:number-rows-spanned="1" table:style-name="ce567"/>
          <table:covered-table-cell/>
          <table:table-cell table:style-name="ce233"/>
          <table:table-cell table:number-columns-repeated="5" table:style-name="ce232"/>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88">
            <text:p>At 31 Mar 2013:</text:p>
          </table:table-cell>
          <table:covered-table-cell table:number-columns-repeated="3"/>
          <table:table-cell table:style-name="ce136"/>
          <table:table-cell office:value-type="string" table:style-name="ce83">
            <text:p>AC127E</text:p>
          </table:table-cell>
          <table:table-cell office:value-type="string" table:style-name="ce155">
            <text:p>£</text:p>
          </table:table-cell>
          <table:table-cell office:value-type="float" office:value="0" table:formula="msoxl:=H845+H848-H851+H855+H859"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Depreciation</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8E</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C$14,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Charge for year:</text:p>
          </table:table-cell>
          <table:covered-table-cell table:number-columns-repeated="3"/>
          <table:table-cell table:style-name="ce136"/>
          <table:table-cell office:value-type="string" table:style-name="ce83">
            <text:p>AC129E</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PubNotes'!$C$15,D2)" table:number-columns-spanned="2" table:number-rows-spanned="1" table:style-name="ce567">
            <text:p>0.00</text:p>
          </table:table-cell>
          <table:covered-table-cell/>
          <table:table-cell table:number-columns-spanned="6" table:number-rows-spanned="1" table:style-name="ce554"/>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On disposals:</text:p>
          </table:table-cell>
          <table:covered-table-cell table:number-columns-repeated="3"/>
          <table:table-cell table:style-name="ce135"/>
          <table:table-cell office:value-type="string" table:style-name="ce83">
            <text:p>AC130E</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PubNotes'!$C$16,D2)" table:number-columns-spanned="2" table:number-rows-spanned="1" table:style-name="ce56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table:style-name="ce234"/>
          <table:table-cell table:number-columns-repeated="2" table:style-name="ce235"/>
          <table:table-cell table:style-name="ce242"/>
          <table:table-cell table:style-name="ce235"/>
          <table:table-cell office:value-type="string" table:number-columns-spanned="4" table:number-rows-spanned="1" table:style-name="ce511">
            <text:p>Not captured in DIY Accounting.</text:p>
          </table:table-cell>
          <table:covered-table-cell table:number-columns-repeated="3"/>
          <table:table-cell table:number-columns-repeated="6" table:style-name="ce239"/>
          <table:table-cell table:style-name="ce240"/>
          <table:table-cell table:style-name="ce5"/>
          <table:table-cell table:number-columns-repeated="16367"/>
        </table:table-row>
        <table:table-row table:style-name="ro18">
          <table:table-cell office:value-type="string" table:number-columns-spanned="4" table:number-rows-spanned="1" table:style-name="ce688">
            <text:p>Other adjustments</text:p>
          </table:table-cell>
          <table:covered-table-cell table:number-columns-repeated="3"/>
          <table:table-cell table:style-name="ce136"/>
          <table:table-cell office:value-type="string" table:style-name="ce83">
            <text:p>AC214E</text:p>
          </table:table-cell>
          <table:table-cell office:value-type="string" table:style-name="ce80">
            <text:p>£</text:p>
          </table:table-cell>
          <table:table-cell table:number-columns-spanned="2" table:number-rows-spanned="1" table:style-name="ce567"/>
          <table:covered-table-cell/>
          <table:table-cell table:style-name="ce228"/>
          <table:table-cell table:style-name="ce229"/>
          <table:table-cell table:number-columns-repeated="3" table:style-name="ce239"/>
          <table:table-cell table:style-name="ce229"/>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1E</text:p>
          </table:table-cell>
          <table:table-cell office:value-type="string" table:style-name="ce177">
            <text:p>£</text:p>
          </table:table-cell>
          <table:table-cell office:value-type="float" office:value="0" table:formula="msoxl:=H868+H871-H874+H878"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office:value-type="string" table:style-name="ce137">
            <text:p>Net book value</text:p>
          </table:table-cell>
          <table:table-cell table:number-columns-repeated="4" table:style-name="ce136"/>
          <table:table-cell table:number-columns-repeated="11" table:style-name="ce142"/>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2E</text:p>
          </table:table-cell>
          <table:table-cell office:value-type="string" table:style-name="ce177">
            <text:p>£</text:p>
          </table:table-cell>
          <table:table-cell office:value-type="float" office:value="0" table:formula="msoxl:=H862-H881"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 table:formula="msoxl:=IF(H72&gt;0,&quot;At &quot;&amp;TEXT(H72,&quot;dd Mmm yyyy&quot;)&amp;&quot;:&quot;,&quot;&quot;)" table:number-columns-spanned="4" table:number-rows-spanned="1" table:style-name="ce688">
            <text:p>At :</text:p>
          </table:table-cell>
          <table:covered-table-cell table:number-columns-repeated="3"/>
          <table:table-cell table:style-name="ce235"/>
          <table:table-cell office:value-type="string" table:style-name="ce83">
            <text:p>AC133E</text:p>
          </table:table-cell>
          <table:table-cell office:value-type="string" table:style-name="ce155">
            <text:p>£</text:p>
          </table:table-cell>
          <table:table-cell office:value-type="float" office:value="0" table:formula="msoxl:=IF(H72&gt;0,ROUND('C:\Users\antony\diy\GB Accounts\GB Accounts 2012-13\GB Accounts Company 2013-03-31 (Mar13) Excel 2007\tmp\[Financialaccounts.ods]OpenAccounts'!$H$13,D2)-ROUND('C:\Users\antony\diy\GB Accounts\GB Accounts 2012-13\GB Accounts Company 2013-03-31 (Mar13) Excel 2007\tmp\[Financialaccounts.ods]OpenAccounts'!$N$13,D2),&quot;&quot;)"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240"/>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Tangible assets: Total</text:p>
          </table:table-cell>
          <table:covered-table-cell table:number-columns-repeated="16"/>
          <table:table-cell table:number-columns-repeated="16367"/>
        </table:table-row>
        <table:table-row table:style-name="ro39">
          <table:table-cell office:value-type="string" table:number-columns-spanned="16" table:number-rows-spanned="1" table:style-name="ce414">
            <text:p>Please enter the note on tangible assets. These figures must tally with the balance sheet. If you need to make changes to the figures, please do so above.</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Cost</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4</text:p>
          </table:table-cell>
          <table:table-cell office:value-type="string" table:style-name="ce177">
            <text:p>£</text:p>
          </table:table-cell>
          <table:table-cell office:value-type="float" office:value="0" table:formula="msoxl:=H609+H668+H727+H786+H845" table:number-columns-spanned="2" table:number-rows-spanned="1" table:style-name="ce44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Additions:</text:p>
          </table:table-cell>
          <table:covered-table-cell table:number-columns-repeated="3"/>
          <table:table-cell table:style-name="ce136"/>
          <table:table-cell office:value-type="string" table:style-name="ce83">
            <text:p>AC125</text:p>
          </table:table-cell>
          <table:table-cell office:value-type="string" table:style-name="ce155">
            <text:p>£</text:p>
          </table:table-cell>
          <table:table-cell office:value-type="float" office:value="0" table:formula="msoxl:=H612+H671+H730+H789+H848"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Disposals:</text:p>
          </table:table-cell>
          <table:covered-table-cell table:number-columns-repeated="3"/>
          <table:table-cell table:style-name="ce135"/>
          <table:table-cell office:value-type="string" table:style-name="ce83">
            <text:p>AC126</text:p>
          </table:table-cell>
          <table:table-cell office:value-type="string" table:style-name="ce177">
            <text:p>£</text:p>
          </table:table-cell>
          <table:table-cell office:value-type="float" office:value="0" table:formula="msoxl:=H615+H674+H733+H792+H851" table:number-columns-spanned="2" table:number-rows-spanned="1" table:style-name="ce44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Revaluations:</text:p>
          </table:table-cell>
          <table:covered-table-cell table:number-columns-repeated="3"/>
          <table:table-cell table:style-name="ce136"/>
          <table:table-cell office:value-type="string" table:style-name="ce83">
            <text:p>AC212</text:p>
          </table:table-cell>
          <table:table-cell office:value-type="string" table:style-name="ce155">
            <text:p>£</text:p>
          </table:table-cell>
          <table:table-cell office:value-type="float" office:value="0" table:formula="msoxl:=H619+H678+H737+H796+H855"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table:number-columns-spanned="4" table:number-rows-spanned="1" table:style-name="ce678">
            <text:p>Transfers:</text:p>
          </table:table-cell>
          <table:covered-table-cell table:number-columns-repeated="3"/>
          <table:table-cell table:style-name="ce135"/>
          <table:table-cell office:value-type="string" table:style-name="ce83">
            <text:p>AC213</text:p>
          </table:table-cell>
          <table:table-cell office:value-type="string" table:style-name="ce177">
            <text:p>£</text:p>
          </table:table-cell>
          <table:table-cell office:value-type="float" office:value="0" table:formula="msoxl:=H623+H682+H741+H800+H859"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88">
            <text:p>At 31 Mar 2013:</text:p>
          </table:table-cell>
          <table:covered-table-cell table:number-columns-repeated="3"/>
          <table:table-cell table:style-name="ce136"/>
          <table:table-cell office:value-type="string" table:style-name="ce83">
            <text:p>AC127</text:p>
          </table:table-cell>
          <table:table-cell office:value-type="string" table:style-name="ce155">
            <text:p>£</text:p>
          </table:table-cell>
          <table:table-cell office:value-type="float" office:value="0" table:formula="msoxl:=H626+H685+H744+H803+H862"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2" table:number-rows-spanned="1" table:style-name="ce442">
            <text:p>Depreciation</text:p>
          </table:table-cell>
          <table:covered-table-cell/>
          <table:table-cell table:number-columns-repeated="3" table:style-name="ce13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At 01 Apr 2012:" table:formula="msoxl:=&quot;At &quot;&amp;TEXT(J2,&quot;dd Mmm yyyy&quot;)&amp;&quot;:&quot;" table:number-columns-spanned="4" table:number-rows-spanned="1" table:style-name="ce678">
            <text:p>At 01 Apr 2012:</text:p>
          </table:table-cell>
          <table:covered-table-cell table:number-columns-repeated="3"/>
          <table:table-cell table:style-name="ce135"/>
          <table:table-cell office:value-type="string" table:style-name="ce83">
            <text:p>AC128</text:p>
          </table:table-cell>
          <table:table-cell office:value-type="string" table:style-name="ce177">
            <text:p>£</text:p>
          </table:table-cell>
          <table:table-cell office:value-type="float" office:value="0" table:formula="msoxl:=H632+H691+H750+H809+H868" table:number-columns-spanned="2" table:number-rows-spanned="1" table:style-name="ce44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Charge for year:</text:p>
          </table:table-cell>
          <table:covered-table-cell table:number-columns-repeated="3"/>
          <table:table-cell table:style-name="ce136"/>
          <table:table-cell office:value-type="string" table:style-name="ce83">
            <text:p>AC129</text:p>
          </table:table-cell>
          <table:table-cell office:value-type="string" table:style-name="ce155">
            <text:p>£</text:p>
          </table:table-cell>
          <table:table-cell office:value-type="float" office:value="0" table:formula="msoxl:=H635+H694+H753+H812+H871"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On disposals:</text:p>
          </table:table-cell>
          <table:covered-table-cell table:number-columns-repeated="3"/>
          <table:table-cell table:style-name="ce135"/>
          <table:table-cell office:value-type="string" table:style-name="ce83">
            <text:p>AC130</text:p>
          </table:table-cell>
          <table:table-cell office:value-type="string" table:style-name="ce177">
            <text:p>£</text:p>
          </table:table-cell>
          <table:table-cell office:value-type="float" office:value="0" table:formula="msoxl:=H638+H697+H756+H815+H874" table:number-columns-spanned="2" table:number-rows-spanned="1" table:style-name="ce447">
            <text:p>0.00</text:p>
          </table:table-cell>
          <table:covered-table-cell/>
          <table:table-cell table:number-columns-repeated="6" table:style-name="ce140"/>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88">
            <text:p>Other adjustments</text:p>
          </table:table-cell>
          <table:covered-table-cell table:number-columns-repeated="3"/>
          <table:table-cell table:style-name="ce136"/>
          <table:table-cell office:value-type="string" table:style-name="ce83">
            <text:p>AC214</text:p>
          </table:table-cell>
          <table:table-cell office:value-type="string" table:style-name="ce155">
            <text:p>£</text:p>
          </table:table-cell>
          <table:table-cell office:value-type="float" office:value="0" table:formula="msoxl:=H642+H701+H760+H819+H878"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1</text:p>
          </table:table-cell>
          <table:table-cell office:value-type="string" table:style-name="ce177">
            <text:p>£</text:p>
          </table:table-cell>
          <table:table-cell office:value-type="float" office:value="0" table:formula="msoxl:=H645+H704+H763+H822+H881"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office:value-type="string" table:style-name="ce137">
            <text:p>Net book value</text:p>
          </table:table-cell>
          <table:table-cell table:number-columns-repeated="4" table:style-name="ce136"/>
          <table:table-cell table:number-columns-repeated="11" table:style-name="ce142"/>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8">
          <table:table-cell office:value-type="string" office:string-value="At 31 Mar 2013:" table:formula="msoxl:=&quot;At &quot;&amp;TEXT(N2,&quot;dd Mmm yyyy&quot;)&amp;&quot;:&quot;" table:number-columns-spanned="4" table:number-rows-spanned="1" table:style-name="ce678">
            <text:p>At 31 Mar 2013:</text:p>
          </table:table-cell>
          <table:covered-table-cell table:number-columns-repeated="3"/>
          <table:table-cell table:style-name="ce135"/>
          <table:table-cell office:value-type="string" table:style-name="ce83">
            <text:p>AC132</text:p>
          </table:table-cell>
          <table:table-cell office:value-type="string" table:style-name="ce177">
            <text:p>£</text:p>
          </table:table-cell>
          <table:table-cell office:value-type="float" office:value="0" table:formula="msoxl:=H651+H710+H769+H828+H887" table:number-columns-spanned="2" table:number-rows-spanned="1" table:style-name="ce447">
            <text:p>0.00</text:p>
          </table:table-cell>
          <table:covered-table-cell/>
          <table:table-cell table:number-columns-spanned="6" table:number-rows-spanned="1" table:style-name="ce497"/>
          <table:covered-table-cell table:number-columns-repeated="5"/>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office:string-value="At :" table:formula="msoxl:=IF(H72&gt;0,&quot;At &quot;&amp;TEXT(H72,&quot;dd Mmm yyyy&quot;)&amp;&quot;:&quot;,&quot;&quot;)" table:number-columns-spanned="4" table:number-rows-spanned="1" table:style-name="ce688">
            <text:p>At :</text:p>
          </table:table-cell>
          <table:covered-table-cell table:number-columns-repeated="3"/>
          <table:table-cell table:style-name="ce235"/>
          <table:table-cell office:value-type="string" table:style-name="ce83">
            <text:p>AC133</text:p>
          </table:table-cell>
          <table:table-cell office:value-type="string" table:style-name="ce155">
            <text:p>£</text:p>
          </table:table-cell>
          <table:table-cell office:value-type="float" office:value="0" table:formula="msoxl:=IF(H72&gt;0,H654+H713+H772+H831+H890,&quot;&quot;)" table:number-columns-spanned="2" table:number-rows-spanned="1" table:style-name="ce445">
            <text:p>0.00</text:p>
          </table:table-cell>
          <table:covered-table-cell/>
          <table:table-cell table:number-columns-spanned="6" table:number-rows-spanned="1" table:style-name="ce546"/>
          <table:covered-table-cell table:number-columns-repeated="5"/>
          <table:table-cell table:style-name="ce240"/>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
          <table:table-cell table:number-columns-repeated="5" table:style-name="ce136"/>
          <table:table-cell table:number-columns-repeated="11" table:style-name="ce142"/>
          <table:table-cell table:style-name="ce5"/>
          <table:table-cell table:number-columns-repeated="16367"/>
        </table:table-row>
        <table:table-row table:style-name="ro1">
          <table:table-cell office:value-type="string" table:number-columns-spanned="15" table:number-rows-spanned="1" table:style-name="ce556">
            <text:p>Please enter any additional information in the field below.</text:p>
          </table:table-cell>
          <table:covered-table-cell table:number-columns-repeated="14"/>
          <table:table-cell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5">
          <table:table-cell table:number-columns-spanned="16" table:number-rows-spanned="1" table:style-name="ce567"/>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Debtors</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taxation debtors.</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32"/>
          <table:table-cell table:number-columns-repeated="15" table:style-name="ce144"/>
          <table:table-cell table:style-name="ce41"/>
          <table:table-cell table:number-columns-repeated="16367"/>
        </table:table-row>
        <table:table-row table:style-name="ro1">
          <table:table-cell table:number-columns-spanned="2" table:number-rows-spanned="1" table:style-name="ce442"/>
          <table:covered-table-cell/>
          <table:table-cell table:number-columns-repeated="3" table:style-name="ce236"/>
          <table:table-cell office:value-type="string" office:string-value="2013" table:formula="msoxl:=TEXT(N2,&quot;yyyy&quot;)" table:style-name="ce231">
            <text:p>2013</text:p>
          </table:table-cell>
          <table:table-cell table:number-columns-repeated="5" table:style-name="ce231"/>
          <table:table-cell office:value-type="string" office:string-value="" table:formula="msoxl:=IF(H72&gt;0,TEXT(H72,&quot;yyyy&quot;),&quot;&quot;)" table:number-columns-spanned="4" table:number-rows-spanned="1" table:style-name="ce444"/>
          <table:covered-table-cell table:number-columns-repeated="3"/>
          <table:table-cell table:style-name="ce231"/>
          <table:table-cell table:style-name="ce41"/>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678">
            <text:p>Trade debtors:</text:p>
          </table:table-cell>
          <table:covered-table-cell table:number-columns-repeated="3"/>
          <table:table-cell table:style-name="ce135"/>
          <table:table-cell office:value-type="string" table:style-name="ce83">
            <text:p>AC134</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TrialBalance'!$EJ$20,D2)" table:number-columns-spanned="2" table:number-rows-spanned="1" table:style-name="ce567">
            <text:p>0.00</text:p>
          </table:table-cell>
          <table:covered-table-cell/>
          <table:table-cell table:style-name="ce227"/>
          <table:table-cell table:style-name="ce246"/>
          <table:table-cell office:value-type="string" table:style-name="ce83">
            <text:p>AC135</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TrialBalance'!$D$20,D2),&quot;&quot;)" table:number-columns-spanned="2" table:number-rows-spanned="1" table:style-name="ce567">
            <text:p>0.00</text:p>
          </table:table-cell>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visibility="collapse">
          <table:table-cell table:style-name="ce234"/>
          <table:table-cell table:number-columns-repeated="2" table:style-name="ce235"/>
          <table:table-cell table:style-name="ce242"/>
          <table:table-cell table:style-name="ce235"/>
          <table:table-cell table:number-columns-spanned="4" table:number-rows-spanned="1" table:style-name="ce511"/>
          <table:covered-table-cell table:number-columns-repeated="3"/>
          <table:table-cell table:number-columns-repeated="2" table:style-name="ce239"/>
          <table:table-cell table:number-columns-spanned="4" table:number-rows-spanned="1" table:style-name="ce511"/>
          <table:covered-table-cell table:number-columns-repeated="3"/>
          <table:table-cell table:style-name="ce240"/>
          <table:table-cell table:style-name="ce5"/>
          <table:table-cell table:number-columns-repeated="16367"/>
        </table:table-row>
        <table:table-row table:style-name="ro37">
          <table:table-cell office:value-type="string" table:number-columns-spanned="4" table:number-rows-spanned="1" table:style-name="ce688">
            <text:p>Other debtors:</text:p>
          </table:table-cell>
          <table:covered-table-cell table:number-columns-repeated="3"/>
          <table:table-cell table:style-name="ce136"/>
          <table:table-cell office:value-type="string" table:style-name="ce83">
            <text:p>AC136</text:p>
          </table:table-cell>
          <table:table-cell office:value-type="string" table:style-name="ce80">
            <text:p>£</text:p>
          </table:table-cell>
          <table:table-cell office:value-type="float" office:value="0" table:formula="msoxl:=IF(ROUND('C:\Users\antony\diy\GB Accounts\GB Accounts 2012-13\GB Accounts Company 2013-03-31 (Mar13) Excel 2007\tmp\[Financialaccounts.ods]TrialBalance'!$EJ$39,D2)&lt;0,0,ROUND('C:\Users\antony\diy\GB Accounts\GB Accounts 2012-13\GB Accounts Company 2013-03-31 (Mar13) Excel 2007\tmp\[Financialaccounts.ods]TrialBalance'!$EJ$39,D2))+ROUND('C:\Users\antony\diy\GB Accounts\GB Accounts 2012-13\GB Accounts Company 2013-03-31 (Mar13) Excel 2007\tmp\[Financialaccounts.ods]TrialBalance'!$EJ$37,D2)" table:number-columns-spanned="2" table:number-rows-spanned="1" table:style-name="ce567">
            <text:p>0.00</text:p>
          </table:table-cell>
          <table:covered-table-cell/>
          <table:table-cell table:style-name="ce228"/>
          <table:table-cell table:style-name="ce229"/>
          <table:table-cell office:value-type="string" table:style-name="ce83">
            <text:p>AC137</text:p>
          </table:table-cell>
          <table:table-cell office:value-type="string" table:style-name="ce80">
            <text:p>£</text:p>
          </table:table-cell>
          <table:table-cell office:value-type="float" office:value="0" table:formula="msoxl:=IF(H72&gt;0,IF(ROUND('C:\Users\antony\diy\GB Accounts\GB Accounts 2012-13\GB Accounts Company 2013-03-31 (Mar13) Excel 2007\tmp\[Financialaccounts.ods]TrialBalance'!$D$39,D2)&lt;0,0,ROUND('C:\Users\antony\diy\GB Accounts\GB Accounts 2012-13\GB Accounts Company 2013-03-31 (Mar13) Excel 2007\tmp\[Financialaccounts.ods]TrialBalance'!$D$39,D2))+ROUND('C:\Users\antony\diy\GB Accounts\GB Accounts 2012-13\GB Accounts Company 2013-03-31 (Mar13) Excel 2007\tmp\[Financialaccounts.ods]TrialBalance'!$D$37,D2),&quot;&quot;)" table:number-columns-spanned="2" table:number-rows-spanned="1" table:style-name="ce567">
            <text:p>0.00</text:p>
          </table:table-cell>
          <table:covered-table-cell/>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25"/>
          <table:table-cell table:number-columns-repeated="2" table:style-name="ce226"/>
          <table:table-cell table:style-name="ce10"/>
          <table:table-cell table:style-name="ce226"/>
          <table:table-cell office:value-type="string" table:number-columns-spanned="4" table:number-rows-spanned="1" table:style-name="ce512">
            <text:p>Not captured in DIY Accounting.</text:p>
          </table:table-cell>
          <table:covered-table-cell table:number-columns-repeated="3"/>
          <table:table-cell table:number-columns-repeated="2" table:style-name="ce237"/>
          <table:table-cell office:value-type="string" table:number-columns-spanned="4" table:number-rows-spanned="1" table:style-name="ce512">
            <text:p>Not captured in DIY Accounting.</text:p>
          </table:table-cell>
          <table:covered-table-cell table:number-columns-repeated="3"/>
          <table:table-cell table:style-name="ce238"/>
          <table:table-cell table:style-name="ce5"/>
          <table:table-cell table:number-columns-repeated="16367"/>
        </table:table-row>
        <table:table-row table:style-name="ro10">
          <table:table-cell office:value-type="string" table:number-columns-spanned="4" table:number-rows-spanned="1" table:style-name="ce678">
            <text:p>Prepayments and accrued income:</text:p>
          </table:table-cell>
          <table:covered-table-cell table:number-columns-repeated="3"/>
          <table:table-cell table:style-name="ce135"/>
          <table:table-cell office:value-type="string" table:style-name="ce83">
            <text:p>AC138</text:p>
          </table:table-cell>
          <table:table-cell office:value-type="string" table:style-name="ce79">
            <text:p>£</text:p>
          </table:table-cell>
          <table:table-cell table:number-columns-spanned="2" table:number-rows-spanned="1" table:style-name="ce567"/>
          <table:covered-table-cell/>
          <table:table-cell table:style-name="ce227"/>
          <table:table-cell table:style-name="ce246"/>
          <table:table-cell office:value-type="string" table:style-name="ce83">
            <text:p>AC139</text:p>
          </table:table-cell>
          <table:table-cell office:value-type="string" table:style-name="ce79">
            <text:p>£</text:p>
          </table:table-cell>
          <table:table-cell table:number-columns-spanned="2" table:number-rows-spanned="1" table:style-name="ce567"/>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8">
          <table:table-cell office:value-type="string" table:number-columns-spanned="4" table:number-rows-spanned="1" table:style-name="ce690">
            <text:p>Total:</text:p>
          </table:table-cell>
          <table:covered-table-cell table:number-columns-repeated="3"/>
          <table:table-cell table:style-name="ce136"/>
          <table:table-cell office:value-type="string" table:style-name="ce83">
            <text:p>AC140</text:p>
          </table:table-cell>
          <table:table-cell office:value-type="string" table:style-name="ce155">
            <text:p>£</text:p>
          </table:table-cell>
          <table:table-cell office:value-type="float" office:value="0" table:formula="msoxl:=H962+H966+H970" table:number-columns-spanned="2" table:number-rows-spanned="1" table:style-name="ce445">
            <text:p>0.00</text:p>
          </table:table-cell>
          <table:covered-table-cell/>
          <table:table-cell table:style-name="ce230"/>
          <table:table-cell table:style-name="ce229"/>
          <table:table-cell office:value-type="string" table:style-name="ce83">
            <text:p>AC141</text:p>
          </table:table-cell>
          <table:table-cell office:value-type="string" table:style-name="ce155">
            <text:p>£</text:p>
          </table:table-cell>
          <table:table-cell office:value-type="float" office:value="0" table:formula="msoxl:=IF(H72&gt;0,N962+N966+N970,&quot;&quot;)" table:number-columns-spanned="2" table:number-rows-spanned="1" table:style-name="ce445">
            <text:p>0.00</text:p>
          </table:table-cell>
          <table:covered-table-cell/>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0">
          <table:table-cell table:number-columns-repeated="5" table:style-name="ce136"/>
          <table:table-cell table:number-columns-repeated="11" table:style-name="ce142"/>
          <table:table-cell table:style-name="ce5"/>
          <table:table-cell table:number-columns-repeated="16367"/>
        </table:table-row>
        <table:table-row table:style-name="ro9">
          <table:table-cell office:value-type="string" table:number-columns-spanned="15" table:number-rows-spanned="1" table:style-name="ce441">
            <text:p>Please enter any additional information in the field below.</text:p>
          </table:table-cell>
          <table:covered-table-cell table:number-columns-repeated="14"/>
          <table:table-cell table:style-name="ce142"/>
          <table:table-cell table:style-name="ce5"/>
          <table:table-cell table:number-columns-repeated="16367"/>
        </table:table-row>
        <table:table-row table:style-name="ro10">
          <table:table-cell table:number-columns-repeated="5" table:style-name="ce136"/>
          <table:table-cell table:number-columns-repeated="11" table:style-name="ce142"/>
          <table:table-cell table:style-name="ce5"/>
          <table:table-cell table:number-columns-repeated="16367"/>
        </table:table-row>
        <table:table-row table:style-name="ro25">
          <table:table-cell office:value-type="string" office:string-value="" table:formula="msoxl:=IF(ROUND('C:\Users\antony\diy\GB Accounts\GB Accounts 2012-13\GB Accounts Company 2013-03-31 (Mar13) Excel 2007\tmp\[Financialaccounts.ods]TrialBalance'!$EJ$37,0)&lt;&gt;0,&quot;The total value of Long Term Debtors falling due in more than one year is &quot; &amp; TEXT(ROUND('C:\Users\antony\diy\GB Accounts\GB Accounts 2012-13\GB Accounts Company 2013-03-31 (Mar13) Excel 2007\tmp\[Financialaccounts.ods]TrialBalance'!$EJ$37,0),&quot;0.00&quot;),&quot;&quot;)" table:number-columns-spanned="16" table:number-rows-spanned="1" table:style-name="ce567"/>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1">
          <table:table-cell office:value-type="string" table:number-columns-spanned="16" table:number-rows-spanned="1" table:style-name="ce545">
            <text:p>You have indicated that you want to submit Abbreviated Accounts to Companies House. All the data above, including the table, will be included in the Abbreviated Accounts unless you choose to replace this note with a text note.</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3">
          <table:table-cell office:value-type="string" table:number-columns-spanned="9" table:number-rows-spanned="1" table:style-name="ce471">
            <text:p>Do you want to replace this note with an abbreviated version for the public record?</text:p>
          </table:table-cell>
          <table:covered-table-cell table:number-columns-repeated="8"/>
          <table:table-cell office:value-type="string" table:style-name="ce71">
            <text:p>*</text:p>
          </table:table-cell>
          <table:table-cell table:style-name="ce72"/>
          <table:table-cell table:style-name="ce73"/>
          <table:table-cell office:value-type="string" table:style-name="ce72">
            <text:p>Yes</text:p>
          </table:table-cell>
          <table:table-cell office:value-type="string" table:style-name="ce179">
            <text:p>X</text:p>
          </table:table-cell>
          <table:table-cell office:value-type="string" table:style-name="ce72">
            <text:p>No</text:p>
          </table:table-cell>
          <table:table-cell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number-rows-repeated="3"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3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Creditors: amounts falling due within one year</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creditors: amounts falling due within one year.</text:p>
          </table:table-cell>
          <table:covered-table-cell table:number-columns-repeated="15"/>
          <table:table-cell table:style-name="ce41"/>
          <table:table-cell table:number-columns-repeated="16367"/>
        </table:table-row>
        <table:table-row table:style-name="ro1">
          <table:table-cell table:style-name="ce138"/>
          <table:table-cell table:number-columns-repeated="15" table:style-name="ce133"/>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251"/>
          <table:table-cell table:number-columns-repeated="15" table:style-name="ce252"/>
          <table:table-cell table:style-name="ce41"/>
          <table:table-cell table:number-columns-repeated="16367"/>
        </table:table-row>
        <table:table-row table:style-name="ro1">
          <table:table-cell table:number-columns-spanned="2" table:number-rows-spanned="1" table:style-name="ce442"/>
          <table:covered-table-cell/>
          <table:table-cell table:number-columns-repeated="3" table:style-name="ce249"/>
          <table:table-cell office:value-type="string" office:string-value="2013" table:formula="msoxl:=TEXT(N2,&quot;yyyy&quot;)" table:style-name="ce248">
            <text:p>2013</text:p>
          </table:table-cell>
          <table:table-cell table:number-columns-repeated="5" table:style-name="ce248"/>
          <table:table-cell office:value-type="string" office:string-value="" table:formula="msoxl:=IF(H72&gt;0,TEXT(H72,&quot;yyyy&quot;),&quot;&quot;)" table:number-columns-spanned="4" table:number-rows-spanned="1" table:style-name="ce444"/>
          <table:covered-table-cell table:number-columns-repeated="3"/>
          <table:table-cell table:style-name="ce248"/>
          <table:table-cell table:style-name="ce41"/>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678">
            <text:p>Bank loans and overdrafts:</text:p>
          </table:table-cell>
          <table:covered-table-cell table:number-columns-repeated="3"/>
          <table:table-cell table:style-name="ce135"/>
          <table:table-cell office:value-type="string" table:style-name="ce83">
            <text:p>AC142</text:p>
          </table:table-cell>
          <table:table-cell office:value-type="string" table:style-name="ce79">
            <text:p>£</text:p>
          </table:table-cell>
          <table:table-cell office:value-type="float" office:value="0" table:formula="msoxl:=IF(ROUND(SUM('C:\Users\antony\diy\GB Accounts\GB Accounts 2012-13\GB Accounts Company 2013-03-31 (Mar13) Excel 2007\tmp\[Financialaccounts.ods]TrialBalance'!EJ22:EJ24),D2)&lt;0,ROUND(-SUM('C:\Users\antony\diy\GB Accounts\GB Accounts 2012-13\GB Accounts Company 2013-03-31 (Mar13) Excel 2007\tmp\[Financialaccounts.ods]TrialBalance'!EJ22:EJ24),D2),0)" table:number-columns-spanned="2" table:number-rows-spanned="1" table:style-name="ce567">
            <text:p>0.00</text:p>
          </table:table-cell>
          <table:covered-table-cell/>
          <table:table-cell table:style-name="ce190"/>
          <table:table-cell table:style-name="ce246"/>
          <table:table-cell office:value-type="string" table:style-name="ce83">
            <text:p>AC143</text:p>
          </table:table-cell>
          <table:table-cell office:value-type="string" table:style-name="ce79">
            <text:p>£</text:p>
          </table:table-cell>
          <table:table-cell office:value-type="float" office:value="0" table:formula="msoxl:=IF(H72&gt;0,IF(ROUND(SUM('C:\Users\antony\diy\GB Accounts\GB Accounts 2012-13\GB Accounts Company 2013-03-31 (Mar13) Excel 2007\tmp\[Financialaccounts.ods]TrialBalance'!D22:D24),D2)&lt;0,ROUND(-SUM('C:\Users\antony\diy\GB Accounts\GB Accounts 2012-13\GB Accounts Company 2013-03-31 (Mar13) Excel 2007\tmp\[Financialaccounts.ods]TrialBalance'!D22:D24),D2),0),&quot;&quot;)" table:number-columns-spanned="2" table:number-rows-spanned="1" table:style-name="ce567">
            <text:p>0.00</text:p>
          </table:table-cell>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table:style-name="ce255"/>
          <table:table-cell table:number-columns-repeated="2" table:style-name="ce256"/>
          <table:table-cell table:style-name="ce242"/>
          <table:table-cell table:style-name="ce255"/>
          <table:table-cell office:value-type="string" table:number-columns-spanned="4" table:number-rows-spanned="1" table:style-name="ce573">
            <text:p>This value is not captured in DIY Accounting</text:p>
          </table:table-cell>
          <table:covered-table-cell table:number-columns-repeated="3"/>
          <table:table-cell table:style-name="ce287"/>
          <table:table-cell table:style-name="ce286"/>
          <table:table-cell office:value-type="string" table:number-columns-spanned="4" table:number-rows-spanned="1" table:style-name="ce573">
            <text:p>This value is not captured in DIY Accounting</text:p>
          </table:table-cell>
          <table:covered-table-cell table:number-columns-repeated="3"/>
          <table:table-cell table:style-name="ce264"/>
          <table:table-cell table:style-name="ce5"/>
          <table:table-cell table:number-columns-repeated="16367"/>
        </table:table-row>
        <table:table-row table:style-name="ro13">
          <table:table-cell office:value-type="string" table:number-columns-spanned="4" table:number-rows-spanned="1" table:style-name="ce688">
            <text:p>Amounts due under finance leases and hire purchase contracts:</text:p>
          </table:table-cell>
          <table:covered-table-cell table:number-columns-repeated="3"/>
          <table:table-cell table:style-name="ce136"/>
          <table:table-cell office:value-type="string" table:style-name="ce83">
            <text:p>AC144</text:p>
          </table:table-cell>
          <table:table-cell office:value-type="string" table:style-name="ce182">
            <text:p>£</text:p>
          </table:table-cell>
          <table:table-cell table:number-columns-spanned="2" table:number-rows-spanned="1" table:style-name="ce689"/>
          <table:covered-table-cell/>
          <table:table-cell table:style-name="ce191"/>
          <table:table-cell table:style-name="ce260"/>
          <table:table-cell office:value-type="string" table:style-name="ce83">
            <text:p>AC145</text:p>
          </table:table-cell>
          <table:table-cell office:value-type="string" table:style-name="ce182">
            <text:p>£</text:p>
          </table:table-cell>
          <table:table-cell table:number-columns-spanned="2" table:number-rows-spanned="1" table:style-name="ce689"/>
          <table:covered-table-cell/>
          <table:table-cell table:style-name="ce143"/>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office:value-type="string" table:number-columns-spanned="4" table:number-rows-spanned="1" table:style-name="ce678">
            <text:p>Trade creditors:</text:p>
          </table:table-cell>
          <table:covered-table-cell table:number-columns-repeated="3"/>
          <table:table-cell table:style-name="ce135"/>
          <table:table-cell office:value-type="string" table:style-name="ce83">
            <text:p>AC146</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TrialBalance'!$EJ$28+'C:\Users\antony\diy\GB Accounts\GB Accounts 2012-13\GB Accounts Company 2013-03-31 (Mar13) Excel 2007\tmp\[Financialaccounts.ods]TrialBalance'!$EJ$29+'C:\Users\antony\diy\GB Accounts\GB Accounts 2012-13\GB Accounts Company 2013-03-31 (Mar13) Excel 2007\tmp\[Financialaccounts.ods]TrialBalance'!$EJ$30+'C:\Users\antony\diy\GB Accounts\GB Accounts 2012-13\GB Accounts Company 2013-03-31 (Mar13) Excel 2007\tmp\[Financialaccounts.ods]TrialBalance'!$EJ$31,D2)" table:number-columns-spanned="2" table:number-rows-spanned="1" table:style-name="ce567">
            <text:p>0.00</text:p>
          </table:table-cell>
          <table:covered-table-cell/>
          <table:table-cell table:style-name="ce311"/>
          <table:table-cell table:style-name="ce246"/>
          <table:table-cell office:value-type="string" table:style-name="ce83">
            <text:p>AC147</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TrialBalance'!$D$28+'C:\Users\antony\diy\GB Accounts\GB Accounts 2012-13\GB Accounts Company 2013-03-31 (Mar13) Excel 2007\tmp\[Financialaccounts.ods]TrialBalance'!$D$29+'C:\Users\antony\diy\GB Accounts\GB Accounts 2012-13\GB Accounts Company 2013-03-31 (Mar13) Excel 2007\tmp\[Financialaccounts.ods]TrialBalance'!$D$30+'C:\Users\antony\diy\GB Accounts\GB Accounts 2012-13\GB Accounts Company 2013-03-31 (Mar13) Excel 2007\tmp\[Financialaccounts.ods]TrialBalance'!$D$31,D2),&quot;&quot;)" table:number-columns-spanned="2" table:number-rows-spanned="1" table:style-name="ce567">
            <text:p>0.00</text:p>
          </table:table-cell>
          <table:covered-table-cell/>
          <table:table-cell table:style-name="ce141"/>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office:value-type="string" table:number-columns-spanned="4" table:number-rows-spanned="1" table:style-name="ce688">
            <text:p>Taxation and social security:</text:p>
          </table:table-cell>
          <table:covered-table-cell table:number-columns-repeated="3"/>
          <table:table-cell table:style-name="ce162"/>
          <table:table-cell office:value-type="string" table:style-name="ce83">
            <text:p>AC148</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32+'C:\Users\antony\diy\GB Accounts\GB Accounts 2012-13\GB Accounts Company 2013-03-31 (Mar13) Excel 2007\tmp\[Financialaccounts.ods]TrialBalance'!$EJ$33+'C:\Users\antony\diy\GB Accounts\GB Accounts 2012-13\GB Accounts Company 2013-03-31 (Mar13) Excel 2007\tmp\[Financialaccounts.ods]TrialBalance'!$EJ$34+'C:\Users\antony\diy\GB Accounts\GB Accounts 2012-13\GB Accounts Company 2013-03-31 (Mar13) Excel 2007\tmp\[Financialaccounts.ods]TrialBalance'!$EJ$35,D2))" table:number-columns-spanned="2" table:number-rows-spanned="1" table:style-name="ce567">
            <text:p>0.00</text:p>
          </table:table-cell>
          <table:covered-table-cell/>
          <table:table-cell table:style-name="ce247"/>
          <table:table-cell table:style-name="ce258"/>
          <table:table-cell office:value-type="string" table:style-name="ce83">
            <text:p>AC149</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TrialBalance'!$D$32+'C:\Users\antony\diy\GB Accounts\GB Accounts 2012-13\GB Accounts Company 2013-03-31 (Mar13) Excel 2007\tmp\[Financialaccounts.ods]TrialBalance'!$D$33+'C:\Users\antony\diy\GB Accounts\GB Accounts 2012-13\GB Accounts Company 2013-03-31 (Mar13) Excel 2007\tmp\[Financialaccounts.ods]TrialBalance'!$D$34+'C:\Users\antony\diy\GB Accounts\GB Accounts 2012-13\GB Accounts Company 2013-03-31 (Mar13) Excel 2007\tmp\[Financialaccounts.ods]TrialBalance'!$D$35,D2)),&quot;&quot;)" table:number-columns-spanned="2" table:number-rows-spanned="1" table:style-name="ce567">
            <text:p>0.00</text:p>
          </table:table-cell>
          <table:covered-table-cell/>
          <table:table-cell table:style-name="ce16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table:style-name="ce253"/>
          <table:table-cell table:number-columns-repeated="2" table:style-name="ce254"/>
          <table:table-cell table:style-name="ce10"/>
          <table:table-cell table:style-name="ce253"/>
          <table:table-cell office:value-type="string" table:number-columns-spanned="4" table:number-rows-spanned="1" table:style-name="ce525">
            <text:p>Not captured in DIY Accounting.</text:p>
          </table:table-cell>
          <table:covered-table-cell table:number-columns-repeated="3"/>
          <table:table-cell table:style-name="ce189"/>
          <table:table-cell table:style-name="ce246"/>
          <table:table-cell office:value-type="string" table:number-columns-spanned="4" table:number-rows-spanned="1" table:style-name="ce525">
            <text:p>Not captured in DIY Accounting.</text:p>
          </table:table-cell>
          <table:covered-table-cell table:number-columns-repeated="3"/>
          <table:table-cell table:style-name="ce263"/>
          <table:table-cell table:style-name="ce5"/>
          <table:table-cell table:number-columns-repeated="16367"/>
        </table:table-row>
        <table:table-row table:style-name="ro10">
          <table:table-cell office:value-type="string" table:number-columns-spanned="4" table:number-rows-spanned="1" table:style-name="ce678">
            <text:p>Accruals and deferred income:</text:p>
          </table:table-cell>
          <table:covered-table-cell table:number-columns-repeated="3"/>
          <table:table-cell table:style-name="ce157"/>
          <table:table-cell office:value-type="string" table:style-name="ce83">
            <text:p>AC150</text:p>
          </table:table-cell>
          <table:table-cell office:value-type="string" table:style-name="ce79">
            <text:p>£</text:p>
          </table:table-cell>
          <table:table-cell table:number-columns-spanned="2" table:number-rows-spanned="1" table:style-name="ce567"/>
          <table:covered-table-cell/>
          <table:table-cell table:style-name="ce190"/>
          <table:table-cell table:style-name="ce246"/>
          <table:table-cell office:value-type="string" table:style-name="ce83">
            <text:p>AC151</text:p>
          </table:table-cell>
          <table:table-cell office:value-type="string" table:style-name="ce79">
            <text:p>£</text:p>
          </table:table-cell>
          <table:table-cell table:number-columns-spanned="2" table:number-rows-spanned="1" table:style-name="ce567"/>
          <table:covered-table-cell/>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office:value-type="string" table:number-columns-spanned="4" table:number-rows-spanned="1" table:style-name="ce688">
            <text:p>Other creditors:</text:p>
          </table:table-cell>
          <table:covered-table-cell table:number-columns-repeated="3"/>
          <table:table-cell table:style-name="ce162"/>
          <table:table-cell office:value-type="string" table:style-name="ce83">
            <text:p>AC152</text:p>
          </table:table-cell>
          <table:table-cell office:value-type="string" table:style-name="ce80">
            <text:p>£</text:p>
          </table:table-cell>
          <table:table-cell office:value-type="float" office:value="0" table:number-columns-spanned="2" table:number-rows-spanned="1" table:style-name="ce567">
            <text:p>0.00</text:p>
          </table:table-cell>
          <table:covered-table-cell/>
          <table:table-cell table:style-name="ce247"/>
          <table:table-cell table:style-name="ce258"/>
          <table:table-cell office:value-type="string" table:style-name="ce83">
            <text:p>AC153</text:p>
          </table:table-cell>
          <table:table-cell office:value-type="string" table:style-name="ce80">
            <text:p>£</text:p>
          </table:table-cell>
          <table:table-cell office:value-type="float" office:value="0" table:number-columns-spanned="2" table:number-rows-spanned="1" table:style-name="ce567">
            <text:p>0.00</text:p>
          </table:table-cell>
          <table:covered-table-cell/>
          <table:table-cell table:style-name="ce16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office:value-type="string" table:number-columns-spanned="4" table:number-rows-spanned="1" table:style-name="ce681">
            <text:p>Total:</text:p>
          </table:table-cell>
          <table:covered-table-cell table:number-columns-repeated="3"/>
          <table:table-cell table:style-name="ce157"/>
          <table:table-cell office:value-type="string" table:style-name="ce83">
            <text:p>AC154</text:p>
          </table:table-cell>
          <table:table-cell office:value-type="string" table:style-name="ce181">
            <text:p>£</text:p>
          </table:table-cell>
          <table:table-cell office:value-type="float" office:value="0" table:formula="msoxl:=SUM(H997,H1001,H1004,H1007,H1011,H1014)" table:number-columns-spanned="2" table:number-rows-spanned="1" table:style-name="ce574">
            <text:p>0.00</text:p>
          </table:table-cell>
          <table:covered-table-cell/>
          <table:table-cell table:style-name="ce189"/>
          <table:table-cell table:style-name="ce158"/>
          <table:table-cell office:value-type="string" table:style-name="ce83">
            <text:p>AC155</text:p>
          </table:table-cell>
          <table:table-cell office:value-type="string" table:style-name="ce181">
            <text:p>£</text:p>
          </table:table-cell>
          <table:table-cell office:value-type="float" office:value="0" table:formula="msoxl:=IF(H72&gt;0,SUM(N997,N1001,N1004,N1007,N1011,N1014),&quot;&quot;)" table:number-columns-spanned="2" table:number-rows-spanned="1" table:style-name="ce574">
            <text:p>0.00</text:p>
          </table:table-cell>
          <table:covered-table-cell/>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0">
          <table:table-cell table:number-columns-repeated="5" table:style-name="ce136"/>
          <table:table-cell table:number-columns-repeated="11" table:style-name="ce142"/>
          <table:table-cell table:style-name="ce5"/>
          <table:table-cell table:number-columns-repeated="16367"/>
        </table:table-row>
        <table:table-row table:style-name="ro10">
          <table:table-cell office:value-type="string" table:number-columns-spanned="15" table:number-rows-spanned="1" table:style-name="ce441">
            <text:p>Please enter any additional information in the field below.</text:p>
          </table:table-cell>
          <table:covered-table-cell table:number-columns-repeated="14"/>
          <table:table-cell table:style-name="ce142"/>
          <table:table-cell table:style-name="ce5"/>
          <table:table-cell table:number-columns-repeated="16367"/>
        </table:table-row>
        <table:table-row table:style-name="ro10">
          <table:table-cell table:number-columns-repeated="5" table:style-name="ce136"/>
          <table:table-cell table:number-columns-repeated="11" table:style-name="ce142"/>
          <table:table-cell table:style-name="ce5"/>
          <table:table-cell table:number-columns-repeated="16367"/>
        </table:table-row>
        <table:table-row table:style-name="ro25">
          <table:table-cell office:value-type="string" office:string-value="" table:formula="msoxl:=IF(ROUND('C:\Users\antony\diy\GB Accounts\GB Accounts 2012-13\GB Accounts Company 2013-03-31 (Mar13) Excel 2007\tmp\[Financialaccounts.ods]TrialBalance'!$EJ$37,0)&lt;&gt;0,&quot;The total value of Long Term Debtors falling due in more than one year is &quot; &amp; TEXT(ROUND('C:\Users\antony\diy\GB Accounts\GB Accounts 2012-13\GB Accounts Company 2013-03-31 (Mar13) Excel 2007\tmp\[Financialaccounts.ods]TrialBalance'!$EJ$37,0),&quot;0.00&quot;),&quot;&quot;)" table:number-columns-spanned="16" table:number-rows-spanned="1" table:style-name="ce567"/>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1">
          <table:table-cell office:value-type="string" table:number-columns-spanned="16" table:number-rows-spanned="1" table:style-name="ce545">
            <text:p>You have indicated that you want to submit Abbreviated Accounts to Companies House. All the data above, including the table, will be included in the Abbreviated Accounts unless you choose to replace this note with a text note.</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3">
          <table:table-cell office:value-type="string" table:number-columns-spanned="9" table:number-rows-spanned="1" table:style-name="ce471">
            <text:p>Do you want to replace this note with an abbreviated version for the public record?</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9">
            <text:p>Yes</text:p>
          </table:table-cell>
          <table:covered-table-cell/>
          <table:table-cell office:value-type="string" table:style-name="ce179">
            <text:p>X</text:p>
          </table:table-cell>
          <table:table-cell office:value-type="string" table:style-name="ce72">
            <text:p>No</text:p>
          </table:table-cell>
          <table:table-cell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number-rows-repeated="2"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59"/>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Creditors: amounts falling due after more than one year</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creditors: amounts falling due after more than one year.</text:p>
          </table:table-cell>
          <table:covered-table-cell table:number-columns-repeated="15"/>
          <table:table-cell table:style-name="ce41"/>
          <table:table-cell table:number-columns-repeated="16367"/>
        </table:table-row>
        <table:table-row table:style-name="ro1">
          <table:table-cell table:style-name="ce168"/>
          <table:table-cell table:number-columns-repeated="15" table:style-name="ce164"/>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160"/>
          <table:table-cell table:number-columns-repeated="15" table:style-name="ce161"/>
          <table:table-cell table:style-name="ce41"/>
          <table:table-cell table:number-columns-repeated="16367"/>
        </table:table-row>
        <table:table-row table:style-name="ro1">
          <table:table-cell table:number-columns-spanned="2" table:number-rows-spanned="1" table:style-name="ce442"/>
          <table:covered-table-cell/>
          <table:table-cell table:number-columns-repeated="3" table:style-name="ce249"/>
          <table:table-cell office:value-type="string" office:string-value="2013" table:formula="msoxl:=TEXT(N2,&quot;yyyy&quot;)" table:style-name="ce248">
            <text:p>2013</text:p>
          </table:table-cell>
          <table:table-cell table:number-columns-repeated="5" table:style-name="ce248"/>
          <table:table-cell office:value-type="string" office:string-value="" table:formula="msoxl:=IF(H72&gt;0,TEXT(H72,&quot;yyyy&quot;),&quot;&quot;)" table:number-columns-spanned="4" table:number-rows-spanned="1" table:style-name="ce444"/>
          <table:covered-table-cell table:number-columns-repeated="3"/>
          <table:table-cell table:style-name="ce248"/>
          <table:table-cell table:style-name="ce41"/>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table-cell table:style-name="ce253"/>
          <table:table-cell table:number-columns-repeated="2" table:style-name="ce254"/>
          <table:table-cell table:style-name="ce10"/>
          <table:table-cell table:style-name="ce254"/>
          <table:table-cell office:value-type="string" table:number-columns-spanned="4" table:number-rows-spanned="1" table:style-name="ce525">
            <text:p>This value is not captured in DIY Accounting</text:p>
          </table:table-cell>
          <table:covered-table-cell table:number-columns-repeated="3"/>
          <table:table-cell table:number-columns-repeated="2" table:style-name="ce262"/>
          <table:table-cell office:value-type="string" table:number-columns-spanned="4" table:number-rows-spanned="1" table:style-name="ce525">
            <text:p>This value is not captured in DIY Accounting</text:p>
          </table:table-cell>
          <table:covered-table-cell table:number-columns-repeated="3"/>
          <table:table-cell table:style-name="ce263"/>
          <table:table-cell table:style-name="ce5"/>
          <table:table-cell table:number-columns-repeated="16367"/>
        </table:table-row>
        <table:table-row table:style-name="ro5">
          <table:table-cell office:value-type="string" table:number-columns-spanned="4" table:number-rows-spanned="1" table:style-name="ce678">
            <text:p>Bank loans:</text:p>
          </table:table-cell>
          <table:covered-table-cell table:number-columns-repeated="3"/>
          <table:table-cell table:style-name="ce157"/>
          <table:table-cell office:value-type="string" table:style-name="ce83">
            <text:p>AC156</text:p>
          </table:table-cell>
          <table:table-cell office:value-type="string" table:style-name="ce79">
            <text:p>£</text:p>
          </table:table-cell>
          <table:table-cell table:number-columns-spanned="2" table:number-rows-spanned="1" table:style-name="ce567"/>
          <table:covered-table-cell/>
          <table:table-cell table:style-name="ce257"/>
          <table:table-cell table:style-name="ce246"/>
          <table:table-cell office:value-type="string" table:style-name="ce83">
            <text:p>AC157</text:p>
          </table:table-cell>
          <table:table-cell office:value-type="string" table:style-name="ce79">
            <text:p>£</text:p>
          </table:table-cell>
          <table:table-cell table:number-columns-spanned="2" table:number-rows-spanned="1" table:style-name="ce567"/>
          <table:covered-table-cell/>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3">
          <table:table-cell office:value-type="string" table:number-columns-spanned="4" table:number-rows-spanned="1" table:style-name="ce688">
            <text:p>Amounts due under finance leases and hire purchase contracts:</text:p>
          </table:table-cell>
          <table:covered-table-cell table:number-columns-repeated="3"/>
          <table:table-cell table:style-name="ce162"/>
          <table:table-cell office:value-type="string" table:style-name="ce83">
            <text:p>AC158</text:p>
          </table:table-cell>
          <table:table-cell office:value-type="string" table:style-name="ce182">
            <text:p>£</text:p>
          </table:table-cell>
          <table:table-cell office:value-type="float" office:value="0" table:formula="msoxl:=-ROUND('C:\Users\antony\diy\GB Accounts\GB Accounts 2012-13\GB Accounts Company 2013-03-31 (Mar13) Excel 2007\tmp\[Financialaccounts.ods]TrialBalance'!$EJ$40,D2)" table:number-columns-spanned="2" table:number-rows-spanned="1" table:style-name="ce689">
            <text:p>0.00</text:p>
          </table:table-cell>
          <table:covered-table-cell/>
          <table:table-cell table:style-name="ce259"/>
          <table:table-cell table:style-name="ce260"/>
          <table:table-cell office:value-type="string" table:style-name="ce83">
            <text:p>AC159</text:p>
          </table:table-cell>
          <table:table-cell office:value-type="string" table:style-name="ce182">
            <text:p>£</text:p>
          </table:table-cell>
          <table:table-cell office:value-type="float" office:value="0" table:formula="msoxl:=IF(H72&gt;0,-ROUND('C:\Users\antony\diy\GB Accounts\GB Accounts 2012-13\GB Accounts Company 2013-03-31 (Mar13) Excel 2007\tmp\[Financialaccounts.ods]TrialBalance'!$D$40,D2),&quot;&quot;)" table:number-columns-spanned="2" table:number-rows-spanned="1" table:style-name="ce689">
            <text:p>0.00</text:p>
          </table:table-cell>
          <table:covered-table-cell/>
          <table:table-cell table:style-name="ce16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40">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0" table:visibility="collapse">
          <table:table-cell table:style-name="ce253"/>
          <table:table-cell table:number-columns-repeated="2" table:style-name="ce254"/>
          <table:table-cell table:style-name="ce10"/>
          <table:table-cell table:style-name="ce254"/>
          <table:table-cell table:number-columns-spanned="4" table:number-rows-spanned="1" table:style-name="ce525"/>
          <table:covered-table-cell table:number-columns-repeated="3"/>
          <table:table-cell table:number-columns-repeated="2" table:style-name="ce262"/>
          <table:table-cell table:number-columns-spanned="4" table:number-rows-spanned="1" table:style-name="ce525"/>
          <table:covered-table-cell table:number-columns-repeated="3"/>
          <table:table-cell table:style-name="ce263"/>
          <table:table-cell table:style-name="ce5"/>
          <table:table-cell table:number-columns-repeated="16367"/>
        </table:table-row>
        <table:table-row table:style-name="ro10">
          <table:table-cell office:value-type="string" table:number-columns-spanned="4" table:number-rows-spanned="1" table:style-name="ce678">
            <text:p>Other creditors:</text:p>
          </table:table-cell>
          <table:covered-table-cell table:number-columns-repeated="3"/>
          <table:table-cell table:style-name="ce157"/>
          <table:table-cell office:value-type="string" table:style-name="ce83">
            <text:p>AC160</text:p>
          </table:table-cell>
          <table:table-cell office:value-type="string" table:style-name="ce79">
            <text:p>£</text:p>
          </table:table-cell>
          <table:table-cell office:value-type="float" office:value="0" table:formula="msoxl:=IF(-ROUND('C:\Users\antony\diy\GB Accounts\GB Accounts 2012-13\GB Accounts Company 2013-03-31 (Mar13) Excel 2007\tmp\[Financialaccounts.ods]TrialBalance'!$EJ$39,D2)&lt;0,0,-ROUND('C:\Users\antony\diy\GB Accounts\GB Accounts 2012-13\GB Accounts Company 2013-03-31 (Mar13) Excel 2007\tmp\[Financialaccounts.ods]TrialBalance'!$EJ$39,D2))" table:number-columns-spanned="2" table:number-rows-spanned="1" table:style-name="ce567">
            <text:p>0.00</text:p>
          </table:table-cell>
          <table:covered-table-cell/>
          <table:table-cell table:style-name="ce257"/>
          <table:table-cell table:style-name="ce246"/>
          <table:table-cell office:value-type="string" table:style-name="ce83">
            <text:p>AC161</text:p>
          </table:table-cell>
          <table:table-cell office:value-type="string" table:style-name="ce79">
            <text:p>£</text:p>
          </table:table-cell>
          <table:table-cell office:value-type="float" office:value="0" table:formula="msoxl:=IF(H72&gt;0,IF(-ROUND('C:\Users\antony\diy\GB Accounts\GB Accounts 2012-13\GB Accounts Company 2013-03-31 (Mar13) Excel 2007\tmp\[Financialaccounts.ods]TrialBalance'!$D$39,D2)&lt;0,0,-ROUND('C:\Users\antony\diy\GB Accounts\GB Accounts 2012-13\GB Accounts Company 2013-03-31 (Mar13) Excel 2007\tmp\[Financialaccounts.ods]TrialBalance'!$D$39,D2)),&quot;&quot;)" table:number-columns-spanned="2" table:number-rows-spanned="1" table:style-name="ce567">
            <text:p>0.00</text:p>
          </table:table-cell>
          <table:covered-table-cell/>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0">
          <table:table-cell office:value-type="string" table:number-columns-spanned="4" table:number-rows-spanned="1" table:style-name="ce688">
            <text:p>Total:</text:p>
          </table:table-cell>
          <table:covered-table-cell table:number-columns-repeated="3"/>
          <table:table-cell table:style-name="ce162"/>
          <table:table-cell office:value-type="string" table:style-name="ce183">
            <text:p>AC162</text:p>
          </table:table-cell>
          <table:table-cell office:value-type="string" table:style-name="ce184">
            <text:p>£</text:p>
          </table:table-cell>
          <table:table-cell office:value-type="float" office:value="0" table:formula="msoxl:=H1041+H1044+H1048" table:number-columns-spanned="2" table:number-rows-spanned="1" table:style-name="ce445">
            <text:p>0.00</text:p>
          </table:table-cell>
          <table:covered-table-cell/>
          <table:table-cell table:style-name="ce250"/>
          <table:table-cell table:style-name="ce243"/>
          <table:table-cell office:value-type="string" table:style-name="ce183">
            <text:p>AC163</text:p>
          </table:table-cell>
          <table:table-cell office:value-type="string" table:style-name="ce184">
            <text:p>£</text:p>
          </table:table-cell>
          <table:table-cell office:value-type="float" office:value="0" table:formula="msoxl:=IF(H72&gt;0,N1041+N1044+N1048,&quot;&quot;)" table:number-columns-spanned="2" table:number-rows-spanned="1" table:style-name="ce445">
            <text:p>0.00</text:p>
          </table:table-cell>
          <table:covered-table-cell/>
          <table:table-cell table:style-name="ce16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0">
          <table:table-cell table:number-columns-repeated="5" table:style-name="ce162"/>
          <table:table-cell table:number-columns-repeated="11" table:style-name="ce163"/>
          <table:table-cell table:style-name="ce5"/>
          <table:table-cell table:number-columns-repeated="16367"/>
        </table:table-row>
        <table:table-row table:style-name="ro10">
          <table:table-cell office:value-type="string" table:number-columns-spanned="15" table:number-rows-spanned="1" table:style-name="ce441">
            <text:p>Please enter any additional information in the field below.</text:p>
          </table:table-cell>
          <table:covered-table-cell table:number-columns-repeated="14"/>
          <table:table-cell table:style-name="ce163"/>
          <table:table-cell table:style-name="ce5"/>
          <table:table-cell table:number-columns-repeated="16367"/>
        </table:table-row>
        <table:table-row table:style-name="ro10">
          <table:table-cell table:number-columns-repeated="5" table:style-name="ce162"/>
          <table:table-cell table:number-columns-repeated="11" table:style-name="ce163"/>
          <table:table-cell table:style-name="ce5"/>
          <table:table-cell table:number-columns-repeated="16367"/>
        </table:table-row>
        <table:table-row table:style-name="ro25">
          <table:table-cell office:value-type="string" office:string-value="" table:formula="msoxl:=IF(ROUND('C:\Users\antony\diy\GB Accounts\GB Accounts 2012-13\GB Accounts Company 2013-03-31 (Mar13) Excel 2007\tmp\[Financialaccounts.ods]TrialBalance'!$EJ$37,0)&lt;&gt;0,&quot;The total value of Long Term Debtors falling due in more than one year is &quot; &amp; TEXT(ROUND('C:\Users\antony\diy\GB Accounts\GB Accounts 2012-13\GB Accounts Company 2013-03-31 (Mar13) Excel 2007\tmp\[Financialaccounts.ods]TrialBalance'!$EJ$37,0),&quot;0.00&quot;),&quot;&quot;)" table:number-columns-spanned="16" table:number-rows-spanned="1" table:style-name="ce567"/>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1">
          <table:table-cell office:value-type="string" table:number-columns-spanned="16" table:number-rows-spanned="1" table:style-name="ce545">
            <text:p>You have indicated that you want to submit Abbreviated Accounts to Companies House. All the data above, including the table, will be included in the Abbreviated Accounts unless you choose to replace this note with a text note.</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3">
          <table:table-cell office:value-type="string" table:number-columns-spanned="9" table:number-rows-spanned="1" table:style-name="ce471">
            <text:p>Do you want to replace this note with an abbreviated version for the public record?</text:p>
          </table:table-cell>
          <table:covered-table-cell table:number-columns-repeated="8"/>
          <table:table-cell office:value-type="string" table:style-name="ce71">
            <text:p>*</text:p>
          </table:table-cell>
          <table:table-cell table:style-name="ce72"/>
          <table:table-cell table:style-name="ce73"/>
          <table:table-cell office:value-type="string" table:style-name="ce72">
            <text:p>Yes</text:p>
          </table:table-cell>
          <table:table-cell office:value-type="string" table:style-name="ce179">
            <text:p>X</text:p>
          </table:table-cell>
          <table:table-cell office:value-type="string" table:style-name="ce72">
            <text:p>No</text:p>
          </table:table-cell>
          <table:table-cell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number-rows-repeated="3"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59"/>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Called up share capital</text:p>
          </table:table-cell>
          <table:covered-table-cell table:number-columns-repeated="16"/>
          <table:table-cell table:number-columns-repeated="16367"/>
        </table:table-row>
        <table:table-row table:style-name="ro1">
          <table:table-cell office:value-type="string" table:number-columns-spanned="16" table:number-rows-spanned="1" table:style-name="ce414">
            <text:p>Please enter the note on called up share capital.</text:p>
          </table:table-cell>
          <table:covered-table-cell table:number-columns-repeated="15"/>
          <table:table-cell table:style-name="ce41"/>
          <table:table-cell table:number-columns-repeated="16367"/>
        </table:table-row>
        <table:table-row table:style-name="ro1">
          <table:table-cell table:style-name="ce168"/>
          <table:table-cell table:number-columns-repeated="15" table:style-name="ce164"/>
          <table:table-cell table:style-name="ce41"/>
          <table:table-cell table:number-columns-repeated="16367"/>
        </table:table-row>
        <table:table-row table:style-name="ro1">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table-row>
        <table:table-row table:style-name="ro1">
          <table:table-cell table:style-name="ce275"/>
          <table:table-cell table:number-columns-repeated="6" table:style-name="ce276"/>
          <table:table-cell table:style-name="ce180"/>
          <table:table-cell table:number-columns-repeated="8" table:style-name="ce276"/>
          <table:table-cell table:style-name="ce41"/>
          <table:table-cell table:number-columns-repeated="16367"/>
        </table:table-row>
        <table:table-row table:style-name="ro1">
          <table:table-cell office:value-type="string" table:style-name="ce272">
            <text:p>Previous period</text:p>
          </table:table-cell>
          <table:table-cell table:style-name="ce180"/>
          <table:table-cell table:number-columns-repeated="3" table:style-name="ce271"/>
          <table:table-cell office:value-type="string" office:string-value="" table:formula="msoxl:=IF(H72&gt;0,TEXT(H72,&quot;yyyy&quot;),&quot;&quot;)" table:number-columns-spanned="10" table:number-rows-spanned="1" table:style-name="ce565"/>
          <table:covered-table-cell table:number-columns-repeated="9"/>
          <table:table-cell table:style-name="ce283"/>
          <table:table-cell table:style-name="ce41"/>
          <table:table-cell table:number-columns-repeated="16367"/>
        </table:table-row>
        <table:table-row table:style-name="ro1">
          <table:table-cell table:style-name="ce272"/>
          <table:table-cell table:style-name="ce180"/>
          <table:table-cell table:number-columns-repeated="3" table:style-name="ce271"/>
          <table:table-cell table:style-name="ce283"/>
          <table:table-cell table:number-columns-repeated="9" table:style-name="ce284"/>
          <table:table-cell table:style-name="ce283"/>
          <table:table-cell table:style-name="ce41"/>
          <table:table-cell table:number-columns-repeated="16367"/>
        </table:table-row>
        <table:table-row table:style-name="ro34">
          <table:table-cell office:value-type="string" table:style-name="ce299">
            <text:p>Class</text:p>
          </table:table-cell>
          <table:table-cell table:style-name="ce272"/>
          <table:table-cell office:value-type="string" table:number-columns-spanned="3" table:number-rows-spanned="1" table:style-name="ce543">
            <text:p>Number of shares</text:p>
          </table:table-cell>
          <table:covered-table-cell table:number-columns-repeated="2"/>
          <table:table-cell office:value-type="string" table:number-columns-spanned="3" table:number-rows-spanned="1" table:style-name="ce543">
            <text:p>Nominal value per share</text:p>
          </table:table-cell>
          <table:covered-table-cell table:number-columns-repeated="2"/>
          <table:table-cell table:number-columns-repeated="2" table:style-name="ce298"/>
          <table:table-cell office:value-type="string" table:number-columns-spanned="3" table:number-rows-spanned="1" table:style-name="ce543">
            <text:p>Total</text:p>
          </table:table-cell>
          <table:covered-table-cell table:number-columns-repeated="2"/>
          <table:table-cell table:number-columns-repeated="2" table:style-name="ce272"/>
          <table:table-cell table:style-name="ce1"/>
          <table:table-cell table:style-name="ce5"/>
          <table:table-cell table:number-columns-repeated="16367"/>
        </table:table-row>
        <table:table-row table:style-name="ro7">
          <table:table-cell table:style-name="ce59"/>
          <table:table-cell table:style-name="ce15"/>
          <table:table-cell table:number-columns-repeated="2" table:style-name="ce26"/>
          <table:table-cell table:style-name="ce15"/>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table:style-name="ce273"/>
          <table:table-cell table:style-name="ce10"/>
          <table:table-cell office:value-type="string" table:number-columns-spanned="13" table:number-rows-spanned="1" table:style-name="ce568">
            <text:p>Only the previous year's total share capital is captured in DIY Accounting (box AC279)</text:p>
          </table:table-cell>
          <table:covered-table-cell table:number-columns-repeated="12"/>
          <table:table-cell table:style-name="ce280"/>
          <table:table-cell table:style-name="ce5"/>
          <table:table-cell table:number-columns-repeated="16367"/>
        </table:table-row>
        <table:table-row table:style-name="ro5">
          <table:table-cell office:value-type="string" table:number-columns-spanned="2" table:number-rows-spanned="1" table:style-name="ce678">
            <text:p>Ordinary shares:</text:p>
          </table:table-cell>
          <table:covered-table-cell/>
          <table:table-cell office:value-type="string" table:style-name="ce188">
            <text:p>AC273</text:p>
          </table:table-cell>
          <table:table-cell table:style-name="ce297"/>
          <table:table-cell table:style-name="ce189"/>
          <table:table-cell table:style-name="ce289"/>
          <table:table-cell table:style-name="ce279"/>
          <table:table-cell office:value-type="string" table:style-name="ce188">
            <text:p>AC274</text:p>
          </table:table-cell>
          <table:table-cell table:style-name="ce288"/>
          <table:table-cell table:style-name="ce190"/>
          <table:table-cell table:style-name="ce290"/>
          <table:table-cell office:value-type="string" table:style-name="ce188">
            <text:p>AC275</text:p>
          </table:table-cell>
          <table:table-cell office:value-type="string" table:style-name="ce186">
            <text:p>£</text:p>
          </table:table-cell>
          <table:table-cell table:number-columns-spanned="2" table:number-rows-spanned="1" table:style-name="ce562"/>
          <table:covered-table-cell/>
          <table:table-cell table:style-name="ce280"/>
          <table:table-cell table:style-name="ce5"/>
          <table:table-cell table:number-columns-repeated="16367"/>
        </table:table-row>
        <table:table-row table:style-name="ro7">
          <table:table-cell table:style-name="ce58"/>
          <table:table-cell table:style-name="ce12"/>
          <table:table-cell table:number-columns-repeated="2" table:style-name="ce24"/>
          <table:table-cell table:style-name="ce12"/>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style-name="ce17"/>
          <table:table-cell table:number-columns-repeated="2" table:style-name="ce27"/>
          <table:table-cell table:style-name="ce242"/>
          <table:table-cell table:style-name="ce281"/>
          <table:table-cell table:number-columns-repeated="3"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table:style-name="ce277"/>
          <table:table-cell table:style-name="ce242"/>
          <table:table-cell table:number-columns-spanned="3" table:number-rows-spanned="1" table:style-name="ce687"/>
          <table:covered-table-cell table:number-columns-repeated="2"/>
          <table:table-cell table:number-columns-spanned="5" table:number-rows-spanned="1" table:style-name="ce687"/>
          <table:covered-table-cell table:number-columns-repeated="4"/>
          <table:table-cell table:number-columns-repeated="5" table:style-name="ce281"/>
          <table:table-cell table:style-name="ce282"/>
          <table:table-cell table:style-name="ce5"/>
          <table:table-cell table:number-columns-repeated="16367"/>
        </table:table-row>
        <table:table-row table:style-name="ro10">
          <table:table-cell office:value-type="string" table:number-columns-spanned="2" table:number-rows-spanned="1" table:style-name="ce688">
            <text:p>Preference shares:</text:p>
          </table:table-cell>
          <table:covered-table-cell/>
          <table:table-cell office:value-type="string" table:style-name="ce188">
            <text:p>AC276</text:p>
          </table:table-cell>
          <table:table-cell table:style-name="ce297"/>
          <table:table-cell table:style-name="ce242"/>
          <table:table-cell table:style-name="ce295"/>
          <table:table-cell table:style-name="ce281"/>
          <table:table-cell office:value-type="string" table:style-name="ce188">
            <text:p>AC277</text:p>
          </table:table-cell>
          <table:table-cell table:style-name="ce288"/>
          <table:table-cell table:style-name="ce191"/>
          <table:table-cell table:style-name="ce291"/>
          <table:table-cell office:value-type="string" table:style-name="ce188">
            <text:p>AC278</text:p>
          </table:table-cell>
          <table:table-cell office:value-type="string" table:style-name="ce187">
            <text:p>£</text:p>
          </table:table-cell>
          <table:table-cell table:number-columns-spanned="2" table:number-rows-spanned="2" table:style-name="ce694"/>
          <table:covered-table-cell/>
          <table:table-cell table:style-name="ce282"/>
          <table:table-cell table:style-name="ce5"/>
          <table:table-cell table:number-columns-repeated="16367"/>
        </table:table-row>
        <table:table-row table:style-name="ro7">
          <table:table-cell table:style-name="ce61"/>
          <table:table-cell table:style-name="ce19"/>
          <table:table-cell table:style-name="ce296"/>
          <table:table-cell table:style-name="ce28"/>
          <table:table-cell table:style-name="ce19"/>
          <table:table-cell table:number-columns-repeated="4" table:style-name="ce34"/>
          <table:table-cell table:style-name="ce35"/>
          <table:table-cell table:style-name="ce292"/>
          <table:table-cell table:number-columns-repeated="2" table:style-name="ce34"/>
          <table:covered-table-cell/>
          <table:covered-table-cell/>
          <table:table-cell table:style-name="ce35"/>
          <table:table-cell table:style-name="ce5"/>
          <table:table-cell table:number-columns-repeated="16367"/>
        </table:table-row>
        <table:table-row table:style-name="ro7">
          <table:table-cell table:style-name="ce59"/>
          <table:table-cell table:style-name="ce15"/>
          <table:table-cell table:number-columns-repeated="2" table:style-name="ce26"/>
          <table:table-cell table:style-name="ce15"/>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office:value-type="string" table:number-columns-spanned="2" table:number-rows-spanned="1" table:style-name="ce678">
            <text:p>Total share capital:</text:p>
          </table:table-cell>
          <table:covered-table-cell/>
          <table:table-cell table:number-columns-repeated="2" table:style-name="ce274"/>
          <table:table-cell table:style-name="ce10"/>
          <table:table-cell table:number-columns-repeated="4" table:style-name="ce270"/>
          <table:table-cell table:style-name="ce189"/>
          <table:table-cell table:style-name="ce290"/>
          <table:table-cell office:value-type="string" table:style-name="ce188">
            <text:p>AC279</text:p>
          </table:table-cell>
          <table:table-cell office:value-type="string" table:style-name="ce186">
            <text:p>£</text:p>
          </table:table-cell>
          <table:table-cell office:value-type="float" office:value="0" table:formula="msoxl:=IF(H72&gt;0,ROUND('C:\Users\antony\diy\GB Accounts\GB Accounts 2012-13\GB Accounts Company 2013-03-31 (Mar13) Excel 2007\tmp\[Financialaccounts.ods]OpenAccounts'!$E$33,D2),&quot;&quot;)" table:number-columns-spanned="2" table:number-rows-spanned="1" table:style-name="ce562">
            <text:p>0.00</text:p>
          </table:table-cell>
          <table:covered-table-cell/>
          <table:table-cell table:style-name="ce280"/>
          <table:table-cell table:style-name="ce5"/>
          <table:table-cell table:number-columns-repeated="16367"/>
        </table:table-row>
        <table:table-row table:style-name="ro7">
          <table:table-cell table:style-name="ce58"/>
          <table:table-cell table:style-name="ce12"/>
          <table:table-cell table:number-columns-repeated="2" table:style-name="ce24"/>
          <table:table-cell table:style-name="ce12"/>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0">
          <table:table-cell table:number-columns-repeated="5" table:style-name="ce278"/>
          <table:table-cell table:number-columns-repeated="11" table:style-name="ce281"/>
          <table:table-cell table:style-name="ce5"/>
          <table:table-cell table:number-columns-repeated="16367"/>
        </table:table-row>
        <table:table-row table:style-name="ro1">
          <table:table-cell office:value-type="string" table:style-name="ce168">
            <text:p>Current period</text:p>
          </table:table-cell>
          <table:table-cell table:style-name="ce180"/>
          <table:table-cell table:number-columns-repeated="3" table:style-name="ce164"/>
          <table:table-cell office:value-type="string" office:string-value="2013" table:formula="msoxl:=TEXT(N2,&quot;yyyy&quot;)" table:number-columns-spanned="10" table:number-rows-spanned="1" table:style-name="ce565">
            <text:p>2013</text:p>
          </table:table-cell>
          <table:covered-table-cell table:number-columns-repeated="9"/>
          <table:table-cell table:style-name="ce185"/>
          <table:table-cell table:style-name="ce41"/>
          <table:table-cell table:number-columns-repeated="16367"/>
        </table:table-row>
        <table:table-row table:style-name="ro1">
          <table:table-cell table:style-name="ce272"/>
          <table:table-cell table:style-name="ce180"/>
          <table:table-cell table:number-columns-repeated="3" table:style-name="ce271"/>
          <table:table-cell table:style-name="ce283"/>
          <table:table-cell table:number-columns-repeated="9" table:style-name="ce284"/>
          <table:table-cell table:style-name="ce283"/>
          <table:table-cell table:style-name="ce41"/>
          <table:table-cell table:number-columns-repeated="16367"/>
        </table:table-row>
        <table:table-row table:style-name="ro34">
          <table:table-cell office:value-type="string" table:style-name="ce299">
            <text:p>Class</text:p>
          </table:table-cell>
          <table:table-cell table:style-name="ce272"/>
          <table:table-cell office:value-type="string" table:number-columns-spanned="3" table:number-rows-spanned="1" table:style-name="ce543">
            <text:p>Number of shares</text:p>
          </table:table-cell>
          <table:covered-table-cell table:number-columns-repeated="2"/>
          <table:table-cell office:value-type="string" table:number-columns-spanned="3" table:number-rows-spanned="1" table:style-name="ce543">
            <text:p>Nominal value per share</text:p>
          </table:table-cell>
          <table:covered-table-cell table:number-columns-repeated="2"/>
          <table:table-cell table:number-columns-repeated="2" table:style-name="ce298"/>
          <table:table-cell office:value-type="string" table:number-columns-spanned="3" table:number-rows-spanned="1" table:style-name="ce543">
            <text:p>Total</text:p>
          </table:table-cell>
          <table:covered-table-cell table:number-columns-repeated="2"/>
          <table:table-cell table:number-columns-repeated="2" table:style-name="ce272"/>
          <table:table-cell table:style-name="ce1"/>
          <table:table-cell table:style-name="ce5"/>
          <table:table-cell table:number-columns-repeated="16367"/>
        </table:table-row>
        <table:table-row table:style-name="ro7">
          <table:table-cell table:style-name="ce59"/>
          <table:table-cell table:style-name="ce15"/>
          <table:table-cell table:number-columns-repeated="2" table:style-name="ce26"/>
          <table:table-cell table:style-name="ce15"/>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5">
          <table:table-cell office:value-type="string" table:number-columns-spanned="2" table:number-rows-spanned="1" table:style-name="ce678">
            <text:p>Ordinary shares:</text:p>
          </table:table-cell>
          <table:covered-table-cell/>
          <table:table-cell office:value-type="string" table:style-name="ce188">
            <text:p>AC280</text:p>
          </table:table-cell>
          <table:table-cell office:value-type="float" office:value="0" table:formula="msoxl:='C:\Users\antony\diy\GB Accounts\GB Accounts 2012-13\GB Accounts Company 2013-03-31 (Mar13) Excel 2007\tmp\[Companysecretary.ods]RegisterofMembers'!$G$1" table:style-name="ce297">
            <text:p>0<text:s/></text:p>
          </table:table-cell>
          <table:table-cell table:style-name="ce189"/>
          <table:table-cell table:style-name="ce289"/>
          <table:table-cell table:style-name="ce262"/>
          <table:table-cell office:value-type="string" table:style-name="ce188">
            <text:p>AC281</text:p>
          </table:table-cell>
          <table:table-cell office:value-type="float" office:value="1" table:formula="msoxl:='C:\Users\antony\diy\GB Accounts\GB Accounts 2012-13\GB Accounts Company 2013-03-31 (Mar13) Excel 2007\tmp\[Companysecretary.ods]RegisterofMembers'!$F$1" table:style-name="ce288">
            <text:p>1.00</text:p>
          </table:table-cell>
          <table:table-cell table:style-name="ce190"/>
          <table:table-cell table:style-name="ce290"/>
          <table:table-cell office:value-type="string" table:style-name="ce188">
            <text:p>AC282</text:p>
          </table:table-cell>
          <table:table-cell office:value-type="string" table:style-name="ce186">
            <text:p>£</text:p>
          </table:table-cell>
          <table:table-cell office:value-type="float" office:value="0" table:formula="msoxl:=D1091*I1091" table:number-columns-spanned="2" table:number-rows-spanned="1" table:style-name="ce562">
            <text:p>0.00</text:p>
          </table:table-cell>
          <table:covered-table-cell/>
          <table:table-cell table:style-name="ce166"/>
          <table:table-cell table:style-name="ce5"/>
          <table:table-cell table:number-columns-repeated="16367"/>
        </table:table-row>
        <table:table-row table:style-name="ro7">
          <table:table-cell table:style-name="ce58"/>
          <table:table-cell table:style-name="ce12"/>
          <table:table-cell table:number-columns-repeated="2" table:style-name="ce24"/>
          <table:table-cell table:style-name="ce12"/>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style-name="ce17"/>
          <table:table-cell table:number-columns-repeated="2" table:style-name="ce27"/>
          <table:table-cell table:style-name="ce242"/>
          <table:table-cell table:style-name="ce281"/>
          <table:table-cell table:number-columns-repeated="3" table:style-name="ce32"/>
          <table:table-cell table:style-name="ce33"/>
          <table:table-cell table:number-columns-repeated="5" table:style-name="ce32"/>
          <table:table-cell table:style-name="ce33"/>
          <table:table-cell table:style-name="ce5"/>
          <table:table-cell table:number-columns-repeated="16367"/>
        </table:table-row>
        <table:table-row table:style-name="ro10">
          <table:table-cell table:style-name="ce277"/>
          <table:table-cell table:style-name="ce242"/>
          <table:table-cell table:number-columns-spanned="3" table:number-rows-spanned="1" table:style-name="ce687"/>
          <table:covered-table-cell table:number-columns-repeated="2"/>
          <table:table-cell office:value-type="string" table:number-columns-spanned="5" table:number-rows-spanned="1" table:style-name="ce687">
            <text:p>Not captured in DIY Accounting</text:p>
          </table:table-cell>
          <table:covered-table-cell table:number-columns-repeated="4"/>
          <table:table-cell table:number-columns-repeated="5" table:style-name="ce261"/>
          <table:table-cell table:style-name="ce264"/>
          <table:table-cell table:style-name="ce5"/>
          <table:table-cell table:number-columns-repeated="16367"/>
        </table:table-row>
        <table:table-row table:style-name="ro10">
          <table:table-cell office:value-type="string" table:number-columns-spanned="2" table:number-rows-spanned="1" table:style-name="ce688">
            <text:p>Preference shares:</text:p>
          </table:table-cell>
          <table:covered-table-cell/>
          <table:table-cell office:value-type="string" table:style-name="ce188">
            <text:p>AC283</text:p>
          </table:table-cell>
          <table:table-cell table:style-name="ce297"/>
          <table:table-cell table:style-name="ce242"/>
          <table:table-cell table:style-name="ce295"/>
          <table:table-cell table:style-name="ce281"/>
          <table:table-cell office:value-type="string" table:style-name="ce188">
            <text:p>AC284</text:p>
          </table:table-cell>
          <table:table-cell table:style-name="ce288"/>
          <table:table-cell table:style-name="ce191"/>
          <table:table-cell table:style-name="ce291"/>
          <table:table-cell office:value-type="string" table:style-name="ce188">
            <text:p>AC285</text:p>
          </table:table-cell>
          <table:table-cell office:value-type="string" table:style-name="ce187">
            <text:p>£</text:p>
          </table:table-cell>
          <table:table-cell office:value-type="float" office:value="0" table:formula="msoxl:=D1095*I1095" table:number-columns-spanned="2" table:number-rows-spanned="2" table:style-name="ce694">
            <text:p>0.00</text:p>
          </table:table-cell>
          <table:covered-table-cell/>
          <table:table-cell table:style-name="ce167"/>
          <table:table-cell table:style-name="ce5"/>
          <table:table-cell table:number-columns-repeated="16367"/>
        </table:table-row>
        <table:table-row table:style-name="ro7">
          <table:table-cell table:style-name="ce61"/>
          <table:table-cell table:style-name="ce19"/>
          <table:table-cell table:style-name="ce296"/>
          <table:table-cell table:style-name="ce28"/>
          <table:table-cell table:style-name="ce19"/>
          <table:table-cell table:number-columns-repeated="4" table:style-name="ce34"/>
          <table:table-cell table:style-name="ce35"/>
          <table:table-cell table:style-name="ce292"/>
          <table:table-cell table:number-columns-repeated="2" table:style-name="ce34"/>
          <table:covered-table-cell/>
          <table:covered-table-cell/>
          <table:table-cell table:style-name="ce35"/>
          <table:table-cell table:style-name="ce5"/>
          <table:table-cell table:number-columns-repeated="16367"/>
        </table:table-row>
        <table:table-row table:style-name="ro7">
          <table:table-cell table:style-name="ce59"/>
          <table:table-cell table:style-name="ce15"/>
          <table:table-cell table:number-columns-repeated="2" table:style-name="ce26"/>
          <table:table-cell table:style-name="ce15"/>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0">
          <table:table-cell office:value-type="string" table:number-columns-spanned="2" table:number-rows-spanned="1" table:style-name="ce678">
            <text:p>Total share capital:</text:p>
          </table:table-cell>
          <table:covered-table-cell/>
          <table:table-cell table:number-columns-repeated="2" table:style-name="ce157"/>
          <table:table-cell table:style-name="ce10"/>
          <table:table-cell table:number-columns-repeated="4" table:style-name="ce158"/>
          <table:table-cell table:style-name="ce189"/>
          <table:table-cell table:style-name="ce290"/>
          <table:table-cell office:value-type="string" table:style-name="ce188">
            <text:p>AC286</text:p>
          </table:table-cell>
          <table:table-cell office:value-type="string" table:style-name="ce186">
            <text:p>£</text:p>
          </table:table-cell>
          <table:table-cell office:value-type="float" office:value="0" table:formula="msoxl:=N1091+N1095" table:number-columns-spanned="2" table:number-rows-spanned="1" table:style-name="ce562">
            <text:p>0.00</text:p>
          </table:table-cell>
          <table:covered-table-cell/>
          <table:table-cell table:style-name="ce166"/>
          <table:table-cell table:style-name="ce5"/>
          <table:table-cell table:number-columns-repeated="16367"/>
        </table:table-row>
        <table:table-row table:style-name="ro7">
          <table:table-cell table:style-name="ce58"/>
          <table:table-cell table:style-name="ce12"/>
          <table:table-cell table:number-columns-repeated="2" table:style-name="ce24"/>
          <table:table-cell table:style-name="ce12"/>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0">
          <table:table-cell table:number-columns-repeated="5" table:style-name="ce162"/>
          <table:table-cell table:number-columns-repeated="11" table:style-name="ce163"/>
          <table:table-cell table:style-name="ce5"/>
          <table:table-cell table:number-columns-repeated="16367"/>
        </table:table-row>
        <table:table-row table:style-name="ro10">
          <table:table-cell office:value-type="string" table:number-columns-spanned="15" table:number-rows-spanned="1" table:style-name="ce441">
            <text:p>Please enter any additional information in the field below.</text:p>
          </table:table-cell>
          <table:covered-table-cell table:number-columns-repeated="14"/>
          <table:table-cell table:style-name="ce163"/>
          <table:table-cell table:style-name="ce5"/>
          <table:table-cell table:number-columns-repeated="16367"/>
        </table:table-row>
        <table:table-row table:style-name="ro10">
          <table:table-cell table:number-columns-repeated="5" table:style-name="ce162"/>
          <table:table-cell table:number-columns-repeated="11" table:style-name="ce163"/>
          <table:table-cell table:style-name="ce5"/>
          <table:table-cell table:number-columns-repeated="16367"/>
        </table:table-row>
        <table:table-row table:style-name="ro25">
          <table:table-cell office:value-type="string" office:string-value="" table:formula="msoxl:=IF(ROUND('C:\Users\antony\diy\GB Accounts\GB Accounts 2012-13\GB Accounts Company 2013-03-31 (Mar13) Excel 2007\tmp\[Financialaccounts.ods]TrialBalance'!$EJ$37,0)&lt;&gt;0,&quot;The total value of Long Term Debtors falling due in more than one year is &quot; &amp; TEXT(ROUND('C:\Users\antony\diy\GB Accounts\GB Accounts 2012-13\GB Accounts Company 2013-03-31 (Mar13) Excel 2007\tmp\[Financialaccounts.ods]TrialBalance'!$EJ$37,0),&quot;0.00&quot;),&quot;&quot;)" table:number-columns-spanned="16" table:number-rows-spanned="1" table:style-name="ce567"/>
          <table:covered-table-cell table:number-columns-repeated="15"/>
          <table:table-cell table:style-name="ce5"/>
          <table:table-cell table:number-columns-repeated="16367"/>
        </table:table-row>
        <table:table-row table:style-name="ro10">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tatutory Accounts Notes</text:p>
          </table:table-cell>
          <table:covered-table-cell table:number-columns-repeated="3"/>
          <table:table-cell table:style-name="ce159"/>
          <table:table-cell table:number-columns-spanned="12" table:number-rows-spanned="1" table:style-name="ce436"/>
          <table:covered-table-cell table:number-columns-repeated="11"/>
          <table:table-cell table:number-columns-repeated="16367" table:style-name="ce1"/>
        </table:table-row>
        <table:table-row table:style-name="ro7">
          <table:table-cell table:number-columns-repeated="17" table:style-name="ce4"/>
          <table:table-cell table:number-columns-repeated="16367" table:style-name="ce1"/>
        </table:table-row>
        <table:table-row table:style-name="ro1">
          <table:table-cell office:value-type="string" table:number-columns-spanned="17" table:number-rows-spanned="1" table:style-name="ce673">
            <text:p>Profit and loss account</text:p>
          </table:table-cell>
          <table:covered-table-cell table:number-columns-repeated="16"/>
          <table:table-cell table:number-columns-repeated="16367" table:style-name="ce1"/>
        </table:table-row>
        <table:table-row table:style-name="ro1">
          <table:table-cell office:value-type="string" table:number-columns-spanned="16" table:number-rows-spanned="1" table:style-name="ce414">
            <text:p>Please enter the note on profit and loss account.</text:p>
          </table:table-cell>
          <table:covered-table-cell table:number-columns-repeated="15"/>
          <table:table-cell table:style-name="ce41"/>
          <table:table-cell table:number-columns-repeated="15" table:style-name="ce161"/>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repeated="16128"/>
        </table:table-row>
        <table:table-row table:style-name="ro1">
          <table:table-cell table:number-columns-repeated="4" table:style-name="ce42"/>
          <table:table-cell table:number-columns-repeated="12" table:style-name="ce40"/>
          <table:table-cell table:style-name="ce41"/>
          <table:table-cell table:number-columns-repeated="16367" table:style-name="ce1"/>
        </table:table-row>
        <table:table-row table:style-name="ro10">
          <table:table-cell office:value-type="string" table:number-columns-spanned="16" table:number-rows-spanned="1" table:style-name="ce414">
            <text:p>If you do not have a note to make, please return to the Statutory Accounts Notes menu and de-select this section.</text:p>
          </table:table-cell>
          <table:covered-table-cell table:number-columns-repeated="15"/>
          <table:table-cell table:style-name="ce41"/>
          <table:table-cell table:number-columns-repeated="16367" table:style-name="ce1"/>
        </table:table-row>
        <table:table-row table:style-name="ro1">
          <table:table-cell table:style-name="ce168"/>
          <table:table-cell table:number-columns-repeated="15" table:style-name="ce164"/>
          <table:table-cell table:style-name="ce41"/>
          <table:table-cell table:number-columns-repeated="16367" table:style-name="ce1"/>
        </table:table-row>
        <table:table-row table:style-name="ro1">
          <table:table-cell office:value-type="string" office:string-value="Previous year profit and loss account" table:formula="msoxl:=IF(H72&gt;0,&quot;Previous year profit and loss account&quot;,&quot;&quot;)" table:number-columns-spanned="4" table:number-rows-spanned="1" table:style-name="ce442">
            <text:p>Previous year profit and loss account</text:p>
          </table:table-cell>
          <table:covered-table-cell table:number-columns-repeated="3"/>
          <table:table-cell table:style-name="ce285"/>
          <table:table-cell table:number-columns-spanned="11" table:number-rows-spanned="1" table:style-name="ce444"/>
          <table:covered-table-cell table:number-columns-repeated="10"/>
          <table:table-cell table:style-name="ce41"/>
          <table:table-cell table:number-columns-repeated="16367" table:style-name="ce1"/>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style-name="ce1"/>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style-name="ce1"/>
        </table:table-row>
        <table:table-row table:style-name="ro1">
          <table:table-cell office:value-type="string" office:string-value="Reserves at :" table:formula="msoxl:=IF(H72&gt;0,&quot;Reserves at &quot; &amp; TEXT(H68,&quot;DD Mmm yyyy&quot;) &amp; &quot;:&quot;,&quot;&quot;)" table:number-columns-spanned="4" table:number-rows-spanned="1" table:style-name="ce678">
            <text:p>Reserves at :</text:p>
          </table:table-cell>
          <table:covered-table-cell table:number-columns-repeated="3"/>
          <table:table-cell table:style-name="ce274"/>
          <table:table-cell office:value-type="string" table:style-name="ce83">
            <text:p>AC215</text:p>
          </table:table-cell>
          <table:table-cell office:value-type="string" table:style-name="ce79">
            <text:p>£</text:p>
          </table:table-cell>
          <table:table-cell office:value-type="float" office:value="0" table:formula="msoxl:=IF(H72&gt;0,ROUND('C:\Users\antony\diy\GB Accounts\GB Accounts 2012-13\GB Accounts Company 2013-03-31 (Mar13) Excel 2007\tmp\[Financialaccounts.ods]OpenAccounts'!$E$34+'C:\Users\antony\diy\GB Accounts\GB Accounts 2012-13\GB Accounts Company 2013-03-31 (Mar13) Excel 2007\tmp\[Financialaccounts.ods]OpenAccounts'!$E$35,D2)-ROUND('C:\Users\antony\diy\GB Accounts\GB Accounts 2012-13\GB Accounts Company 2013-03-31 (Mar13) Excel 2007\tmp\[Financialaccounts.ods]OpenAccounts'!$G$85,D2),&quot;&quot;)" table:number-columns-spanned="2" table:number-rows-spanned="1" table:style-name="ce567">
            <text:p>0.00</text:p>
          </table:table-cell>
          <table:covered-table-cell/>
          <table:table-cell table:style-name="ce279"/>
          <table:table-cell table:style-name="ce87"/>
          <table:table-cell table:number-columns-repeated="4" table:style-name="ce279"/>
          <table:table-cell table:style-name="ce280"/>
          <table:table-cell table:style-name="ce5"/>
          <table:table-cell table:number-columns-repeated="16367" table:style-name="ce1"/>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style-name="ce1"/>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style-name="ce1"/>
        </table:table-row>
        <table:table-row table:style-name="ro1">
          <table:table-cell office:value-type="string" office:string-value="Profit for year: *" table:formula="msoxl:=IF(H72&gt;0,&quot;Profit for year: *&quot;,&quot;&quot;)" table:number-columns-spanned="4" table:number-rows-spanned="1" table:style-name="ce680">
            <text:p>Profit for year: *</text:p>
          </table:table-cell>
          <table:covered-table-cell table:number-columns-repeated="3"/>
          <table:table-cell table:style-name="ce278"/>
          <table:table-cell office:value-type="string" table:style-name="ce83">
            <text:p>AC216</text:p>
          </table:table-cell>
          <table:table-cell office:value-type="string" table:style-name="ce79">
            <text:p>£</text:p>
          </table:table-cell>
          <table:table-cell office:value-type="float" office:value="0" table:formula="msoxl:=N194" table:number-columns-spanned="2" table:number-rows-spanned="1" table:style-name="ce567">
            <text:p>0.00</text:p>
          </table:table-cell>
          <table:covered-table-cell/>
          <table:table-cell table:number-columns-repeated="6" table:style-name="ce281"/>
          <table:table-cell table:style-name="ce282"/>
          <table:table-cell table:style-name="ce5"/>
          <table:table-cell table:number-columns-repeated="16367" table:style-name="ce1"/>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style-name="ce1"/>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Equity dividends paid: *" table:formula="msoxl:=IF(H72&gt;0,&quot;Equity dividends paid: *&quot;,&quot;&quot;)" table:number-columns-spanned="4" table:number-rows-spanned="1" table:style-name="ce678">
            <text:p>Equity dividends paid: *</text:p>
          </table:table-cell>
          <table:covered-table-cell table:number-columns-repeated="3"/>
          <table:table-cell table:style-name="ce274"/>
          <table:table-cell office:value-type="string" table:style-name="ce83">
            <text:p>AC217</text:p>
          </table:table-cell>
          <table:table-cell office:value-type="string" table:style-name="ce79">
            <text:p>£</text:p>
          </table:table-cell>
          <table:table-cell office:value-type="float" office:value="0" table:formula="msoxl:=N591" table:number-columns-spanned="2" table:number-rows-spanned="1" table:style-name="ce567">
            <text:p>0.00</text:p>
          </table:table-cell>
          <table:covered-table-cell/>
          <table:table-cell table:number-columns-repeated="6" table:style-name="ce279"/>
          <table:table-cell table:style-name="ce280"/>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office:string-value="Retained profit at :" table:formula="msoxl:=IF(H72&gt;0,&quot;Retained profit at &quot; &amp; TEXT(H72,&quot;DD Mmm yyyy&quot;) &amp; &quot;:&quot;,&quot;&quot;)" table:number-columns-spanned="4" table:number-rows-spanned="1" table:style-name="ce680">
            <text:p>Retained profit at :</text:p>
          </table:table-cell>
          <table:covered-table-cell table:number-columns-repeated="3"/>
          <table:table-cell table:style-name="ce278"/>
          <table:table-cell office:value-type="string" table:style-name="ce83">
            <text:p>AC218</text:p>
          </table:table-cell>
          <table:table-cell office:value-type="string" table:style-name="ce281">
            <text:p>£</text:p>
          </table:table-cell>
          <table:table-cell office:value-type="float" office:value="0" table:formula="msoxl:=IF(H72&gt;0,H1116+H1119-H1122,&quot;&quot;)" table:number-columns-spanned="2" table:number-rows-spanned="1" table:style-name="ce445">
            <text:p>0.00</text:p>
          </table:table-cell>
          <table:covered-table-cell/>
          <table:table-cell table:number-columns-repeated="6" table:style-name="ce281"/>
          <table:table-cell table:style-name="ce282"/>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0">
          <table:table-cell table:number-columns-repeated="5" table:style-name="ce278"/>
          <table:table-cell table:number-columns-repeated="11" table:style-name="ce281"/>
          <table:table-cell table:style-name="ce5"/>
          <table:table-cell table:number-columns-repeated="16367"/>
        </table:table-row>
        <table:table-row table:style-name="ro1">
          <table:table-cell office:value-type="string" table:number-columns-spanned="4" table:number-rows-spanned="1" table:style-name="ce442">
            <text:p>Current year profit and loss account</text:p>
          </table:table-cell>
          <table:covered-table-cell table:number-columns-repeated="3"/>
          <table:table-cell table:style-name="ce170"/>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office:string-value="Reserves at 01 Apr 2012:" table:formula="msoxl:=&quot;Reserves at &quot; &amp; TEXT(J2,&quot;DD Mmm yyyy&quot;) &amp; &quot;:&quot;" table:number-columns-spanned="4" table:number-rows-spanned="1" table:style-name="ce678">
            <text:p>Reserves at 01 Apr 2012:</text:p>
          </table:table-cell>
          <table:covered-table-cell table:number-columns-repeated="3"/>
          <table:table-cell table:style-name="ce157"/>
          <table:table-cell office:value-type="string" table:style-name="ce83">
            <text:p>AC184</text:p>
          </table:table-cell>
          <table:table-cell office:value-type="string" table:style-name="ce79">
            <text:p>£</text:p>
          </table:table-cell>
          <table:table-cell office:value-type="float" office:value="0" table:formula="msoxl:=IF(H72&gt;0,H1125,0)" table:number-columns-spanned="2" table:number-rows-spanned="1" table:style-name="ce567">
            <text:p>0.00</text:p>
          </table:table-cell>
          <table:covered-table-cell/>
          <table:table-cell table:style-name="ce165"/>
          <table:table-cell table:style-name="ce87"/>
          <table:table-cell table:number-columns-repeated="4" table:style-name="ce165"/>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Profit for year:<text:s/><text:span text:style-name="T5">*</text:span></text:p>
          </table:table-cell>
          <table:covered-table-cell table:number-columns-repeated="3"/>
          <table:table-cell table:style-name="ce162"/>
          <table:table-cell office:value-type="string" table:style-name="ce83">
            <text:p>AC185</text:p>
          </table:table-cell>
          <table:table-cell office:value-type="string" table:style-name="ce192">
            <text:p>£</text:p>
          </table:table-cell>
          <table:table-cell office:value-type="float" office:value="0" table:formula="msoxl:=H194" table:number-columns-spanned="2" table:number-rows-spanned="1" table:style-name="ce445">
            <text:p>0.00</text:p>
          </table:table-cell>
          <table:covered-table-cell/>
          <table:table-cell table:number-columns-repeated="6" table:style-name="ce163"/>
          <table:table-cell table:style-name="ce16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10"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78">
            <text:p>Equity dividends paid:<text:s/><text:span text:style-name="T5">*</text:span></text:p>
          </table:table-cell>
          <table:covered-table-cell table:number-columns-repeated="3"/>
          <table:table-cell table:style-name="ce157"/>
          <table:table-cell office:value-type="string" table:style-name="ce83">
            <text:p>AC186</text:p>
          </table:table-cell>
          <table:table-cell office:value-type="string" table:style-name="ce165">
            <text:p>£</text:p>
          </table:table-cell>
          <table:table-cell office:value-type="float" office:value="0" table:formula="msoxl:=H591" table:number-columns-spanned="2" table:number-rows-spanned="1" table:style-name="ce447">
            <text:p>0.00</text:p>
          </table:table-cell>
          <table:covered-table-cell/>
          <table:table-cell table:number-columns-repeated="6" table:style-name="ce165"/>
          <table:table-cell table:style-name="ce166"/>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10"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10" table:style-name="ce32"/>
          <table:table-cell table:style-name="ce33"/>
          <table:table-cell table:style-name="ce5"/>
          <table:table-cell table:number-columns-repeated="16367"/>
        </table:table-row>
        <table:table-row table:style-name="ro1">
          <table:table-cell office:value-type="string" office:string-value="Retained profit at 31 Mar 2013:" table:formula="msoxl:=&quot;Retained profit at &quot; &amp; TEXT(N2,&quot;DD Mmm yyyy&quot;) &amp; &quot;:&quot;" table:number-columns-spanned="4" table:number-rows-spanned="1" table:style-name="ce680">
            <text:p>Retained profit at 31 Mar 2013:</text:p>
          </table:table-cell>
          <table:covered-table-cell table:number-columns-repeated="3"/>
          <table:table-cell table:style-name="ce162"/>
          <table:table-cell office:value-type="string" table:style-name="ce83">
            <text:p>AC187</text:p>
          </table:table-cell>
          <table:table-cell office:value-type="string" table:style-name="ce163">
            <text:p>£</text:p>
          </table:table-cell>
          <table:table-cell office:value-type="float" office:value="0" table:formula="msoxl:=H1131+H1134-H1137" table:number-columns-spanned="2" table:number-rows-spanned="1" table:style-name="ce445">
            <text:p>0.00</text:p>
          </table:table-cell>
          <table:covered-table-cell/>
          <table:table-cell table:number-columns-repeated="6" table:style-name="ce163"/>
          <table:table-cell table:style-name="ce167"/>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10" table:style-name="ce34"/>
          <table:table-cell table:style-name="ce35"/>
          <table:table-cell table:style-name="ce5"/>
          <table:table-cell table:number-columns-repeated="16367"/>
        </table:table-row>
        <table:table-row table:style-name="ro10">
          <table:table-cell table:number-columns-repeated="5" table:style-name="ce162"/>
          <table:table-cell table:number-columns-repeated="11" table:style-name="ce163"/>
          <table:table-cell table:style-name="ce5"/>
          <table:table-cell table:number-columns-repeated="16367"/>
        </table:table-row>
        <table:table-row table:style-name="ro10">
          <table:table-cell office:value-type="string" table:number-columns-spanned="15" table:number-rows-spanned="1" table:style-name="ce441">
            <text:p>Please enter any additional information in the field below.</text:p>
          </table:table-cell>
          <table:covered-table-cell table:number-columns-repeated="14"/>
          <table:table-cell table:style-name="ce163"/>
          <table:table-cell table:style-name="ce5"/>
          <table:table-cell table:number-columns-repeated="16367"/>
        </table:table-row>
        <table:table-row table:style-name="ro10">
          <table:table-cell table:number-columns-repeated="5" table:style-name="ce162"/>
          <table:table-cell table:number-columns-repeated="11" table:style-name="ce163"/>
          <table:table-cell table:style-name="ce5"/>
          <table:table-cell table:number-columns-repeated="16367"/>
        </table:table-row>
        <table:table-row table:style-name="ro25">
          <table:table-cell office:value-type="string" office:string-value="" table:formula="msoxl:=IF(ROUND('C:\Users\antony\diy\GB Accounts\GB Accounts 2012-13\GB Accounts Company 2013-03-31 (Mar13) Excel 2007\tmp\[Financialaccounts.ods]TrialBalance'!$EJ$37,0)&lt;&gt;0,&quot;The total value of Long Term Debtors falling due in more than one year is &quot; &amp; TEXT(ROUND('C:\Users\antony\diy\GB Accounts\GB Accounts 2012-13\GB Accounts Company 2013-03-31 (Mar13) Excel 2007\tmp\[Financialaccounts.ods]TrialBalance'!$EJ$37,0),&quot;0.00&quot;),&quot;&quot;)" table:number-columns-spanned="16" table:number-rows-spanned="1" table:style-name="ce567"/>
          <table:covered-table-cell table:number-columns-repeated="15"/>
          <table:table-cell table:style-name="ce5"/>
          <table:table-cell table:number-columns-repeated="16367"/>
        </table:table-row>
        <table:table-row table:style-name="ro10">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Directors' Report</text:p>
          </table:table-cell>
          <table:covered-table-cell table:number-columns-repeated="3"/>
          <table:table-cell table:style-name="ce199"/>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spanned="17" table:number-rows-spanned="1" table:style-name="ce679"/>
          <table:covered-table-cell table:number-columns-repeated="16"/>
          <table:table-cell table:number-columns-repeated="16367"/>
        </table:table-row>
        <table:table-row table:style-name="ro34">
          <table:table-cell office:value-type="string" table:number-columns-spanned="15" table:number-rows-spanned="1" table:style-name="ce537">
            <text:p>The information you have entered will be presented in a directors' report and Statutory Accounts. Accounts / Financial Statements must be approved before they are submitted.</text:p>
          </table:table-cell>
          <table:covered-table-cell table:number-columns-repeated="14"/>
          <table:table-cell table:style-name="ce40"/>
          <table:table-cell table:style-name="ce41"/>
          <table:table-cell table:number-columns-repeated="16367"/>
        </table:table-row>
        <table:table-row table:style-name="ro1">
          <table:table-cell table:style-name="ce39"/>
          <table:table-cell table:number-columns-repeated="3" table:style-name="ce47"/>
          <table:table-cell table:number-columns-repeated="12" table:style-name="ce1"/>
          <table:table-cell table:style-name="ce5"/>
          <table:table-cell table:number-columns-repeated="16367"/>
        </table:table-row>
        <table:table-row table:style-name="ro21">
          <table:table-cell table:number-columns-repeated="4" table:style-name="ce47"/>
          <table:table-cell table:number-columns-repeated="12" table:style-name="ce1"/>
          <table:table-cell table:style-name="ce47"/>
          <table:table-cell table:number-columns-repeated="16367"/>
        </table:table-row>
        <table:table-row table:style-name="ro1">
          <table:table-cell office:value-type="string" table:number-columns-spanned="17" table:number-rows-spanned="1" table:style-name="ce673">
            <text:p>Transactions with directors</text:p>
          </table:table-cell>
          <table:covered-table-cell table:number-columns-repeated="16"/>
          <table:table-cell table:number-columns-repeated="16367"/>
        </table:table-row>
        <table:table-row table:style-name="ro1">
          <table:table-cell table:number-columns-repeated="4" table:style-name="ce47"/>
          <table:table-cell table:number-columns-repeated="12" table:style-name="ce1"/>
          <table:table-cell table:style-name="ce5"/>
          <table:table-cell table:number-columns-repeated="16367"/>
        </table:table-row>
        <table:table-row table:style-name="ro1">
          <table:table-cell table:style-name="ce59"/>
          <table:table-cell table:number-columns-repeated="4" table:style-name="ce26"/>
          <table:table-cell table:number-columns-repeated="10" table:style-name="ce36"/>
          <table:table-cell table:style-name="ce37"/>
          <table:table-cell table:style-name="ce5"/>
          <table:table-cell table:number-columns-repeated="16367"/>
        </table:table-row>
        <table:table-row table:style-name="ro34">
          <table:table-cell office:value-type="string" table:number-columns-spanned="4" table:number-rows-spanned="1" table:style-name="ce538">
            <text:p>What were the principle activities of the company during the period?</text:p>
          </table:table-cell>
          <table:covered-table-cell table:number-columns-repeated="3"/>
          <table:table-cell office:value-type="string" table:style-name="ce204">
            <text:p>*</text:p>
          </table:table-cell>
          <table:table-cell office:value-type="string" table:style-name="ce83">
            <text:p>AC5</text:p>
          </table:table-cell>
          <table:table-cell table:style-name="ce86"/>
          <table:table-cell office:value-type="float" office:value="0" table:formula="msoxl:='C:\Users\antony\diy\GB Accounts\GB Accounts 2012-13\GB Accounts Company 2013-03-31 (Mar13) Excel 2007\tmp\[Financialaccounts.ods]OpenAccounts'!$E$8" table:number-columns-spanned="8" table:number-rows-spanned="1" table:style-name="ce707">
            <text:p>0</text:p>
          </table:table-cell>
          <table:covered-table-cell table:number-columns-repeated="7"/>
          <table:table-cell table:style-name="ce202"/>
          <table:table-cell table:style-name="ce5"/>
          <table:table-cell table:number-columns-repeated="16367"/>
        </table:table-row>
        <table:table-row table:style-name="ro1">
          <table:table-cell table:style-name="ce58"/>
          <table:table-cell table:number-columns-repeated="4" table:style-name="ce24"/>
          <table:table-cell table:number-columns-repeated="10" table:style-name="ce13"/>
          <table:table-cell table:style-name="ce31"/>
          <table:table-cell table:style-name="ce5"/>
          <table:table-cell table:number-columns-repeated="16367"/>
        </table:table-row>
        <table:table-row table:style-name="ro1">
          <table:table-cell table:number-columns-repeated="5" table:style-name="ce200"/>
          <table:table-cell table:number-columns-repeated="11" table:style-name="ce201"/>
          <table:table-cell table:style-name="ce5"/>
          <table:table-cell table:number-columns-repeated="16367"/>
        </table:table-row>
        <table:table-row table:style-name="ro24">
          <table:table-cell office:value-type="string" table:number-columns-spanned="15" table:number-rows-spanned="1" table:style-name="ce441">
            <text:p>Please enter any statements in the fields below that you wish to appear in the directors' report. Please include statements for the period under review and the previous period, if applicable, on any political or charitable donations and the company policy on the employment of disabled persons.</text:p>
          </table:table-cell>
          <table:covered-table-cell table:number-columns-repeated="14"/>
          <table:table-cell table:style-name="ce1"/>
          <table:table-cell table:style-name="ce5"/>
          <table:table-cell table:number-columns-repeated="16367"/>
        </table:table-row>
        <table:table-row table:style-name="ro21">
          <table:table-cell table:number-columns-repeated="4" table:style-name="ce47"/>
          <table:table-cell table:number-columns-repeated="12" table:style-name="ce1"/>
          <table:table-cell table:style-name="ce47"/>
          <table:table-cell table:number-columns-repeated="16367"/>
        </table:table-row>
        <table:table-row table:style-name="ro1">
          <table:table-cell office:value-type="string" table:number-columns-spanned="17" table:number-rows-spanned="1" table:style-name="ce673">
            <text:p>Political and charitable donations</text:p>
          </table:table-cell>
          <table:covered-table-cell table:number-columns-repeated="16"/>
          <table:table-cell table:number-columns-repeated="16367"/>
        </table:table-row>
        <table:table-row table:style-name="ro21">
          <table:table-cell table:number-columns-repeated="2" table:style-name="ce4"/>
          <table:table-cell table:number-columns-repeated="2" table:style-name="ce47"/>
          <table:table-cell table:number-columns-repeated="12" table:style-name="ce1"/>
          <table:table-cell table:style-name="ce5"/>
          <table:table-cell table:number-columns-repeated="16367"/>
        </table:table-row>
        <table:table-row table:style-name="ro30">
          <table:table-cell office:value-type="string" table:number-columns-spanned="16" table:number-rows-spanned="1" table:style-name="ce708">
            <text:p>No charitable donations were made during the year. No contributions to political organisations were made during the year.</text:p>
          </table:table-cell>
          <table:covered-table-cell table:number-columns-repeated="15"/>
          <table:table-cell table:style-name="ce5"/>
          <table:table-cell table:number-columns-repeated="16367"/>
        </table:table-row>
        <table:table-row table:style-name="ro21">
          <table:table-cell table:number-columns-repeated="2" table:style-name="ce4"/>
          <table:table-cell table:number-columns-repeated="2" table:style-name="ce47"/>
          <table:table-cell table:number-columns-repeated="12" table:style-name="ce1"/>
          <table:table-cell table:style-name="ce47"/>
          <table:table-cell table:number-columns-repeated="16367"/>
        </table:table-row>
        <table:table-row table:style-name="ro1">
          <table:table-cell office:value-type="string" table:number-columns-spanned="17" table:number-rows-spanned="1" table:style-name="ce673">
            <text:p>Company policy on the employment of disabled persons</text:p>
          </table:table-cell>
          <table:covered-table-cell table:number-columns-repeated="16"/>
          <table:table-cell table:number-columns-repeated="16367"/>
        </table:table-row>
        <table:table-row table:style-name="ro21">
          <table:table-cell table:number-columns-repeated="2" table:style-name="ce4"/>
          <table:table-cell table:number-columns-repeated="2" table:style-name="ce47"/>
          <table:table-cell table:number-columns-repeated="12" table:style-name="ce1"/>
          <table:table-cell table:style-name="ce5"/>
          <table:table-cell table:number-columns-repeated="16367"/>
        </table:table-row>
        <table:table-row table:style-name="ro30">
          <table:table-cell office:value-type="string" table:number-columns-spanned="16" table:number-rows-spanned="1" table:style-name="ce708">
            <text:p>It is the company’s policy to give employment to disabled persons wherever practicable. At present none of our Employees or Directors are registered disabled.<text:s/></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style-name="ce1"/>
        </table:table-row>
        <table:table-row table:style-name="ro41">
          <table:table-cell office:value-type="string" table:number-columns-spanned="16" table:number-rows-spanned="1" table:style-name="ce536">
            <text:p>You may also enter any additional information that you wish to appear in the directors' report in the field</text:p>
            <text:p>below.</text:p>
          </table:table-cell>
          <table:covered-table-cell table:number-columns-repeated="15"/>
          <table:table-cell table:style-name="ce5"/>
          <table:table-cell table:number-columns-repeated="16367" table:style-name="ce1"/>
        </table:table-row>
        <table:table-row table:style-name="ro7">
          <table:table-cell table:style-name="ce206"/>
          <table:table-cell table:style-name="ce205"/>
          <table:table-cell table:number-columns-repeated="16382" table:style-name="ce1"/>
        </table:table-row>
        <table:table-row table:style-name="ro1">
          <table:table-cell office:value-type="string" table:number-columns-spanned="17" table:number-rows-spanned="1" table:style-name="ce673">
            <text:p>Please enter any additional information in the field below.</text:p>
          </table:table-cell>
          <table:covered-table-cell table:number-columns-repeated="16"/>
          <table:table-cell table:number-columns-repeated="16367" table:style-name="ce1"/>
        </table:table-row>
        <table:table-row table:style-name="ro21">
          <table:table-cell table:number-columns-repeated="4" table:style-name="ce47"/>
          <table:table-cell table:number-columns-repeated="12" table:style-name="ce1"/>
          <table:table-cell table:style-name="ce5"/>
          <table:table-cell table:number-columns-repeated="16367" table:style-name="ce1"/>
        </table:table-row>
        <table:table-row table:style-name="ro30">
          <table:table-cell table:number-columns-spanned="16" table:number-rows-spanned="1" table:style-name="ce691"/>
          <table:covered-table-cell table:number-columns-repeated="15"/>
          <table:table-cell table:style-name="ce5"/>
          <table:table-cell table:number-columns-repeated="16367" table:style-name="ce1"/>
        </table:table-row>
        <table:table-row table:style-name="ro1">
          <table:table-cell table:number-columns-repeated="16" table:style-name="ce1"/>
          <table:table-cell table:style-name="ce5"/>
          <table:table-cell table:number-columns-repeated="16367" table:style-name="ce1"/>
        </table:table-row>
        <table:table-row table:style-name="ro23">
          <table:table-cell office:value-type="string" table:number-columns-spanned="16" table:number-rows-spanned="1" table:style-name="ce441">
            <text:p>It is recommended that you print these Statutory Accounts so that they can be approved before you submit</text:p>
            <text:p>them. Please follow the link below to view and print the accounts.</text:p>
          </table:table-cell>
          <table:covered-table-cell table:number-columns-repeated="15"/>
          <table:table-cell table:style-name="ce5"/>
          <table:table-cell table:number-columns-repeated="16367" table:style-name="ce1"/>
        </table:table-row>
        <table:table-row table:style-name="ro1">
          <table:table-cell table:number-columns-repeated="16" table:style-name="ce1"/>
          <table:table-cell table:style-name="ce5"/>
          <table:table-cell table:number-columns-repeated="16367" table:style-name="ce1"/>
        </table:table-row>
        <table:table-row table:style-name="ro6">
          <table:table-cell office:value-type="string" table:number-columns-spanned="15" table:number-rows-spanned="1" table:style-name="ce667">
            <text:p>Additional Working forms - Not part of HMRC submission, just here to support rounding calculation</text:p>
          </table:table-cell>
          <table:covered-table-cell table:number-columns-repeated="14"/>
          <table:table-cell table:number-columns-repeated="2" table:style-name="ce412"/>
          <table:table-cell table:number-columns-repeated="16367" table:style-name="ce1"/>
        </table:table-row>
        <table:table-row table:style-name="ro7">
          <table:table-cell table:number-columns-repeated="17" table:style-name="ce4"/>
          <table:table-cell table:number-columns-repeated="16367" table:style-name="ce1"/>
        </table:table-row>
        <table:table-row table:style-name="ro1">
          <table:table-cell office:value-type="string" table:number-columns-spanned="17" table:number-rows-spanned="1" table:style-name="ce673">
            <text:p>Cash at Bank - Populated Boxes AC54 and AC55</text:p>
          </table:table-cell>
          <table:covered-table-cell table:number-columns-repeated="16"/>
          <table:table-cell table:number-columns-repeated="16367" table:style-name="ce1"/>
        </table:table-row>
        <table:table-row table:style-name="ro1">
          <table:table-cell office:value-type="string" table:number-columns-spanned="16" table:number-rows-spanned="1" table:style-name="ce414">
            <text:p>These figures are extracted from the individual bank sheets and summed here before applying to the balance sheet</text:p>
          </table:table-cell>
          <table:covered-table-cell table:number-columns-repeated="15"/>
          <table:table-cell table:style-name="ce41"/>
          <table:table-cell table:number-columns-repeated="15" table:style-name="ce30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repeated="16128"/>
        </table:table-row>
        <table:table-row table:style-name="ro1">
          <table:table-cell table:number-columns-repeated="4" table:style-name="ce42"/>
          <table:table-cell table:number-columns-repeated="12" table:style-name="ce40"/>
          <table:table-cell table:style-name="ce41"/>
          <table:table-cell table:number-columns-repeated="16367" table:style-name="ce1"/>
        </table:table-row>
        <table:table-row table:style-name="ro10">
          <table:table-cell office:value-type="string" table:number-columns-spanned="16" table:number-rows-spanned="1" table:style-name="ce414">
            <text:p>A rounding error compensation figure can be used to adjust cash balance and balance the balance sheet.</text:p>
          </table:table-cell>
          <table:covered-table-cell table:number-columns-repeated="15"/>
          <table:table-cell table:style-name="ce41"/>
          <table:table-cell table:number-columns-repeated="16367" table:style-name="ce1"/>
        </table:table-row>
        <table:table-row table:style-name="ro1">
          <table:table-cell table:style-name="ce304"/>
          <table:table-cell table:number-columns-repeated="15" table:style-name="ce301"/>
          <table:table-cell table:style-name="ce41"/>
          <table:table-cell table:number-columns-repeated="16367" table:style-name="ce1"/>
        </table:table-row>
        <table:table-row table:style-name="ro1">
          <table:table-cell table:number-columns-spanned="4" table:number-rows-spanned="1" table:style-name="ce442"/>
          <table:covered-table-cell table:number-columns-repeated="3"/>
          <table:table-cell table:style-name="ce310"/>
          <table:table-cell table:number-columns-repeated="11" table:style-name="ce302"/>
          <table:table-cell table:style-name="ce41"/>
          <table:table-cell table:number-columns-repeated="16367"/>
        </table:table-row>
        <table:table-row table:style-name="ro1">
          <table:table-cell table:style-name="ce39"/>
          <table:table-cell table:number-columns-repeated="3" table:style-name="ce47"/>
          <table:table-cell table:style-name="ce1"/>
          <table:table-cell office:value-type="string" table:number-columns-spanned="4" table:number-rows-spanned="1" table:style-name="ce442">
            <text:p>Current year account balances</text:p>
          </table:table-cell>
          <table:covered-table-cell table:number-columns-repeated="3"/>
          <table:table-cell table:number-columns-repeated="2" table:style-name="ce1"/>
          <table:table-cell office:value-type="string" office:string-value="Previous year account balances" table:formula="msoxl:=IF(H72&gt;0,&quot;Previous year account balances&quot;,&quot;&quot;)" table:number-columns-spanned="4" table:number-rows-spanned="1" table:style-name="ce442">
            <text:p>Previous year account balances</text:p>
          </table:table-cell>
          <table:covered-table-cell table:number-columns-repeated="3"/>
          <table:table-cell table:style-name="ce1"/>
          <table:table-cell table:style-name="ce5"/>
          <table:table-cell table:number-columns-repeated="16367"/>
        </table:table-row>
        <table:table-row table:style-name="ro1">
          <table:table-cell table:number-columns-spanned="2" table:number-rows-spanned="1" table:style-name="ce442"/>
          <table:covered-table-cell/>
          <table:table-cell table:number-columns-repeated="3" table:style-name="ce310"/>
          <table:table-cell office:value-type="string" office:string-value="2013" table:formula="msoxl:=TEXT(N2,&quot;yyyy&quot;)" table:style-name="ce302">
            <text:p>2013</text:p>
          </table:table-cell>
          <table:table-cell table:number-columns-repeated="5" table:style-name="ce302"/>
          <table:table-cell office:value-type="string" office:string-value="" table:formula="msoxl:=IF(H72&gt;0,TEXT(H72,&quot;yyyy&quot;),&quot;&quot;)" table:number-columns-spanned="4" table:number-rows-spanned="1" table:style-name="ce444"/>
          <table:covered-table-cell table:number-columns-repeated="3"/>
          <table:table-cell table:style-name="ce302"/>
          <table:table-cell table:style-name="ce41"/>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81">
            <text:p>Unadjusted Total net assets (liabilities):</text:p>
          </table:table-cell>
          <table:covered-table-cell table:number-columns-repeated="3"/>
          <table:table-cell table:style-name="ce303"/>
          <table:table-cell office:value-type="string" table:style-name="ce83">
            <text:p>AC68</text:p>
          </table:table-cell>
          <table:table-cell office:value-type="string" table:style-name="ce177">
            <text:p>£</text:p>
          </table:table-cell>
          <table:table-cell office:value-type="float" office:value="0" table:formula="msoxl:=(H252+(SUM(H258,H261,H1213)-H270))-H279-H283" table:number-columns-spanned="2" table:number-rows-spanned="1" table:style-name="ce447">
            <text:p>0.00</text:p>
          </table:table-cell>
          <table:covered-table-cell/>
          <table:table-cell table:style-name="ce315"/>
          <table:table-cell table:style-name="ce306"/>
          <table:table-cell office:value-type="string" table:style-name="ce83">
            <text:p>AC69</text:p>
          </table:table-cell>
          <table:table-cell office:value-type="string" table:style-name="ce322">
            <text:p>£</text:p>
          </table:table-cell>
          <table:table-cell office:value-type="float" office:value="0" table:formula="msoxl:=N286" table:number-columns-spanned="2" table:number-rows-spanned="1" table:style-name="ce447">
            <text:p>0.00</text:p>
          </table:table-cell>
          <table:covered-table-cell/>
          <table:table-cell table:style-name="ce307"/>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2">
            <text:p>Total shareholders funds:</text:p>
          </table:table-cell>
          <table:covered-table-cell table:number-columns-repeated="3"/>
          <table:table-cell table:style-name="ce300"/>
          <table:table-cell office:value-type="string" table:style-name="ce83">
            <text:p>AC80</text:p>
          </table:table-cell>
          <table:table-cell office:value-type="string" table:style-name="ce155">
            <text:p>£</text:p>
          </table:table-cell>
          <table:table-cell office:value-type="float" office:value="0" table:formula="msoxl:=H309" table:number-columns-spanned="2" table:number-rows-spanned="1" table:style-name="ce445">
            <text:p>0.00</text:p>
          </table:table-cell>
          <table:covered-table-cell/>
          <table:table-cell table:style-name="ce312"/>
          <table:table-cell table:style-name="ce308"/>
          <table:table-cell office:value-type="string" table:style-name="ce83">
            <text:p>AC81</text:p>
          </table:table-cell>
          <table:table-cell office:value-type="string" table:style-name="ce155">
            <text:p>£</text:p>
          </table:table-cell>
          <table:table-cell office:value-type="float" office:value="0" table:formula="msoxl:=N309" table:number-columns-spanned="2" table:number-rows-spanned="1" table:style-name="ce445">
            <text:p>0.00</text:p>
          </table:table-cell>
          <table:covered-table-cell/>
          <table:table-cell table:style-name="ce309"/>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number-rows-repeated="2"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style-name="ce36"/>
          <table:table-cell table:style-name="ce81"/>
          <table:table-cell table:number-columns-repeated="2"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office:string-value="Bank Current Account:" table:formula="msoxl:='C:\Users\antony\diy\GB Accounts\GB Accounts 2012-13\GB Accounts Company 2013-03-31 (Mar13) Excel 2007\tmp\[Financialaccounts.ods]TrialBalance'!$B$22&amp;&quot;:&quot;" table:number-columns-spanned="4" table:number-rows-spanned="1" table:style-name="ce678">
            <text:p>Bank Current Account:</text:p>
          </table:table-cell>
          <table:covered-table-cell table:number-columns-repeated="3"/>
          <table:table-cell table:style-name="ce303"/>
          <table:table-cell office:value-type="string" table:style-name="ce83">
            <text:p>N/A</text:p>
          </table:table-cell>
          <table:table-cell office:value-type="string" table:style-name="ce308">
            <text:p>£</text:p>
          </table:table-cell>
          <table:table-cell office:value-type="float" office:value="0" table:formula="msoxl:=ROUND('C:\Users\antony\diy\GB Accounts\GB Accounts 2012-13\GB Accounts Company 2013-03-31 (Mar13) Excel 2007\tmp\[Financialaccounts.ods]TrialBalance'!EJ22,D2)" table:number-columns-spanned="2" table:number-rows-spanned="1" table:style-name="ce567">
            <text:p>0.00</text:p>
          </table:table-cell>
          <table:covered-table-cell/>
          <table:table-cell table:style-name="ce315"/>
          <table:table-cell table:style-name="ce306"/>
          <table:table-cell office:value-type="string" table:style-name="ce83">
            <text:p>N/A</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TrialBalance'!D22,D2),&quot;&quot;)" table:number-columns-spanned="2" table:number-rows-spanned="1" table:style-name="ce567">
            <text:p>0.00</text:p>
          </table:table-cell>
          <table:covered-table-cell/>
          <table:table-cell table:style-name="ce307"/>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style-name="ce13"/>
          <table:table-cell table:style-name="ce82"/>
          <table:table-cell table:number-columns-repeated="2"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office:string-value="Bank Savings Account:" table:formula="msoxl:='C:\Users\antony\diy\GB Accounts\GB Accounts 2012-13\GB Accounts Company 2013-03-31 (Mar13) Excel 2007\tmp\[Financialaccounts.ods]TrialBalance'!$B$23&amp;&quot;:&quot;" table:number-columns-spanned="4" table:number-rows-spanned="1" table:style-name="ce680">
            <text:p>Bank Savings Account:</text:p>
          </table:table-cell>
          <table:covered-table-cell table:number-columns-repeated="3"/>
          <table:table-cell table:style-name="ce300"/>
          <table:table-cell office:value-type="string" table:style-name="ce83">
            <text:p>N/A</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23,D2)" table:number-columns-spanned="2" table:number-rows-spanned="1" table:style-name="ce567">
            <text:p>0.00</text:p>
          </table:table-cell>
          <table:covered-table-cell/>
          <table:table-cell table:style-name="ce312"/>
          <table:table-cell table:style-name="ce308"/>
          <table:table-cell office:value-type="string" table:style-name="ce83">
            <text:p>N/A</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TrialBalance'!D23,D2),&quot;&quot;)" table:number-columns-spanned="2" table:number-rows-spanned="1" table:style-name="ce567">
            <text:p>0.00</text:p>
          </table:table-cell>
          <table:covered-table-cell/>
          <table:table-cell table:style-name="ce309"/>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style-name="ce36"/>
          <table:table-cell table:style-name="ce81"/>
          <table:table-cell table:number-columns-repeated="2"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office:string-value="Credit Card Account:" table:formula="msoxl:='C:\Users\antony\diy\GB Accounts\GB Accounts 2012-13\GB Accounts Company 2013-03-31 (Mar13) Excel 2007\tmp\[Financialaccounts.ods]TrialBalance'!$B$24&amp;&quot;:&quot;" table:number-columns-spanned="4" table:number-rows-spanned="1" table:style-name="ce678">
            <text:p>Credit Card Account:</text:p>
          </table:table-cell>
          <table:covered-table-cell table:number-columns-repeated="3"/>
          <table:table-cell table:style-name="ce303"/>
          <table:table-cell office:value-type="string" table:style-name="ce83">
            <text:p>N/A</text:p>
          </table:table-cell>
          <table:table-cell office:value-type="string" table:style-name="ce308">
            <text:p>£</text:p>
          </table:table-cell>
          <table:table-cell office:value-type="float" office:value="0" table:formula="msoxl:=ROUND('C:\Users\antony\diy\GB Accounts\GB Accounts 2012-13\GB Accounts Company 2013-03-31 (Mar13) Excel 2007\tmp\[Financialaccounts.ods]TrialBalance'!EJ24,D2)" table:number-columns-spanned="2" table:number-rows-spanned="1" table:style-name="ce567">
            <text:p>0.00</text:p>
          </table:table-cell>
          <table:covered-table-cell/>
          <table:table-cell table:style-name="ce315"/>
          <table:table-cell table:style-name="ce306"/>
          <table:table-cell office:value-type="string" table:style-name="ce83">
            <text:p>N/A</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TrialBalance'!D24,D2),&quot;&quot;)" table:number-columns-spanned="2" table:number-rows-spanned="1" table:style-name="ce567">
            <text:p>0.00</text:p>
          </table:table-cell>
          <table:covered-table-cell/>
          <table:table-cell table:style-name="ce307"/>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style-name="ce13"/>
          <table:table-cell table:style-name="ce82"/>
          <table:table-cell table:number-columns-repeated="2"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office:string-value="Cash Account:" table:formula="msoxl:='C:\Users\antony\diy\GB Accounts\GB Accounts 2012-13\GB Accounts Company 2013-03-31 (Mar13) Excel 2007\tmp\[Financialaccounts.ods]TrialBalance'!$B$25&amp;&quot;:&quot;" table:number-columns-spanned="4" table:number-rows-spanned="1" table:style-name="ce680">
            <text:p>Cash Account:</text:p>
          </table:table-cell>
          <table:covered-table-cell table:number-columns-repeated="3"/>
          <table:table-cell table:style-name="ce300"/>
          <table:table-cell office:value-type="string" table:style-name="ce83">
            <text:p>N/A</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25,D2)" table:number-columns-spanned="2" table:number-rows-spanned="1" table:style-name="ce567">
            <text:p>0.00</text:p>
          </table:table-cell>
          <table:covered-table-cell/>
          <table:table-cell table:style-name="ce312"/>
          <table:table-cell table:style-name="ce308"/>
          <table:table-cell office:value-type="string" table:style-name="ce83">
            <text:p>N/A</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TrialBalance'!D25,D2),&quot;&quot;)" table:number-columns-spanned="2" table:number-rows-spanned="1" table:style-name="ce567">
            <text:p>0.00</text:p>
          </table:table-cell>
          <table:covered-table-cell/>
          <table:table-cell table:style-name="ce309"/>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office:string-value="Intra Cash &amp; Bank Transfers:" table:formula="msoxl:='C:\Users\antony\diy\GB Accounts\GB Accounts 2012-13\GB Accounts Company 2013-03-31 (Mar13) Excel 2007\tmp\[Financialaccounts.ods]TrialBalance'!$B$26&amp;&quot;:&quot;" table:number-columns-spanned="4" table:number-rows-spanned="1" table:style-name="ce678">
            <text:p>Intra Cash &amp; Bank Transfers:</text:p>
          </table:table-cell>
          <table:covered-table-cell table:number-columns-repeated="3"/>
          <table:table-cell table:style-name="ce303"/>
          <table:table-cell office:value-type="string" table:style-name="ce83">
            <text:p>N/A</text:p>
          </table:table-cell>
          <table:table-cell office:value-type="string" table:style-name="ce79">
            <text:p>£</text:p>
          </table:table-cell>
          <table:table-cell office:value-type="float" office:value="0" table:formula="msoxl:=ROUND('C:\Users\antony\diy\GB Accounts\GB Accounts 2012-13\GB Accounts Company 2013-03-31 (Mar13) Excel 2007\tmp\[Financialaccounts.ods]TrialBalance'!EJ26,D2)" table:number-columns-spanned="2" table:number-rows-spanned="1" table:style-name="ce567">
            <text:p>0.00</text:p>
          </table:table-cell>
          <table:covered-table-cell/>
          <table:table-cell table:style-name="ce315"/>
          <table:table-cell table:style-name="ce306"/>
          <table:table-cell office:value-type="string" table:style-name="ce83">
            <text:p>N/A</text:p>
          </table:table-cell>
          <table:table-cell office:value-type="string" table:style-name="ce80">
            <text:p>£</text:p>
          </table:table-cell>
          <table:table-cell office:value-type="float" office:value="0" table:formula="msoxl:=IF(H72&gt;0,ROUND('C:\Users\antony\diy\GB Accounts\GB Accounts 2012-13\GB Accounts Company 2013-03-31 (Mar13) Excel 2007\tmp\[Financialaccounts.ods]TrialBalance'!D26,D2),&quot;&quot;)" table:number-columns-spanned="2" table:number-rows-spanned="1" table:style-name="ce567">
            <text:p>0.00</text:p>
          </table:table-cell>
          <table:covered-table-cell/>
          <table:table-cell table:style-name="ce307"/>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Unadjusted Cash at bank and in hand:</text:p>
          </table:table-cell>
          <table:covered-table-cell table:number-columns-repeated="3"/>
          <table:table-cell table:style-name="ce300"/>
          <table:table-cell office:value-type="string" table:style-name="ce83">
            <text:p>AC54</text:p>
          </table:table-cell>
          <table:table-cell office:value-type="string" table:style-name="ce80">
            <text:p>£</text:p>
          </table:table-cell>
          <table:table-cell office:value-type="float" office:value="0" table:formula="msoxl:=IF(SUM(H1198,H1201,H1204)&gt;0,SUM(H1198,H1201,H1204,H1207,H1210),H1207)" table:number-columns-spanned="2" table:number-rows-spanned="1" table:style-name="ce567">
            <text:p>0.00</text:p>
          </table:table-cell>
          <table:covered-table-cell/>
          <table:table-cell table:style-name="ce312"/>
          <table:table-cell table:style-name="ce308"/>
          <table:table-cell office:value-type="string" table:style-name="ce83">
            <text:p>AC55</text:p>
          </table:table-cell>
          <table:table-cell office:value-type="string" table:style-name="ce80">
            <text:p>£</text:p>
          </table:table-cell>
          <table:table-cell office:value-type="float" office:value="0" table:formula="msoxl:=IF(SUM(N1198,N1201,N1204)&gt;0,SUM(N1198,N1201,N1204,N1207,N1210),N1207)" table:number-columns-spanned="2" table:number-rows-spanned="1" table:style-name="ce567">
            <text:p>0.00</text:p>
          </table:table-cell>
          <table:covered-table-cell/>
          <table:table-cell table:style-name="ce309"/>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5">
          <table:table-cell office:value-type="string" table:number-columns-spanned="4" table:number-rows-spanned="1" table:style-name="ce681">
            <text:p>Rounding error apparent?</text:p>
          </table:table-cell>
          <table:covered-table-cell table:number-columns-repeated="3"/>
          <table:table-cell table:style-name="ce303"/>
          <table:table-cell office:value-type="string" table:style-name="ce83">
            <text:p>N/A</text:p>
          </table:table-cell>
          <table:table-cell office:value-type="string" table:style-name="ce306">
            <text:p>£</text:p>
          </table:table-cell>
          <table:table-cell office:value-type="string" office:string-value="No" table:formula="msoxl:=IF(ABS(H1190-H1193)&gt;0,&quot;Yes&quot;,&quot;No&quot;)" table:number-columns-spanned="2" table:number-rows-spanned="1" table:style-name="ce447">
            <text:p>No</text:p>
          </table:table-cell>
          <table:covered-table-cell/>
          <table:table-cell table:style-name="ce315"/>
          <table:table-cell table:style-name="ce306"/>
          <table:table-cell office:value-type="string" table:number-columns-spanned="4" table:number-rows-spanned="1" table:style-name="ce419">
            <text:p>Manual adjstment possible below.</text:p>
          </table:table-cell>
          <table:covered-table-cell table:number-columns-repeated="3"/>
          <table:table-cell table:style-name="ce307"/>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2" table:style-name="ce27"/>
          <table:table-cell table:style-name="ce17"/>
          <table:table-cell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4" table:number-rows-spanned="1" table:style-name="ce680">
            <text:p>Rounding error compensation:</text:p>
          </table:table-cell>
          <table:covered-table-cell table:number-columns-repeated="3"/>
          <table:table-cell table:style-name="ce300"/>
          <table:table-cell office:value-type="string" table:style-name="ce83">
            <text:p>N/A</text:p>
          </table:table-cell>
          <table:table-cell office:value-type="string" table:style-name="ce80">
            <text:p>£</text:p>
          </table:table-cell>
          <table:table-cell office:value-type="float" office:value="0" table:formula="msoxl:=IF(H1217=&quot;Yes&quot;,D3,0)" table:number-columns-spanned="2" table:number-rows-spanned="1" table:style-name="ce567">
            <text:p>0.00</text:p>
          </table:table-cell>
          <table:covered-table-cell/>
          <table:table-cell table:style-name="ce312"/>
          <table:table-cell table:style-name="ce308"/>
          <table:table-cell office:value-type="string" table:style-name="ce83">
            <text:p>N/A</text:p>
          </table:table-cell>
          <table:table-cell office:value-type="string" table:style-name="ce80">
            <text:p>£</text:p>
          </table:table-cell>
          <table:table-cell office:value-type="float" office:value="0" table:number-columns-spanned="2" table:number-rows-spanned="1" table:style-name="ce567">
            <text:p>0.00</text:p>
          </table:table-cell>
          <table:covered-table-cell/>
          <table:table-cell table:style-name="ce309"/>
          <table:table-cell table:style-name="ce5"/>
          <table:table-cell table:number-columns-repeated="16367"/>
        </table:table-row>
        <table:table-row table:style-name="ro7">
          <table:table-cell table:style-name="ce61"/>
          <table:table-cell table:number-columns-repeated="2" table:style-name="ce28"/>
          <table:table-cell table:style-name="ce19"/>
          <table:table-cell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2" table:style-name="ce26"/>
          <table:table-cell table:style-name="ce15"/>
          <table:table-cell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4" table:number-rows-spanned="1" table:style-name="ce681">
            <text:p>Adjusted cash at bank and in hand:</text:p>
          </table:table-cell>
          <table:covered-table-cell table:number-columns-repeated="3"/>
          <table:table-cell table:style-name="ce303"/>
          <table:table-cell office:value-type="string" table:style-name="ce83">
            <text:p>AC54</text:p>
          </table:table-cell>
          <table:table-cell office:value-type="string" table:style-name="ce306">
            <text:p>£</text:p>
          </table:table-cell>
          <table:table-cell office:value-type="float" office:value="0" table:formula="msoxl:=IF(SUM(H1198,H1201,H1204,H1207)&gt;0,SUM(H1198,H1201,H1204,H1207,H1210),H1207)+H1220" table:number-columns-spanned="2" table:number-rows-spanned="1" table:style-name="ce447">
            <text:p>0.00</text:p>
          </table:table-cell>
          <table:covered-table-cell/>
          <table:table-cell table:style-name="ce315"/>
          <table:table-cell table:style-name="ce306"/>
          <table:table-cell office:value-type="string" table:style-name="ce83">
            <text:p>AC55</text:p>
          </table:table-cell>
          <table:table-cell office:value-type="string" table:style-name="ce306">
            <text:p>£</text:p>
          </table:table-cell>
          <table:table-cell office:value-type="float" office:value="0" table:formula="msoxl:=IF(H72&gt;0,IF(SUM(N1198,N1201,N1204,N1207)&gt;0,SUM(N1198,N1201,N1204,N1207,N1210),N1207)+N1220,&quot;&quot;)" table:number-columns-spanned="2" table:number-rows-spanned="1" table:style-name="ce447">
            <text:p>0.00</text:p>
          </table:table-cell>
          <table:covered-table-cell/>
          <table:table-cell table:style-name="ce307"/>
          <table:table-cell table:style-name="ce5"/>
          <table:table-cell table:number-columns-repeated="16367"/>
        </table:table-row>
        <table:table-row table:style-name="ro7">
          <table:table-cell table:style-name="ce58"/>
          <table:table-cell table:number-columns-repeated="2" table:style-name="ce24"/>
          <table:table-cell table:style-name="ce12"/>
          <table:table-cell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Computations</text:p>
          </table:table-cell>
          <table:covered-table-cell table:number-columns-repeated="3"/>
          <table:table-cell table:style-name="ce332"/>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spanned="17" table:number-rows-spanned="1" table:style-name="ce679"/>
          <table:covered-table-cell table:number-columns-repeated="16"/>
          <table:table-cell table:number-columns-repeated="16367"/>
        </table:table-row>
        <table:table-row table:style-name="ro34">
          <table:table-cell office:value-type="string" table:number-columns-spanned="15" table:number-rows-spanned="1" table:style-name="ce537">
            <text:p>In this service you can enter information about your profit and loss account and trading account. This will assist you in calculating your profit or loss adjusted for tax purposes and automatically complete most of the form CT600 Company - Short Tax Return for you.</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34">
          <table:table-cell office:value-type="string" table:number-columns-spanned="15" table:number-rows-spanned="1" table:style-name="ce537">
            <text:p>If you don’t use this service you will be required to attach your computations in inline XBRL or PDF format when submitting your Company Tax Return. This service will not be able to cross check any figures in your form CT600 Company – Short Tax Return if you provide separate computations.</text:p>
          </table:table-cell>
          <table:covered-table-cell table:number-columns-repeated="14"/>
          <table:table-cell table:style-name="ce40"/>
          <table:table-cell table:style-name="ce41"/>
          <table:table-cell table:number-columns-repeated="16367"/>
        </table:table-row>
        <table:table-row table:number-rows-repeated="2" table:style-name="ro1">
          <table:table-cell table:number-columns-repeated="16" table:style-name="ce1"/>
          <table:table-cell table:style-name="ce41"/>
          <table:table-cell table:number-columns-repeated="16367"/>
        </table:table-row>
        <table:table-row table:style-name="ro10">
          <table:table-cell office:value-type="string" table:number-columns-spanned="9" table:number-rows-spanned="1" table:style-name="ce471">
            <text:p>Do you want to use the computations service?</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10">
          <table:table-cell office:value-type="string" office:string-value="Do your accounts start on 01 Apr 2012?" table:formula="msoxl:=&quot;Do your accounts start on &quot; &amp; TEXT(J2,&quot;dd Mmm yyyy&quot;) &amp; &quot;?&quot;" table:number-columns-spanned="9" table:number-rows-spanned="1" table:style-name="ce471">
            <text:p>Do your accounts start on 01 Apr 2012?</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10">
          <table:table-cell office:value-type="string" office:string-value="Do your accounts end on 31 Mar 2013?" table:formula="msoxl:=&quot;Do your accounts end on &quot; &amp; TEXT(N2,&quot;dd Mmm yyyy&quot;) &amp; &quot;?&quot;" table:number-columns-spanned="9" table:number-rows-spanned="1" table:style-name="ce471">
            <text:p>Do your accounts end on 31 Mar 2013?</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657">
            <text:p>Start date of accounts:</text:p>
          </table:table-cell>
          <table:covered-table-cell table:number-columns-repeated="8"/>
          <table:table-cell table:style-name="ce338"/>
          <table:table-cell table:style-name="ce337"/>
          <table:table-cell office:value-type="string" table:style-name="ce83">
            <text:p>CP1</text:p>
          </table:table-cell>
          <table:table-cell table:style-name="ce322"/>
          <table:table-cell office:value-type="date" office:date-value="2012-04-01T00:00:00" table:formula="msoxl:=J2" table:number-columns-spanned="2" table:number-rows-spanned="1" table:style-name="ce659">
            <text:p>01/04/2012</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9" table:number-rows-spanned="1" table:style-name="ce664">
            <text:p>End date of accounts:</text:p>
          </table:table-cell>
          <table:covered-table-cell table:number-columns-repeated="8"/>
          <table:table-cell table:style-name="ce340"/>
          <table:table-cell table:style-name="ce339"/>
          <table:table-cell office:value-type="string" table:style-name="ce83">
            <text:p>CP2</text:p>
          </table:table-cell>
          <table:table-cell table:style-name="ce155"/>
          <table:table-cell office:value-type="date" office:date-value="2013-03-31T00:00:00" table:formula="msoxl:=N2" table:number-columns-spanned="2" table:number-rows-spanned="1" table:style-name="ce661">
            <text:p>31/03/2013</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657">
            <text:p><text:span text:style-name="T10">[Omitted from 2011]</text:span><text:s/>Profits or losses before tax as they appear in your accounts:<text:s/><text:span text:style-name="T5">*</text:span></text:p>
          </table:table-cell>
          <table:covered-table-cell table:number-columns-repeated="8"/>
          <table:table-cell table:style-name="ce338"/>
          <table:table-cell table:style-name="ce337"/>
          <table:table-cell office:value-type="string" table:style-name="ce83">
            <text:p>CP3</text:p>
          </table:table-cell>
          <table:table-cell office:value-type="string" table:style-name="ce80">
            <text:p>£</text:p>
          </table:table-cell>
          <table:table-cell office:value-type="float" office:value="0" table:formula="msoxl:=H188"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3"/>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9" table:number-rows-spanned="1" table:style-name="ce664">
            <text:p><text:span text:style-name="T10">[Omitted from 2011]</text:span><text:s/>Profits or losses before tax allocated to this accounting period:<text:s/><text:span text:style-name="T5">*</text:span></text:p>
          </table:table-cell>
          <table:covered-table-cell table:number-columns-repeated="8"/>
          <table:table-cell table:style-name="ce340"/>
          <table:table-cell table:style-name="ce339"/>
          <table:table-cell office:value-type="string" table:style-name="ce83">
            <text:p>CP6</text:p>
          </table:table-cell>
          <table:table-cell office:value-type="string" table:style-name="ce80">
            <text:p>£</text:p>
          </table:table-cell>
          <table:table-cell office:value-type="float" office:value="0" table:formula="msoxl:=N1248"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5"/>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Trading accounts</text:p>
          </table:table-cell>
          <table:covered-table-cell table:number-columns-repeated="3"/>
          <table:table-cell table:style-name="ce332"/>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spanned="17" table:number-rows-spanned="1" table:style-name="ce679"/>
          <table:covered-table-cell table:number-columns-repeated="16"/>
          <table:table-cell table:number-columns-repeated="16367"/>
        </table:table-row>
        <table:table-row table:style-name="ro34">
          <table:table-cell office:value-type="string" table:number-columns-spanned="15" table:number-rows-spanned="1" table:style-name="ce537">
            <text:p>The entries you enter here should be taken from the business accounts for this accounting period. The cost of sales and gross profit entries are calculated for you. Expenses can be entered on the next page.</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34">
          <table:table-cell office:value-type="string" table:number-columns-spanned="15" table:number-rows-spanned="1" table:style-name="ce537">
            <text:p>If your accounts cover a period longer than the accounting period then you will need to apportion the figures. A professional advisor can help you do this.</text:p>
          </table:table-cell>
          <table:covered-table-cell table:number-columns-repeated="14"/>
          <table:table-cell table:style-name="ce40"/>
          <table:table-cell table:style-name="ce41"/>
          <table:table-cell table:number-columns-repeated="16367"/>
        </table:table-row>
        <table:table-row table:style-name="ro1">
          <table:table-cell table:number-columns-repeated="16384"/>
        </table:table-row>
        <table:table-row table:style-name="ro1">
          <table:table-cell office:value-type="string" table:number-columns-spanned="17" table:number-rows-spanned="1" table:style-name="ce673">
            <text:p>Turnover</text:p>
          </table:table-cell>
          <table:covered-table-cell table:number-columns-repeated="16"/>
          <table:table-cell table:number-columns-repeated="16367"/>
        </table:table-row>
        <table:table-row table:style-name="ro7">
          <table:table-cell table:number-columns-spanned="16" table:number-rows-spanned="1" table:style-name="ce686"/>
          <table:covered-table-cell table:number-columns-repeated="15"/>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657">
            <text:p>Turnover/sales:<text:s/><text:span text:style-name="T5">*</text:span></text:p>
          </table:table-cell>
          <table:covered-table-cell table:number-columns-repeated="8"/>
          <table:table-cell table:style-name="ce338"/>
          <table:table-cell table:style-name="ce337"/>
          <table:table-cell office:value-type="string" table:style-name="ce83">
            <text:p>CP7</text:p>
          </table:table-cell>
          <table:table-cell office:value-type="string" table:style-name="ce80">
            <text:p>£</text:p>
          </table:table-cell>
          <table:table-cell office:value-type="float" office:value="0" table:formula="msoxl:=-SUM(ROUND('C:\Users\antony\diy\GB Accounts\GB Accounts 2012-13\GB Accounts Company 2013-03-31 (Mar13) Excel 2007\tmp\[Financialaccounts.ods]TrialBalance'!EJ53,D2),ROUND('C:\Users\antony\diy\GB Accounts\GB Accounts 2012-13\GB Accounts Company 2013-03-31 (Mar13) Excel 2007\tmp\[Financialaccounts.ods]TrialBalance'!EJ54,D2),ROUND('C:\Users\antony\diy\GB Accounts\GB Accounts 2012-13\GB Accounts Company 2013-03-31 (Mar13) Excel 2007\tmp\[Financialaccounts.ods]TrialBalance'!EJ55,D2),ROUND('C:\Users\antony\diy\GB Accounts\GB Accounts 2012-13\GB Accounts Company 2013-03-31 (Mar13) Excel 2007\tmp\[Financialaccounts.ods]TrialBalance'!EJ56,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style-name="ce336"/>
          <table:table-cell table:number-columns-repeated="15" table:style-name="ce331"/>
          <table:table-cell table:style-name="ce4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Cost of sales</text:p>
          </table:table-cell>
          <table:covered-table-cell table:number-columns-repeated="16"/>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10">
          <table:table-cell office:value-type="string" table:number-columns-spanned="9" table:number-rows-spanned="1" table:style-name="ce471">
            <text:p>Do you want to enter a breakdown of cost of sales?</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table-row>
        <table:table-row table:style-name="ro10">
          <table:table-cell table:number-columns-repeated="9" table:style-name="ce335"/>
          <table:table-cell table:style-name="ce71"/>
          <table:table-cell table:style-name="ce72"/>
          <table:table-cell table:style-name="ce73"/>
          <table:table-cell table:number-columns-repeated="3" table:style-name="ce72"/>
          <table:table-cell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Opening stock/work in progress:</text:p>
          </table:table-cell>
          <table:covered-table-cell table:number-columns-repeated="9"/>
          <table:table-cell table:style-name="ce337"/>
          <table:table-cell office:value-type="string" table:style-name="ce83">
            <text:p>CP9</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D$19,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Purchases:</text:p>
          </table:table-cell>
          <table:covered-table-cell table:number-columns-repeated="9"/>
          <table:table-cell table:style-name="ce339"/>
          <table:table-cell office:value-type="string" table:style-name="ce83">
            <text:p>CP10</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60)-'C:\Users\antony\diy\GB Accounts\GB Accounts 2012-13\GB Accounts Company 2013-03-31 (Mar13) Excel 2007\tmp\[Financialaccounts.ods]TrialBalance'!D19+'C:\Users\antony\diy\GB Accounts\GB Accounts 2012-13\GB Accounts Company 2013-03-31 (Mar13) Excel 2007\tmp\[Financialaccounts.ods]TrialBalance'!EJ19,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Direct overheads related to cost of sales:</text:p>
          </table:table-cell>
          <table:covered-table-cell table:number-columns-repeated="9"/>
          <table:table-cell table:style-name="ce337"/>
          <table:table-cell office:value-type="string" table:style-name="ce83">
            <text:p>CP11</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62+'C:\Users\antony\diy\GB Accounts\GB Accounts 2012-13\GB Accounts Company 2013-03-31 (Mar13) Excel 2007\tmp\[Financialaccounts.ods]TrialBalance'!EJ70,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Closing stock/work in progress:</text:p>
          </table:table-cell>
          <table:covered-table-cell table:number-columns-repeated="9"/>
          <table:table-cell table:style-name="ce339"/>
          <table:table-cell office:value-type="string" table:style-name="ce83">
            <text:p>CP12</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19,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Cost of sales:</text:p>
          </table:table-cell>
          <table:covered-table-cell table:number-columns-repeated="9"/>
          <table:table-cell table:style-name="ce337"/>
          <table:table-cell office:value-type="string" table:style-name="ce83">
            <text:p>CP13</text:p>
          </table:table-cell>
          <table:table-cell office:value-type="string" table:style-name="ce322">
            <text:p>£</text:p>
          </table:table-cell>
          <table:table-cell office:value-type="float" office:value="0" table:formula="msoxl:=SUM(N1274,N1277,N1280)-N1283"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1">
          <table:table-cell table:number-columns-repeated="16384" table:style-name="ce1"/>
        </table:table-row>
        <table:table-row table:style-name="ro1">
          <table:table-cell office:value-type="string" table:number-columns-spanned="17" table:number-rows-spanned="1" table:style-name="ce673">
            <text:p>Gross profit or losses</text:p>
          </table:table-cell>
          <table:covered-table-cell table:number-columns-repeated="16"/>
          <table:table-cell table:number-columns-repeated="16367"/>
        </table:table-row>
        <table:table-row table:style-name="ro7">
          <table:table-cell table:number-columns-spanned="16" table:number-rows-spanned="1" table:style-name="ce686"/>
          <table:covered-table-cell table:number-columns-repeated="15"/>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Gross profit or losses:</text:p>
          </table:table-cell>
          <table:covered-table-cell table:number-columns-repeated="8"/>
          <table:table-cell table:style-name="ce338"/>
          <table:table-cell table:style-name="ce337"/>
          <table:table-cell office:value-type="string" table:style-name="ce83">
            <text:p>CP14</text:p>
          </table:table-cell>
          <table:table-cell office:value-type="string" table:style-name="ce322">
            <text:p>£</text:p>
          </table:table-cell>
          <table:table-cell office:value-type="float" office:value="0" table:formula="msoxl:=N1265-N1286"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style-name="ce336"/>
          <table:table-cell table:number-columns-repeated="15" table:style-name="ce331"/>
          <table:table-cell table:style-name="ce41"/>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Expenses</text:p>
          </table:table-cell>
          <table:covered-table-cell table:number-columns-repeated="3"/>
          <table:table-cell table:style-name="ce332"/>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spanned="17" table:number-rows-spanned="1" table:style-name="ce679"/>
          <table:covered-table-cell table:number-columns-repeated="16"/>
          <table:table-cell table:number-columns-repeated="16367"/>
        </table:table-row>
        <table:table-row table:style-name="ro34">
          <table:table-cell office:value-type="string" table:number-columns-spanned="15" table:number-rows-spanned="1" table:style-name="ce537">
            <text:p>Please enter the expenses as shown in your accounts. You may need to add items together to enter these into the most appropriate box. Try not to enter too many items under sundry expenses.</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5" table:number-rows-spanned="1" table:style-name="ce537">
            <text:p>Please enter data in whole pounds sterling.</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1">
          <table:table-cell table:number-columns-repeated="16384" table:style-name="ce1"/>
        </table:table-row>
        <table:table-row table:style-name="ro1">
          <table:table-cell office:value-type="string" table:number-columns-spanned="17" table:number-rows-spanned="1" table:style-name="ce673">
            <text:p>Directors', employees and subcontractor costs</text:p>
          </table:table-cell>
          <table:covered-table-cell table:number-columns-repeated="16"/>
          <table:table-cell table:number-columns-repeated="16367"/>
        </table:table-row>
        <table:table-row table:style-name="ro7">
          <table:table-cell table:number-columns-spanned="16" table:number-rows-spanned="1" table:style-name="ce686"/>
          <table:covered-table-cell table:number-columns-repeated="15"/>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Directors' pension:</text:p>
          </table:table-cell>
          <table:covered-table-cell table:number-columns-repeated="9"/>
          <table:table-cell table:style-name="ce337"/>
          <table:table-cell office:value-type="string" table:style-name="ce83">
            <text:p>CP15</text:p>
          </table:table-cell>
          <table:table-cell office:value-type="string" table:style-name="ce80">
            <text:p>£</text:p>
          </table:table-cell>
          <table:table-cell office:value-type="float" office:value="0" table:formula="msoxl:=H477"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Directors' remuneration:</text:p>
          </table:table-cell>
          <table:covered-table-cell table:number-columns-repeated="9"/>
          <table:table-cell table:style-name="ce339"/>
          <table:table-cell office:value-type="string" table:style-name="ce83">
            <text:p>CP16</text:p>
          </table:table-cell>
          <table:table-cell office:value-type="string" table:style-name="ce80">
            <text:p>£</text:p>
          </table:table-cell>
          <table:table-cell office:value-type="float" office:value="0" table:formula="msoxl:=H473"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Salaries and wages:</text:p>
          </table:table-cell>
          <table:covered-table-cell table:number-columns-repeated="9"/>
          <table:table-cell table:style-name="ce337"/>
          <table:table-cell office:value-type="string" table:style-name="ce83">
            <text:p>CP17</text:p>
          </table:table-cell>
          <table:table-cell office:value-type="string" table:style-name="ce80">
            <text:p>£</text:p>
          </table:table-cell>
          <table:table-cell office:value-type="float" office:value="0" table:formula="msoxl:=H508"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office:value-type="string" table:number-columns-spanned="10" table:number-rows-spanned="1" table:style-name="ce687">
            <text:p>Subcontractor's costs are assumed to be all construction industry.</text:p>
          </table:table-cell>
          <table:covered-table-cell table:number-columns-repeated="9"/>
          <table:table-cell table:style-name="ce341"/>
          <table:table-cell table:style-name="ce361"/>
          <table:table-cell table:number-columns-repeated="3" table:style-name="ce342"/>
          <table:table-cell table:style-name="ce340"/>
          <table:table-cell table:style-name="ce5"/>
          <table:table-cell table:number-columns-repeated="16367"/>
        </table:table-row>
        <table:table-row table:style-name="ro1">
          <table:table-cell office:value-type="string" table:number-columns-spanned="10" table:number-rows-spanned="1" table:style-name="ce680">
            <text:p>Subcontractors' payments (construction industry only)</text:p>
          </table:table-cell>
          <table:covered-table-cell table:number-columns-repeated="9"/>
          <table:table-cell table:style-name="ce339"/>
          <table:table-cell office:value-type="string" table:style-name="ce83">
            <text:p>CP18</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61,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1">
          <table:table-cell table:number-columns-repeated="16384" table:style-name="ce1"/>
        </table:table-row>
        <table:table-row table:style-name="ro1">
          <table:table-cell office:value-type="string" table:number-columns-spanned="17" table:number-rows-spanned="1" table:style-name="ce673">
            <text:p>Legal and professional costs</text:p>
          </table:table-cell>
          <table:covered-table-cell table:number-columns-repeated="16"/>
          <table:table-cell table:number-columns-repeated="16367"/>
        </table:table-row>
        <table:table-row table:style-name="ro7">
          <table:table-cell table:number-columns-spanned="16" table:number-rows-spanned="1" table:style-name="ce686"/>
          <table:covered-table-cell table:number-columns-repeated="15"/>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25"/>
          <table:table-cell table:number-columns-repeated="4" table:style-name="ce326"/>
          <table:table-cell table:number-columns-repeated="4" table:style-name="ce337"/>
          <table:table-cell table:style-name="ce315"/>
          <table:table-cell table:style-name="ce337"/>
          <table:table-cell office:value-type="string" table:number-columns-spanned="4" table:number-rows-spanned="1" table:style-name="ce525">
            <text:p>This value is not captured in DIY Accounting</text:p>
          </table:table-cell>
          <table:covered-table-cell table:number-columns-repeated="3"/>
          <table:table-cell table:style-name="ce338"/>
          <table:table-cell table:style-name="ce5"/>
          <table:table-cell table:number-columns-repeated="16367"/>
        </table:table-row>
        <table:table-row table:style-name="ro1">
          <table:table-cell office:value-type="string" table:number-columns-spanned="10" table:number-rows-spanned="1" table:style-name="ce678">
            <text:p>Accountancy and audit:</text:p>
          </table:table-cell>
          <table:covered-table-cell table:number-columns-repeated="9"/>
          <table:table-cell table:style-name="ce337"/>
          <table:table-cell office:value-type="string" table:style-name="ce83">
            <text:p>CP19</text:p>
          </table:table-cell>
          <table:table-cell office:value-type="string" table:style-name="ce80">
            <text:p>£</text:p>
          </table:table-cell>
          <table:table-cell table:number-columns-spanned="2" table:number-rows-spanned="1" table:style-name="ce567"/>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33"/>
          <table:table-cell table:number-columns-repeated="4" table:style-name="ce334"/>
          <table:table-cell table:number-columns-repeated="4" table:style-name="ce339"/>
          <table:table-cell table:style-name="ce312"/>
          <table:table-cell table:style-name="ce339"/>
          <table:table-cell office:value-type="string" table:number-columns-spanned="4" table:number-rows-spanned="1" table:style-name="ce684">
            <text:p>This value is not captured in DIY Accounting</text:p>
          </table:table-cell>
          <table:covered-table-cell table:number-columns-repeated="3"/>
          <table:table-cell table:style-name="ce340"/>
          <table:table-cell table:style-name="ce5"/>
          <table:table-cell table:number-columns-repeated="16367"/>
        </table:table-row>
        <table:table-row table:style-name="ro1">
          <table:table-cell office:value-type="string" table:number-columns-spanned="10" table:number-rows-spanned="1" table:style-name="ce680">
            <text:p>Consultancy:</text:p>
          </table:table-cell>
          <table:covered-table-cell table:number-columns-repeated="9"/>
          <table:table-cell table:style-name="ce339"/>
          <table:table-cell office:value-type="string" table:style-name="ce83">
            <text:p>CP20</text:p>
          </table:table-cell>
          <table:table-cell office:value-type="string" table:style-name="ce80">
            <text:p>£</text:p>
          </table:table-cell>
          <table:table-cell table:number-columns-spanned="2" table:number-rows-spanned="1" table:style-name="ce567"/>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egal and professional charges:</text:p>
          </table:table-cell>
          <table:covered-table-cell table:number-columns-repeated="9"/>
          <table:table-cell table:style-name="ce337"/>
          <table:table-cell office:value-type="string" table:style-name="ce83">
            <text:p>CP21</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80,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1">
          <table:table-cell table:number-columns-repeated="16384" table:style-name="ce1"/>
        </table:table-row>
        <table:table-row table:style-name="ro1">
          <table:table-cell office:value-type="string" table:number-columns-spanned="17" table:number-rows-spanned="1" table:style-name="ce673">
            <text:p>Property costs</text:p>
          </table:table-cell>
          <table:covered-table-cell table:number-columns-repeated="16"/>
          <table:table-cell table:number-columns-repeated="16367"/>
        </table:table-row>
        <table:table-row table:style-name="ro7">
          <table:table-cell table:number-columns-spanned="16" table:number-rows-spanned="1" table:style-name="ce686"/>
          <table:covered-table-cell table:number-columns-repeated="15"/>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ight, head and power:</text:p>
          </table:table-cell>
          <table:covered-table-cell table:number-columns-repeated="9"/>
          <table:table-cell table:style-name="ce337"/>
          <table:table-cell office:value-type="string" table:style-name="ce83">
            <text:p>CP22</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69,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Rent and rates:</text:p>
          </table:table-cell>
          <table:covered-table-cell table:number-columns-repeated="9"/>
          <table:table-cell table:style-name="ce339"/>
          <table:table-cell office:value-type="string" table:style-name="ce83">
            <text:p>CP23</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68,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Repairs, renewals and maintenance:</text:p>
          </table:table-cell>
          <table:covered-table-cell table:number-columns-repeated="9"/>
          <table:table-cell table:style-name="ce337"/>
          <table:table-cell office:value-type="string" table:style-name="ce83">
            <text:p>CP24</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72,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1">
          <table:table-cell table:number-columns-repeated="16384" table:style-name="ce1"/>
        </table:table-row>
        <table:table-row table:style-name="ro1">
          <table:table-cell office:value-type="string" table:number-columns-spanned="17" table:number-rows-spanned="1" table:style-name="ce673">
            <text:p>General administrative expenses</text:p>
          </table:table-cell>
          <table:covered-table-cell table:number-columns-repeated="16"/>
          <table:table-cell table:number-columns-repeated="16367"/>
        </table:table-row>
        <table:table-row table:style-name="ro7">
          <table:table-cell table:number-columns-spanned="16" table:number-rows-spanned="1" table:style-name="ce686"/>
          <table:covered-table-cell table:number-columns-repeated="15"/>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Advertising and promotions:</text:p>
          </table:table-cell>
          <table:covered-table-cell table:number-columns-repeated="9"/>
          <table:table-cell table:style-name="ce337"/>
          <table:table-cell office:value-type="string" table:style-name="ce83">
            <text:p>CP25</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74,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Bad debts:</text:p>
          </table:table-cell>
          <table:covered-table-cell table:number-columns-repeated="9"/>
          <table:table-cell table:style-name="ce339"/>
          <table:table-cell office:value-type="string" table:style-name="ce83">
            <text:p>CP26</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81,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Bank, credit card and other financial charges:</text:p>
          </table:table-cell>
          <table:covered-table-cell table:number-columns-repeated="9"/>
          <table:table-cell table:style-name="ce337"/>
          <table:table-cell office:value-type="string" table:style-name="ce83">
            <text:p>CP27</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83+'C:\Users\antony\diy\GB Accounts\GB Accounts 2012-13\GB Accounts Company 2013-03-31 (Mar13) Excel 2007\tmp\[Financialaccounts.ods]TrialBalance'!EJ88+'C:\Users\antony\diy\GB Accounts\GB Accounts 2012-13\GB Accounts Company 2013-03-31 (Mar13) Excel 2007\tmp\[Financialaccounts.ods]TrialBalance'!EJ89,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Depreciation:</text:p>
          </table:table-cell>
          <table:covered-table-cell table:number-columns-repeated="9"/>
          <table:table-cell table:style-name="ce339"/>
          <table:table-cell office:value-type="string" table:style-name="ce83">
            <text:p>CP28</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87,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Donations:</text:p>
          </table:table-cell>
          <table:covered-table-cell table:number-columns-repeated="9"/>
          <table:table-cell table:style-name="ce337"/>
          <table:table-cell office:value-type="string" table:style-name="ce83">
            <text:p>CP29</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84,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33"/>
          <table:table-cell table:number-columns-repeated="4" table:style-name="ce334"/>
          <table:table-cell table:number-columns-repeated="4" table:style-name="ce339"/>
          <table:table-cell table:style-name="ce312"/>
          <table:table-cell table:style-name="ce339"/>
          <table:table-cell office:value-type="string" table:number-columns-spanned="4" table:number-rows-spanned="1" table:style-name="ce684">
            <text:p>This value is not captured in DIY Accounting</text:p>
          </table:table-cell>
          <table:covered-table-cell table:number-columns-repeated="3"/>
          <table:table-cell table:style-name="ce340"/>
          <table:table-cell table:style-name="ce5"/>
          <table:table-cell table:number-columns-repeated="16367"/>
        </table:table-row>
        <table:table-row table:style-name="ro1">
          <table:table-cell office:value-type="string" table:number-columns-spanned="10" table:number-rows-spanned="1" table:style-name="ce680">
            <text:p>Entertaining:</text:p>
          </table:table-cell>
          <table:covered-table-cell table:number-columns-repeated="9"/>
          <table:table-cell table:style-name="ce339"/>
          <table:table-cell office:value-type="string" table:style-name="ce83">
            <text:p>CP30</text:p>
          </table:table-cell>
          <table:table-cell office:value-type="string" table:style-name="ce80">
            <text:p>£</text:p>
          </table:table-cell>
          <table:table-cell table:number-columns-spanned="2" table:number-rows-spanned="1" table:style-name="ce567"/>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Insurance:</text:p>
          </table:table-cell>
          <table:covered-table-cell table:number-columns-repeated="9"/>
          <table:table-cell table:style-name="ce337"/>
          <table:table-cell office:value-type="string" table:style-name="ce83">
            <text:p>CP31</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78,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Interest paid:</text:p>
          </table:table-cell>
          <table:covered-table-cell table:number-columns-repeated="9"/>
          <table:table-cell table:style-name="ce339"/>
          <table:table-cell office:value-type="string" table:style-name="ce83">
            <text:p>CP32</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82,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Profits/Losses on disposals of assets:</text:p>
          </table:table-cell>
          <table:covered-table-cell table:number-columns-repeated="9"/>
          <table:table-cell table:style-name="ce337"/>
          <table:table-cell office:value-type="string" table:style-name="ce83">
            <text:p>CP33</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86,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vel and subsistence:</text:p>
          </table:table-cell>
          <table:covered-table-cell table:number-columns-repeated="9"/>
          <table:table-cell table:style-name="ce339"/>
          <table:table-cell office:value-type="string" table:style-name="ce83">
            <text:p>CP34</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76,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Vehicle expenses:</text:p>
          </table:table-cell>
          <table:covered-table-cell table:number-columns-repeated="9"/>
          <table:table-cell table:style-name="ce337"/>
          <table:table-cell office:value-type="string" table:style-name="ce83">
            <text:p>CP35</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77,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dministrative and office expenses:</text:p>
          </table:table-cell>
          <table:covered-table-cell table:number-columns-repeated="9"/>
          <table:table-cell table:style-name="ce339"/>
          <table:table-cell office:value-type="string" table:style-name="ce83">
            <text:p>CP36</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75,D2)+ROUND('C:\Users\antony\diy\GB Accounts\GB Accounts 2012-13\GB Accounts Company 2013-03-31 (Mar13) Excel 2007\tmp\[Financialaccounts.ods]TrialBalance'!EJ73,D2)+ROUND('C:\Users\antony\diy\GB Accounts\GB Accounts 2012-13\GB Accounts Company 2013-03-31 (Mar13) Excel 2007\tmp\[Financialaccounts.ods]TrialBalance'!EJ71,D2)+ROUND('C:\Users\antony\diy\GB Accounts\GB Accounts 2012-13\GB Accounts Company 2013-03-31 (Mar13) Excel 2007\tmp\[Financialaccounts.ods]TrialBalance'!EJ79,D2)+ROUND('C:\Users\antony\diy\GB Accounts\GB Accounts 2012-13\GB Accounts Company 2013-03-31 (Mar13) Excel 2007\tmp\[Financialaccounts.ods]TrialBalance'!EJ85,D2)"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Sundry expenses (use only for small miscellaneous expenses):</text:p>
          </table:table-cell>
          <table:covered-table-cell table:number-columns-repeated="9"/>
          <table:table-cell table:style-name="ce337"/>
          <table:table-cell office:value-type="string" table:style-name="ce83">
            <text:p>CP37</text:p>
          </table:table-cell>
          <table:table-cell office:value-type="string" table:style-name="ce80">
            <text:p>£</text:p>
          </table:table-cell>
          <table:table-cell office:value-type="float" office:value="0"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1">
          <table:table-cell table:number-columns-repeated="16384" table:style-name="ce1"/>
        </table:table-row>
        <table:table-row table:style-name="ro1">
          <table:table-cell office:value-type="string" table:number-columns-spanned="17" table:number-rows-spanned="1" table:style-name="ce673">
            <text:p>Total expenses</text:p>
          </table:table-cell>
          <table:covered-table-cell table:number-columns-repeated="16"/>
          <table:table-cell table:number-columns-repeated="16367"/>
        </table:table-row>
        <table:table-row table:style-name="ro7">
          <table:table-cell table:number-columns-spanned="16" table:number-rows-spanned="1" table:style-name="ce686"/>
          <table:covered-table-cell table:number-columns-repeated="15"/>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Total expenses:</text:p>
          </table:table-cell>
          <table:covered-table-cell table:number-columns-repeated="8"/>
          <table:table-cell table:style-name="ce338"/>
          <table:table-cell table:style-name="ce337"/>
          <table:table-cell office:value-type="string" table:style-name="ce83">
            <text:p>CP38</text:p>
          </table:table-cell>
          <table:table-cell office:value-type="string" table:style-name="ce322">
            <text:p>£</text:p>
          </table:table-cell>
          <table:table-cell office:value-type="float" office:value="0" table:formula="msoxl:=SUM(N1308,N1311,N1314,N1318,N1326,N1330,N1333,N1340,N1343,N1346,N1353,N1356,N1359,N1362,N1365,N1369,N1372,N1375,N1378,N1381,N1384,N1387,N1390)"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style-name="ce336"/>
          <table:table-cell table:number-columns-repeated="15" table:style-name="ce331"/>
          <table:table-cell table:style-name="ce41"/>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Detailed profit and loss</text:p>
          </table:table-cell>
          <table:covered-table-cell table:number-columns-repeated="3"/>
          <table:table-cell table:style-name="ce332"/>
          <table:table-cell table:number-columns-spanned="12" table:number-rows-spanned="1" table:style-name="ce436"/>
          <table:covered-table-cell table:number-columns-repeated="1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Summary of detailed profit and loss</text:p>
          </table:table-cell>
          <table:covered-table-cell table:number-columns-repeated="16"/>
          <table:table-cell table:number-columns-repeated="16367"/>
        </table:table-row>
        <table:table-row table:style-name="ro10">
          <table:table-cell table:number-columns-spanned="16" table:number-rows-spanned="1" table:style-name="ce414"/>
          <table:covered-table-cell table:number-columns-repeated="15"/>
          <table:table-cell table:style-name="ce41"/>
          <table:table-cell table:number-columns-repeated="16367"/>
        </table:table-row>
        <table:table-row table:style-name="ro1">
          <table:table-cell office:value-type="string" table:number-columns-spanned="4" table:number-rows-spanned="1" table:style-name="ce442">
            <text:p>Current year profit and loss account</text:p>
          </table:table-cell>
          <table:covered-table-cell table:number-columns-repeated="3"/>
          <table:table-cell table:style-name="ce32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Gross profit or loss:</text:p>
          </table:table-cell>
          <table:covered-table-cell table:number-columns-repeated="8"/>
          <table:table-cell table:style-name="ce338"/>
          <table:table-cell table:style-name="ce337"/>
          <table:table-cell office:value-type="string" table:style-name="ce83">
            <text:p>CP39</text:p>
          </table:table-cell>
          <table:table-cell office:value-type="string" table:style-name="ce322">
            <text:p>£</text:p>
          </table:table-cell>
          <table:table-cell office:value-type="float" office:value="0" table:formula="msoxl:=N1293"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0">
          <table:table-cell table:number-columns-spanned="16" table:number-rows-spanned="1" table:style-name="ce685"/>
          <table:covered-table-cell table:number-columns-repeated="15"/>
          <table:table-cell table:style-name="ce41"/>
          <table:table-cell table:number-columns-repeated="16367"/>
        </table:table-row>
        <table:table-row table:style-name="ro1">
          <table:table-cell office:value-type="string" table:number-columns-spanned="4" table:number-rows-spanned="1" table:style-name="ce442">
            <text:p>Expenses</text:p>
          </table:table-cell>
          <table:covered-table-cell table:number-columns-repeated="3"/>
          <table:table-cell table:style-name="ce32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Total expenses:</text:p>
          </table:table-cell>
          <table:covered-table-cell table:number-columns-repeated="8"/>
          <table:table-cell table:style-name="ce338"/>
          <table:table-cell table:style-name="ce337"/>
          <table:table-cell office:value-type="string" table:style-name="ce83">
            <text:p>CP40</text:p>
          </table:table-cell>
          <table:table-cell office:value-type="string" table:style-name="ce322">
            <text:p>£</text:p>
          </table:table-cell>
          <table:table-cell office:value-type="float" office:value="0" table:formula="msoxl:=N1397"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Interest received</text:p>
          </table:table-cell>
          <table:covered-table-cell table:number-columns-repeated="3"/>
          <table:table-cell table:style-name="ce32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34">
          <table:table-cell office:value-type="string" table:number-columns-spanned="15" table:number-rows-spanned="1" table:style-name="ce414">
            <text:p>Please enter any non-trade interest that has been received by the company. For most companies, this will include interest received from investments and bank or building society accounts. Do not include dividend income.</text:p>
          </table:table-cell>
          <table:covered-table-cell table:number-columns-repeated="14"/>
          <table:table-cell table:style-name="ce4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657">
            <text:p>Interest received:</text:p>
          </table:table-cell>
          <table:covered-table-cell table:number-columns-repeated="8"/>
          <table:table-cell table:style-name="ce338"/>
          <table:table-cell table:style-name="ce337"/>
          <table:table-cell office:value-type="string" table:style-name="ce83">
            <text:p>CP43</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TrialBalance'!EJ58,D2)"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Profit or losses before tax</text:p>
          </table:table-cell>
          <table:covered-table-cell table:number-columns-repeated="3"/>
          <table:table-cell table:style-name="ce32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10">
          <table:table-cell office:value-type="string" table:number-columns-spanned="15" table:number-rows-spanned="1" table:style-name="ce414">
            <text:p>The below entry shows the gross profit (or loss) less total expenses plus any non-trade interest received.</text:p>
          </table:table-cell>
          <table:covered-table-cell table:number-columns-repeated="14"/>
          <table:table-cell table:style-name="ce4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Profit or losses before tax:</text:p>
          </table:table-cell>
          <table:covered-table-cell table:number-columns-repeated="8"/>
          <table:table-cell table:style-name="ce338"/>
          <table:table-cell table:style-name="ce337"/>
          <table:table-cell office:value-type="string" table:style-name="ce83">
            <text:p>CP44</text:p>
          </table:table-cell>
          <table:table-cell office:value-type="string" table:style-name="ce322">
            <text:p>£</text:p>
          </table:table-cell>
          <table:table-cell office:value-type="float" office:value="0" table:formula="msoxl:=N1408-N1414+N1422"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Adjustments</text:p>
          </table:table-cell>
          <table:covered-table-cell table:number-columns-repeated="3"/>
          <table:table-cell table:style-name="ce332"/>
          <table:table-cell table:number-columns-spanned="12" table:number-rows-spanned="1" table:style-name="ce436"/>
          <table:covered-table-cell table:number-columns-repeated="1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Adjustments to trading profits before tax</text:p>
          </table:table-cell>
          <table:covered-table-cell table:number-columns-repeated="16"/>
          <table:table-cell table:number-columns-repeated="16367"/>
        </table:table-row>
        <table:table-row table:style-name="ro10">
          <table:table-cell table:number-columns-spanned="16" table:number-rows-spanned="1" table:style-name="ce414"/>
          <table:covered-table-cell table:number-columns-repeated="15"/>
          <table:table-cell table:style-name="ce41"/>
          <table:table-cell table:number-columns-repeated="16367"/>
        </table:table-row>
        <table:table-row table:style-name="ro1">
          <table:table-cell office:value-type="string" table:number-columns-spanned="4" table:number-rows-spanned="1" table:style-name="ce442">
            <text:p>Profit before tax</text:p>
          </table:table-cell>
          <table:covered-table-cell table:number-columns-repeated="3"/>
          <table:table-cell table:style-name="ce329"/>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Profit before tax:</text:p>
          </table:table-cell>
          <table:covered-table-cell table:number-columns-repeated="8"/>
          <table:table-cell table:style-name="ce338"/>
          <table:table-cell table:style-name="ce337"/>
          <table:table-cell office:value-type="string" table:style-name="ce83">
            <text:p>CP45</text:p>
          </table:table-cell>
          <table:table-cell office:value-type="string" table:style-name="ce322">
            <text:p>£</text:p>
          </table:table-cell>
          <table:table-cell office:value-type="float" office:value="0" table:formula="msoxl:=N1430"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0">
          <table:table-cell table:number-columns-spanned="16" table:number-rows-spanned="1" table:style-name="ce685"/>
          <table:covered-table-cell table:number-columns-repeated="15"/>
          <table:table-cell table:style-name="ce41"/>
          <table:table-cell table:number-columns-repeated="16367"/>
        </table:table-row>
        <table:table-row table:style-name="ro1">
          <table:table-cell office:value-type="string" table:number-columns-spanned="4" table:number-rows-spanned="1" table:style-name="ce442">
            <text:p>Additions</text:p>
          </table:table-cell>
          <table:covered-table-cell table:number-columns-repeated="3"/>
          <table:table-cell table:style-name="ce329"/>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34">
          <table:table-cell office:value-type="string" table:number-columns-spanned="15" table:number-rows-spanned="1" table:style-name="ce414">
            <text:p>Some expenses are not allowable for tax purposes. Expenses must be wholly and exclusively incurred for trade purposes (they must have a sole business purpose). Other expenses are not allowed due to specific legislation.</text:p>
          </table:table-cell>
          <table:covered-table-cell table:number-columns-repeated="14"/>
          <table:table-cell table:style-name="ce4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Depreciation:</text:p>
          </table:table-cell>
          <table:covered-table-cell table:number-columns-repeated="9"/>
          <table:table-cell table:style-name="ce337"/>
          <table:table-cell office:value-type="string" table:style-name="ce83">
            <text:p>CP46</text:p>
          </table:table-cell>
          <table:table-cell office:value-type="string" table:style-name="ce80">
            <text:p>£</text:p>
          </table:table-cell>
          <table:table-cell office:value-type="float" office:value="0" table:formula="msoxl:=H926+'C:\Users\antony\diy\GB Accounts\GB Accounts 2012-13\GB Accounts Company 2013-03-31 (Mar13) Excel 2007\tmp\[Financialaccounts.ods]TrialBalance'!EJ85" table:number-columns-spanned="2" table:number-rows-spanned="1" table:style-name="ce56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33"/>
          <table:table-cell table:number-columns-repeated="4" table:style-name="ce334"/>
          <table:table-cell table:number-columns-repeated="4" table:style-name="ce339"/>
          <table:table-cell table:style-name="ce312"/>
          <table:table-cell table:style-name="ce339"/>
          <table:table-cell office:value-type="string" table:number-columns-spanned="4" table:number-rows-spanned="1" table:style-name="ce684">
            <text:p>This value is not captured in DIY Accounting</text:p>
          </table:table-cell>
          <table:covered-table-cell table:number-columns-repeated="3"/>
          <table:table-cell table:style-name="ce340"/>
          <table:table-cell table:style-name="ce5"/>
          <table:table-cell table:number-columns-repeated="16367"/>
        </table:table-row>
        <table:table-row table:style-name="ro1">
          <table:table-cell office:value-type="string" table:number-columns-spanned="10" table:number-rows-spanned="1" table:style-name="ce680">
            <text:p>Disallowable entertaining:</text:p>
          </table:table-cell>
          <table:covered-table-cell table:number-columns-repeated="9"/>
          <table:table-cell table:style-name="ce339"/>
          <table:table-cell office:value-type="string" table:style-name="ce83">
            <text:p>CP47</text:p>
          </table:table-cell>
          <table:table-cell office:value-type="string" table:style-name="ce80">
            <text:p>£</text:p>
          </table:table-cell>
          <table:table-cell table:number-columns-spanned="2" table:number-rows-spanned="1" table:style-name="ce567"/>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25"/>
          <table:table-cell table:number-columns-repeated="4" table:style-name="ce326"/>
          <table:table-cell table:number-columns-repeated="4" table:style-name="ce337"/>
          <table:table-cell table:style-name="ce315"/>
          <table:table-cell table:style-name="ce337"/>
          <table:table-cell office:value-type="string" table:number-columns-spanned="4" table:number-rows-spanned="1" table:style-name="ce525">
            <text:p>This value is not captured in DIY Accounting</text:p>
          </table:table-cell>
          <table:covered-table-cell table:number-columns-repeated="3"/>
          <table:table-cell table:style-name="ce338"/>
          <table:table-cell table:style-name="ce5"/>
          <table:table-cell table:number-columns-repeated="16367"/>
        </table:table-row>
        <table:table-row table:style-name="ro1">
          <table:table-cell office:value-type="string" table:number-columns-spanned="10" table:number-rows-spanned="1" table:style-name="ce678">
            <text:p>Donations:</text:p>
          </table:table-cell>
          <table:covered-table-cell table:number-columns-repeated="9"/>
          <table:table-cell table:style-name="ce337"/>
          <table:table-cell office:value-type="string" table:style-name="ce83">
            <text:p>CP48</text:p>
          </table:table-cell>
          <table:table-cell office:value-type="string" table:style-name="ce80">
            <text:p>£</text:p>
          </table:table-cell>
          <table:table-cell table:number-columns-spanned="2" table:number-rows-spanned="1" table:style-name="ce567"/>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33"/>
          <table:table-cell table:number-columns-repeated="4" table:style-name="ce334"/>
          <table:table-cell table:number-columns-repeated="4" table:style-name="ce339"/>
          <table:table-cell table:style-name="ce312"/>
          <table:table-cell table:style-name="ce339"/>
          <table:table-cell office:value-type="string" table:number-columns-spanned="4" table:number-rows-spanned="1" table:style-name="ce684">
            <text:p>This value is not captured in DIY Accounting</text:p>
          </table:table-cell>
          <table:covered-table-cell table:number-columns-repeated="3"/>
          <table:table-cell table:style-name="ce340"/>
          <table:table-cell table:style-name="ce5"/>
          <table:table-cell table:number-columns-repeated="16367"/>
        </table:table-row>
        <table:table-row table:style-name="ro1">
          <table:table-cell office:value-type="string" table:number-columns-spanned="10" table:number-rows-spanned="1" table:style-name="ce680">
            <text:p>Legal and professional fees:</text:p>
          </table:table-cell>
          <table:covered-table-cell table:number-columns-repeated="9"/>
          <table:table-cell table:style-name="ce339"/>
          <table:table-cell office:value-type="string" table:style-name="ce83">
            <text:p>CP49</text:p>
          </table:table-cell>
          <table:table-cell office:value-type="string" table:style-name="ce80">
            <text:p>£</text:p>
          </table:table-cell>
          <table:table-cell table:number-columns-spanned="2" table:number-rows-spanned="1" table:style-name="ce567"/>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Net loss on sale of fixed assets:</text:p>
          </table:table-cell>
          <table:covered-table-cell table:number-columns-repeated="9"/>
          <table:table-cell table:style-name="ce339"/>
          <table:table-cell office:value-type="string" table:style-name="ce83">
            <text:p>CP51</text:p>
          </table:table-cell>
          <table:table-cell office:value-type="string" table:style-name="ce80">
            <text:p>£</text:p>
          </table:table-cell>
          <table:table-cell office:value-type="float" office:value="0" table:formula="msoxl:=IF(H929&gt;0,H929,0)" table:number-columns-spanned="2" table:number-rows-spanned="1" table:style-name="ce567">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25"/>
          <table:table-cell table:number-columns-repeated="4" table:style-name="ce326"/>
          <table:table-cell table:number-columns-repeated="4" table:style-name="ce337"/>
          <table:table-cell table:style-name="ce315"/>
          <table:table-cell table:style-name="ce337"/>
          <table:table-cell office:value-type="string" table:number-columns-spanned="4" table:number-rows-spanned="1" table:style-name="ce525">
            <text:p>Not captured in DIY Accounting</text:p>
          </table:table-cell>
          <table:covered-table-cell table:number-columns-repeated="3"/>
          <table:table-cell table:style-name="ce338"/>
          <table:table-cell table:style-name="ce5"/>
          <table:table-cell table:number-columns-repeated="16367"/>
        </table:table-row>
        <table:table-row table:style-name="ro1">
          <table:table-cell office:value-type="string" table:number-columns-spanned="10" table:number-rows-spanned="1" table:style-name="ce678">
            <text:p>Penalties and fines:</text:p>
          </table:table-cell>
          <table:covered-table-cell table:number-columns-repeated="9"/>
          <table:table-cell table:style-name="ce337"/>
          <table:table-cell office:value-type="string" table:style-name="ce83">
            <text:p>CP52</text:p>
          </table:table-cell>
          <table:table-cell office:value-type="string" table:style-name="ce80">
            <text:p>£</text:p>
          </table:table-cell>
          <table:table-cell table:number-columns-spanned="2" table:number-rows-spanned="1" table:style-name="ce567"/>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style-name="ce32"/>
          <table:table-cell table:number-columns-spanned="4" table:number-rows-spanned="1" table:style-name="ce677"/>
          <table:covered-table-cell table:number-columns-repeated="3"/>
          <table:table-cell table:style-name="ce33"/>
          <table:table-cell table:style-name="ce5"/>
          <table:table-cell table:number-columns-repeated="16367"/>
        </table:table-row>
        <table:table-row table:style-name="ro10">
          <table:table-cell table:style-name="ce333"/>
          <table:table-cell table:number-columns-repeated="4" table:style-name="ce334"/>
          <table:table-cell table:number-columns-repeated="4" table:style-name="ce339"/>
          <table:table-cell table:style-name="ce312"/>
          <table:table-cell table:style-name="ce339"/>
          <table:table-cell office:value-type="string" table:number-columns-spanned="4" table:number-rows-spanned="1" table:style-name="ce684">
            <text:p>Not captured in DIY Accounting</text:p>
          </table:table-cell>
          <table:covered-table-cell table:number-columns-repeated="3"/>
          <table:table-cell table:style-name="ce340"/>
          <table:table-cell table:style-name="ce5"/>
          <table:table-cell table:number-columns-repeated="16367"/>
        </table:table-row>
        <table:table-row table:style-name="ro1">
          <table:table-cell office:value-type="string" table:number-columns-spanned="10" table:number-rows-spanned="1" table:style-name="ce680">
            <text:p>Unpaid employees' remuneration:</text:p>
          </table:table-cell>
          <table:covered-table-cell table:number-columns-repeated="9"/>
          <table:table-cell table:style-name="ce339"/>
          <table:table-cell office:value-type="string" table:style-name="ce83">
            <text:p>CP53</text:p>
          </table:table-cell>
          <table:table-cell office:value-type="string" table:style-name="ce80">
            <text:p>£</text:p>
          </table:table-cell>
          <table:table-cell table:number-columns-spanned="2" table:number-rows-spanned="1" table:style-name="ce567"/>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Total additions:</text:p>
          </table:table-cell>
          <table:covered-table-cell table:number-columns-repeated="8"/>
          <table:table-cell table:style-name="ce338"/>
          <table:table-cell table:style-name="ce337"/>
          <table:table-cell office:value-type="string" table:style-name="ce83">
            <text:p>CP54</text:p>
          </table:table-cell>
          <table:table-cell office:value-type="string" table:style-name="ce322">
            <text:p>£</text:p>
          </table:table-cell>
          <table:table-cell office:value-type="float" office:value="0" table:formula="msoxl:=SUM(N1449,N1453,N1457,N1461,N1464,N1468,N1472)"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Deductions</text:p>
          </table:table-cell>
          <table:covered-table-cell table:number-columns-repeated="3"/>
          <table:table-cell table:style-name="ce329"/>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26">
          <table:table-cell office:value-type="string" table:number-columns-spanned="15" table:number-rows-spanned="1" table:style-name="ce414">
            <text:p>There are specific deductions that reduce the trading profit (or increase the trading loss) to arrive at the correct profit or loss for tax purposes.</text:p>
          </table:table-cell>
          <table:covered-table-cell table:number-columns-repeated="14"/>
          <table:table-cell table:style-name="ce40"/>
          <table:table-cell table:style-name="ce41"/>
          <table:table-cell table:number-columns-repeated="16367"/>
        </table:table-row>
        <table:table-row table:style-name="ro1">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25"/>
          <table:table-cell table:number-columns-repeated="4" table:style-name="ce326"/>
          <table:table-cell table:number-columns-repeated="4" table:style-name="ce337"/>
          <table:table-cell table:style-name="ce315"/>
          <table:table-cell table:style-name="ce337"/>
          <table:table-cell office:value-type="string" table:number-columns-spanned="4" table:number-rows-spanned="1" table:style-name="ce525">
            <text:p>Not captured in DIY Accounting</text:p>
          </table:table-cell>
          <table:covered-table-cell table:number-columns-repeated="3"/>
          <table:table-cell table:style-name="ce338"/>
          <table:table-cell table:style-name="ce5"/>
          <table:table-cell table:number-columns-repeated="16367"/>
        </table:table-row>
        <table:table-row table:style-name="ro1">
          <table:table-cell office:value-type="string" table:number-columns-spanned="10" table:number-rows-spanned="1" table:style-name="ce678">
            <text:p>Employees' remuneration previously disallowed:</text:p>
          </table:table-cell>
          <table:covered-table-cell table:number-columns-repeated="9"/>
          <table:table-cell table:style-name="ce337"/>
          <table:table-cell office:value-type="string" table:style-name="ce83">
            <text:p>CP55</text:p>
          </table:table-cell>
          <table:table-cell office:value-type="string" table:style-name="ce80">
            <text:p>£</text:p>
          </table:table-cell>
          <table:table-cell table:number-columns-spanned="2" table:number-rows-spanned="1" table:style-name="ce567"/>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table:style-name="ce358"/>
          <table:table-cell office:value-type="string" table:number-columns-spanned="4" table:number-rows-spanned="1" table:style-name="ce684">
            <text:p>Not captured in DIY Accounting</text:p>
          </table:table-cell>
          <table:covered-table-cell table:number-columns-repeated="3"/>
          <table:table-cell table:style-name="ce359"/>
          <table:table-cell table:style-name="ce5"/>
          <table:table-cell table:number-columns-repeated="16367"/>
        </table:table-row>
        <table:table-row table:style-name="ro1">
          <table:table-cell office:value-type="string" table:number-columns-spanned="10" table:number-rows-spanned="1" table:style-name="ce680">
            <text:p>Net profit on sale of fixed assets:</text:p>
          </table:table-cell>
          <table:covered-table-cell table:number-columns-repeated="9"/>
          <table:table-cell table:style-name="ce339"/>
          <table:table-cell office:value-type="string" table:style-name="ce83">
            <text:p>CP57</text:p>
          </table:table-cell>
          <table:table-cell office:value-type="string" table:style-name="ce80">
            <text:p>£</text:p>
          </table:table-cell>
          <table:table-cell table:number-columns-spanned="2" table:number-rows-spanned="1" table:style-name="ce567"/>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Non-trade interest received:</text:p>
          </table:table-cell>
          <table:covered-table-cell table:number-columns-repeated="9"/>
          <table:table-cell table:style-name="ce337"/>
          <table:table-cell office:value-type="string" table:style-name="ce83">
            <text:p>CP58</text:p>
          </table:table-cell>
          <table:table-cell office:value-type="string" table:style-name="ce322">
            <text:p>£</text:p>
          </table:table-cell>
          <table:table-cell office:value-type="float" office:value="0" table:formula="msoxl:=N1422"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otal deductions:</text:p>
          </table:table-cell>
          <table:covered-table-cell table:number-columns-repeated="9"/>
          <table:table-cell table:style-name="ce339"/>
          <table:table-cell office:value-type="string" table:style-name="ce83">
            <text:p>CP59</text:p>
          </table:table-cell>
          <table:table-cell office:value-type="string" table:style-name="ce155">
            <text:p>£</text:p>
          </table:table-cell>
          <table:table-cell office:value-type="float" office:value="0" table:formula="msoxl:=SUM(N1484,N1488,N1491)" table:number-columns-spanned="2" table:number-rows-spanned="1" table:style-name="ce445">
            <text:p>0.00</text:p>
          </table:table-cell>
          <table:covered-table-cell/>
          <table:table-cell table:style-name="ce34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Adjusted profit/loss</text:p>
          </table:table-cell>
          <table:covered-table-cell table:number-columns-repeated="3"/>
          <table:table-cell table:style-name="ce329"/>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30"/>
          <table:table-cell table:style-name="ce328"/>
          <table:table-cell table:number-columns-repeated="2" table:style-name="ce331"/>
          <table:table-cell table:style-name="ce329"/>
          <table:table-cell table:number-columns-repeated="11" table:style-name="ce327"/>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Adjusted profit for the period before capital allowances/balancing charges:</text:p>
          </table:table-cell>
          <table:covered-table-cell table:number-columns-repeated="8"/>
          <table:table-cell table:style-name="ce338"/>
          <table:table-cell table:style-name="ce337"/>
          <table:table-cell office:value-type="string" table:style-name="ce83">
            <text:p>CP60</text:p>
          </table:table-cell>
          <table:table-cell office:value-type="string" table:style-name="ce322">
            <text:p>£</text:p>
          </table:table-cell>
          <table:table-cell office:value-type="float" office:value="0" table:formula="msoxl:=N1441+N1475-N1494" table:number-columns-spanned="2" table:number-rows-spanned="1" table:style-name="ce447">
            <text:p>0.00</text:p>
          </table:table-cell>
          <table:covered-table-cell/>
          <table:table-cell table:style-name="ce33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Capital allowances/balancing charges</text:p>
          </table:table-cell>
          <table:covered-table-cell table:number-columns-repeated="3"/>
          <table:table-cell table:style-name="ce354"/>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table-row>
        <table:table-row table:style-name="ro7">
          <table:table-cell table:number-columns-repeated="17" table:style-name="ce4"/>
          <table:table-cell table:number-columns-repeated="16367" table:style-name="ce1"/>
        </table:table-row>
        <table:table-row table:style-name="ro1">
          <table:table-cell table:number-columns-spanned="17" table:number-rows-spanned="1" table:style-name="ce679"/>
          <table:covered-table-cell table:number-columns-repeated="16"/>
          <table:table-cell table:number-columns-repeated="16367" table:style-name="ce1"/>
        </table:table-row>
        <table:table-row table:style-name="ro42">
          <table:table-cell office:value-type="string" table:number-columns-spanned="15" table:number-rows-spanned="1" table:style-name="ce537">
            <text:p>Losses and depreciation on capital assets are not allowable for tax purposes. Instead, there is a system of capital allowances in place to give relief. If the business has used capital assets (or has sold one or more) in the accounting period then it is possible that capital allowances and/or balancing charges may be due.</text:p>
          </table:table-cell>
          <table:covered-table-cell table:number-columns-repeated="14"/>
          <table:table-cell table:style-name="ce40"/>
          <table:table-cell table:style-name="ce41"/>
          <table:table-cell table:number-columns-repeated="16367" table:style-name="ce1"/>
        </table:table-row>
        <table:table-row table:style-name="ro1">
          <table:table-cell table:number-columns-repeated="16" table:style-name="ce1"/>
          <table:table-cell table:style-name="ce41"/>
          <table:table-cell table:number-columns-repeated="16367" table:style-name="ce1"/>
        </table:table-row>
        <table:table-row table:style-name="ro22">
          <table:table-cell office:value-type="string" table:number-columns-spanned="9" table:number-rows-spanned="1" table:style-name="ce471">
            <text:p>Do you wish to claim trade capital allowances or need to report a</text:p>
            <text:p>balancing charge, or did you incur qualifying expenditure?</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style-name="ce1"/>
        </table:table-row>
        <table:table-row table:style-name="ro7">
          <table:table-cell table:number-columns-repeated="16" table:style-name="ce1"/>
          <table:table-cell table:style-name="ce41"/>
          <table:table-cell table:number-columns-repeated="16367" table:style-name="ce1"/>
        </table:table-row>
        <table:table-row table:style-name="ro43">
          <table:table-cell office:value-type="string" table:number-columns-spanned="16" table:number-rows-spanned="1" table:style-name="ce422">
            <text:p>This template is generated for companies that did not cease trading at the end of the period. Figures calculated from DIY Accounting may still be used he HMRC tax computation will factor in the cessation of trading but this will be different from the DIY Accounting corporation tax computation which does not assume this.</text:p>
          </table:table-cell>
          <table:covered-table-cell table:number-columns-repeated="15"/>
          <table:table-cell table:style-name="ce41"/>
          <table:table-cell table:number-columns-repeated="16367" table:style-name="ce1"/>
        </table:table-row>
        <table:table-row table:style-name="ro13">
          <table:table-cell office:value-type="string" table:number-columns-spanned="9" table:number-rows-spanned="1" table:style-name="ce471">
            <text:p>Did the company cease trading at the end of the accounting</text:p>
            <text:p>period?</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style-name="ce1"/>
        </table:table-row>
        <table:table-row table:style-name="ro1">
          <table:table-cell table:number-columns-repeated="16" table:style-name="ce1"/>
          <table:table-cell table:style-name="ce41"/>
          <table:table-cell table:number-columns-repeated="16367" table:style-name="ce1"/>
        </table:table-row>
        <table:table-row table:style-name="ro7">
          <table:table-cell table:number-columns-repeated="17" table:style-name="ce4"/>
          <table:table-cell table:number-columns-repeated="16367" table:style-name="ce1"/>
        </table:table-row>
        <table:table-row table:style-name="ro1">
          <table:table-cell office:value-type="string" table:number-columns-spanned="17" table:number-rows-spanned="1" table:style-name="ce673">
            <text:p>Expensive cars</text:p>
          </table:table-cell>
          <table:covered-table-cell table:number-columns-repeated="16"/>
          <table:table-cell table:number-columns-repeated="16367" table:style-name="ce1"/>
        </table:table-row>
        <table:table-row table:style-name="ro7">
          <table:table-cell table:number-columns-repeated="8" table:style-name="ce371"/>
          <table:table-cell table:number-columns-repeated="8" table:style-name="ce40"/>
          <table:table-cell table:style-name="ce41"/>
          <table:table-cell table:number-columns-repeated="16367" table:style-name="ce1"/>
        </table:table-row>
        <table:table-row table:style-name="ro44">
          <table:table-cell office:value-type="string" table:number-columns-spanned="16" table:number-rows-spanned="1" table:style-name="ce414">
            <text:p>The rules for capital allowances on cars changed for expenditure incurred on or after 1 April 2009 - click on the help icon for further information. Previously an expensive car was one that cost more than £12,000 and had CO2 emissions of more than 120g/km. Answering 'Yes' to the below question will reveal the appropriate sections of the form to report expensive cars.</text:p>
          </table:table-cell>
          <table:covered-table-cell table:number-columns-repeated="15"/>
          <table:table-cell table:style-name="ce41"/>
          <table:table-cell table:number-columns-repeated="15" table:style-name="ce353"/>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repeated="16128"/>
        </table:table-row>
        <table:table-row table:style-name="ro7">
          <table:table-cell table:style-name="ce352"/>
          <table:table-cell table:number-columns-repeated="15" table:style-name="ce345"/>
          <table:table-cell table:style-name="ce41"/>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number-columns-repeated="16128"/>
        </table:table-row>
        <table:table-row table:style-name="ro43">
          <table:table-cell office:value-type="string" table:number-columns-spanned="16" table:number-rows-spanned="1" table:style-name="ce422">
            <text:p>The breakdown of expensive cars is not generated by DIY Accounting. The information can be extracted from fixedassets.xls for each expensive car. Read the not on the HMRC form accessed from the question mark to determine which cars are considered expensive.</text:p>
          </table:table-cell>
          <table:covered-table-cell table:number-columns-repeated="15"/>
          <table:table-cell table:style-name="ce41"/>
          <table:table-cell table:number-columns-repeated="16367" table:style-name="ce1"/>
        </table:table-row>
        <table:table-row table:style-name="ro10">
          <table:table-cell office:value-type="string" table:number-columns-spanned="9" table:number-rows-spanned="1" table:style-name="ce487">
            <text:p>Do you have expensive car(s)?</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style-name="ce1"/>
        </table:table-row>
        <table:table-row table:style-name="ro1">
          <table:table-cell table:number-columns-repeated="16" table:style-name="ce1"/>
          <table:table-cell table:style-name="ce41"/>
          <table:table-cell table:number-columns-repeated="16367" table:style-name="ce1"/>
        </table:table-row>
        <table:table-row table:style-name="ro7">
          <table:table-cell table:number-columns-repeated="16384" table:style-name="ce1"/>
        </table:table-row>
        <table:table-row table:style-name="ro1">
          <table:table-cell office:value-type="string" table:number-columns-spanned="17" table:number-rows-spanned="1" table:style-name="ce673">
            <text:p>Machinery and plant</text:p>
          </table:table-cell>
          <table:covered-table-cell table:number-columns-repeated="16"/>
          <table:table-cell table:number-columns-repeated="16367" table:style-name="ce1"/>
        </table:table-row>
        <table:table-row table:style-name="ro7">
          <table:table-cell table:number-columns-repeated="8" table:style-name="ce371"/>
          <table:table-cell table:number-columns-repeated="8" table:style-name="ce40"/>
          <table:table-cell table:style-name="ce41"/>
          <table:table-cell table:number-columns-repeated="16367" table:style-name="ce1"/>
        </table:table-row>
        <table:table-row table:style-name="ro10">
          <table:table-cell office:value-type="string" table:number-columns-spanned="16" table:number-rows-spanned="1" table:style-name="ce414">
            <text:p>Answering 'Yes' to the below question will reveal the appropriate sections of the form to report machinery and plant.</text:p>
          </table:table-cell>
          <table:covered-table-cell table:number-columns-repeated="15"/>
          <table:table-cell table:style-name="ce41"/>
          <table:table-cell table:number-columns-repeated="15" table:style-name="ce353"/>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repeated="16128"/>
        </table:table-row>
        <table:table-row table:style-name="ro7">
          <table:table-cell table:style-name="ce352"/>
          <table:table-cell table:number-columns-repeated="15" table:style-name="ce345"/>
          <table:table-cell table:style-name="ce41"/>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number-columns-repeated="16128"/>
        </table:table-row>
        <table:table-row table:style-name="ro27">
          <table:table-cell table:number-columns-repeated="2" table:style-name="ce42"/>
          <table:table-cell office:value-type="string" table:number-columns-spanned="13" table:number-rows-spanned="1" table:style-name="ce422">
            <text:p>Read the note on the HMRC form and decide if the machinery and plant section is required.</text:p>
          </table:table-cell>
          <table:covered-table-cell table:number-columns-repeated="12"/>
          <table:table-cell table:style-name="ce40"/>
          <table:table-cell table:style-name="ce41"/>
          <table:table-cell table:number-columns-repeated="16367" table:style-name="ce1"/>
        </table:table-row>
        <table:table-row table:style-name="ro10">
          <table:table-cell office:value-type="string" table:number-columns-spanned="9" table:number-rows-spanned="1" table:style-name="ce487">
            <text:p>Do you have machinery or plant?</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style-name="ce1"/>
        </table:table-row>
        <table:table-row table:style-name="ro1">
          <table:table-cell table:number-columns-repeated="16" table:style-name="ce1"/>
          <table:table-cell table:style-name="ce41"/>
          <table:table-cell table:number-columns-repeated="16367" table:style-name="ce1"/>
        </table:table-row>
        <table:table-row table:style-name="ro1">
          <table:table-cell table:number-columns-repeated="16384"/>
        </table:table-row>
        <table:table-row table:style-name="ro6">
          <table:table-cell office:value-type="string" table:number-columns-spanned="4" table:number-rows-spanned="1" table:style-name="ce434">
            <text:p>Capital allowances/balancing charge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style-name="ce1"/>
        </table:table-row>
        <table:table-row table:style-name="ro7">
          <table:table-cell table:number-columns-repeated="16384" table:style-name="ce1"/>
        </table:table-row>
        <table:table-row table:style-name="ro1">
          <table:table-cell office:value-type="string" table:number-columns-spanned="17" table:number-rows-spanned="1" table:style-name="ce673">
            <text:p>Expensive cars</text:p>
          </table:table-cell>
          <table:covered-table-cell table:number-columns-repeated="16"/>
          <table:table-cell table:number-columns-repeated="16367" table:style-name="ce1"/>
        </table:table-row>
        <table:table-row table:style-name="ro7">
          <table:table-cell table:number-columns-repeated="8" table:style-name="ce371"/>
          <table:table-cell table:number-columns-repeated="8" table:style-name="ce40"/>
          <table:table-cell table:style-name="ce41"/>
          <table:table-cell table:number-columns-repeated="16367" table:style-name="ce1"/>
        </table:table-row>
        <table:table-row table:style-name="ro10">
          <table:table-cell office:value-type="string" table:number-columns-spanned="16" table:number-rows-spanned="1" table:style-name="ce414">
            <text:p>Please enter details for up to six cars. The total amounts will be calculated for you.</text:p>
          </table:table-cell>
          <table:covered-table-cell table:number-columns-repeated="15"/>
          <table:table-cell table:style-name="ce41"/>
          <table:table-cell table:number-columns-repeated="15" table:style-name="ce353"/>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repeated="16128"/>
        </table:table-row>
        <table:table-row table:style-name="ro1">
          <table:table-cell table:number-columns-repeated="16" table:style-name="ce1"/>
          <table:table-cell table:style-name="ce41"/>
          <table:table-cell table:number-columns-repeated="16367" table:style-name="ce1"/>
        </table:table-row>
        <table:table-row table:style-name="ro43">
          <table:table-cell office:value-type="string" table:number-columns-spanned="16" table:number-rows-spanned="1" table:style-name="ce422">
            <text:p>The breakdown of expensive cars is not generated by DIY Accounting. The information can be extracted from fixedassets.xls for each expensive car. The columns in fixed assets include the breakdown used in each cell. The totals should not exceed the vehicles section in the notes to the accounts.</text:p>
          </table:table-cell>
          <table:covered-table-cell table:number-columns-repeated="15"/>
          <table:table-cell table:style-name="ce41"/>
          <table:table-cell table:number-columns-repeated="16367" table:style-name="ce1"/>
        </table:table-row>
        <table:table-row table:style-name="ro1">
          <table:table-cell table:number-columns-repeated="16" table:style-name="ce1"/>
          <table:table-cell table:style-name="ce41"/>
          <table:table-cell table:number-columns-repeated="16367" table:style-name="ce1"/>
        </table:table-row>
        <table:table-row table:style-name="ro6">
          <table:table-cell office:value-type="string" table:number-columns-spanned="4" table:number-rows-spanned="1" table:style-name="ce434">
            <text:p>Capital allowances/balancing charge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style-name="ce1"/>
        </table:table-row>
        <table:table-row table:style-name="ro7">
          <table:table-cell table:number-columns-repeated="16384" table:style-name="ce1"/>
        </table:table-row>
        <table:table-row table:style-name="ro1">
          <table:table-cell office:value-type="string" table:number-columns-spanned="17" table:number-rows-spanned="1" table:style-name="ce673">
            <text:p>Expensive cars</text:p>
          </table:table-cell>
          <table:covered-table-cell table:number-columns-repeated="16"/>
          <table:table-cell table:number-columns-repeated="16367" table:style-name="ce1"/>
        </table:table-row>
        <table:table-row table:style-name="ro7">
          <table:table-cell table:number-columns-repeated="8" table:style-name="ce371"/>
          <table:table-cell table:number-columns-repeated="8" table:style-name="ce40"/>
          <table:table-cell table:style-name="ce41"/>
          <table:table-cell table:number-columns-repeated="16367" table:style-name="ce1"/>
        </table:table-row>
        <table:table-row table:style-name="ro10">
          <table:table-cell office:value-type="string" table:number-columns-spanned="16" table:number-rows-spanned="1" table:style-name="ce414">
            <text:p>Please enter the details for up to six cars. The total amounts will be calculated for you.</text:p>
          </table:table-cell>
          <table:covered-table-cell table:number-columns-repeated="15"/>
          <table:table-cell table:style-name="ce41"/>
          <table:table-cell table:number-columns-repeated="15" table:style-name="ce353"/>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repeated="16128"/>
        </table:table-row>
        <table:table-row table:style-name="ro10">
          <table:table-cell table:style-name="ce352"/>
          <table:table-cell table:number-columns-repeated="15" table:style-name="ce345"/>
          <table:table-cell table:style-name="ce41"/>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style-name="ce352"/>
          <table:table-cell table:number-columns-repeated="15" table:style-name="ce353"/>
          <table:table-cell table:number-columns-repeated="16128"/>
        </table:table-row>
        <table:table-row table:style-name="ro12">
          <table:table-cell office:value-type="string" table:number-columns-spanned="16" table:number-rows-spanned="1" table:style-name="ce422">
            <text:p>The breakdown of expensive cars is not generated by DIY Accounting. The information can be extracted from fixedassets.xls for each expensive car. The columns in fixed assets include the breakdown used in each cell. The totals should not exceed the vehicles section in the notes to the accounts. This section is included in the template so the cars remaining in the pool can be extracted from those considered expensive.</text:p>
          </table:table-cell>
          <table:covered-table-cell table:number-columns-repeated="15"/>
          <table:table-cell table:style-name="ce41"/>
          <table:table-cell table:number-columns-repeated="16367" table:style-name="ce1"/>
        </table:table-row>
        <table:table-row table:style-name="ro1">
          <table:table-cell table:number-columns-repeated="16" table:style-name="ce1"/>
          <table:table-cell table:style-name="ce41"/>
          <table:table-cell table:number-columns-repeated="16367" table:style-name="ce1"/>
        </table:table-row>
        <table:table-row table:style-name="ro1">
          <table:table-cell office:value-type="string" table:number-columns-spanned="4" table:number-rows-spanned="1" table:style-name="ce442">
            <text:p>Car 1</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style-name="ce1"/>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style-name="ce1"/>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style-name="ce1"/>
        </table:table-row>
        <table:table-row table:style-name="ro10">
          <table:table-cell table:style-name="ce346"/>
          <table:table-cell table:number-columns-repeated="4" table:style-name="ce347"/>
          <table:table-cell table:number-columns-repeated="4" table:style-name="ce356"/>
          <table:table-cell table:style-name="ce315"/>
          <table:table-cell office:value-type="string" table:number-columns-spanned="6" table:number-rows-spanned="1" table:style-name="ce683">
            <text:p>Manually extract from fixedassets.xls</text:p>
          </table:table-cell>
          <table:covered-table-cell table:number-columns-repeated="5"/>
          <table:table-cell table:style-name="ce5"/>
          <table:table-cell table:number-columns-repeated="16367" table:style-name="ce1"/>
        </table:table-row>
        <table:table-row table:style-name="ro1">
          <table:table-cell office:value-type="string" table:number-columns-spanned="10" table:number-rows-spanned="1" table:style-name="ce678">
            <text:p>Description (registration number):</text:p>
          </table:table-cell>
          <table:covered-table-cell table:number-columns-repeated="9"/>
          <table:table-cell table:style-name="ce356"/>
          <table:table-cell office:value-type="string" table:style-name="ce83">
            <text:p>CP62A</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style-name="ce1"/>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style-name="ce1"/>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office:value-type="string" table:number-columns-spanned="6" table:number-rows-spanned="1" table:style-name="ce71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Written down value brought forward:</text:p>
          </table:table-cell>
          <table:covered-table-cell table:number-columns-repeated="9"/>
          <table:table-cell table:style-name="ce358"/>
          <table:table-cell office:value-type="string" table:style-name="ce83">
            <text:p>CP63A</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46"/>
          <table:table-cell table:number-columns-repeated="4" table:style-name="ce347"/>
          <table:table-cell table:number-columns-repeated="4" table:style-name="ce356"/>
          <table:table-cell table:style-name="ce315"/>
          <table:table-cell office:value-type="string" table:number-columns-spanned="6" table:number-rows-spanned="1" table:style-name="ce68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Additions:</text:p>
          </table:table-cell>
          <table:covered-table-cell table:number-columns-repeated="9"/>
          <table:table-cell table:style-name="ce356"/>
          <table:table-cell office:value-type="string" table:style-name="ce83">
            <text:p>CP64A</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office:value-type="string" table:number-columns-spanned="6" table:number-rows-spanned="1" table:style-name="ce71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Disposals:</text:p>
          </table:table-cell>
          <table:covered-table-cell table:number-columns-repeated="9"/>
          <table:table-cell table:style-name="ce358"/>
          <table:table-cell office:value-type="string" table:style-name="ce83">
            <text:p>CP65A</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46"/>
          <table:table-cell table:number-columns-repeated="4" table:style-name="ce347"/>
          <table:table-cell table:number-columns-repeated="4" table:style-name="ce356"/>
          <table:table-cell table:style-name="ce315"/>
          <table:table-cell office:value-type="string" table:number-columns-spanned="6" table:number-rows-spanned="1" table:style-name="ce68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Balancing allowance:</text:p>
          </table:table-cell>
          <table:covered-table-cell table:number-columns-repeated="9"/>
          <table:table-cell table:style-name="ce356"/>
          <table:table-cell office:value-type="string" table:style-name="ce83">
            <text:p>CP66A</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office:value-type="string" table:number-columns-spanned="6" table:number-rows-spanned="1" table:style-name="ce71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Balancing charge:</text:p>
          </table:table-cell>
          <table:covered-table-cell table:number-columns-repeated="9"/>
          <table:table-cell table:style-name="ce358"/>
          <table:table-cell office:value-type="string" table:style-name="ce83">
            <text:p>CP67A</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46"/>
          <table:table-cell table:number-columns-repeated="4" table:style-name="ce347"/>
          <table:table-cell table:number-columns-repeated="4" table:style-name="ce356"/>
          <table:table-cell table:style-name="ce315"/>
          <table:table-cell office:value-type="string" table:number-columns-spanned="6" table:number-rows-spanned="1" table:style-name="ce68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Writing Down Allowance (WDA) claimed:</text:p>
          </table:table-cell>
          <table:covered-table-cell table:number-columns-repeated="9"/>
          <table:table-cell table:style-name="ce356"/>
          <table:table-cell office:value-type="string" table:style-name="ce83">
            <text:p>CP68A</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office:value-type="string" table:number-columns-spanned="6" table:number-rows-spanned="1" table:style-name="ce71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Written down value carried forward:</text:p>
          </table:table-cell>
          <table:covered-table-cell table:number-columns-repeated="9"/>
          <table:table-cell table:style-name="ce358"/>
          <table:table-cell office:value-type="string" table:style-name="ce83">
            <text:p>CP69A</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Car 2</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46"/>
          <table:table-cell table:number-columns-repeated="4" table:style-name="ce347"/>
          <table:table-cell table:number-columns-repeated="4" table:style-name="ce356"/>
          <table:table-cell table:style-name="ce315"/>
          <table:table-cell office:value-type="string" table:number-columns-spanned="6" table:number-rows-spanned="1" table:style-name="ce68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Description (registration number):</text:p>
          </table:table-cell>
          <table:covered-table-cell table:number-columns-repeated="9"/>
          <table:table-cell table:style-name="ce356"/>
          <table:table-cell office:value-type="string" table:style-name="ce83">
            <text:p>CP62B</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office:value-type="string" table:number-columns-spanned="6" table:number-rows-spanned="1" table:style-name="ce71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Written down value brought forward:</text:p>
          </table:table-cell>
          <table:covered-table-cell table:number-columns-repeated="9"/>
          <table:table-cell table:style-name="ce358"/>
          <table:table-cell office:value-type="string" table:style-name="ce83">
            <text:p>CP63B</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46"/>
          <table:table-cell table:number-columns-repeated="4" table:style-name="ce347"/>
          <table:table-cell table:number-columns-repeated="4" table:style-name="ce356"/>
          <table:table-cell table:style-name="ce315"/>
          <table:table-cell office:value-type="string" table:number-columns-spanned="6" table:number-rows-spanned="1" table:style-name="ce68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Additions:</text:p>
          </table:table-cell>
          <table:covered-table-cell table:number-columns-repeated="9"/>
          <table:table-cell table:style-name="ce356"/>
          <table:table-cell office:value-type="string" table:style-name="ce83">
            <text:p>CP64B</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office:value-type="string" table:number-columns-spanned="6" table:number-rows-spanned="1" table:style-name="ce71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Disposals:</text:p>
          </table:table-cell>
          <table:covered-table-cell table:number-columns-repeated="9"/>
          <table:table-cell table:style-name="ce358"/>
          <table:table-cell office:value-type="string" table:style-name="ce83">
            <text:p>CP65B</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46"/>
          <table:table-cell table:number-columns-repeated="4" table:style-name="ce347"/>
          <table:table-cell table:number-columns-repeated="4" table:style-name="ce356"/>
          <table:table-cell table:style-name="ce315"/>
          <table:table-cell office:value-type="string" table:number-columns-spanned="6" table:number-rows-spanned="1" table:style-name="ce68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Balancing allowance:</text:p>
          </table:table-cell>
          <table:covered-table-cell table:number-columns-repeated="9"/>
          <table:table-cell table:style-name="ce356"/>
          <table:table-cell office:value-type="string" table:style-name="ce83">
            <text:p>CP66B</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office:value-type="string" table:number-columns-spanned="6" table:number-rows-spanned="1" table:style-name="ce71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Balancing charge:</text:p>
          </table:table-cell>
          <table:covered-table-cell table:number-columns-repeated="9"/>
          <table:table-cell table:style-name="ce358"/>
          <table:table-cell office:value-type="string" table:style-name="ce83">
            <text:p>CP67B</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46"/>
          <table:table-cell table:number-columns-repeated="4" table:style-name="ce347"/>
          <table:table-cell table:number-columns-repeated="4" table:style-name="ce356"/>
          <table:table-cell table:style-name="ce315"/>
          <table:table-cell office:value-type="string" table:number-columns-spanned="6" table:number-rows-spanned="1" table:style-name="ce68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Writing Down Allowance (WDA) claimed:</text:p>
          </table:table-cell>
          <table:covered-table-cell table:number-columns-repeated="9"/>
          <table:table-cell table:style-name="ce356"/>
          <table:table-cell office:value-type="string" table:style-name="ce83">
            <text:p>CP68B</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49"/>
          <table:table-cell table:number-columns-repeated="4" table:style-name="ce350"/>
          <table:table-cell table:number-columns-repeated="4" table:style-name="ce358"/>
          <table:table-cell table:style-name="ce312"/>
          <table:table-cell office:value-type="string" table:number-columns-spanned="6" table:number-rows-spanned="1" table:style-name="ce713">
            <text:p>Manually extract from fixedassets.xls</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Written down value carried forward:</text:p>
          </table:table-cell>
          <table:covered-table-cell table:number-columns-repeated="9"/>
          <table:table-cell table:style-name="ce358"/>
          <table:table-cell office:value-type="string" table:style-name="ce83">
            <text:p>CP69B</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table:number-columns-spanned="4" table:number-rows-spanned="1" table:style-name="ce442">
            <text:p>Total expensive car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otal Written down value brought forward:</text:p>
          </table:table-cell>
          <table:covered-table-cell table:number-columns-repeated="9"/>
          <table:table-cell table:style-name="ce356"/>
          <table:table-cell office:value-type="string" table:style-name="ce83">
            <text:p>CP71</text:p>
          </table:table-cell>
          <table:table-cell office:value-type="string" table:style-name="ce80">
            <text:p>£</text:p>
          </table:table-cell>
          <table:table-cell office:value-type="float" office:value="0" table:formula="msoxl:=SUM(N1555,N1590)"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otal additions:</text:p>
          </table:table-cell>
          <table:covered-table-cell table:number-columns-repeated="9"/>
          <table:table-cell table:style-name="ce358"/>
          <table:table-cell office:value-type="string" table:style-name="ce83">
            <text:p>CP72</text:p>
          </table:table-cell>
          <table:table-cell office:value-type="string" table:style-name="ce80">
            <text:p>£</text:p>
          </table:table-cell>
          <table:table-cell office:value-type="float" office:value="0" table:formula="msoxl:=SUM(N1559,N1594)" table:number-columns-spanned="2" table:number-rows-spanned="1" table:style-name="ce567">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otal disposals:</text:p>
          </table:table-cell>
          <table:covered-table-cell table:number-columns-repeated="9"/>
          <table:table-cell table:style-name="ce356"/>
          <table:table-cell office:value-type="string" table:style-name="ce83">
            <text:p>CP73</text:p>
          </table:table-cell>
          <table:table-cell office:value-type="string" table:style-name="ce80">
            <text:p>£</text:p>
          </table:table-cell>
          <table:table-cell office:value-type="float" office:value="0" table:formula="msoxl:=SUM(N1563,N1598)"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otal balancing allowances:</text:p>
          </table:table-cell>
          <table:covered-table-cell table:number-columns-repeated="9"/>
          <table:table-cell table:style-name="ce358"/>
          <table:table-cell office:value-type="string" table:style-name="ce83">
            <text:p>CP74</text:p>
          </table:table-cell>
          <table:table-cell office:value-type="string" table:style-name="ce80">
            <text:p>£</text:p>
          </table:table-cell>
          <table:table-cell office:value-type="float" office:value="0" table:formula="msoxl:=SUM(N1567,N1602)" table:number-columns-spanned="2" table:number-rows-spanned="1" table:style-name="ce567">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otal balancing charges:</text:p>
          </table:table-cell>
          <table:covered-table-cell table:number-columns-repeated="9"/>
          <table:table-cell table:style-name="ce356"/>
          <table:table-cell office:value-type="string" table:style-name="ce83">
            <text:p>CP75</text:p>
          </table:table-cell>
          <table:table-cell office:value-type="string" table:style-name="ce80">
            <text:p>£</text:p>
          </table:table-cell>
          <table:table-cell office:value-type="float" office:value="0" table:formula="msoxl:=SUM(N1571,N1606)"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style-name="ce1"/>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style-name="ce1"/>
        </table:table-row>
        <table:table-row table:style-name="ro1">
          <table:table-cell office:value-type="string" table:number-columns-spanned="10" table:number-rows-spanned="1" table:style-name="ce680">
            <text:p>Total WDA claimed:</text:p>
          </table:table-cell>
          <table:covered-table-cell table:number-columns-repeated="9"/>
          <table:table-cell table:style-name="ce358"/>
          <table:table-cell office:value-type="string" table:style-name="ce83">
            <text:p>CP76</text:p>
          </table:table-cell>
          <table:table-cell office:value-type="string" table:style-name="ce80">
            <text:p>£</text:p>
          </table:table-cell>
          <table:table-cell office:value-type="float" office:value="0" table:formula="msoxl:=SUM(N1575,N1610)" table:number-columns-spanned="2" table:number-rows-spanned="1" table:style-name="ce567">
            <text:p>0.00</text:p>
          </table:table-cell>
          <table:covered-table-cell/>
          <table:table-cell table:style-name="ce359"/>
          <table:table-cell table:style-name="ce5"/>
          <table:table-cell table:number-columns-repeated="16367" table:style-name="ce1"/>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style-name="ce1"/>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style-name="ce1"/>
        </table:table-row>
        <table:table-row table:style-name="ro1">
          <table:table-cell office:value-type="string" table:number-columns-spanned="10" table:number-rows-spanned="1" table:style-name="ce678">
            <text:p>Total Written down value carried forward:</text:p>
          </table:table-cell>
          <table:covered-table-cell table:number-columns-repeated="9"/>
          <table:table-cell table:style-name="ce356"/>
          <table:table-cell office:value-type="string" table:style-name="ce83">
            <text:p>CP77</text:p>
          </table:table-cell>
          <table:table-cell office:value-type="string" table:style-name="ce80">
            <text:p>£</text:p>
          </table:table-cell>
          <table:table-cell office:value-type="float" office:value="0" table:formula="msoxl:=SUM(N1579,N1614)" table:number-columns-spanned="2" table:number-rows-spanned="1" table:style-name="ce567">
            <text:p>0.00</text:p>
          </table:table-cell>
          <table:covered-table-cell/>
          <table:table-cell table:style-name="ce357"/>
          <table:table-cell table:style-name="ce5"/>
          <table:table-cell table:number-columns-repeated="16367" table:style-name="ce1"/>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style-name="ce1"/>
        </table:table-row>
        <table:table-row table:style-name="ro1">
          <table:table-cell table:number-columns-repeated="16" table:style-name="ce1"/>
          <table:table-cell table:style-name="ce5"/>
          <table:table-cell table:number-columns-repeated="16367" table:style-name="ce1"/>
        </table:table-row>
        <table:table-row table:style-name="ro1">
          <table:table-cell table:number-columns-repeated="16" table:style-name="ce1"/>
          <table:table-cell table:style-name="ce47"/>
          <table:table-cell table:number-columns-repeated="16367" table:style-name="ce1"/>
        </table:table-row>
        <table:table-row table:style-name="ro6">
          <table:table-cell office:value-type="string" table:number-columns-spanned="4" table:number-rows-spanned="1" table:style-name="ce434">
            <text:p>Capital allowances/balancing charge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style-name="ce1"/>
        </table:table-row>
        <table:table-row table:style-name="ro7">
          <table:table-cell table:number-columns-repeated="16384" table:style-name="ce1"/>
        </table:table-row>
        <table:table-row table:style-name="ro1">
          <table:table-cell office:value-type="string" table:number-columns-spanned="17" table:number-rows-spanned="1" table:style-name="ce673">
            <text:p>Machinery and plant</text:p>
          </table:table-cell>
          <table:covered-table-cell table:number-columns-repeated="16"/>
          <table:table-cell table:number-columns-repeated="16367" table:style-name="ce1"/>
        </table:table-row>
        <table:table-row table:style-name="ro7">
          <table:table-cell table:number-columns-repeated="16" table:style-name="ce371"/>
          <table:table-cell table:style-name="ce373"/>
          <table:table-cell table:number-columns-repeated="16367" table:style-name="ce1"/>
        </table:table-row>
        <table:table-row table:style-name="ro10">
          <table:table-cell office:value-type="string" table:number-columns-spanned="16" table:number-rows-spanned="1" table:style-name="ce414">
            <text:p>Please enter details of the expenditure and allowances you wish to claim on qualifying machinery and plant.</text:p>
          </table:table-cell>
          <table:covered-table-cell table:number-columns-repeated="15"/>
          <table:table-cell table:style-name="ce41"/>
          <table:table-cell table:number-columns-repeated="15" table:style-name="ce353"/>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repeated="16128"/>
        </table:table-row>
        <table:table-row table:style-name="ro1">
          <table:table-cell table:number-columns-repeated="13" table:style-name="ce1"/>
          <table:table-cell table:style-name="ce372"/>
          <table:table-cell table:number-columns-repeated="2" table:style-name="ce1"/>
          <table:table-cell table:style-name="ce41"/>
          <table:table-cell table:number-columns-repeated="16367" table:style-name="ce1"/>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style-name="ce1"/>
        </table:table-row>
        <table:table-row table:style-name="ro1">
          <table:table-cell office:value-type="string" table:number-columns-spanned="10" table:number-rows-spanned="1" table:style-name="ce678">
            <text:p>Written down value brought forward:</text:p>
          </table:table-cell>
          <table:covered-table-cell table:number-columns-repeated="9"/>
          <table:table-cell table:style-name="ce356"/>
          <table:table-cell office:value-type="string" table:style-name="ce83">
            <text:p>CP78</text:p>
          </table:table-cell>
          <table:table-cell office:value-type="string" table:style-name="ce80">
            <text:p>£</text:p>
          </table:table-cell>
          <table:table-cell office:value-type="float" office:value="0" table:formula="msoxl:=ROUND('C:\Users\antony\diy\GB Accounts\GB Accounts 2012-13\GB Accounts Company 2013-03-31 (Mar13) Excel 2007\tmp\[Fixedassets.ods]Schedule'!$G$1,D2)"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9">
          <table:table-cell office:value-type="string" table:number-columns-spanned="16" table:number-rows-spanned="1" table:style-name="ce421">
            <text:p>The First Year Allowance ("FYA") is not captured in DIY Accounting, use the Annual Investment Allowance (up to £50K before 2009-10, £100K after) or manually apply the FYA.</text:p>
          </table:table-cell>
          <table:covered-table-cell table:number-columns-repeated="15"/>
          <table:table-cell table:style-name="ce5"/>
          <table:table-cell table:number-columns-repeated="16367"/>
        </table:table-row>
        <table:table-row table:style-name="ro10">
          <table:table-cell table:number-columns-repeated="16" table:style-name="ce366"/>
          <table:table-cell table:style-name="ce5"/>
          <table:table-cell table:number-columns-repeated="16367"/>
        </table:table-row>
        <table:table-row table:style-name="ro9">
          <table:table-cell office:value-type="string" table:number-columns-spanned="16" table:number-rows-spanned="1" table:style-name="ce711">
            <text:p>DIY Accounting uses the limit below for the Annual Investment Allowance. The calculations do not split this over periods with different allowances. The £50K limit has been pre-populated, this can be amended to £100K for the 2010-11 tax and beyond.</text:p>
          </table:table-cell>
          <table:covered-table-cell table:number-columns-repeated="1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Annual Investment Allowance</text:p>
          </table:table-cell>
          <table:covered-table-cell table:number-columns-repeated="9"/>
          <table:table-cell table:style-name="ce367"/>
          <table:table-cell office:value-type="string" table:style-name="ce83">
            <text:p>N/A</text:p>
          </table:table-cell>
          <table:table-cell office:value-type="string" table:style-name="ce80">
            <text:p>£</text:p>
          </table:table-cell>
          <table:table-cell office:value-type="float" office:value="50000" table:number-columns-spanned="2" table:number-rows-spanned="1" table:style-name="ce567">
            <text:p>50,000.00</text:p>
          </table:table-cell>
          <table:covered-table-cell/>
          <table:table-cell table:style-name="ce368"/>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0">
          <table:table-cell table:number-columns-repeated="16" table:style-name="ce366"/>
          <table:table-cell table:style-name="ce5"/>
          <table:table-cell table:number-columns-repeated="16367"/>
        </table:table-row>
        <table:table-row table:style-name="ro1">
          <table:table-cell office:value-type="string" table:number-columns-spanned="4" table:number-rows-spanned="1" table:style-name="ce442">
            <text:p>Additions in the period</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62"/>
          <table:table-cell table:number-columns-repeated="4" table:style-name="ce363"/>
          <table:table-cell table:number-columns-repeated="4" table:style-name="ce367"/>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Relevant First Year Allowance (FYA) expenditure:</text:p>
          </table:table-cell>
          <table:covered-table-cell table:number-columns-repeated="9"/>
          <table:table-cell table:style-name="ce356"/>
          <table:table-cell office:value-type="string" table:style-name="ce83">
            <text:p>CP79</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64"/>
          <table:table-cell table:number-columns-repeated="4" table:style-name="ce365"/>
          <table:table-cell table:number-columns-repeated="4" table:style-name="ce369"/>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Other FYA expenditure:</text:p>
          </table:table-cell>
          <table:covered-table-cell table:number-columns-repeated="9"/>
          <table:table-cell table:style-name="ce358"/>
          <table:table-cell office:value-type="string" table:style-name="ce83">
            <text:p>CP80</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62"/>
          <table:table-cell table:number-columns-repeated="4" table:style-name="ce363"/>
          <table:table-cell table:number-columns-repeated="4" table:style-name="ce367"/>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Total expenditure qualifying for FYA:</text:p>
          </table:table-cell>
          <table:covered-table-cell table:number-columns-repeated="9"/>
          <table:table-cell table:style-name="ce356"/>
          <table:table-cell office:value-type="string" table:style-name="ce406">
            <text:p>CP81</text:p>
          </table:table-cell>
          <table:table-cell office:value-type="string" table:style-name="ce322">
            <text:p>£</text:p>
          </table:table-cell>
          <table:table-cell office:value-type="float" office:value="0" table:formula="msoxl:=SUM(N1663,N1667)"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dditions qualifying for Writing Down Allowance (WDA):</text:p>
          </table:table-cell>
          <table:covered-table-cell table:number-columns-repeated="9"/>
          <table:table-cell table:style-name="ce358"/>
          <table:table-cell office:value-type="string" table:style-name="ce83">
            <text:p>CP82</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CorporationTax'!$F$79,D2)" table:number-columns-spanned="2" table:number-rows-spanned="1" table:style-name="ce567">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Additions for Annual Investment Allowance</text:p>
          </table:table-cell>
          <table:covered-table-cell table:number-columns-repeated="3"/>
          <table:table-cell table:number-columns-repeated="12" table:style-name="ce1"/>
          <table:table-cell table:style-name="ce5"/>
          <table:table-cell table:number-columns-repeated="16367"/>
        </table:table-row>
        <table:table-row table:style-name="ro7">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Expenditure qualifying for Annual Investment Allowance (AIA):</text:p>
          </table:table-cell>
          <table:covered-table-cell table:number-columns-repeated="9"/>
          <table:table-cell table:style-name="ce356"/>
          <table:table-cell office:value-type="string" table:style-name="ce83">
            <text:p>CP83</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CorporationTax'!$I$79,D2)"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Disposals in the period</text:p>
          </table:table-cell>
          <table:covered-table-cell table:number-columns-repeated="3"/>
          <table:table-cell table:number-columns-repeated="9" table:style-name="ce1"/>
          <table:table-cell table:style-name="ce372"/>
          <table:table-cell table:number-columns-repeated="2" table:style-name="ce1"/>
          <table:table-cell table:style-name="ce5"/>
          <table:table-cell table:number-columns-repeated="16367"/>
        </table:table-row>
        <table:table-row table:style-name="ro7">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Disposal proceeds:</text:p>
          </table:table-cell>
          <table:covered-table-cell table:number-columns-repeated="9"/>
          <table:table-cell table:style-name="ce356"/>
          <table:table-cell office:value-type="string" table:style-name="ce83">
            <text:p>CP84</text:p>
          </table:table-cell>
          <table:table-cell office:value-type="string" table:style-name="ce80">
            <text:p>£</text:p>
          </table:table-cell>
          <table:table-cell office:value-type="float" office:value="0" table:formula="msoxl:=MAX('C:\Users\antony\diy\GB Accounts\GB Accounts 2012-13\GB Accounts Company 2013-03-31 (Mar13) Excel 2007\tmp\[Financialaccounts.ods]CorporationTax'!$I$18,0)"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Allowances and charges</text:p>
          </table:table-cell>
          <table:covered-table-cell table:number-columns-repeated="3"/>
          <table:table-cell table:number-columns-repeated="12" table:style-name="ce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62"/>
          <table:table-cell table:number-columns-repeated="4" table:style-name="ce363"/>
          <table:table-cell table:number-columns-repeated="4" table:style-name="ce367"/>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Relevant First Year Allowances claimed:</text:p>
          </table:table-cell>
          <table:covered-table-cell table:number-columns-repeated="9"/>
          <table:table-cell table:style-name="ce356"/>
          <table:table-cell office:value-type="string" table:style-name="ce83">
            <text:p>CP85</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64"/>
          <table:table-cell table:number-columns-repeated="4" table:style-name="ce365"/>
          <table:table-cell table:number-columns-repeated="4" table:style-name="ce369"/>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Other First Year Allowances claimed:</text:p>
          </table:table-cell>
          <table:covered-table-cell table:number-columns-repeated="9"/>
          <table:table-cell table:style-name="ce358"/>
          <table:table-cell office:value-type="string" table:style-name="ce83">
            <text:p>CP86</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62"/>
          <table:table-cell table:number-columns-repeated="4" table:style-name="ce363"/>
          <table:table-cell table:number-columns-repeated="4" table:style-name="ce367"/>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78">
            <text:p>Total First Year Allowances claimed:</text:p>
          </table:table-cell>
          <table:covered-table-cell table:number-columns-repeated="9"/>
          <table:table-cell table:style-name="ce356"/>
          <table:table-cell office:value-type="string" table:style-name="ce406">
            <text:p>CP87</text:p>
          </table:table-cell>
          <table:table-cell office:value-type="string" table:style-name="ce374">
            <text:p>£</text:p>
          </table:table-cell>
          <table:table-cell office:value-type="float" office:value="0" table:formula="msoxl:=SUM(N1693,N1697)"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nnual Investment Allowance claimed:</text:p>
          </table:table-cell>
          <table:covered-table-cell table:number-columns-repeated="9"/>
          <table:table-cell table:style-name="ce358"/>
          <table:table-cell office:value-type="string" table:style-name="ce83">
            <text:p>CP88</text:p>
          </table:table-cell>
          <table:table-cell office:value-type="string" table:style-name="ce80">
            <text:p>£</text:p>
          </table:table-cell>
          <table:table-cell office:value-type="float" office:value="0" table:formula="msoxl:=MIN(N1656,N1680)" table:number-columns-spanned="2" table:number-rows-spanned="1" table:style-name="ce567">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Writing Down Allowance claimed:</text:p>
          </table:table-cell>
          <table:covered-table-cell table:number-columns-repeated="9"/>
          <table:table-cell table:style-name="ce356"/>
          <table:table-cell office:value-type="string" table:style-name="ce83">
            <text:p>CP89</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CorporationTax'!$I$17,D2)"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Balancing allowance:</text:p>
          </table:table-cell>
          <table:covered-table-cell table:number-columns-repeated="9"/>
          <table:table-cell table:style-name="ce358"/>
          <table:table-cell office:value-type="string" table:style-name="ce83">
            <text:p>CP90</text:p>
          </table:table-cell>
          <table:table-cell office:value-type="string" table:style-name="ce192">
            <text:p>£</text:p>
          </table:table-cell>
          <table:table-cell office:value-type="float" office:value="0" table:formula="msoxl:=IF('C:\Users\antony\diy\GB Accounts\GB Accounts 2012-13\GB Accounts Company 2013-03-31 (Mar13) Excel 2007\tmp\[Financialaccounts.ods]CorporationTax'!$K$102&lt;0,ROUND('C:\Users\antony\diy\GB Accounts\GB Accounts 2012-13\GB Accounts Company 2013-03-31 (Mar13) Excel 2007\tmp\[Financialaccounts.ods]CorporationTax'!$K$102,D2),0)" table:number-columns-spanned="2" table:number-rows-spanned="1" table:style-name="ce445">
            <text:p>0.00</text:p>
          </table:table-cell>
          <table:covered-table-cell/>
          <table:table-cell table:style-name="ce370"/>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81">
            <text:p>Total allowances claimed:</text:p>
          </table:table-cell>
          <table:covered-table-cell table:number-columns-repeated="9"/>
          <table:table-cell table:style-name="ce356"/>
          <table:table-cell office:value-type="string" table:style-name="ce83">
            <text:p>CP186</text:p>
          </table:table-cell>
          <table:table-cell office:value-type="string" table:style-name="ce374">
            <text:p>£</text:p>
          </table:table-cell>
          <table:table-cell office:value-type="float" office:value="0" table:formula="msoxl:=SUM(N1704,N1707,N1710)"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2">
            <text:p>Balancing charge:</text:p>
          </table:table-cell>
          <table:covered-table-cell table:number-columns-repeated="9"/>
          <table:table-cell table:style-name="ce358"/>
          <table:table-cell office:value-type="string" table:style-name="ce83">
            <text:p>CP91</text:p>
          </table:table-cell>
          <table:table-cell office:value-type="string" table:style-name="ce80">
            <text:p>£</text:p>
          </table:table-cell>
          <table:table-cell office:value-type="float" office:value="0" table:formula="msoxl:=N1686" table:number-columns-spanned="2" table:number-rows-spanned="1" table:style-name="ce567">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Written down value</text:p>
          </table:table-cell>
          <table:covered-table-cell table:number-columns-repeated="3"/>
          <table:table-cell table:number-columns-repeated="12" table:style-name="ce1"/>
          <table:table-cell table:style-name="ce5"/>
          <table:table-cell table:number-columns-repeated="16367"/>
        </table:table-row>
        <table:table-row table:style-name="ro7">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Written down value carried forward:</text:p>
          </table:table-cell>
          <table:covered-table-cell table:number-columns-repeated="9"/>
          <table:table-cell table:style-name="ce356"/>
          <table:table-cell office:value-type="string" table:style-name="ce83">
            <text:p>CP92</text:p>
          </table:table-cell>
          <table:table-cell office:value-type="string" table:style-name="ce374">
            <text:p>£</text:p>
          </table:table-cell>
          <table:table-cell office:value-type="float" office:value="0" table:formula="msoxl:=N1649+SUM(N1663,N1667,N1671,N1674)-SUM(N1713,N1716)"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Capital allowances/balancing charge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Summary totals</text:p>
          </table:table-cell>
          <table:covered-table-cell table:number-columns-repeated="16"/>
          <table:table-cell table:number-columns-repeated="16367"/>
        </table:table-row>
        <table:table-row table:style-name="ro7">
          <table:table-cell table:number-columns-repeated="8" table:style-name="ce371"/>
          <table:table-cell table:number-columns-repeated="8" table:style-name="ce40"/>
          <table:table-cell table:style-name="ce41"/>
          <table:table-cell table:number-columns-repeated="16367" table:style-name="ce1"/>
        </table:table-row>
        <table:table-row table:style-name="ro10">
          <table:table-cell office:value-type="string" table:number-columns-spanned="16" table:number-rows-spanned="1" table:style-name="ce414">
            <text:p>This page shows the totals of capital allowances and balancing charges.</text:p>
          </table:table-cell>
          <table:covered-table-cell table:number-columns-repeated="15"/>
          <table:table-cell table:style-name="ce41"/>
          <table:table-cell table:number-columns-repeated="15" table:style-name="ce353"/>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spanned="16" table:number-rows-spanned="1" table:style-name="ce414"/>
          <table:covered-table-cell table:number-columns-repeated="15"/>
          <table:table-cell table:number-columns-repeated="16128"/>
        </table:table-row>
        <table:table-row table:style-name="ro1">
          <table:table-cell table:number-columns-repeated="16" table:style-name="ce1"/>
          <table:table-cell table:style-name="ce41"/>
          <table:table-cell table:number-columns-repeated="16367" table:style-name="ce1"/>
        </table:table-row>
        <table:table-row table:style-name="ro1">
          <table:table-cell office:value-type="string" table:number-columns-spanned="4" table:number-rows-spanned="1" table:style-name="ce442">
            <text:p>Capital allowance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style-name="ce1"/>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style-name="ce1"/>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style-name="ce1"/>
        </table:table-row>
        <table:table-row table:style-name="ro1">
          <table:table-cell office:value-type="string" table:number-columns-spanned="10" table:number-rows-spanned="1" table:style-name="ce678">
            <text:p>Machinery and plant:</text:p>
          </table:table-cell>
          <table:covered-table-cell table:number-columns-repeated="9"/>
          <table:table-cell table:style-name="ce356"/>
          <table:table-cell office:value-type="string" table:style-name="ce83">
            <text:p>CP93</text:p>
          </table:table-cell>
          <table:table-cell office:value-type="string" table:style-name="ce322">
            <text:p>£</text:p>
          </table:table-cell>
          <table:table-cell office:value-type="float" office:value="0" table:formula="msoxl:=N1713" table:number-columns-spanned="2" table:number-rows-spanned="1" table:style-name="ce447">
            <text:p>0.00</text:p>
          </table:table-cell>
          <table:covered-table-cell/>
          <table:table-cell table:style-name="ce357"/>
          <table:table-cell table:style-name="ce5"/>
          <table:table-cell table:number-columns-repeated="16367" table:style-name="ce1"/>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style-name="ce1"/>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style-name="ce1"/>
        </table:table-row>
        <table:table-row table:style-name="ro1">
          <table:table-cell office:value-type="string" table:number-columns-spanned="10" table:number-rows-spanned="1" table:style-name="ce680">
            <text:p>Cars:</text:p>
          </table:table-cell>
          <table:covered-table-cell table:number-columns-repeated="9"/>
          <table:table-cell table:style-name="ce358"/>
          <table:table-cell office:value-type="string" table:style-name="ce83">
            <text:p>CP94</text:p>
          </table:table-cell>
          <table:table-cell office:value-type="string" table:style-name="ce155">
            <text:p>£</text:p>
          </table:table-cell>
          <table:table-cell office:value-type="float" office:value="0" table:formula="msoxl:=ROUND('C:\Users\antony\diy\GB Accounts\GB Accounts 2012-13\GB Accounts Company 2013-03-31 (Mar13) Excel 2007\tmp\[Financialaccounts.ods]CorporationTax'!$I$16,D2)" table:number-columns-spanned="2" table:number-rows-spanned="1" table:style-name="ce445">
            <text:p>0.00</text:p>
          </table:table-cell>
          <table:covered-table-cell/>
          <table:table-cell table:style-name="ce359"/>
          <table:table-cell table:style-name="ce5"/>
          <table:table-cell table:number-columns-repeated="16367" table:style-name="ce1"/>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style-name="ce1"/>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style-name="ce1"/>
        </table:table-row>
        <table:table-row table:style-name="ro1">
          <table:table-cell office:value-type="string" table:number-columns-spanned="10" table:number-rows-spanned="1" table:style-name="ce678">
            <text:p>Total allowances:</text:p>
          </table:table-cell>
          <table:covered-table-cell table:number-columns-repeated="9"/>
          <table:table-cell table:style-name="ce356"/>
          <table:table-cell office:value-type="string" table:style-name="ce83">
            <text:p>CP95</text:p>
          </table:table-cell>
          <table:table-cell office:value-type="string" table:style-name="ce322">
            <text:p>£</text:p>
          </table:table-cell>
          <table:table-cell office:value-type="float" office:value="0" table:formula="msoxl:=SUM(N1735,N1738)" table:number-columns-spanned="2" table:number-rows-spanned="1" table:style-name="ce447">
            <text:p>0.00</text:p>
          </table:table-cell>
          <table:covered-table-cell/>
          <table:table-cell table:style-name="ce357"/>
          <table:table-cell table:style-name="ce5"/>
          <table:table-cell table:number-columns-repeated="16367" table:style-name="ce1"/>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style-name="ce1"/>
        </table:table-row>
        <table:table-row table:style-name="ro1">
          <table:table-cell table:number-columns-repeated="16" table:style-name="ce1"/>
          <table:table-cell table:style-name="ce41"/>
          <table:table-cell table:number-columns-repeated="16367" table:style-name="ce1"/>
        </table:table-row>
        <table:table-row table:style-name="ro1">
          <table:table-cell office:value-type="string" table:number-columns-spanned="4" table:number-rows-spanned="1" table:style-name="ce442">
            <text:p>Balancing charge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style-name="ce1"/>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Machinery and plant:</text:p>
          </table:table-cell>
          <table:covered-table-cell table:number-columns-repeated="9"/>
          <table:table-cell table:style-name="ce356"/>
          <table:table-cell office:value-type="string" table:style-name="ce83">
            <text:p>CP96</text:p>
          </table:table-cell>
          <table:table-cell office:value-type="string" table:style-name="ce322">
            <text:p>£</text:p>
          </table:table-cell>
          <table:table-cell office:value-type="float" office:value="0" table:formula="msoxl:=N1716"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9">
          <table:table-cell office:value-type="string" table:number-columns-spanned="16" table:number-rows-spanned="1" table:style-name="ce710">
            <text:p>The figure below is extracted from DIY Accounting including all balancing charges not just cars. If this results in duplication of charges manually reduce the figure.</text:p>
          </table:table-cell>
          <table:covered-table-cell table:number-columns-repeated="15"/>
          <table:table-cell table:style-name="ce5"/>
          <table:table-cell table:number-columns-repeated="16367"/>
        </table:table-row>
        <table:table-row table:style-name="ro1">
          <table:table-cell office:value-type="string" table:number-columns-spanned="10" table:number-rows-spanned="1" table:style-name="ce680">
            <text:p>Cars:</text:p>
          </table:table-cell>
          <table:covered-table-cell table:number-columns-repeated="9"/>
          <table:table-cell table:style-name="ce358"/>
          <table:table-cell office:value-type="string" table:style-name="ce83">
            <text:p>CP97</text:p>
          </table:table-cell>
          <table:table-cell office:value-type="string" table:style-name="ce155">
            <text:p>£</text:p>
          </table:table-cell>
          <table:table-cell office:value-type="float" office:value="0" table:formula="msoxl:=IF('C:\Users\antony\diy\GB Accounts\GB Accounts 2012-13\GB Accounts Company 2013-03-31 (Mar13) Excel 2007\tmp\[Financialaccounts.ods]CorporationTax'!$K$102&gt;0,ROUND('C:\Users\antony\diy\GB Accounts\GB Accounts 2012-13\GB Accounts Company 2013-03-31 (Mar13) Excel 2007\tmp\[Financialaccounts.ods]CorporationTax'!$K$102,D2),0)"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otal charges:</text:p>
          </table:table-cell>
          <table:covered-table-cell table:number-columns-repeated="9"/>
          <table:table-cell table:style-name="ce356"/>
          <table:table-cell office:value-type="string" table:style-name="ce83">
            <text:p>CP98</text:p>
          </table:table-cell>
          <table:table-cell office:value-type="string" table:style-name="ce322">
            <text:p>£</text:p>
          </table:table-cell>
          <table:table-cell office:value-type="float" office:value="0" table:formula="msoxl:=SUM(N1747,N1751)"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Net allowances</text:p>
          </table:table-cell>
          <table:covered-table-cell table:number-columns-repeated="3"/>
          <table:table-cell table:number-columns-repeated="12" table:style-name="ce1"/>
          <table:table-cell table:style-name="ce5"/>
          <table:table-cell table:number-columns-repeated="16367"/>
        </table:table-row>
        <table:table-row table:style-name="ro7">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rade net allowances:</text:p>
          </table:table-cell>
          <table:covered-table-cell table:number-columns-repeated="9"/>
          <table:table-cell table:style-name="ce356"/>
          <table:table-cell office:value-type="string" table:style-name="ce83">
            <text:p>CP99</text:p>
          </table:table-cell>
          <table:table-cell office:value-type="string" table:style-name="ce322">
            <text:p>£</text:p>
          </table:table-cell>
          <table:table-cell office:value-type="float" office:value="0" table:formula="msoxl:=N1741-N1754"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Capital allowances/balancing charge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Adjustments</text:p>
          </table:table-cell>
          <table:covered-table-cell table:number-columns-repeated="16"/>
          <table:table-cell table:number-columns-repeated="16367"/>
        </table:table-row>
        <table:table-row table:style-name="ro7">
          <table:table-cell table:number-columns-repeated="8" table:style-name="ce371"/>
          <table:table-cell table:number-columns-repeated="8" table:style-name="ce40"/>
          <table:table-cell table:style-name="ce41"/>
          <table:table-cell table:number-columns-repeated="16367"/>
        </table:table-row>
        <table:table-row table:style-name="ro26">
          <table:table-cell office:value-type="string" table:number-columns-spanned="16" table:number-rows-spanned="1" table:style-name="ce414">
            <text:p>The net capital allowances or balancing charges are treated as a trade deduction or receipt for tax purposes. The profit before tax needs to be adjusted to take them into account.</text:p>
          </table:table-cell>
          <table:covered-table-cell table:number-columns-repeated="15"/>
          <table:table-cell table:style-name="ce41"/>
          <table:table-cell table:number-columns-repeated="16367"/>
        </table:table-row>
        <table:table-row table:style-name="ro26">
          <table:table-cell table:style-name="ce352"/>
          <table:table-cell table:number-columns-repeated="15" table:style-name="ce353"/>
          <table:table-cell table:style-name="ce41"/>
          <table:table-cell table:number-columns-repeated="16367"/>
        </table:table-row>
        <table:table-row table:style-name="ro1">
          <table:table-cell office:value-type="string" table:number-columns-spanned="4" table:number-rows-spanned="1" table:style-name="ce442">
            <text:p>Profit before tax</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1">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Profit before tax:</text:p>
          </table:table-cell>
          <table:covered-table-cell table:number-columns-repeated="8"/>
          <table:table-cell table:style-name="ce357"/>
          <table:table-cell table:style-name="ce356"/>
          <table:table-cell office:value-type="string" table:style-name="ce83">
            <text:p>CP100</text:p>
          </table:table-cell>
          <table:table-cell office:value-type="string" table:style-name="ce322">
            <text:p>£</text:p>
          </table:table-cell>
          <table:table-cell office:value-type="float" office:value="0" table:formula="msoxl:=N1441"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0">
          <table:table-cell table:number-columns-spanned="16" table:number-rows-spanned="1" table:style-name="ce685"/>
          <table:covered-table-cell table:number-columns-repeated="15"/>
          <table:table-cell table:style-name="ce41"/>
          <table:table-cell table:number-columns-repeated="16367"/>
        </table:table-row>
        <table:table-row table:style-name="ro1">
          <table:table-cell office:value-type="string" table:number-columns-spanned="4" table:number-rows-spanned="1" table:style-name="ce442">
            <text:p>Addition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10">
          <table:table-cell office:value-type="string" table:number-columns-spanned="15" table:number-rows-spanned="1" table:style-name="ce414">
            <text:p>The additions for tax purposes you previously entered have been brought forward and entered below for you.</text:p>
          </table:table-cell>
          <table:covered-table-cell table:number-columns-repeated="14"/>
          <table:table-cell table:style-name="ce40"/>
          <table:table-cell table:style-name="ce41"/>
          <table:table-cell table:number-columns-repeated="16367"/>
        </table:table-row>
        <table:table-row table:style-name="ro1">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Depreciation:</text:p>
          </table:table-cell>
          <table:covered-table-cell table:number-columns-repeated="9"/>
          <table:table-cell table:style-name="ce356"/>
          <table:table-cell office:value-type="string" table:style-name="ce83">
            <text:p>CP101</text:p>
          </table:table-cell>
          <table:table-cell office:value-type="string" table:style-name="ce322">
            <text:p>£</text:p>
          </table:table-cell>
          <table:table-cell office:value-type="float" office:value="0" table:formula="msoxl:=N1449"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Disallowable entertaining:</text:p>
          </table:table-cell>
          <table:covered-table-cell table:number-columns-repeated="9"/>
          <table:table-cell table:style-name="ce358"/>
          <table:table-cell office:value-type="string" table:style-name="ce83">
            <text:p>CP102</text:p>
          </table:table-cell>
          <table:table-cell office:value-type="string" table:style-name="ce155">
            <text:p>£</text:p>
          </table:table-cell>
          <table:table-cell office:value-type="float" office:value="0" table:formula="msoxl:=N1453"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Donations:</text:p>
          </table:table-cell>
          <table:covered-table-cell table:number-columns-repeated="9"/>
          <table:table-cell table:style-name="ce356"/>
          <table:table-cell office:value-type="string" table:style-name="ce83">
            <text:p>CP103</text:p>
          </table:table-cell>
          <table:table-cell office:value-type="string" table:style-name="ce322">
            <text:p>£</text:p>
          </table:table-cell>
          <table:table-cell office:value-type="float" office:value="0" table:formula="msoxl:=N1457"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Legal and professional fees:</text:p>
          </table:table-cell>
          <table:covered-table-cell table:number-columns-repeated="9"/>
          <table:table-cell table:style-name="ce358"/>
          <table:table-cell office:value-type="string" table:style-name="ce83">
            <text:p>CP104</text:p>
          </table:table-cell>
          <table:table-cell office:value-type="string" table:style-name="ce155">
            <text:p>£</text:p>
          </table:table-cell>
          <table:table-cell office:value-type="float" office:value="0" table:formula="msoxl:=N1461"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Net loss on sale of fixed assets:</text:p>
          </table:table-cell>
          <table:covered-table-cell table:number-columns-repeated="9"/>
          <table:table-cell table:style-name="ce356"/>
          <table:table-cell office:value-type="string" table:style-name="ce83">
            <text:p>CP106</text:p>
          </table:table-cell>
          <table:table-cell office:value-type="string" table:style-name="ce322">
            <text:p>£</text:p>
          </table:table-cell>
          <table:table-cell office:value-type="float" office:value="0" table:formula="msoxl:=N1464"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Penalties and fines:</text:p>
          </table:table-cell>
          <table:covered-table-cell table:number-columns-repeated="9"/>
          <table:table-cell table:style-name="ce358"/>
          <table:table-cell office:value-type="string" table:style-name="ce83">
            <text:p>CP107</text:p>
          </table:table-cell>
          <table:table-cell office:value-type="string" table:style-name="ce155">
            <text:p>£</text:p>
          </table:table-cell>
          <table:table-cell office:value-type="float" office:value="0" table:formula="msoxl:=N1468"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Unpaid employees' remuneration:</text:p>
          </table:table-cell>
          <table:covered-table-cell table:number-columns-repeated="9"/>
          <table:table-cell table:style-name="ce356"/>
          <table:table-cell office:value-type="string" table:style-name="ce83">
            <text:p>CP108</text:p>
          </table:table-cell>
          <table:table-cell office:value-type="string" table:style-name="ce322">
            <text:p>£</text:p>
          </table:table-cell>
          <table:table-cell office:value-type="float" office:value="0" table:formula="msoxl:=N1472"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style-name="ce32"/>
          <table:table-cell table:number-columns-spanned="4" table:number-rows-spanned="1" table:style-name="ce677"/>
          <table:covered-table-cell table:number-columns-repeated="3"/>
          <table:table-cell table:style-name="ce33"/>
          <table:table-cell table:style-name="ce5"/>
          <table:table-cell table:number-columns-repeated="16367"/>
        </table:table-row>
        <table:table-row table:style-name="ro1">
          <table:table-cell office:value-type="string" table:number-columns-spanned="10" table:number-rows-spanned="1" table:style-name="ce680">
            <text:p>Net balancing charges:</text:p>
          </table:table-cell>
          <table:covered-table-cell table:number-columns-repeated="9"/>
          <table:table-cell table:style-name="ce358"/>
          <table:table-cell office:value-type="string" table:style-name="ce83">
            <text:p>CP109</text:p>
          </table:table-cell>
          <table:table-cell office:value-type="string" table:style-name="ce155">
            <text:p>£</text:p>
          </table:table-cell>
          <table:table-cell office:value-type="float" office:value="0" table:formula="msoxl:=N1754"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Total additions:</text:p>
          </table:table-cell>
          <table:covered-table-cell table:number-columns-repeated="8"/>
          <table:table-cell table:style-name="ce357"/>
          <table:table-cell table:style-name="ce356"/>
          <table:table-cell office:value-type="string" table:style-name="ce83">
            <text:p>CP110</text:p>
          </table:table-cell>
          <table:table-cell office:value-type="string" table:style-name="ce322">
            <text:p>£</text:p>
          </table:table-cell>
          <table:table-cell office:value-type="float" office:value="0" table:formula="msoxl:=SUM(N1781,N1784,N1787,N1790,N1793,N1796,N1799,N1802)"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Deduction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10">
          <table:table-cell office:value-type="string" table:number-columns-spanned="15" table:number-rows-spanned="1" table:style-name="ce414">
            <text:p>The deductions for tax purposes you previously entered have been brought forward and entered below for you.</text:p>
          </table:table-cell>
          <table:covered-table-cell table:number-columns-repeated="14"/>
          <table:table-cell table:style-name="ce40"/>
          <table:table-cell table:style-name="ce41"/>
          <table:table-cell table:number-columns-repeated="16367"/>
        </table:table-row>
        <table:table-row table:style-name="ro1">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Employees' remuneration previously disallowed:</text:p>
          </table:table-cell>
          <table:covered-table-cell table:number-columns-repeated="9"/>
          <table:table-cell table:style-name="ce356"/>
          <table:table-cell office:value-type="string" table:style-name="ce83">
            <text:p>CP111</text:p>
          </table:table-cell>
          <table:table-cell office:value-type="string" table:style-name="ce322">
            <text:p>£</text:p>
          </table:table-cell>
          <table:table-cell office:value-type="float" office:value="0" table:formula="msoxl:=N1484"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Net profit on sale of fixed assets:</text:p>
          </table:table-cell>
          <table:covered-table-cell table:number-columns-repeated="9"/>
          <table:table-cell table:style-name="ce358"/>
          <table:table-cell office:value-type="string" table:style-name="ce83">
            <text:p>CP113</text:p>
          </table:table-cell>
          <table:table-cell office:value-type="string" table:style-name="ce155">
            <text:p>£</text:p>
          </table:table-cell>
          <table:table-cell office:value-type="float" office:value="0" table:formula="msoxl:=N1488"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Non-trade interest received:</text:p>
          </table:table-cell>
          <table:covered-table-cell table:number-columns-repeated="9"/>
          <table:table-cell table:style-name="ce356"/>
          <table:table-cell office:value-type="string" table:style-name="ce83">
            <text:p>CP114</text:p>
          </table:table-cell>
          <table:table-cell office:value-type="string" table:style-name="ce322">
            <text:p>£</text:p>
          </table:table-cell>
          <table:table-cell office:value-type="float" office:value="0" table:formula="msoxl:=N1491"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Net capital allowances:</text:p>
          </table:table-cell>
          <table:covered-table-cell table:number-columns-repeated="9"/>
          <table:table-cell table:style-name="ce358"/>
          <table:table-cell office:value-type="string" table:style-name="ce83">
            <text:p>CP115</text:p>
          </table:table-cell>
          <table:table-cell office:value-type="string" table:style-name="ce155">
            <text:p>£</text:p>
          </table:table-cell>
          <table:table-cell office:value-type="float" office:value="0" table:formula="msoxl:=N1741"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Total additions:</text:p>
          </table:table-cell>
          <table:covered-table-cell table:number-columns-repeated="8"/>
          <table:table-cell table:style-name="ce357"/>
          <table:table-cell table:style-name="ce356"/>
          <table:table-cell office:value-type="string" table:style-name="ce83">
            <text:p>CP116</text:p>
          </table:table-cell>
          <table:table-cell office:value-type="string" table:style-name="ce322">
            <text:p>£</text:p>
          </table:table-cell>
          <table:table-cell office:value-type="float" office:value="0" table:formula="msoxl:=SUM(N1813,N1816,N1819,N1822)"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office:value-type="string" table:number-columns-spanned="4" table:number-rows-spanned="1" table:style-name="ce442">
            <text:p>Adjusted trading profit/los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Adjusted trading profit for the period:</text:p>
          </table:table-cell>
          <table:covered-table-cell table:number-columns-repeated="8"/>
          <table:table-cell table:style-name="ce357"/>
          <table:table-cell table:style-name="ce356"/>
          <table:table-cell office:value-type="string" table:style-name="ce83">
            <text:p>CP117</text:p>
          </table:table-cell>
          <table:table-cell office:value-type="string" table:style-name="ce322">
            <text:p>£</text:p>
          </table:table-cell>
          <table:table-cell office:value-type="float" office:value="0" table:formula="msoxl:=IF(N1773+N1805-N1825&gt;=0,N1773+N1805-N1825,0)"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9" table:number-rows-spanned="1" table:style-name="ce484">
            <text:p>Adjusted trading loss for the period:</text:p>
          </table:table-cell>
          <table:covered-table-cell table:number-columns-repeated="8"/>
          <table:table-cell table:style-name="ce357"/>
          <table:table-cell table:style-name="ce356"/>
          <table:table-cell office:value-type="string" table:style-name="ce83">
            <text:p>CP118</text:p>
          </table:table-cell>
          <table:table-cell office:value-type="string" table:style-name="ce322">
            <text:p>£</text:p>
          </table:table-cell>
          <table:table-cell office:value-type="float" office:value="0" table:formula="msoxl:=-IF(N1773+N1805-N1825&lt;0,N1773+N1805-N1825,0)"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Trading losses</text:p>
          </table:table-cell>
          <table:covered-table-cell table:number-columns-repeated="3"/>
          <table:table-cell table:style-name="ce354"/>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spanned="17" table:number-rows-spanned="1" table:style-name="ce679"/>
          <table:covered-table-cell table:number-columns-repeated="16"/>
          <table:table-cell table:number-columns-repeated="16367"/>
        </table:table-row>
        <table:table-row table:style-name="ro10">
          <table:table-cell office:value-type="string" table:number-columns-spanned="16" table:number-rows-spanned="1" table:style-name="ce457">
            <text:p>Answer yes if there are trading losses from previous periods shown in box CP281</text:p>
          </table:table-cell>
          <table:covered-table-cell table:number-columns-repeated="15"/>
          <table:table-cell table:style-name="ce5"/>
          <table:table-cell table:number-columns-repeated="16367"/>
        </table:table-row>
        <table:table-row table:style-name="ro22">
          <table:table-cell office:value-type="string" table:number-columns-spanned="9" table:number-rows-spanned="1" table:style-name="ce471">
            <text:p>Do you have any trading losses left that you have not used from previous accounting periods?</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408">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osses brought forward:</text:p>
          </table:table-cell>
          <table:covered-table-cell table:number-columns-repeated="9"/>
          <table:table-cell table:style-name="ce356"/>
          <table:table-cell office:value-type="string" table:style-name="ce83">
            <text:p>CP281</text:p>
          </table:table-cell>
          <table:table-cell office:value-type="string" table:style-name="ce80">
            <text:p>£</text:p>
          </table:table-cell>
          <table:table-cell office:value-type="float" office:value="0" table:formula="msoxl:=ROUND('C:\Users\antony\diy\GB Accounts\GB Accounts 2012-13\GB Accounts Company 2013-03-31 (Mar13) Excel 2007\tmp\[Financialaccounts.ods]OpenAccounts'!$Q$5,D2)"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djusted trading profit for the period:</text:p>
          </table:table-cell>
          <table:covered-table-cell table:number-columns-repeated="9"/>
          <table:table-cell table:style-name="ce358"/>
          <table:table-cell office:value-type="string" table:style-name="ce83">
            <text:p>CP282</text:p>
          </table:table-cell>
          <table:table-cell office:value-type="string" table:style-name="ce155">
            <text:p>£</text:p>
          </table:table-cell>
          <table:table-cell office:value-type="float" office:value="0" table:formula="msoxl:=N1831"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osses brought forward used against trading profit:</text:p>
          </table:table-cell>
          <table:covered-table-cell table:number-columns-repeated="9"/>
          <table:table-cell table:style-name="ce356"/>
          <table:table-cell office:value-type="string" table:style-name="ce83">
            <text:p>CP283</text:p>
          </table:table-cell>
          <table:table-cell office:value-type="string" table:style-name="ce322">
            <text:p>£</text:p>
          </table:table-cell>
          <table:table-cell office:value-type="float" office:value="0" table:formula="msoxl:=MIN(N1845,N1848)"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Net trading profit:</text:p>
          </table:table-cell>
          <table:covered-table-cell table:number-columns-repeated="9"/>
          <table:table-cell table:style-name="ce358"/>
          <table:table-cell office:value-type="string" table:style-name="ce83">
            <text:p>CP284</text:p>
          </table:table-cell>
          <table:table-cell office:value-type="string" table:style-name="ce155">
            <text:p>£</text:p>
          </table:table-cell>
          <table:table-cell office:value-type="float" office:value="0" table:formula="msoxl:=MAX(N1848-N1851,0)"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23">
          <table:table-cell office:value-type="string" table:number-columns-spanned="16" table:number-rows-spanned="1" table:style-name="ce457">
            <text:p>Trading losses carried back from a later (future) period are not captured in DIY Accounting's current year package. If you have a accounts prepared for a period following this one, you may complete this section using figures from there.</text:p>
          </table:table-cell>
          <table:covered-table-cell table:number-columns-repeated="15"/>
          <table:table-cell table:style-name="ce5"/>
          <table:table-cell table:number-columns-repeated="16367"/>
        </table:table-row>
        <table:table-row table:style-name="ro22">
          <table:table-cell office:value-type="string" table:number-columns-spanned="9" table:number-rows-spanned="1" table:style-name="ce471">
            <text:p>Do you want to claim any trading losses carried back from a later period against profits in this period?</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End date of accounting period from which this trading loss is being carried back:</text:p>
          </table:table-cell>
          <table:covered-table-cell table:number-columns-repeated="9"/>
          <table:table-cell table:style-name="ce356"/>
          <table:table-cell office:value-type="string" table:style-name="ce83">
            <text:p>CP285</text:p>
          </table:table-cell>
          <table:table-cell table:style-name="ce80"/>
          <table:table-cell table:number-columns-spanned="2" table:number-rows-spanned="1" table:style-name="ce712"/>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mount (Cannot exceed profits after deduction of losses of period):</text:p>
          </table:table-cell>
          <table:covered-table-cell table:number-columns-repeated="9"/>
          <table:table-cell table:style-name="ce358"/>
          <table:table-cell office:value-type="string" table:style-name="ce83">
            <text:p>CP286</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75"/>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482">
            <text:p>Losses carried forward</text:p>
          </table:table-cell>
          <table:covered-table-cell table:number-columns-repeated="9"/>
          <table:table-cell table:style-name="ce356"/>
          <table:table-cell table:style-name="ce289"/>
          <table:table-cell table:style-name="ce374"/>
          <table:table-cell table:number-columns-spanned="2" table:number-rows-spanned="1" table:style-name="ce44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76"/>
          <table:table-cell table:number-columns-repeated="5" table:style-name="ce13"/>
          <table:table-cell table:style-name="ce3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osses carried forward:</text:p>
          </table:table-cell>
          <table:covered-table-cell table:number-columns-repeated="9"/>
          <table:table-cell table:style-name="ce356"/>
          <table:table-cell office:value-type="string" table:style-name="ce83">
            <text:p>CP288</text:p>
          </table:table-cell>
          <table:table-cell office:value-type="string" table:style-name="ce322">
            <text:p>£</text:p>
          </table:table-cell>
          <table:table-cell office:value-type="float" office:value="0" table:formula="msoxl:=N1845-N1851"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Profits chargeable to Corporation Tax</text:p>
          </table:table-cell>
          <table:covered-table-cell table:number-columns-repeated="3"/>
          <table:table-cell table:style-name="ce354"/>
          <table:table-cell office:value-type="string" table:number-columns-spanned="12" table:number-rows-spanned="1" table:style-name="ce436">
            <text:p><text:span text:style-name="T3">*</text:span><text:span text:style-name="T2">Indicates required information</text:span></text:p>
          </table:table-cell>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spanned="17" table:number-rows-spanned="1" table:style-name="ce679"/>
          <table:covered-table-cell table:number-columns-repeated="16"/>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Adjusted trading profit:</text:p>
          </table:table-cell>
          <table:covered-table-cell table:number-columns-repeated="9"/>
          <table:table-cell table:style-name="ce356"/>
          <table:table-cell office:value-type="string" table:style-name="ce83">
            <text:p>CP289</text:p>
          </table:table-cell>
          <table:table-cell office:value-type="string" table:style-name="ce322">
            <text:p>£</text:p>
          </table:table-cell>
          <table:table-cell office:value-type="float" office:value="0" table:formula="msoxl:=N1831"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Losses brought forward used against trading profit:</text:p>
          </table:table-cell>
          <table:covered-table-cell table:number-columns-repeated="9"/>
          <table:table-cell table:style-name="ce392"/>
          <table:table-cell office:value-type="string" table:style-name="ce83">
            <text:p>CP290</text:p>
          </table:table-cell>
          <table:table-cell office:value-type="string" table:style-name="ce192">
            <text:p>£</text:p>
          </table:table-cell>
          <table:table-cell office:value-type="float" office:value="0" table:formula="msoxl:=N1851"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Net trading profit:</text:p>
          </table:table-cell>
          <table:covered-table-cell table:number-columns-repeated="9"/>
          <table:table-cell table:style-name="ce390"/>
          <table:table-cell office:value-type="string" table:style-name="ce83">
            <text:p>CP291</text:p>
          </table:table-cell>
          <table:table-cell office:value-type="string" table:style-name="ce322">
            <text:p>£</text:p>
          </table:table-cell>
          <table:table-cell office:value-type="float" office:value="0" table:formula="msoxl:=N1879-N1882"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Interest received:</text:p>
          </table:table-cell>
          <table:covered-table-cell table:number-columns-repeated="9"/>
          <table:table-cell table:style-name="ce358"/>
          <table:table-cell office:value-type="string" table:style-name="ce83">
            <text:p>CP292</text:p>
          </table:table-cell>
          <table:table-cell office:value-type="string" table:style-name="ce155">
            <text:p>£</text:p>
          </table:table-cell>
          <table:table-cell office:value-type="float" office:value="0" table:formula="msoxl:=N1819"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81">
            <text:p>Total profits before other deductions and reliefs:</text:p>
          </table:table-cell>
          <table:covered-table-cell table:number-columns-repeated="9"/>
          <table:table-cell table:style-name="ce356"/>
          <table:table-cell office:value-type="string" table:style-name="ce83">
            <text:p>CP293</text:p>
          </table:table-cell>
          <table:table-cell office:value-type="string" table:style-name="ce322">
            <text:p>£</text:p>
          </table:table-cell>
          <table:table-cell office:value-type="float" office:value="0" table:formula="msoxl:=SUM(N1885,N1888)"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ding losses of this period and later periods:</text:p>
          </table:table-cell>
          <table:covered-table-cell table:number-columns-repeated="9"/>
          <table:table-cell table:style-name="ce392"/>
          <table:table-cell office:value-type="string" table:style-name="ce83">
            <text:p>CP294</text:p>
          </table:table-cell>
          <table:table-cell office:value-type="string" table:style-name="ce155">
            <text:p>£</text:p>
          </table:table-cell>
          <table:table-cell office:value-type="float" office:value="0" table:formula="msoxl:=SUM(N1834,N1864)"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number-rows-repeated="2"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81">
            <text:p>Total profits before other deductions and reliefs:</text:p>
          </table:table-cell>
          <table:covered-table-cell table:number-columns-repeated="9"/>
          <table:table-cell table:style-name="ce356"/>
          <table:table-cell office:value-type="string" table:style-name="ce83">
            <text:p>CP295</text:p>
          </table:table-cell>
          <table:table-cell office:value-type="string" table:style-name="ce322">
            <text:p>£</text:p>
          </table:table-cell>
          <table:table-cell office:value-type="float" office:value="0" table:formula="msoxl:=MAX(N1891-N1894,0)"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ummary</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6">
          <table:table-cell office:value-type="string" table:number-columns-spanned="15" table:number-rows-spanned="1" table:style-name="ce414">
            <text:p>The figures on the summary page(s) that follow will be transmitted to HM Revenue &amp; Customs (HMRC) and transferred to the CT600 for you. You can return to previous parts of the Computations section if you wish to make any changes.</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5" table:number-rows-spanned="1" table:style-name="ce414">
            <text:p>If you have capital allowances/balancing charges or trading losses to include, then the summary pages for those will also appear.</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ummary</text:p>
          </table:table-cell>
          <table:covered-table-cell table:number-columns-repeated="3"/>
          <table:table-cell table:style-name="ce389"/>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Losses</text:p>
          </table:table-cell>
          <table:covered-table-cell table:number-columns-repeated="16"/>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6">
          <table:table-cell office:value-type="string" table:number-columns-spanned="15" table:number-rows-spanned="1" table:style-name="ce414">
            <text:p>Please check the figures below. If you are content that they are correct, please click the 'Next' button to proceed. You can return to previous parts of the Computations section if you wish to make any changes.</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osses brought forward:</text:p>
          </table:table-cell>
          <table:covered-table-cell table:number-columns-repeated="9"/>
          <table:table-cell table:style-name="ce390"/>
          <table:table-cell office:value-type="string" table:style-name="ce83">
            <text:p>CP234</text:p>
          </table:table-cell>
          <table:table-cell office:value-type="string" table:style-name="ce322">
            <text:p>£</text:p>
          </table:table-cell>
          <table:table-cell office:value-type="float" office:value="0" table:formula="msoxl:=N1845"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Losses arising in this period:</text:p>
          </table:table-cell>
          <table:covered-table-cell table:number-columns-repeated="9"/>
          <table:table-cell table:style-name="ce392"/>
          <table:table-cell office:value-type="string" table:style-name="ce83">
            <text:p>CP235</text:p>
          </table:table-cell>
          <table:table-cell office:value-type="string" table:style-name="ce155">
            <text:p>£</text:p>
          </table:table-cell>
          <table:table-cell office:value-type="float" office:value="0" table:formula="msoxl:=N1834"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osses carried back from a later period:</text:p>
          </table:table-cell>
          <table:covered-table-cell table:number-columns-repeated="9"/>
          <table:table-cell table:style-name="ce390"/>
          <table:table-cell office:value-type="string" table:style-name="ce83">
            <text:p>CP236</text:p>
          </table:table-cell>
          <table:table-cell office:value-type="string" table:style-name="ce322">
            <text:p>£</text:p>
          </table:table-cell>
          <table:table-cell office:value-type="float" office:value="0" table:formula="msoxl:=N1864"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83"/>
          <table:table-cell table:number-columns-repeated="4" table:style-name="ce384"/>
          <table:table-cell table:number-columns-repeated="4" table:style-name="ce392"/>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Losses carried back to an earlier period:</text:p>
          </table:table-cell>
          <table:covered-table-cell table:number-columns-repeated="9"/>
          <table:table-cell table:style-name="ce392"/>
          <table:table-cell office:value-type="string" table:style-name="ce83">
            <text:p>CP237</text:p>
          </table:table-cell>
          <table:table-cell office:value-type="string" table:style-name="ce155">
            <text:p>£</text:p>
          </table:table-cell>
          <table:table-cell table:number-columns-spanned="2" table:number-rows-spanned="1" table:style-name="ce445"/>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osses used against trading profits:</text:p>
          </table:table-cell>
          <table:covered-table-cell table:number-columns-repeated="9"/>
          <table:table-cell table:style-name="ce390"/>
          <table:table-cell office:value-type="string" table:style-name="ce83">
            <text:p>CP238</text:p>
          </table:table-cell>
          <table:table-cell office:value-type="string" table:style-name="ce322">
            <text:p>£</text:p>
          </table:table-cell>
          <table:table-cell office:value-type="float" office:value="0" table:formula="msoxl:=N1882"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Losses used against total profits:</text:p>
          </table:table-cell>
          <table:covered-table-cell table:number-columns-repeated="9"/>
          <table:table-cell table:style-name="ce392"/>
          <table:table-cell office:value-type="string" table:style-name="ce83">
            <text:p>CP239</text:p>
          </table:table-cell>
          <table:table-cell office:value-type="string" table:style-name="ce155">
            <text:p>£</text:p>
          </table:table-cell>
          <table:table-cell office:value-type="float" office:value="0" table:formula="msoxl:=N1894"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Losses carried forward:</text:p>
          </table:table-cell>
          <table:covered-table-cell table:number-columns-repeated="9"/>
          <table:table-cell table:style-name="ce390"/>
          <table:table-cell office:value-type="string" table:style-name="ce83">
            <text:p>CP240</text:p>
          </table:table-cell>
          <table:table-cell office:value-type="string" table:style-name="ce322">
            <text:p>£</text:p>
          </table:table-cell>
          <table:table-cell office:value-type="float" office:value="0" table:formula="msoxl:=N1870"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ummary</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Capital allowances/balancing charges</text:p>
          </table:table-cell>
          <table:covered-table-cell table:number-columns-repeated="16"/>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6">
          <table:table-cell office:value-type="string" table:number-columns-spanned="15" table:number-rows-spanned="1" table:style-name="ce414">
            <text:p>Please check the figures below and enter details of qualifying expenditure. If you are content that the figures are correct, please click the 'Next' button to proceed. You can return to previous parts of the Computations section if you wish to make any changes.</text:p>
          </table:table-cell>
          <table:covered-table-cell table:number-columns-repeated="14"/>
          <table:table-cell table:style-name="ce40"/>
          <table:table-cell table:style-name="ce41"/>
          <table:table-cell table:number-columns-repeated="16367"/>
        </table:table-row>
        <table:table-row table:style-name="ro10">
          <table:table-cell table:style-name="ce352"/>
          <table:table-cell table:number-columns-repeated="14" table:style-name="ce353"/>
          <table:table-cell table:style-name="ce40"/>
          <table:table-cell table:style-name="ce4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Charges and allowances included in calculation of trading profits or losses</text:p>
          </table:table-cell>
          <table:covered-table-cell table:number-columns-repeated="16"/>
          <table:table-cell table:number-columns-repeated="16367"/>
        </table:table-row>
        <table:table-row table:number-rows-repeated="2" table:style-name="ro1">
          <table:table-cell table:number-columns-repeated="16" table:style-name="ce1"/>
          <table:table-cell table:style-name="ce41"/>
          <table:table-cell table:number-columns-repeated="16367"/>
        </table:table-row>
        <table:table-row table:style-name="ro1">
          <table:table-cell office:value-type="string" table:number-columns-spanned="4" table:number-rows-spanned="1" table:style-name="ce442">
            <text:p>Expensive car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Balancing charges:</text:p>
          </table:table-cell>
          <table:covered-table-cell table:number-columns-repeated="9"/>
          <table:table-cell table:style-name="ce356"/>
          <table:table-cell office:value-type="string" table:style-name="ce83">
            <text:p>CP241</text:p>
          </table:table-cell>
          <table:table-cell office:value-type="string" table:style-name="ce322">
            <text:p>£</text:p>
          </table:table-cell>
          <table:table-cell office:value-type="float" office:value="0" table:formula="msoxl:=N1751"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llowances:</text:p>
          </table:table-cell>
          <table:covered-table-cell table:number-columns-repeated="9"/>
          <table:table-cell table:style-name="ce358"/>
          <table:table-cell office:value-type="string" table:style-name="ce83">
            <text:p>CP242</text:p>
          </table:table-cell>
          <table:table-cell office:value-type="string" table:style-name="ce155">
            <text:p>£</text:p>
          </table:table-cell>
          <table:table-cell office:value-type="float" office:value="0" table:formula="msoxl:=N1738"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otal balancing charges:</text:p>
          </table:table-cell>
          <table:covered-table-cell table:number-columns-repeated="9"/>
          <table:table-cell table:style-name="ce356"/>
          <table:table-cell office:value-type="string" table:style-name="ce83">
            <text:p>CP243</text:p>
          </table:table-cell>
          <table:table-cell office:value-type="string" table:style-name="ce322">
            <text:p>£</text:p>
          </table:table-cell>
          <table:table-cell office:value-type="float" office:value="0" table:formula="msoxl:=N1954"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otal allowances:</text:p>
          </table:table-cell>
          <table:covered-table-cell table:number-columns-repeated="9"/>
          <table:table-cell table:style-name="ce358"/>
          <table:table-cell office:value-type="string" table:style-name="ce83">
            <text:p>CP244</text:p>
          </table:table-cell>
          <table:table-cell office:value-type="string" table:style-name="ce155">
            <text:p>£</text:p>
          </table:table-cell>
          <table:table-cell office:value-type="float" office:value="0" table:formula="msoxl:=N1957"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table:number-columns-spanned="4" table:number-rows-spanned="1" table:style-name="ce442">
            <text:p>General pool</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Balancing charges:</text:p>
          </table:table-cell>
          <table:covered-table-cell table:number-columns-repeated="9"/>
          <table:table-cell table:style-name="ce356"/>
          <table:table-cell office:value-type="string" table:style-name="ce83">
            <text:p>CP245</text:p>
          </table:table-cell>
          <table:table-cell office:value-type="string" table:style-name="ce322">
            <text:p>£</text:p>
          </table:table-cell>
          <table:table-cell office:value-type="float" office:value="0" table:formula="msoxl:=N1747"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llowances:</text:p>
          </table:table-cell>
          <table:covered-table-cell table:number-columns-repeated="9"/>
          <table:table-cell table:style-name="ce358"/>
          <table:table-cell office:value-type="string" table:style-name="ce83">
            <text:p>CP246</text:p>
          </table:table-cell>
          <table:table-cell office:value-type="string" table:style-name="ce155">
            <text:p>£</text:p>
          </table:table-cell>
          <table:table-cell office:value-type="float" office:value="0" table:formula="msoxl:=N1735"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otal balancing charges:</text:p>
          </table:table-cell>
          <table:covered-table-cell table:number-columns-repeated="9"/>
          <table:table-cell table:style-name="ce356"/>
          <table:table-cell office:value-type="string" table:style-name="ce83">
            <text:p>CP247</text:p>
          </table:table-cell>
          <table:table-cell office:value-type="string" table:style-name="ce322">
            <text:p>£</text:p>
          </table:table-cell>
          <table:table-cell office:value-type="float" office:value="0" table:formula="msoxl:=N1969"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otal allowances:</text:p>
          </table:table-cell>
          <table:covered-table-cell table:number-columns-repeated="9"/>
          <table:table-cell table:style-name="ce358"/>
          <table:table-cell office:value-type="string" table:style-name="ce83">
            <text:p>CP248</text:p>
          </table:table-cell>
          <table:table-cell office:value-type="string" table:style-name="ce155">
            <text:p>£</text:p>
          </table:table-cell>
          <table:table-cell office:value-type="float" office:value="0" table:formula="msoxl:=N1972"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Charges and allowances included in calculation of trading profits or losses</text:p>
          </table:table-cell>
          <table:covered-table-cell table:number-columns-repeated="16"/>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Expenditure on machinery and plant on which First Year Allowances is claimed:</text:p>
          </table:table-cell>
          <table:covered-table-cell table:number-columns-repeated="9"/>
          <table:table-cell table:style-name="ce356"/>
          <table:table-cell office:value-type="string" table:style-name="ce83">
            <text:p>CP251</text:p>
          </table:table-cell>
          <table:table-cell office:value-type="string" table:style-name="ce80">
            <text:p>£</text:p>
          </table:table-cell>
          <table:table-cell office:value-type="float" office:value="0" table:formula="msoxl:=N1701"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Expenditure on designated environmentally friendly machinery and plant:</text:p>
          </table:table-cell>
          <table:covered-table-cell table:number-columns-repeated="9"/>
          <table:table-cell table:style-name="ce358"/>
          <table:table-cell office:value-type="string" table:style-name="ce83">
            <text:p>CP252</text:p>
          </table:table-cell>
          <table:table-cell office:value-type="string" table:style-name="ce80">
            <text:p>£</text:p>
          </table:table-cell>
          <table:table-cell office:value-type="float" office:value="0" table:formula="msoxl:=N1663" table:number-columns-spanned="2" table:number-rows-spanned="1" table:style-name="ce567">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Qualifying expenditure on machinery and plant on other assets:</text:p>
          </table:table-cell>
          <table:covered-table-cell table:number-columns-repeated="9"/>
          <table:table-cell table:style-name="ce356"/>
          <table:table-cell office:value-type="string" table:style-name="ce83">
            <text:p>CP253</text:p>
          </table:table-cell>
          <table:table-cell office:value-type="string" table:style-name="ce80">
            <text:p>£</text:p>
          </table:table-cell>
          <table:table-cell office:value-type="float" office:value="0" table:formula="msoxl:=SUM(N1623,N1674)+N1671-N1701"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Annual Investment Allowance</text:p>
          </table:table-cell>
          <table:covered-table-cell table:number-columns-repeated="16"/>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Trade Annual Investment Allowance:</text:p>
          </table:table-cell>
          <table:covered-table-cell table:number-columns-repeated="9"/>
          <table:table-cell table:style-name="ce356"/>
          <table:table-cell office:value-type="string" table:style-name="ce83">
            <text:p>CP249</text:p>
          </table:table-cell>
          <table:table-cell office:value-type="string" table:style-name="ce322">
            <text:p>£</text:p>
          </table:table-cell>
          <table:table-cell office:value-type="float" office:value="0" table:formula="msoxl:=N1704"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Summary: figures transferred to CT600</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6">
          <table:table-cell office:value-type="string" table:number-columns-spanned="15" table:number-rows-spanned="1" table:style-name="ce414">
            <text:p>The figures shown below will be transmitted to HM Revenue &amp; Customs and transferred to the CT600 form. The relevant CT600 box is shown for each entry.</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3">
          <table:table-cell office:value-type="string" table:number-columns-spanned="15" table:number-rows-spanned="1" table:style-name="ce414">
            <text:p>These boxes have been pre-populated from entries you have made on other parts of the return. Please check that these figures mirror your own calculations and, if necessary, please revise your entries. You can return to previous parts of the Computations section if you wish to make any changes.</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Trading and professional profits (Box 3):</text:p>
          </table:table-cell>
          <table:covered-table-cell table:number-columns-repeated="9"/>
          <table:table-cell table:style-name="ce356"/>
          <table:table-cell office:value-type="string" table:style-name="ce83">
            <text:p>CP256</text:p>
          </table:table-cell>
          <table:table-cell office:value-type="string" table:style-name="ce322">
            <text:p>£</text:p>
          </table:table-cell>
          <table:table-cell office:value-type="float" office:value="0" table:formula="msoxl:=N1831"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ding losses brought forward (Box 4):</text:p>
          </table:table-cell>
          <table:covered-table-cell table:number-columns-repeated="9"/>
          <table:table-cell table:style-name="ce392"/>
          <table:table-cell office:value-type="string" table:style-name="ce83">
            <text:p>CP257</text:p>
          </table:table-cell>
          <table:table-cell office:value-type="string" table:style-name="ce184">
            <text:p>£</text:p>
          </table:table-cell>
          <table:table-cell office:value-type="float" office:value="0" table:formula="msoxl:=N1931"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Net trading and professional profits (Box 5):</text:p>
          </table:table-cell>
          <table:covered-table-cell table:number-columns-repeated="9"/>
          <table:table-cell table:style-name="ce356"/>
          <table:table-cell office:value-type="string" table:style-name="ce83">
            <text:p>CP258</text:p>
          </table:table-cell>
          <table:table-cell office:value-type="string" table:style-name="ce322">
            <text:p>£</text:p>
          </table:table-cell>
          <table:table-cell office:value-type="float" office:value="0" table:formula="msoxl:=N2010-N2013"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Profits and gains from non-trading loan relationships (Box 6):</text:p>
          </table:table-cell>
          <table:covered-table-cell table:number-columns-repeated="9"/>
          <table:table-cell table:style-name="ce358"/>
          <table:table-cell office:value-type="string" table:style-name="ce83">
            <text:p>CP259</text:p>
          </table:table-cell>
          <table:table-cell office:value-type="string" table:style-name="ce184">
            <text:p>£</text:p>
          </table:table-cell>
          <table:table-cell office:value-type="float" office:value="0" table:formula="msoxl:=N1422"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Profits before other deductions and reliefs (Box 21):</text:p>
          </table:table-cell>
          <table:covered-table-cell table:number-columns-repeated="9"/>
          <table:table-cell table:style-name="ce356"/>
          <table:table-cell office:value-type="string" table:style-name="ce83">
            <text:p>CP265</text:p>
          </table:table-cell>
          <table:table-cell office:value-type="string" table:style-name="ce322">
            <text:p>£</text:p>
          </table:table-cell>
          <table:table-cell office:value-type="float" office:value="0" table:formula="msoxl:=N2016+N2019"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ding losses of this or later accounting period (Box 30)</text:p>
          </table:table-cell>
          <table:covered-table-cell table:number-columns-repeated="9"/>
          <table:table-cell table:style-name="ce392"/>
          <table:table-cell office:value-type="string" table:style-name="ce83">
            <text:p>CP264</text:p>
          </table:table-cell>
          <table:table-cell office:value-type="string" table:style-name="ce184">
            <text:p>£</text:p>
          </table:table-cell>
          <table:table-cell office:value-type="float" office:value="0" table:formula="msoxl:=N1934"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81">
            <text:p>Total Profits chargeable to Corporation Tax (Box 37):</text:p>
          </table:table-cell>
          <table:covered-table-cell table:number-columns-repeated="9"/>
          <table:table-cell table:style-name="ce356"/>
          <table:table-cell office:value-type="string" table:style-name="ce83">
            <text:p>CP266</text:p>
          </table:table-cell>
          <table:table-cell office:value-type="string" table:style-name="ce322">
            <text:p>£</text:p>
          </table:table-cell>
          <table:table-cell office:value-type="float" office:value="0" table:formula="msoxl:=MAX(N2022-N2025,0)"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de capital allowances machinery and plant main pool (Box 107):</text:p>
          </table:table-cell>
          <table:covered-table-cell table:number-columns-repeated="9"/>
          <table:table-cell table:style-name="ce392"/>
          <table:table-cell office:value-type="string" table:style-name="ce83">
            <text:p>CP267</text:p>
          </table:table-cell>
          <table:table-cell office:value-type="string" table:style-name="ce184">
            <text:p>£</text:p>
          </table:table-cell>
          <table:table-cell office:value-type="float" office:value="0" table:formula="msoxl:=N1978"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Qualifying expenditure on other machinery and plant (Box 121):</text:p>
          </table:table-cell>
          <table:covered-table-cell table:number-columns-repeated="9"/>
          <table:table-cell table:style-name="ce390"/>
          <table:table-cell office:value-type="string" table:style-name="ce83">
            <text:p>CP274</text:p>
          </table:table-cell>
          <table:table-cell office:value-type="string" table:style-name="ce322">
            <text:p>£</text:p>
          </table:table-cell>
          <table:table-cell office:value-type="float" office:value="0" table:formula="msoxl:=N1991" table:number-columns-spanned="2" table:number-rows-spanned="1" table:style-name="ce447">
            <text:p>0.00</text:p>
          </table:table-cell>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de Annual Investment Allowance (Box 172):</text:p>
          </table:table-cell>
          <table:covered-table-cell table:number-columns-repeated="9"/>
          <table:table-cell table:style-name="ce392"/>
          <table:table-cell office:value-type="string" table:style-name="ce83">
            <text:p>CP279</text:p>
          </table:table-cell>
          <table:table-cell office:value-type="string" table:style-name="ce184">
            <text:p>£</text:p>
          </table:table-cell>
          <table:table-cell office:value-type="float" office:value="0" table:formula="msoxl:=N1998"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 table:style-name="ce1"/>
          <table:table-cell table:style-name="ce47"/>
          <table:table-cell table:number-columns-repeated="16367"/>
        </table:table-row>
        <table:table-row table:style-name="ro6">
          <table:table-cell office:value-type="string" table:number-columns-spanned="4" table:number-rows-spanned="1" table:style-name="ce434">
            <text:p>CT600</text:p>
          </table:table-cell>
          <table:covered-table-cell table:number-columns-repeated="3"/>
          <table:table-cell table:style-name="ce389"/>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7">
          <table:table-cell table:number-columns-repeated="16" table:style-name="ce47"/>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45">
          <table:table-cell office:value-type="string" table:number-columns-spanned="15" table:number-rows-spanned="1" table:style-name="ce414">
            <text:p>This service provides an online version of form CT600 Company - Short Tax Return. Most companies with straightforward tax affairs, including small businesses, clubs and charities, can use this form, provided the form has all the entries you need to make.</text:p>
            <text:p/>
            <text:p>The only Supplementary Pages you can use with the CT600 Short and this service are those covering:</text:p>
            <text:p/>
            <text:p>• loans to participators by close companies (form CT600A), and</text:p>
            <text:p>• charities and community amateur sports clubs (form CT600E), and</text:p>
            <text:p>• the disclosure of tax avoidance schemes (form CT600J)</text:p>
            <text:p/>
            <text:p>You should have your tax computation on hand to help you complete the boxes.</text:p>
            <text:p/>
            <text:p>Please remember that the deadline by which a company has to file its Company Tax Return is normally one year after the end of the corresponding accounting period. If it is your responsibility to complete the return then you must make arrangements to complete the task and submit the return by the deadline. HMRC will not issue reminders. Failure to submit a full return on time will result in a late filing penalty.</text:p>
          </table:table-cell>
          <table:covered-table-cell table:number-columns-repeated="14"/>
          <table:table-cell table:style-name="ce387"/>
          <table:table-cell table:style-name="ce41"/>
          <table:table-cell table:number-columns-repeated="16367"/>
        </table:table-row>
        <table:table-row table:style-name="ro10">
          <table:table-cell table:number-columns-repeated="16" table:style-name="ce1"/>
          <table:table-cell table:style-name="ce41"/>
          <table:table-cell table:number-columns-repeated="16367"/>
        </table:table-row>
        <table:table-row table:style-name="ro1">
          <table:table-cell table:number-columns-repeated="16" table:style-name="ce1"/>
          <table:table-cell table:style-name="ce40"/>
          <table:table-cell table:number-columns-repeated="16367"/>
        </table:table-row>
        <table:table-row table:style-name="ro6">
          <table:table-cell office:value-type="string" table:number-columns-spanned="4" table:number-rows-spanned="1" table:style-name="ce434">
            <text:p>Turnover and income</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office:value-type="string" table:number-columns-spanned="17" table:number-rows-spanned="1" table:style-name="ce673">
            <text:p>Turnover</text:p>
          </table:table-cell>
          <table:covered-table-cell table:number-columns-repeated="16"/>
          <table:table-cell table:number-columns-repeated="16367"/>
        </table:table-row>
        <table:table-row table:style-name="ro7">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Total turnover from trade or profession:<text:span text:style-name="T5">*</text:span></text:p>
          </table:table-cell>
          <table:covered-table-cell table:number-columns-repeated="9"/>
          <table:table-cell table:style-name="ce356"/>
          <table:table-cell office:value-type="float" office:value="1" table:style-name="ce83">
            <text:p>1</text:p>
          </table:table-cell>
          <table:table-cell office:value-type="string" table:style-name="ce80">
            <text:p>£</text:p>
          </table:table-cell>
          <table:table-cell office:value-type="float" office:value="0" table:formula="msoxl:=N1265"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number-columns-repeated="16" table:style-name="ce1"/>
          <table:table-cell table:style-name="ce5"/>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Income</text:p>
          </table:table-cell>
          <table:covered-table-cell table:number-columns-repeated="16"/>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Trading and professional profits:<text:s/><text:span text:style-name="T5">*</text:span></text:p>
          </table:table-cell>
          <table:covered-table-cell table:number-columns-repeated="9"/>
          <table:table-cell table:style-name="ce356"/>
          <table:table-cell office:value-type="float" office:value="3" table:style-name="ce83">
            <text:p>3</text:p>
          </table:table-cell>
          <table:table-cell office:value-type="string" table:style-name="ce322">
            <text:p>£</text:p>
          </table:table-cell>
          <table:table-cell office:value-type="float" office:value="0" table:formula="msoxl:=N2010"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ding losses brought forward claimed against profits:</text:p>
          </table:table-cell>
          <table:covered-table-cell table:number-columns-repeated="9"/>
          <table:table-cell table:style-name="ce358"/>
          <table:table-cell office:value-type="float" office:value="4" table:style-name="ce83">
            <text:p>4</text:p>
          </table:table-cell>
          <table:table-cell office:value-type="string" table:style-name="ce155">
            <text:p>£</text:p>
          </table:table-cell>
          <table:table-cell office:value-type="float" office:value="0" table:formula="msoxl:=N2013"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Net trading and professional profits (Box 3 minus Box 4):</text:p>
          </table:table-cell>
          <table:covered-table-cell table:number-columns-repeated="9"/>
          <table:table-cell table:style-name="ce356"/>
          <table:table-cell office:value-type="float" office:value="5" table:style-name="ce83">
            <text:p>5</text:p>
          </table:table-cell>
          <table:table-cell office:value-type="string" table:style-name="ce322">
            <text:p>£</text:p>
          </table:table-cell>
          <table:table-cell office:value-type="float" office:value="0" table:formula="msoxl:=N2060-N2063"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6">
          <table:table-cell office:value-type="string" table:number-columns-spanned="10" table:number-rows-spanned="1" table:style-name="ce688">
            <text:p>Bank, building society or other interest, and profits and gains from</text:p>
            <text:p>non-trading loan relationships:</text:p>
          </table:table-cell>
          <table:covered-table-cell table:number-columns-repeated="9"/>
          <table:table-cell table:style-name="ce358"/>
          <table:table-cell office:value-type="float" office:value="6" table:style-name="ce83">
            <text:p>6</text:p>
          </table:table-cell>
          <table:table-cell office:value-type="string" table:style-name="ce155">
            <text:p>£</text:p>
          </table:table-cell>
          <table:table-cell office:value-type="float" office:value="0" table:formula="msoxl:=N2019"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0">
          <table:table-cell table:style-name="ce385"/>
          <table:table-cell table:number-columns-repeated="4" table:style-name="ce386"/>
          <table:table-cell table:number-columns-repeated="4" table:style-name="ce390"/>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Income from UK land and buildings:</text:p>
          </table:table-cell>
          <table:covered-table-cell table:number-columns-repeated="9"/>
          <table:table-cell table:style-name="ce356"/>
          <table:table-cell office:value-type="float" office:value="11" table:style-name="ce83">
            <text:p>11</text:p>
          </table:table-cell>
          <table:table-cell office:value-type="string" table:style-name="ce80">
            <text:p>£</text:p>
          </table:table-cell>
          <table:table-cell table:number-columns-spanned="2" table:number-rows-spanned="1" table:style-name="ce567"/>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83"/>
          <table:table-cell table:number-columns-repeated="4" table:style-name="ce384"/>
          <table:table-cell table:number-columns-repeated="4" table:style-name="ce392"/>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5"/>
          <table:table-cell table:number-columns-repeated="16367"/>
        </table:table-row>
        <table:table-row table:style-name="ro1">
          <table:table-cell office:value-type="string" table:number-columns-spanned="10" table:number-rows-spanned="1" table:style-name="ce680">
            <text:p>Annual profits and gains not falling under any other heading:</text:p>
          </table:table-cell>
          <table:covered-table-cell table:number-columns-repeated="9"/>
          <table:table-cell table:style-name="ce358"/>
          <table:table-cell office:value-type="float" office:value="14" table:style-name="ce83">
            <text:p>14</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Deductions and relief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Profits before other deductions and reliefs:</text:p>
          </table:table-cell>
          <table:covered-table-cell table:number-columns-repeated="9"/>
          <table:table-cell table:style-name="ce356"/>
          <table:table-cell office:value-type="float" office:value="21" table:style-name="ce83">
            <text:p>21</text:p>
          </table:table-cell>
          <table:table-cell office:value-type="string" table:style-name="ce322">
            <text:p>£</text:p>
          </table:table-cell>
          <table:table-cell office:value-type="float" office:value="0" table:formula="msoxl:=SUM(N2066,N2069,N2073,N2077)"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35">
          <table:table-cell office:value-type="string" table:number-columns-spanned="15" table:number-rows-spanned="1" table:style-name="ce414">
            <text:p>Did the company pay any charges or wish to claim trading losses or did it incur any management expenses or non-trade capital allowances for the period. Only a company with an investment business will have management expenses or non-trade capital allowances.</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26">
          <table:table-cell office:value-type="string" table:number-columns-spanned="15" table:number-rows-spanned="1" table:style-name="ce414">
            <text:p>Answering 'Yes' will provide the appropriate section of the form to report deductions and reliefs.</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6" table:number-rows-spanned="1" table:style-name="ce457">
            <text:p>Of the deductions and reliefs, only the losses brought forward are captured in DIY Accounting.</text:p>
          </table:table-cell>
          <table:covered-table-cell table:number-columns-repeated="15"/>
          <table:table-cell table:style-name="ce5"/>
          <table:table-cell table:number-columns-repeated="16367"/>
        </table:table-row>
        <table:table-row table:style-name="ro10">
          <table:table-cell office:value-type="string" table:number-columns-spanned="9" table:number-rows-spanned="1" table:style-name="ce471">
            <text:p>Is the company claiming any deductions and reliefs?</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0">
          <table:table-cell table:style-name="ce385"/>
          <table:table-cell table:number-columns-repeated="4" table:style-name="ce386"/>
          <table:table-cell table:number-columns-repeated="4" table:style-name="ce390"/>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20">
          <table:table-cell office:value-type="string" table:number-columns-spanned="10" table:number-rows-spanned="1" table:style-name="ce714">
            <text:p>Management expenses under Section 75 Income and Corporation</text:p>
            <text:p>Taxes Act (ICTA) 1988:</text:p>
          </table:table-cell>
          <table:covered-table-cell table:number-columns-repeated="9"/>
          <table:table-cell table:style-name="ce390"/>
          <table:table-cell office:value-type="float" office:value="24" table:style-name="ce83">
            <text:p>24</text:p>
          </table:table-cell>
          <table:table-cell office:value-type="string" table:style-name="ce182">
            <text:p>£</text:p>
          </table:table-cell>
          <table:table-cell table:number-columns-spanned="2" table:number-rows-spanned="1" table:style-name="ce689"/>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ding losses of this or a later Accounting period under Section 393A ICTA 1988:</text:p>
          </table:table-cell>
          <table:covered-table-cell table:number-columns-repeated="9"/>
          <table:table-cell table:style-name="ce392"/>
          <table:table-cell office:value-type="float" office:value="30" table:style-name="ce83">
            <text:p>30</text:p>
          </table:table-cell>
          <table:table-cell office:value-type="string" table:style-name="ce155">
            <text:p>£</text:p>
          </table:table-cell>
          <table:table-cell office:value-type="float" office:value="0" table:formula="msoxl:=N2025"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Are amounts carried back from later Accounting periods included in Box 30:</text:p>
          </table:table-cell>
          <table:covered-table-cell table:number-columns-repeated="9"/>
          <table:table-cell office:value-type="string" table:style-name="ce405">
            <text:p>*</text:p>
          </table:table-cell>
          <table:table-cell office:value-type="float" office:value="31" table:style-name="ce83">
            <text:p>31</text:p>
          </table:table-cell>
          <table:table-cell office:value-type="string" table:style-name="ce378">
            <text:p>x</text:p>
          </table:table-cell>
          <table:table-cell office:value-type="string" table:style-name="ce388">
            <text:p>Yes</text:p>
          </table:table-cell>
          <table:table-cell office:value-type="string" table:style-name="ce388">
            <text:p>No</text:p>
          </table: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83"/>
          <table:table-cell table:number-columns-repeated="4" table:style-name="ce384"/>
          <table:table-cell table:number-columns-repeated="4" table:style-name="ce392"/>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41"/>
          <table:table-cell table:number-columns-repeated="16367"/>
        </table:table-row>
        <table:table-row table:style-name="ro16">
          <table:table-cell office:value-type="string" table:number-columns-spanned="10" table:number-rows-spanned="1" table:style-name="ce688">
            <text:p>Non-trade capital allowances:</text:p>
          </table:table-cell>
          <table:covered-table-cell table:number-columns-repeated="9"/>
          <table:table-cell table:style-name="ce392"/>
          <table:table-cell office:value-type="float" office:value="32" table:style-name="ce83">
            <text:p>32</text:p>
          </table:table-cell>
          <table:table-cell office:value-type="string" table:style-name="ce155">
            <text:p>£</text:p>
          </table:table-cell>
          <table:table-cell office:value-type="float" office:value="0" table:formula="msoxl:=N2056" table:number-columns-spanned="2" table:number-rows-spanned="1" table:style-name="ce445">
            <text:p>0.00</text:p>
          </table:table-cell>
          <table:covered-table-cell/>
          <table:table-cell table:style-name="ce393"/>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0">
          <table:table-cell table:style-name="ce385"/>
          <table:table-cell table:number-columns-repeated="4" table:style-name="ce386"/>
          <table:table-cell table:number-columns-repeated="4" table:style-name="ce390"/>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Charges paid:</text:p>
          </table:table-cell>
          <table:covered-table-cell table:number-columns-repeated="9"/>
          <table:table-cell table:style-name="ce390"/>
          <table:table-cell office:value-type="float" office:value="35" table:style-name="ce83">
            <text:p>35</text:p>
          </table:table-cell>
          <table:table-cell office:value-type="string" table:style-name="ce80">
            <text:p>£</text:p>
          </table:table-cell>
          <table:table-cell table:number-columns-spanned="2" table:number-rows-spanned="1" table:style-name="ce567"/>
          <table:covered-table-cell/>
          <table:table-cell table:style-name="ce391"/>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Tax calculation</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Profits chargeable to Corporation Tax:</text:p>
          </table:table-cell>
          <table:covered-table-cell table:number-columns-repeated="9"/>
          <table:table-cell table:style-name="ce356"/>
          <table:table-cell office:value-type="float" office:value="37" table:style-name="ce83">
            <text:p>37</text:p>
          </table:table-cell>
          <table:table-cell office:value-type="string" table:style-name="ce322">
            <text:p>£</text:p>
          </table:table-cell>
          <table:table-cell office:value-type="float" office:value="0" table:formula="msoxl:=N2028"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10">
          <table:table-cell office:value-type="string" table:number-columns-spanned="15" table:number-rows-spanned="1" table:style-name="ce414">
            <text:p>The company may be entitled to marginal rate relief or to be charged at the small companies' rate.</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9" table:number-rows-spanned="1" table:style-name="ce471">
            <text:p>Does the company wish to claim either of the above?</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table-row>
        <table:table-row table:style-name="ro10">
          <table:table-cell table:number-columns-repeated="9" table:style-name="ce355"/>
          <table:table-cell table:style-name="ce71"/>
          <table:table-cell table:style-name="ce72"/>
          <table:table-cell table:style-name="ce73"/>
          <table:table-cell table:number-columns-repeated="3" table:style-name="ce72"/>
          <table:table-cell table:style-name="ce1"/>
          <table:table-cell table:style-name="ce4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Associated companies and franked investment income</text:p>
          </table:table-cell>
          <table:covered-table-cell table:number-columns-repeated="16"/>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9" table:number-rows-spanned="1" table:style-name="ce471">
            <text:p>Did the company have any associated companies in the period?</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9" table:number-rows-spanned="1" table:style-name="ce471">
            <text:p>Did the company have any franked investment income in the period?</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Associated companies and franked investment income</text:p>
          </table:table-cell>
          <table:covered-table-cell table:number-columns-repeated="16"/>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10">
          <table:table-cell office:value-type="string" table:number-columns-spanned="15" table:number-rows-spanned="1" table:style-name="ce414">
            <text:p>This service has calculated that tax is due at small companies rate. Please see below.</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office:string-value="Financial year 2012" table:formula="msoxl:=&quot;Financial year &quot; &amp; 'C:\Users\antony\diy\GB Accounts\GB Accounts 2012-13\GB Accounts Company 2013-03-31 (Mar13) Excel 2007\tmp\[Financialaccounts.ods]CorporationTax'!$E$33" table:number-columns-spanned="4" table:number-rows-spanned="1" table:style-name="ce442">
            <text:p>Financial year 2012</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Rate of tax:</text:p>
          </table:table-cell>
          <table:covered-table-cell table:number-columns-repeated="9"/>
          <table:table-cell table:style-name="ce356"/>
          <table:table-cell office:value-type="float" office:value="45" table:style-name="ce83">
            <text:p>45</text:p>
          </table:table-cell>
          <table:table-cell office:value-type="percentage" office:value="0.2" table:formula="msoxl:='C:\Users\antony\diy\GB Accounts\GB Accounts 2012-13\GB Accounts Company 2013-03-31 (Mar13) Excel 2007\tmp\[Financialaccounts.ods]CorporationTax'!$G$33/100" table:number-columns-spanned="3" table:number-rows-spanned="1" table:style-name="ce472">
            <text:p>20%</text:p>
          </table:table-cell>
          <table:covered-table-cell table:number-columns-repeated="2"/>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mount of profit:</text:p>
          </table:table-cell>
          <table:covered-table-cell table:number-columns-repeated="9"/>
          <table:table-cell table:style-name="ce358"/>
          <table:table-cell office:value-type="float" office:value="44" table:style-name="ce83">
            <text:p>44</text:p>
          </table:table-cell>
          <table:table-cell office:value-type="string" table:style-name="ce155">
            <text:p>£</text:p>
          </table:table-cell>
          <table:table-cell office:value-type="float" office:value="0" table:formula="msoxl:=ROUND(N2119*('C:\Users\antony\diy\GB Accounts\GB Accounts 2012-13\GB Accounts Company 2013-03-31 (Mar13) Excel 2007\tmp\[Financialaccounts.ods]CorporationTax'!$A$33/'C:\Users\antony\diy\GB Accounts\GB Accounts 2012-13\GB Accounts Company 2013-03-31 (Mar13) Excel 2007\tmp\[Financialaccounts.ods]CorporationTax'!$A$35),D2)"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ax:</text:p>
          </table:table-cell>
          <table:covered-table-cell table:number-columns-repeated="9"/>
          <table:table-cell table:style-name="ce356"/>
          <table:table-cell office:value-type="float" office:value="46" table:style-name="ce83">
            <text:p>46</text:p>
          </table:table-cell>
          <table:table-cell office:value-type="string" table:style-name="ce322">
            <text:p>£</text:p>
          </table:table-cell>
          <table:table-cell office:value-type="float" office:value="0" table:formula="msoxl:=N2144*M2141"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1">
          <table:table-cell office:value-type="string" office:string-value="Financial year 2013" table:formula="msoxl:=&quot;Financial year &quot; &amp; 'C:\Users\antony\diy\GB Accounts\GB Accounts 2012-13\GB Accounts Company 2013-03-31 (Mar13) Excel 2007\tmp\[Financialaccounts.ods]CorporationTax'!$E$34" table:number-columns-spanned="4" table:number-rows-spanned="1" table:style-name="ce442">
            <text:p>Financial year 2013</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Rate of tax:</text:p>
          </table:table-cell>
          <table:covered-table-cell table:number-columns-repeated="9"/>
          <table:table-cell table:style-name="ce356"/>
          <table:table-cell office:value-type="float" office:value="55" table:style-name="ce83">
            <text:p>55</text:p>
          </table:table-cell>
          <table:table-cell office:value-type="percentage" office:value="0.2" table:formula="msoxl:='C:\Users\antony\diy\GB Accounts\GB Accounts 2012-13\GB Accounts Company 2013-03-31 (Mar13) Excel 2007\tmp\[Financialaccounts.ods]CorporationTax'!$G$34/100" table:number-columns-spanned="3" table:number-rows-spanned="1" table:style-name="ce472">
            <text:p>20%</text:p>
          </table:table-cell>
          <table:covered-table-cell table:number-columns-repeated="2"/>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Amount of profit:</text:p>
          </table:table-cell>
          <table:covered-table-cell table:number-columns-repeated="9"/>
          <table:table-cell table:style-name="ce358"/>
          <table:table-cell office:value-type="float" office:value="54" table:style-name="ce83">
            <text:p>54</text:p>
          </table:table-cell>
          <table:table-cell office:value-type="string" table:style-name="ce155">
            <text:p>£</text:p>
          </table:table-cell>
          <table:table-cell office:value-type="float" office:value="0" table:formula="msoxl:=ROUND(N2119*('C:\Users\antony\diy\GB Accounts\GB Accounts 2012-13\GB Accounts Company 2013-03-31 (Mar13) Excel 2007\tmp\[Financialaccounts.ods]CorporationTax'!$A$34/'C:\Users\antony\diy\GB Accounts\GB Accounts 2012-13\GB Accounts Company 2013-03-31 (Mar13) Excel 2007\tmp\[Financialaccounts.ods]CorporationTax'!$A$35),D2)"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Tax:</text:p>
          </table:table-cell>
          <table:covered-table-cell table:number-columns-repeated="9"/>
          <table:table-cell table:style-name="ce356"/>
          <table:table-cell office:value-type="float" office:value="56" table:style-name="ce83">
            <text:p>56</text:p>
          </table:table-cell>
          <table:table-cell office:value-type="string" table:style-name="ce322">
            <text:p>£</text:p>
          </table:table-cell>
          <table:table-cell office:value-type="float" office:value="0" table:formula="msoxl:=N2156*M2153"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1">
          <table:table-cell office:value-type="string" table:number-columns-spanned="4" table:number-rows-spanned="1" table:style-name="ce442">
            <text:p>Corporation Tax chargeable</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style-name="ce343"/>
          <table:table-cell table:style-name="ce344"/>
          <table:table-cell table:number-columns-repeated="2" table:style-name="ce345"/>
          <table:table-cell table:style-name="ce360"/>
          <table:table-cell table:number-columns-repeated="11" table:style-name="ce348"/>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81">
            <text:p>Corporation Tax chargeable:</text:p>
          </table:table-cell>
          <table:covered-table-cell table:number-columns-repeated="9"/>
          <table:table-cell table:style-name="ce356"/>
          <table:table-cell office:value-type="float" office:value="70" table:style-name="ce83">
            <text:p>70</text:p>
          </table:table-cell>
          <table:table-cell office:value-type="string" table:style-name="ce377">
            <text:p>£</text:p>
          </table:table-cell>
          <table:table-cell office:value-type="float" office:value="0" table:formula="msoxl:=N2147+N2159"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75">
            <text:p>Directors' loan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46">
          <table:table-cell office:value-type="string" table:number-columns-spanned="15" table:number-rows-spanned="1" table:style-name="ce414">
            <text:p>This section needs to be completed if</text:p>
            <text:p>• the company is controlled by five or fewer participators (or by any number of participators who are all</text:p>
            <text:p>directors), and</text:p>
            <text:p>• the company has made a loan or advance in the return period to an individual participator, or associate of a</text:p>
            <text:p>participator.</text:p>
            <text:p>You will not be able to use this service if (unusually)</text:p>
            <text:p>• you are filing your return late, and</text:p>
            <text:p>• you need to claim relief for a loan repaid more than nine months and one day after the end of the period</text:p>
            <text:p>Answering 'Yes' to any of the questions below will provide the appropriate section of the form to report any</text:p>
            <text:p>loans made in the period which were not also repaid in the period.</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6" table:number-rows-spanned="1" table:style-name="ce457">
            <text:p>Transactions in the Bank reconciliation sheets can be used to extract this information if required.</text:p>
          </table:table-cell>
          <table:covered-table-cell table:number-columns-repeated="15"/>
          <table:table-cell table:style-name="ce5"/>
          <table:table-cell table:number-columns-repeated="16367"/>
        </table:table-row>
        <table:table-row table:style-name="ro10">
          <table:table-cell office:value-type="string" table:number-columns-spanned="9" table:number-rows-spanned="1" table:style-name="ce471">
            <text:p>Did the company make any loans to participators during the return period?</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Directors' loan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6">
          <table:table-cell office:value-type="string" table:number-columns-spanned="15" table:number-rows-spanned="1" table:style-name="ce414">
            <text:p>This section is for losses, deficits or excess management expenses. The profits these can be set off against depends on the type of loss. The help icons give an outline of the rules.</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6" table:number-rows-spanned="1" table:style-name="ce457">
            <text:p>These figures are not captured in DIY Accounting.</text:p>
          </table:table-cell>
          <table:covered-table-cell table:number-columns-repeated="15"/>
          <table:table-cell table:style-name="ce5"/>
          <table:table-cell table:number-columns-repeated="16367"/>
        </table:table-row>
        <table:table-row table:style-name="ro10">
          <table:table-cell office:value-type="string" table:number-columns-spanned="9" table:number-rows-spanned="1" table:style-name="ce471">
            <text:p>Has the company had losses, deficits and/or excess amounts?</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Tax Avoidance Scheme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5" table:number-rows-spanned="1" table:style-name="ce414">
            <text:p>If the company is using, or has used, tax avoidance schemes you must provide details (Supplementary Page J).</text:p>
          </table:table-cell>
          <table:covered-table-cell table:number-columns-repeated="14"/>
          <table:table-cell table:style-name="ce40"/>
          <table:table-cell table:style-name="ce41"/>
          <table:table-cell table:number-columns-repeated="16367"/>
        </table:table-row>
        <table:table-row table:style-name="ro10">
          <table:table-cell table:style-name="ce352"/>
          <table:table-cell table:number-columns-repeated="14" table:style-name="ce353"/>
          <table:table-cell table:style-name="ce40"/>
          <table:table-cell table:style-name="ce41"/>
          <table:table-cell table:number-columns-repeated="16367"/>
        </table:table-row>
        <table:table-row table:style-name="ro10">
          <table:table-cell office:value-type="string" table:number-columns-spanned="15" table:number-rows-spanned="1" table:style-name="ce414">
            <text:p>Answering 'Yes' will provide the appropriate section of the form to disclose tax avoidance schemes.</text:p>
          </table:table-cell>
          <table:covered-table-cell table:number-columns-repeated="14"/>
          <table:table-cell table:style-name="ce40"/>
          <table:table-cell table:style-name="ce41"/>
          <table:table-cell table:number-columns-repeated="16367"/>
        </table:table-row>
        <table:table-row table:style-name="ro10">
          <table:table-cell table:style-name="ce352"/>
          <table:table-cell table:number-columns-repeated="14" table:style-name="ce353"/>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6" table:number-rows-spanned="1" table:style-name="ce457">
            <text:p>Forms to disclose tax avoidance schemes are not captured by DIY Accounting.</text:p>
          </table:table-cell>
          <table:covered-table-cell table:number-columns-repeated="15"/>
          <table:table-cell table:style-name="ce5"/>
          <table:table-cell table:number-columns-repeated="16367"/>
        </table:table-row>
        <table:table-row table:style-name="ro10">
          <table:table-cell office:value-type="string" table:number-columns-spanned="9" table:number-rows-spanned="1" table:style-name="ce471">
            <text:p>Is the company reporting a Tax Avoidance Scheme?</text:p>
          </table:table-cell>
          <table:covered-table-cell table:number-columns-repeated="8"/>
          <table:table-cell office:value-type="string" table:style-name="ce71">
            <text:p>*</text:p>
          </table:table-cell>
          <table:table-cell table:style-name="ce72"/>
          <table:table-cell office:value-type="string" table:number-columns-spanned="2" table:number-rows-spanned="1" table:style-name="ce468">
            <text:p>Yes</text:p>
          </table:table-cell>
          <table:covered-table-cell/>
          <table:table-cell office:value-type="string" table:style-name="ce73">
            <text:p>x</text:p>
          </table:table-cell>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table:number-columns-repeated="16" table:style-name="ce1"/>
          <table:table-cell table:style-name="ce40"/>
          <table:table-cell table:number-columns-repeated="16367"/>
        </table:table-row>
        <table:table-row table:style-name="ro6">
          <table:table-cell office:value-type="string" table:number-columns-spanned="4" table:number-rows-spanned="1" table:style-name="ce434">
            <text:p>Capital allowance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32">
          <table:table-cell office:value-type="string" table:number-columns-spanned="15" table:number-rows-spanned="1" table:style-name="ce414">
            <text:p>Capital allowances are available on certain assets, such as cars, used by a company in its business. They take the place of commercial depreciation, which is not an allowable deduction for tax. Please select below whether the company is claiming capital allowances and/or reporting balancing charges.</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5" table:number-rows-spanned="1" table:style-name="ce414">
            <text:p>Answering 'yes' will provide the appropriate section of the form.</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9" table:number-rows-spanned="1" table:style-name="ce471">
            <text:p>Is the company claiming capital allowances?</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9" table:number-rows-spanned="1" table:style-name="ce471">
            <text:p>Is the company reporting balancing charges?</text:p>
          </table:table-cell>
          <table:covered-table-cell table:number-columns-repeated="8"/>
          <table:table-cell office:value-type="string" table:style-name="ce71">
            <text:p>*</text:p>
          </table:table-cell>
          <table:table-cell table:style-name="ce72"/>
          <table:table-cell office:value-type="string" table:style-name="ce73">
            <text:p>x</text:p>
          </table:table-cell>
          <table:table-cell office:value-type="string" table:style-name="ce72">
            <text:p>Yes</text:p>
          </table:table-cell>
          <table:table-cell table:style-name="ce72"/>
          <table:table-cell office:value-type="string" table:style-name="ce72">
            <text:p>No</text:p>
          </table:table-cell>
          <table:table-cell table:style-name="ce1"/>
          <table:table-cell table:style-name="ce41"/>
          <table:table-cell table:number-columns-repeated="16367"/>
        </table:table-row>
        <table:table-row table:style-name="ro10">
          <table:table-cell table:number-columns-repeated="9" table:style-name="ce355"/>
          <table:table-cell table:style-name="ce71"/>
          <table:table-cell table:style-name="ce72"/>
          <table:table-cell table:style-name="ce73"/>
          <table:table-cell table:number-columns-repeated="3" table:style-name="ce72"/>
          <table:table-cell table:style-name="ce1"/>
          <table:table-cell table:style-name="ce4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Associated companies and franked investment income</text:p>
          </table:table-cell>
          <table:covered-table-cell table:number-columns-repeated="16"/>
          <table:table-cell table:number-columns-repeated="16367"/>
        </table:table-row>
        <table:table-row table:style-name="ro1">
          <table:table-cell table:number-columns-repeated="4" table:style-name="ce371"/>
          <table:table-cell table:number-columns-repeated="9" table:style-name="ce40"/>
          <table:table-cell table:style-name="ce407"/>
          <table:table-cell table:number-columns-repeated="2" table:style-name="ce40"/>
          <table:table-cell table:style-name="ce41"/>
          <table:table-cell table:number-columns-repeated="16367"/>
        </table:table-row>
        <table:table-row table:style-name="ro1">
          <table:table-cell office:value-type="string" table:number-columns-spanned="4" table:number-rows-spanned="1" table:style-name="ce442">
            <text:p>Capital allowance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Annual investment allowance:</text:p>
          </table:table-cell>
          <table:covered-table-cell table:number-columns-repeated="9"/>
          <table:table-cell table:style-name="ce356"/>
          <table:table-cell office:value-type="float" office:value="172" table:style-name="ce83">
            <text:p>172</text:p>
          </table:table-cell>
          <table:table-cell office:value-type="string" table:style-name="ce322">
            <text:p>£</text:p>
          </table:table-cell>
          <table:table-cell office:value-type="float" office:value="0" table:formula="msoxl:=N1972"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96"/>
          <table:table-cell table:number-columns-repeated="4" table:style-name="ce397"/>
          <table:table-cell table:number-columns-repeated="4" table:style-name="ce400"/>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80">
            <text:p>Machinery and plan - special rate pool:</text:p>
          </table:table-cell>
          <table:covered-table-cell table:number-columns-repeated="9"/>
          <table:table-cell table:style-name="ce358"/>
          <table:table-cell office:value-type="float" office:value="105" table:style-name="ce83">
            <text:p>105</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Machinery and plant - main pool:</text:p>
          </table:table-cell>
          <table:covered-table-cell table:number-columns-repeated="9"/>
          <table:table-cell table:style-name="ce356"/>
          <table:table-cell office:value-type="float" office:value="107" table:style-name="ce83">
            <text:p>107</text:p>
          </table:table-cell>
          <table:table-cell office:value-type="string" table:style-name="ce322">
            <text:p>£</text:p>
          </table:table-cell>
          <table:table-cell office:value-type="float" office:value="0" table:formula="msoxl:=N2216"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96"/>
          <table:table-cell table:number-columns-repeated="4" table:style-name="ce397"/>
          <table:table-cell table:number-columns-repeated="4" table:style-name="ce400"/>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80">
            <text:p>Cars:</text:p>
          </table:table-cell>
          <table:covered-table-cell table:number-columns-repeated="9"/>
          <table:table-cell table:style-name="ce358"/>
          <table:table-cell office:value-type="float" office:value="109" table:style-name="ce83">
            <text:p>109</text:p>
          </table:table-cell>
          <table:table-cell office:value-type="string" table:style-name="ce155">
            <text:p>£</text:p>
          </table:table-cell>
          <table:table-cell table:number-columns-spanned="2" table:number-rows-spanned="1" table:style-name="ce445"/>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94"/>
          <table:table-cell table:number-columns-repeated="4" table:style-name="ce395"/>
          <table:table-cell table:number-columns-repeated="4" table:style-name="ce398"/>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Industrial buildings and structures:</text:p>
          </table:table-cell>
          <table:covered-table-cell table:number-columns-repeated="9"/>
          <table:table-cell table:style-name="ce356"/>
          <table:table-cell office:value-type="float" office:value="111" table:style-name="ce83">
            <text:p>111</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96"/>
          <table:table-cell table:number-columns-repeated="4" table:style-name="ce397"/>
          <table:table-cell table:number-columns-repeated="4" table:style-name="ce400"/>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80">
            <text:p>Other charges and allowances:</text:p>
          </table:table-cell>
          <table:covered-table-cell table:number-columns-repeated="9"/>
          <table:table-cell table:style-name="ce358"/>
          <table:table-cell office:value-type="float" office:value="113" table:style-name="ce83">
            <text:p>113</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table:number-columns-spanned="4" table:number-rows-spanned="1" table:style-name="ce442">
            <text:p>Balancing charge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0">
          <table:table-cell table:style-name="ce394"/>
          <table:table-cell table:number-columns-repeated="4" table:style-name="ce395"/>
          <table:table-cell table:number-columns-repeated="4" table:style-name="ce398"/>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Machinery and plan - special rate pool:</text:p>
          </table:table-cell>
          <table:covered-table-cell table:number-columns-repeated="9"/>
          <table:table-cell table:style-name="ce356"/>
          <table:table-cell office:value-type="float" office:value="106" table:style-name="ce83">
            <text:p>106</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96"/>
          <table:table-cell table:number-columns-repeated="4" table:style-name="ce397"/>
          <table:table-cell table:number-columns-repeated="4" table:style-name="ce400"/>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80">
            <text:p>Machinery and plant - main pool:</text:p>
          </table:table-cell>
          <table:covered-table-cell table:number-columns-repeated="9"/>
          <table:table-cell table:style-name="ce358"/>
          <table:table-cell office:value-type="float" office:value="108" table:style-name="ce83">
            <text:p>108</text:p>
          </table:table-cell>
          <table:table-cell office:value-type="string" table:style-name="ce155">
            <text:p>£</text:p>
          </table:table-cell>
          <table:table-cell office:value-type="float" office:value="0" table:formula="msoxl:=N1975"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94"/>
          <table:table-cell table:number-columns-repeated="4" table:style-name="ce395"/>
          <table:table-cell table:number-columns-repeated="4" table:style-name="ce398"/>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Cars:</text:p>
          </table:table-cell>
          <table:covered-table-cell table:number-columns-repeated="9"/>
          <table:table-cell table:style-name="ce356"/>
          <table:table-cell office:value-type="float" office:value="110" table:style-name="ce83">
            <text:p>110</text:p>
          </table:table-cell>
          <table:table-cell office:value-type="string" table:style-name="ce322">
            <text:p>£</text:p>
          </table:table-cell>
          <table:table-cell table:number-columns-spanned="2" table:number-rows-spanned="1" table:style-name="ce44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96"/>
          <table:table-cell table:number-columns-repeated="4" table:style-name="ce397"/>
          <table:table-cell table:number-columns-repeated="4" table:style-name="ce400"/>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80">
            <text:p>Industrial buildings and structures:</text:p>
          </table:table-cell>
          <table:covered-table-cell table:number-columns-repeated="9"/>
          <table:table-cell table:style-name="ce358"/>
          <table:table-cell office:value-type="float" office:value="112" table:style-name="ce83">
            <text:p>112</text:p>
          </table:table-cell>
          <table:table-cell office:value-type="string" table:style-name="ce80">
            <text:p>£</text:p>
          </table:table-cell>
          <table:table-cell table:number-columns-spanned="2" table:number-rows-spanned="1" table:style-name="ce567"/>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0">
          <table:table-cell table:style-name="ce394"/>
          <table:table-cell table:number-columns-repeated="4" table:style-name="ce395"/>
          <table:table-cell table:number-columns-repeated="4" table:style-name="ce398"/>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Other charges and allowances:</text:p>
          </table:table-cell>
          <table:covered-table-cell table:number-columns-repeated="9"/>
          <table:table-cell table:style-name="ce356"/>
          <table:table-cell office:value-type="float" office:value="106" table:style-name="ce83">
            <text:p>106</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Charges and allowances not included in the calculation of trading profits or losses</text:p>
          </table:table-cell>
          <table:covered-table-cell table:number-columns-repeated="16"/>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table:number-columns-spanned="4" table:number-rows-spanned="1" table:style-name="ce442">
            <text:p>Capital allowance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0">
          <table:table-cell table:style-name="ce394"/>
          <table:table-cell table:number-columns-repeated="4" table:style-name="ce395"/>
          <table:table-cell table:number-columns-repeated="4" table:style-name="ce398"/>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Annual investment allowance:</text:p>
          </table:table-cell>
          <table:covered-table-cell table:number-columns-repeated="9"/>
          <table:table-cell table:style-name="ce356"/>
          <table:table-cell office:value-type="float" office:value="173" table:style-name="ce83">
            <text:p>173</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table-cell table:style-name="ce396"/>
          <table:table-cell table:number-columns-repeated="4" table:style-name="ce397"/>
          <table:table-cell table:number-columns-repeated="4" table:style-name="ce400"/>
          <table:table-cell table:style-name="ce312"/>
          <table:table-cell office:value-type="string" table:number-columns-spanned="6" table:number-rows-spanned="1" table:style-name="ce674">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80">
            <text:p>Other non-trading charges and allowances:</text:p>
          </table:table-cell>
          <table:covered-table-cell table:number-columns-repeated="9"/>
          <table:table-cell table:style-name="ce358"/>
          <table:table-cell office:value-type="float" office:value="115" table:style-name="ce83">
            <text:p>115</text:p>
          </table:table-cell>
          <table:table-cell office:value-type="string" table:style-name="ce155">
            <text:p>£</text:p>
          </table:table-cell>
          <table:table-cell table:number-columns-spanned="2" table:number-rows-spanned="1" table:style-name="ce445"/>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94"/>
          <table:table-cell table:number-columns-repeated="4" table:style-name="ce395"/>
          <table:table-cell table:number-columns-repeated="4" table:style-name="ce398"/>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Does Box 115 include flat conversion allowances?<text:s/><text:span text:style-name="T5">*</text:span></text:p>
          </table:table-cell>
          <table:covered-table-cell table:number-columns-repeated="9"/>
          <table:table-cell table:style-name="ce356"/>
          <table:table-cell office:value-type="string" table:number-columns-spanned="2" table:number-rows-spanned="1" table:style-name="ce430">
            <text:p>Yes</text:p>
          </table:table-cell>
          <table:covered-table-cell/>
          <table:table-cell office:value-type="string" table:style-name="ce378">
            <text:p>x</text:p>
          </table:table-cell>
          <table:table-cell office:value-type="string" table:style-name="ce379">
            <text:p>No</text:p>
          </table: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
          <table:table-cell office:value-type="string" table:number-columns-spanned="4" table:number-rows-spanned="1" table:style-name="ce442">
            <text:p>Balancing charges</text:p>
          </table:table-cell>
          <table:covered-table-cell table:number-columns-repeated="3"/>
          <table:table-cell table:style-name="ce360"/>
          <table:table-cell table:number-columns-spanned="11" table:number-rows-spanned="1" table:style-name="ce444"/>
          <table:covered-table-cell table:number-columns-repeated="10"/>
          <table:table-cell table:style-name="ce41"/>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0">
          <table:table-cell table:style-name="ce394"/>
          <table:table-cell table:number-columns-repeated="4" table:style-name="ce395"/>
          <table:table-cell table:number-columns-repeated="4" table:style-name="ce398"/>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Other non-trading charges and allowances:</text:p>
          </table:table-cell>
          <table:covered-table-cell table:number-columns-repeated="9"/>
          <table:table-cell table:style-name="ce356"/>
          <table:table-cell office:value-type="float" office:value="116" table:style-name="ce83">
            <text:p>116</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Qualifying expenditure</text:p>
          </table:table-cell>
          <table:covered-table-cell table:number-columns-repeated="16"/>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Expenditure on machinery and plant on which first year allowances is claimed:</text:p>
          </table:table-cell>
          <table:covered-table-cell table:number-columns-repeated="9"/>
          <table:table-cell table:style-name="ce356"/>
          <table:table-cell office:value-type="float" office:value="118" table:style-name="ce83">
            <text:p>118</text:p>
          </table:table-cell>
          <table:table-cell office:value-type="string" table:style-name="ce322">
            <text:p>£</text:p>
          </table:table-cell>
          <table:table-cell office:value-type="float" office:value="0" table:formula="msoxl:=N1985" table:number-columns-spanned="2" table:number-rows-spanned="1" table:style-name="ce44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Designated environmentally friendly machinery and plant:</text:p>
          </table:table-cell>
          <table:covered-table-cell table:number-columns-repeated="9"/>
          <table:table-cell table:style-name="ce358"/>
          <table:table-cell office:value-type="float" office:value="174" table:style-name="ce83">
            <text:p>174</text:p>
          </table:table-cell>
          <table:table-cell office:value-type="string" table:style-name="ce155">
            <text:p>£</text:p>
          </table:table-cell>
          <table:table-cell office:value-type="float" office:value="0" table:formula="msoxl:=N1988"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41"/>
          <table:table-cell table:number-columns-repeated="16367"/>
        </table:table-row>
        <table:table-row table:style-name="ro1">
          <table:table-cell office:value-type="string" table:number-columns-spanned="10" table:number-rows-spanned="1" table:style-name="ce678">
            <text:p>Machinery and plant on long life assets and integral features:</text:p>
          </table:table-cell>
          <table:covered-table-cell table:number-columns-repeated="9"/>
          <table:table-cell table:style-name="ce356"/>
          <table:table-cell office:value-type="float" office:value="120" table:style-name="ce83">
            <text:p>120</text:p>
          </table:table-cell>
          <table:table-cell office:value-type="string" table:style-name="ce80">
            <text:p>£</text:p>
          </table:table-cell>
          <table:table-cell table:number-columns-spanned="2" table:number-rows-spanned="1" table:style-name="ce56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Other machinery and plant:</text:p>
          </table:table-cell>
          <table:covered-table-cell table:number-columns-repeated="9"/>
          <table:table-cell table:style-name="ce358"/>
          <table:table-cell office:value-type="float" office:value="121" table:style-name="ce83">
            <text:p>121</text:p>
          </table:table-cell>
          <table:table-cell office:value-type="string" table:style-name="ce155">
            <text:p>£</text:p>
          </table:table-cell>
          <table:table-cell office:value-type="float" office:value="0" table:formula="msoxl:=N2034"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1">
          <table:table-cell table:number-columns-repeated="16384"/>
        </table:table-row>
        <table:table-row table:style-name="ro6">
          <table:table-cell office:value-type="string" table:number-columns-spanned="4" table:number-rows-spanned="1" table:style-name="ce434">
            <text:p>Final calculation</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Self Assessment of tax payable</text:p>
          </table:table-cell>
          <table:covered-table-cell table:number-columns-repeated="16"/>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0" table:visibility="collapse">
          <table:table-cell table:style-name="ce396"/>
          <table:table-cell table:number-columns-repeated="4" table:style-name="ce397"/>
          <table:table-cell table:number-columns-repeated="4" table:style-name="ce400"/>
          <table:table-cell table:style-name="ce312"/>
          <table:table-cell table:number-columns-spanned="6" table:number-rows-spanned="1" table:style-name="ce674"/>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80">
            <text:p>Income Tax deducted from gross income included in profits:</text:p>
          </table:table-cell>
          <table:covered-table-cell table:number-columns-repeated="9"/>
          <table:table-cell table:style-name="ce358"/>
          <table:table-cell office:value-type="float" office:value="84" table:style-name="ce83">
            <text:p>84</text:p>
          </table:table-cell>
          <table:table-cell office:value-type="string" table:style-name="ce80">
            <text:p>£</text:p>
          </table:table-cell>
          <table:table-cell office:value-type="float" office:value="0" table:formula="msoxl:=IF('C:\Users\antony\diy\GB Accounts\GB Accounts 2012-13\GB Accounts Company 2013-03-31 (Mar13) Excel 2007\tmp\[Financialaccounts.ods]TrialBalance'!EH35&gt;0,'C:\Users\antony\diy\GB Accounts\GB Accounts 2012-13\GB Accounts Company 2013-03-31 (Mar13) Excel 2007\tmp\[Financialaccounts.ods]TrialBalance'!EH35,0)" table:number-columns-spanned="2" table:number-rows-spanned="1" table:style-name="ce567">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table:style-name="ce394"/>
          <table:table-cell table:number-columns-repeated="4" table:style-name="ce395"/>
          <table:table-cell table:number-columns-repeated="4" table:style-name="ce398"/>
          <table:table-cell table:style-name="ce315"/>
          <table:table-cell office:value-type="string" table:number-columns-spanned="6" table:number-rows-spanned="1" table:style-name="ce675">
            <text:p>Not captured in DIY Accounting</text:p>
          </table:table-cell>
          <table:covered-table-cell table:number-columns-repeated="5"/>
          <table:table-cell table:style-name="ce41"/>
          <table:table-cell table:number-columns-repeated="16367"/>
        </table:table-row>
        <table:table-row table:style-name="ro1">
          <table:table-cell office:value-type="string" table:number-columns-spanned="10" table:number-rows-spanned="1" table:style-name="ce678">
            <text:p>Income Tax repayable to the company:</text:p>
          </table:table-cell>
          <table:covered-table-cell table:number-columns-repeated="9"/>
          <table:table-cell table:style-name="ce356"/>
          <table:table-cell office:value-type="float" office:value="85" table:style-name="ce83">
            <text:p>85</text:p>
          </table:table-cell>
          <table:table-cell office:value-type="string" table:style-name="ce322">
            <text:p>£</text:p>
          </table:table-cell>
          <table:table-cell office:value-type="string" office:string-value="" table:formula="msoxl:=IF(N2308-N2165&gt;0,N2308-N2165,&quot;&quot;)" table:number-columns-spanned="2" table:number-rows-spanned="1" table:style-name="ce447"/>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2">
            <text:p>Tax payable - this is your Self Assessment of tax payable:</text:p>
          </table:table-cell>
          <table:covered-table-cell table:number-columns-repeated="9"/>
          <table:table-cell table:style-name="ce358"/>
          <table:table-cell office:value-type="float" office:value="86" table:style-name="ce83">
            <text:p>86</text:p>
          </table:table-cell>
          <table:table-cell office:value-type="string" table:style-name="ce155">
            <text:p>£</text:p>
          </table:table-cell>
          <table:table-cell office:value-type="float" office:value="0" table:formula="msoxl:=IF(N2308-N2165&lt;0,-(N2308-N2165),0)"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number-columns-repeated="16" table:style-name="ce1"/>
          <table:table-cell table:style-name="ce5"/>
          <table:table-cell table:number-columns-repeated="16367"/>
        </table:table-row>
        <table:table-row table:style-name="ro7">
          <table:table-cell table:number-columns-repeated="16384" table:style-name="ce1"/>
        </table:table-row>
        <table:table-row table:style-name="ro1">
          <table:table-cell office:value-type="string" table:number-columns-spanned="17" table:number-rows-spanned="1" table:style-name="ce673">
            <text:p>Corporation Tax already paid</text:p>
          </table:table-cell>
          <table:covered-table-cell table:number-columns-repeated="16"/>
          <table:table-cell table:number-columns-repeated="16367"/>
        </table:table-row>
        <table:table-row table:style-name="ro7">
          <table:table-cell table:number-columns-repeated="16" table:style-name="ce1"/>
          <table:table-cell table:style-name="ce41"/>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41">
          <table:table-cell office:value-type="string" table:number-columns-spanned="16" table:number-rows-spanned="1" table:style-name="ce676">
            <text:p>DIY Accounting tracks payments to HMRC but these are not allocated to a specific period. Check the Corporation Tax statements for any payments on account made for this year</text:p>
          </table:table-cell>
          <table:covered-table-cell table:number-columns-repeated="15"/>
          <table:table-cell table:style-name="ce409"/>
          <table:table-cell table:number-columns-repeated="16367" table:style-name="ce402"/>
        </table:table-row>
        <table:table-row table:style-name="ro1">
          <table:table-cell office:value-type="string" table:number-columns-spanned="10" table:number-rows-spanned="1" table:style-name="ce678">
            <text:p>Corporation Tax already paid (and not already repaid):</text:p>
          </table:table-cell>
          <table:covered-table-cell table:number-columns-repeated="9"/>
          <table:table-cell table:style-name="ce356"/>
          <table:table-cell office:value-type="float" office:value="91" table:style-name="ce83">
            <text:p>91</text:p>
          </table:table-cell>
          <table:table-cell office:value-type="string" table:style-name="ce80">
            <text:p>£</text:p>
          </table:table-cell>
          <table:table-cell office:value-type="float" office:value="0" table:number-columns-spanned="2" table:number-rows-spanned="1" table:style-name="ce567">
            <text:p>0.00</text:p>
          </table:table-cell>
          <table:covered-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2">
            <text:p>Corporation Tax outstanding:</text:p>
          </table:table-cell>
          <table:covered-table-cell table:number-columns-repeated="9"/>
          <table:table-cell table:style-name="ce358"/>
          <table:table-cell office:value-type="float" office:value="92" table:style-name="ce83">
            <text:p>92</text:p>
          </table:table-cell>
          <table:table-cell office:value-type="string" table:style-name="ce155">
            <text:p>£</text:p>
          </table:table-cell>
          <table:table-cell office:value-type="float" office:value="0" table:formula="msoxl:=IF(N2315-N2323&gt;0,N2315-N2323,0)" table:number-columns-spanned="2" table:number-rows-spanned="1" table:style-name="ce445">
            <text:p>0.00</text:p>
          </table:table-cell>
          <table:covered-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6">
          <table:table-cell office:value-type="string" table:number-columns-spanned="4" table:number-rows-spanned="1" table:style-name="ce434">
            <text:p>Return statements</text:p>
          </table:table-cell>
          <table:covered-table-cell table:number-columns-repeated="3"/>
          <table:table-cell table:style-name="ce354"/>
          <table:table-cell table:number-columns-spanned="12" table:number-rows-spanned="1" table:style-name="ce436"/>
          <table:covered-table-cell table:number-columns-repeated="11"/>
          <table:table-cell table:number-columns-repeated="16367"/>
        </table:table-row>
        <table:table-row table:style-name="ro7">
          <table:table-cell table:number-columns-repeated="17" table:style-name="ce4"/>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10">
          <table:table-cell office:value-type="string" table:number-columns-spanned="15" table:number-rows-spanned="1" table:style-name="ce414">
            <text:p>Please answer the questions below.</text:p>
          </table:table-cell>
          <table:covered-table-cell table:number-columns-repeated="14"/>
          <table:table-cell table:style-name="ce40"/>
          <table:table-cell table:style-name="ce41"/>
          <table:table-cell table:number-columns-repeated="16367"/>
        </table:table-row>
        <table:table-row table:style-name="ro1">
          <table:table-cell table:number-columns-repeated="16" table:style-name="ce1"/>
          <table:table-cell table:style-name="ce41"/>
          <table:table-cell table:number-columns-repeated="16367"/>
        </table:table-row>
        <table:table-row table:style-name="ro47">
          <table:table-cell office:value-type="string" table:number-columns-spanned="16" table:number-rows-spanned="1" table:style-name="ce455">
            <text:p>The information below is mostly not captured by DIY Accounting. Where an answer is implied by other assumptions made in this form the answer has been provided. An choice supported by the company structure and activities should be made when answering all these answers.</text:p>
          </table:table-cell>
          <table:covered-table-cell table:number-columns-repeated="1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Is a repayment due for this period?<text:s/><text:span text:style-name="T5">*</text:span></text:p>
          </table:table-cell>
          <table:covered-table-cell table:number-columns-repeated="9"/>
          <table:table-cell table:style-name="ce398"/>
          <table:table-cell office:value-type="string" office:string-value=" " table:formula="msoxl:=IF(N2326&gt;0,&quot;x&quot;,&quot; &quot;)" table:style-name="ce378">
            <text:p><text:s/></text:p>
          </table:table-cell>
          <table:table-cell office:value-type="string" table:style-name="ce411">
            <text:p>Yes</text:p>
          </table:table-cell>
          <table:table-cell table:style-name="ce403"/>
          <table:table-cell office:value-type="string" table:style-name="ce403">
            <text:p>No</text:p>
          </table:table-cell>
          <table:table-cell table:style-name="ce399"/>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2">
            <text:p><text:span text:style-name="T8">Is a repayment due for an earlier period?<text:s/></text:span><text:span text:style-name="T5">*</text:span></text:p>
          </table:table-cell>
          <table:covered-table-cell table:number-columns-repeated="9"/>
          <table:table-cell table:style-name="ce358"/>
          <table:table-cell office:value-type="string" table:number-columns-spanned="2" table:number-rows-spanned="1" table:style-name="ce432">
            <text:p>Yes</text:p>
          </table:table-cell>
          <table:covered-table-cell/>
          <table:table-cell table:style-name="ce351"/>
          <table:table-cell office:value-type="string" table:style-name="ce382">
            <text:p>No</text:p>
          </table: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Is the company making more than one return now?<text:s/><text:span text:style-name="T5">*</text:span></text:p>
          </table:table-cell>
          <table:covered-table-cell table:number-columns-repeated="9"/>
          <table:table-cell table:style-name="ce356"/>
          <table:table-cell office:value-type="string" table:number-columns-spanned="2" table:number-rows-spanned="1" table:style-name="ce430">
            <text:p>Yes</text:p>
          </table:table-cell>
          <table:covered-table-cell/>
          <table:table-cell office:value-type="string" table:style-name="ce378">
            <text:p>x</text:p>
          </table:table-cell>
          <table:table-cell office:value-type="string" table:style-name="ce379">
            <text:p>No</text:p>
          </table: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Does this return contain estimated figures?<text:s/><text:span text:style-name="T5">*</text:span></text:p>
          </table:table-cell>
          <table:covered-table-cell table:number-columns-repeated="9"/>
          <table:table-cell table:style-name="ce400"/>
          <table:table-cell office:value-type="string" table:number-columns-spanned="2" table:number-rows-spanned="1" table:style-name="ce432">
            <text:p>Yes</text:p>
          </table:table-cell>
          <table:covered-table-cell/>
          <table:table-cell office:value-type="string" table:style-name="ce381">
            <text:p>x</text:p>
          </table:table-cell>
          <table:table-cell office:value-type="string" table:style-name="ce404">
            <text:p>No</text:p>
          </table:table-cell>
          <table:table-cell table:style-name="ce401"/>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
          <table:table-cell office:value-type="string" table:number-columns-spanned="10" table:number-rows-spanned="1" table:style-name="ce678">
            <text:p>Is the company part of a group that is not small?<text:s/><text:span text:style-name="T5">*</text:span></text:p>
          </table:table-cell>
          <table:covered-table-cell table:number-columns-repeated="9"/>
          <table:table-cell table:style-name="ce356"/>
          <table:table-cell office:value-type="string" table:number-columns-spanned="2" table:number-rows-spanned="1" table:style-name="ce430">
            <text:p>Yes</text:p>
          </table:table-cell>
          <table:covered-table-cell/>
          <table:table-cell office:value-type="string" table:style-name="ce378">
            <text:p>x</text:p>
          </table:table-cell>
          <table:table-cell office:value-type="string" table:style-name="ce379">
            <text:p>No</text:p>
          </table: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Does the company need to disclose that it has used or is using avoidance schemes?<text:s/><text:span text:style-name="T5">*</text:span></text:p>
          </table:table-cell>
          <table:covered-table-cell table:number-columns-repeated="9"/>
          <table:table-cell table:style-name="ce358"/>
          <table:table-cell office:value-type="string" table:number-columns-spanned="2" table:number-rows-spanned="1" table:style-name="ce432">
            <text:p>Yes</text:p>
          </table:table-cell>
          <table:covered-table-cell/>
          <table:table-cell office:value-type="string" table:style-name="ce381">
            <text:p>x</text:p>
          </table:table-cell>
          <table:table-cell office:value-type="string" table:style-name="ce382">
            <text:p>No</text:p>
          </table: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3" table:style-name="ce34"/>
          <table:table-cell table:style-name="ce380"/>
          <table:table-cell table:style-name="ce313"/>
          <table:table-cell table:number-columns-repeated="5" table:style-name="ce34"/>
          <table:table-cell table:style-name="ce35"/>
          <table:table-cell table:style-name="ce5"/>
          <table:table-cell table:number-columns-repeated="16367"/>
        </table:table-row>
        <table:table-row table:style-name="ro7">
          <table:table-cell table:style-name="ce59"/>
          <table:table-cell table:number-columns-repeated="4" table:style-name="ce26"/>
          <table:table-cell table:number-columns-repeated="4" table:style-name="ce36"/>
          <table:table-cell table:style-name="ce314"/>
          <table:table-cell table:number-columns-repeated="5" table:style-name="ce36"/>
          <table:table-cell table:style-name="ce37"/>
          <table:table-cell table:style-name="ce5"/>
          <table:table-cell table:number-columns-repeated="16367"/>
        </table:table-row>
        <table:table-row table:style-name="ro10">
          <table:table-cell office:value-type="string" table:number-columns-spanned="10" table:number-rows-spanned="1" table:style-name="ce678">
            <text:p>Transfer pricing: Is the company claiming a compensating adjustment?<text:s/><text:span text:style-name="T5">*</text:span></text:p>
          </table:table-cell>
          <table:covered-table-cell table:number-columns-repeated="9"/>
          <table:table-cell table:style-name="ce356"/>
          <table:table-cell office:value-type="string" table:number-columns-spanned="2" table:number-rows-spanned="1" table:style-name="ce430">
            <text:p>Yes</text:p>
          </table:table-cell>
          <table:covered-table-cell/>
          <table:table-cell office:value-type="string" table:style-name="ce378">
            <text:p>x</text:p>
          </table:table-cell>
          <table:table-cell office:value-type="string" table:style-name="ce379">
            <text:p>No</text:p>
          </table:table-cell>
          <table:table-cell table:style-name="ce357"/>
          <table:table-cell table:style-name="ce5"/>
          <table:table-cell table:number-columns-repeated="16367"/>
        </table:table-row>
        <table:table-row table:style-name="ro7">
          <table:table-cell table:style-name="ce58"/>
          <table:table-cell table:number-columns-repeated="4" table:style-name="ce24"/>
          <table:table-cell table:number-columns-repeated="4" table:style-name="ce13"/>
          <table:table-cell table:style-name="ce316"/>
          <table:table-cell table:number-columns-repeated="5" table:style-name="ce13"/>
          <table:table-cell table:style-name="ce31"/>
          <table:table-cell table:style-name="ce5"/>
          <table:table-cell table:number-columns-repeated="16367"/>
        </table:table-row>
        <table:table-row table:style-name="ro7">
          <table:table-cell table:style-name="ce60"/>
          <table:table-cell table:number-columns-repeated="4" table:style-name="ce27"/>
          <table:table-cell table:number-columns-repeated="4" table:style-name="ce32"/>
          <table:table-cell table:style-name="ce319"/>
          <table:table-cell table:number-columns-repeated="5" table:style-name="ce32"/>
          <table:table-cell table:style-name="ce33"/>
          <table:table-cell table:style-name="ce5"/>
          <table:table-cell table:number-columns-repeated="16367"/>
        </table:table-row>
        <table:table-row table:style-name="ro1">
          <table:table-cell office:value-type="string" table:number-columns-spanned="10" table:number-rows-spanned="1" table:style-name="ce680">
            <text:p>Transfer pricing: Does the company qualify for SME exemption?<text:s/><text:span text:style-name="T5">*</text:span></text:p>
          </table:table-cell>
          <table:covered-table-cell table:number-columns-repeated="9"/>
          <table:table-cell table:style-name="ce358"/>
          <table:table-cell office:value-type="string" table:style-name="ce381">
            <text:p>x</text:p>
          </table:table-cell>
          <table:table-cell office:value-type="string" table:style-name="ce382">
            <text:p>Yes</text:p>
          </table:table-cell>
          <table:table-cell table:style-name="ce382"/>
          <table:table-cell office:value-type="string" table:style-name="ce382">
            <text:p>No</text:p>
          </table:table-cell>
          <table:table-cell table:style-name="ce359"/>
          <table:table-cell table:style-name="ce5"/>
          <table:table-cell table:number-columns-repeated="16367"/>
        </table:table-row>
        <table:table-row table:style-name="ro7">
          <table:table-cell table:style-name="ce61"/>
          <table:table-cell table:number-columns-repeated="4" table:style-name="ce28"/>
          <table:table-cell table:number-columns-repeated="4" table:style-name="ce34"/>
          <table:table-cell table:style-name="ce313"/>
          <table:table-cell table:number-columns-repeated="5" table:style-name="ce34"/>
          <table:table-cell table:style-name="ce35"/>
          <table:table-cell table:style-name="ce5"/>
          <table:table-cell table:number-columns-repeated="16367"/>
        </table:table-row>
        <table:table-row table:style-name="ro1">
          <table:table-cell table:number-columns-repeated="16" table:style-name="ce1"/>
          <table:table-cell table:style-name="ce5"/>
          <table:table-cell table:number-columns-repeated="16367"/>
        </table:table-row>
        <table:table-row table:number-rows-repeated="1046216" table:style-name="ro1">
          <table:table-cell table:number-columns-repeated="16384"/>
        </table:table-row>
      </table:table>
      <table:table table:name="'file:///C:/Users/antony/diy/GB%20Accounts/GB%20Accounts%202012-13/GB%20Accounts%20Company%202013-03-31%20(Mar13)%20Excel%202007/tmp/Financialaccounts.ods'#OpenAccounts" table:style-name="ta2">
        <table:table-source xlink:href="file:///C:/Users/antony/diy/GB%20Accounts/GB%20Accounts%202012-13/GB%20Accounts%20Company%202013-03-31%20(Mar13)%20Excel%202007/tmp/Financialaccounts.ods" table:table-name="OpenAccounts" table:mode="copy-results-only"/>
        <table:table-column/>
        <table:table-row table:number-rows-repeated="49">
          <table:table-cell table:number-columns-repeated="16384"/>
        </table:table-row>
        <table:table-row>
          <table:table-cell table:number-columns-repeated="6"/>
          <table:table-cell office:value-type="float" office:value="0"/>
          <table:table-cell table:number-columns-repeated="16377"/>
        </table:table-row>
        <table:table-row table:number-rows-repeated="34">
          <table:table-cell table:number-columns-repeated="16384"/>
        </table:table-row>
        <table:table-row>
          <table:table-cell table:number-columns-repeated="6"/>
          <table:table-cell office:value-type="float" office:value="0"/>
          <table:table-cell table:number-columns-repeated="16377"/>
        </table:table-row>
        <table:table-row table:number-rows-repeated="1048491">
          <table:table-cell table:number-columns-repeated="16377"/>
        </table:table-row>
      </table:table>
      <table:table table:name="'file:///C:/Users/antony/diy/GB%20Accounts/GB%20Accounts%202012-13/GB%20Accounts%20Company%202013-03-31%20(Mar13)%20Excel%202007/tmp/Financialaccounts.ods'#TrialBalance" table:style-name="ta2">
        <table:table-source xlink:href="file:///C:/Users/antony/diy/GB%20Accounts/GB%20Accounts%202012-13/GB%20Accounts%20Company%202013-03-31%20(Mar13)%20Excel%202007/tmp/Financialaccounts.ods" table:table-name="TrialBalance" table:mode="copy-results-only"/>
        <table:table-column/>
        <table:table-row table:number-rows-repeated="18">
          <table:table-cell table:number-columns-repeated="1638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16384"/>
        </table:table-row>
        <table:table-row>
          <table:table-cell/>
          <table:table-cell office:value-type="string" office:string-value="Bank Current Account"/>
          <table:table-cell/>
          <table:table-cell office:value-type="float" office:value="0"/>
          <table:table-cell table:number-columns-repeated="135"/>
          <table:table-cell office:value-type="float" office:value="0"/>
          <table:table-cell table:number-columns-repeated="16244"/>
        </table:table-row>
        <table:table-row>
          <table:table-cell/>
          <table:table-cell office:value-type="string" office:string-value="Bank Savings Account"/>
          <table:table-cell/>
          <table:table-cell office:value-type="float" office:value="0"/>
          <table:table-cell table:number-columns-repeated="135"/>
          <table:table-cell office:value-type="float" office:value="0"/>
          <table:table-cell table:number-columns-repeated="16244"/>
        </table:table-row>
        <table:table-row>
          <table:table-cell/>
          <table:table-cell office:value-type="string" office:string-value="Credit Card Account"/>
          <table:table-cell/>
          <table:table-cell office:value-type="float" office:value="0"/>
          <table:table-cell table:number-columns-repeated="135"/>
          <table:table-cell office:value-type="float" office:value="0"/>
          <table:table-cell table:number-columns-repeated="16244"/>
        </table:table-row>
        <table:table-row>
          <table:table-cell/>
          <table:table-cell office:value-type="string" office:string-value="Cash Account"/>
          <table:table-cell/>
          <table:table-cell office:value-type="float" office:value="0"/>
          <table:table-cell table:number-columns-repeated="135"/>
          <table:table-cell office:value-type="float" office:value="0"/>
          <table:table-cell table:number-columns-repeated="16244"/>
        </table:table-row>
        <table:table-row>
          <table:table-cell/>
          <table:table-cell office:value-type="string" office:string-value="Intra Cash &amp; Bank Transfers"/>
          <table:table-cell/>
          <table:table-cell office:value-type="float" office:value="0"/>
          <table:table-cell table:number-columns-repeated="135"/>
          <table:table-cell office:value-type="float" office:value="0"/>
          <table:table-cell table:number-columns-repeated="16244"/>
        </table:table-row>
        <table:table-row>
          <table:table-cell table:number-columns-repeated="1638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3"/>
          <table:table-cell office:value-type="float" office:value="0"/>
          <table:table-cell/>
          <table:table-cell office:value-type="float" office:value="0"/>
          <table:table-cell table:number-columns-repeated="16244"/>
        </table:table-row>
        <table:table-row>
          <table:table-cell table:number-columns-repeated="1638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1638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table-cell table:number-columns-repeated="3"/>
          <table:table-cell office:value-type="float" office:value="0"/>
          <table:table-cell table:number-columns-repeated="135"/>
          <table:table-cell office:value-type="float" office:value="0"/>
          <table:table-cell table:number-columns-repeated="16244"/>
        </table:table-row>
        <table:table-row table:number-rows-repeated="7">
          <table:table-cell table:number-columns-repeated="16384"/>
        </table:table-row>
        <table:table-row>
          <table:table-cell table:number-columns-repeated="139"/>
          <table:table-cell office:value-type="float" office:value="0"/>
          <table:table-cell table:number-columns-repeated="16244"/>
        </table:table-row>
        <table:table-row table:number-rows-repeated="4">
          <table:table-cell table:number-columns-repeated="1638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638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638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39"/>
          <table:table-cell office:value-type="float" office:value="0"/>
          <table:table-cell table:number-columns-repeated="16244"/>
        </table:table-row>
        <table:table-row>
          <table:table-cell table:number-columns-repeated="16384"/>
        </table:table-row>
        <table:table-row>
          <table:table-cell table:number-columns-repeated="139"/>
          <table:table-cell office:value-type="float" office:value="0"/>
          <table:table-cell table:number-columns-repeated="16244"/>
        </table:table-row>
        <table:table-row table:number-rows-repeated="1048485">
          <table:table-cell table:number-columns-repeated="16244"/>
        </table:table-row>
      </table:table>
      <table:table table:name="'file:///C:/Users/antony/diy/GB%20Accounts/GB%20Accounts%202012-13/GB%20Accounts%20Company%202013-03-31%20(Mar13)%20Excel%202007/tmp/Financialaccounts.ods'#MnthP&amp;L" table:style-name="ta2">
        <table:table-source xlink:href="file:///C:/Users/antony/diy/GB%20Accounts/GB%20Accounts%202012-13/GB%20Accounts%20Company%202013-03-31%20(Mar13)%20Excel%202007/tmp/Financialaccounts.ods" table:table-name="MnthP&amp;L"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Financialaccounts.ods'#PubP&amp;L" table:style-name="ta2">
        <table:table-source xlink:href="file:///C:/Users/antony/diy/GB%20Accounts/GB%20Accounts%202012-13/GB%20Accounts%20Company%202013-03-31%20(Mar13)%20Excel%202007/tmp/Financialaccounts.ods" table:table-name="PubP&amp;L"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Financialaccounts.ods'#PubBalSht" table:style-name="ta2">
        <table:table-source xlink:href="file:///C:/Users/antony/diy/GB%20Accounts/GB%20Accounts%202012-13/GB%20Accounts%20Company%202013-03-31%20(Mar13)%20Excel%202007/tmp/Financialaccounts.ods" table:table-name="PubBalSht" table:mode="copy-results-only"/>
        <table:table-column/>
        <table:table-row table:number-rows-repeated="32">
          <table:table-cell table:number-columns-repeated="16384"/>
        </table:table-row>
        <table:table-row>
          <table:table-cell table:number-columns-repeated="5"/>
          <table:table-cell office:value-type="float" office:value="0"/>
          <table:table-cell table:number-columns-repeated="16378"/>
        </table:table-row>
        <table:table-row table:number-rows-repeated="4">
          <table:table-cell table:number-columns-repeated="16384"/>
        </table:table-row>
        <table:table-row>
          <table:table-cell/>
          <table:table-cell office:value-type="float" office:value="0"/>
          <table:table-cell table:number-columns-repeated="3"/>
          <table:table-cell office:value-type="float" office:value="0"/>
          <table:table-cell table:number-columns-repeated="16378"/>
        </table:table-row>
        <table:table-row>
          <table:table-cell table:number-columns-repeated="5"/>
          <table:table-cell office:value-type="float" office:value="0"/>
          <table:table-cell table:number-columns-repeated="16378"/>
        </table:table-row>
        <table:table-row table:number-rows-repeated="1048537">
          <table:table-cell table:number-columns-repeated="16378"/>
        </table:table-row>
      </table:table>
      <table:table table:name="'file:///C:/Users/antony/diy/GB%20Accounts/GB%20Accounts%202012-13/GB%20Accounts%20Company%202013-03-31%20(Mar13)%20Excel%202007/tmp/Financialaccounts.ods'#PubNotes" table:style-name="ta2">
        <table:table-source xlink:href="file:///C:/Users/antony/diy/GB%20Accounts/GB%20Accounts%202012-13/GB%20Accounts%20Company%202013-03-31%20(Mar13)%20Excel%202007/tmp/Financialaccounts.ods" table:table-name="PubNotes" table:mode="copy-results-only"/>
        <table:table-column/>
        <table:table-row table:number-rows-repeated="7">
          <table:table-cell table:number-columns-repeated="16384"/>
        </table:table-row>
        <table:table-row>
          <table:table-cell/>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378"/>
        </table:table-row>
        <table:table-row>
          <table:table-cell/>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378"/>
        </table:table-row>
        <table:table-row>
          <table:table-cell/>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378"/>
        </table:table-row>
        <table:table-row table:number-rows-repeated="3">
          <table:table-cell table:number-columns-repeated="16384"/>
        </table:table-row>
        <table:table-row>
          <table:table-cell/>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378"/>
        </table:table-row>
        <table:table-row>
          <table:table-cell/>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378"/>
        </table:table-row>
        <table:table-row>
          <table:table-cell/>
          <table:table-cell office:value-type="float" office:value="0"/>
          <table:table-cell office:value-type="float" office:value="0"/>
          <table:table-cell office:value-type="float" office:value="0"/>
          <table:table-cell office:value-type="float" office:value="0"/>
          <table:table-cell office:value-type="float" office:value="0"/>
          <table:table-cell table:number-columns-repeated="16378"/>
        </table:table-row>
        <table:table-row table:number-rows-repeated="10">
          <table:table-cell table:number-columns-repeated="16384"/>
        </table:table-row>
        <table:table-row>
          <table:table-cell/>
          <table:table-cell office:value-type="float" office:value="0"/>
          <table:table-cell table:number-columns-repeated="16382"/>
        </table:table-row>
        <table:table-row>
          <table:table-cell/>
          <table:table-cell office:value-type="float" office:value="0.1"/>
          <table:table-cell table:number-columns-repeated="16382"/>
        </table:table-row>
        <table:table-row>
          <table:table-cell/>
          <table:table-cell office:value-type="float" office:value="0.2"/>
          <table:table-cell table:number-columns-repeated="16382"/>
        </table:table-row>
        <table:table-row>
          <table:table-cell/>
          <table:table-cell office:value-type="float" office:value="0.33"/>
          <table:table-cell table:number-columns-repeated="16382"/>
        </table:table-row>
        <table:table-row>
          <table:table-cell/>
          <table:table-cell office:value-type="float" office:value="0.25"/>
          <table:table-cell table:number-columns-repeated="16382"/>
        </table:table-row>
        <table:table-row table:number-rows-repeated="1048545">
          <table:table-cell table:number-columns-repeated="16382"/>
        </table:table-row>
      </table:table>
      <table:table table:name="'file:///C:/Users/antony/diy/GB%20Accounts/GB%20Accounts%202012-13/GB%20Accounts%20Company%202013-03-31%20(Mar13)%20Excel%202007/tmp/Financialaccounts.ods'#Report" table:style-name="ta2">
        <table:table-source xlink:href="file:///C:/Users/antony/diy/GB%20Accounts/GB%20Accounts%202012-13/GB%20Accounts%20Company%202013-03-31%20(Mar13)%20Excel%202007/tmp/Financialaccounts.ods" table:table-name="Report"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Financialaccounts.ods'#CorporationTax" table:style-name="ta2">
        <table:table-source xlink:href="file:///C:/Users/antony/diy/GB%20Accounts/GB%20Accounts%202012-13/GB%20Accounts%20Company%202013-03-31%20(Mar13)%20Excel%202007/tmp/Financialaccounts.ods" table:table-name="CorporationTax" table:mode="copy-results-only"/>
        <table:table-column/>
        <table:table-row table:number-rows-repeated="15">
          <table:table-cell table:number-columns-repeated="16384"/>
        </table:table-row>
        <table:table-row>
          <table:table-cell table:number-columns-repeated="8"/>
          <table:table-cell office:value-type="float" office:value="0"/>
          <table:table-cell table:number-columns-repeated="16375"/>
        </table:table-row>
        <table:table-row>
          <table:table-cell table:number-columns-repeated="8"/>
          <table:table-cell office:value-type="float" office:value="0"/>
          <table:table-cell table:number-columns-repeated="16375"/>
        </table:table-row>
        <table:table-row>
          <table:table-cell table:number-columns-repeated="8"/>
          <table:table-cell office:value-type="float" office:value="0"/>
          <table:table-cell table:number-columns-repeated="16375"/>
        </table:table-row>
        <table:table-row table:number-rows-repeated="14">
          <table:table-cell table:number-columns-repeated="16384"/>
        </table:table-row>
        <table:table-row>
          <table:table-cell office:value-type="float" office:value="365"/>
          <table:table-cell/>
          <table:table-cell office:value-type="float" office:value="41000"/>
          <table:table-cell/>
          <table:table-cell office:value-type="float" office:value="2012"/>
          <table:table-cell/>
          <table:table-cell office:value-type="float" office:value="20"/>
          <table:table-cell table:number-columns-repeated="16377"/>
        </table:table-row>
        <table:table-row>
          <table:table-cell office:value-type="float" office:value="0"/>
          <table:table-cell table:number-columns-repeated="2"/>
          <table:table-cell office:value-type="float" office:value="41364"/>
          <table:table-cell office:value-type="float" office:value="2013"/>
          <table:table-cell/>
          <table:table-cell office:value-type="float" office:value="20"/>
          <table:table-cell table:number-columns-repeated="16377"/>
        </table:table-row>
        <table:table-row>
          <table:table-cell office:value-type="float" office:value="365"/>
          <table:table-cell table:number-columns-repeated="16383"/>
        </table:table-row>
        <table:table-row table:number-rows-repeated="43">
          <table:table-cell table:number-columns-repeated="16384"/>
        </table:table-row>
        <table:table-row>
          <table:table-cell table:number-columns-repeated="5"/>
          <table:table-cell office:value-type="float" office:value="0"/>
          <table:table-cell table:number-columns-repeated="2"/>
          <table:table-cell office:value-type="float" office:value="0"/>
          <table:table-cell table:number-columns-repeated="16375"/>
        </table:table-row>
        <table:table-row table:number-rows-repeated="22">
          <table:table-cell table:number-columns-repeated="16384"/>
        </table:table-row>
        <table:table-row>
          <table:table-cell table:number-columns-repeated="10"/>
          <table:table-cell office:value-type="float" office:value="0"/>
          <table:table-cell table:number-columns-repeated="16373"/>
        </table:table-row>
        <table:table-row table:number-rows-repeated="1048474">
          <table:table-cell table:number-columns-repeated="16373"/>
        </table:table-row>
      </table:table>
      <table:table table:name="'file:///C:/Users/antony/diy/GB%20Accounts/GB%20Accounts%202012-13/GB%20Accounts%20Company%202013-03-31%20(Mar13)%20Excel%202007/tmp/Financialaccounts.ods'#CT600" table:style-name="ta2">
        <table:table-source xlink:href="file:///C:/Users/antony/diy/GB%20Accounts/GB%20Accounts%202012-13/GB%20Accounts%20Company%202013-03-31%20(Mar13)%20Excel%202007/tmp/Financialaccounts.ods" table:table-name="CT600"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Financialaccounts.ods'#WagesInterface" table:style-name="ta2">
        <table:table-source xlink:href="file:///C:/Users/antony/diy/GB%20Accounts/GB%20Accounts%202012-13/GB%20Accounts%20Company%202013-03-31%20(Mar13)%20Excel%202007/tmp/Financialaccounts.ods" table:table-name="WagesInterface"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Financialaccounts.ods'#Stock" table:style-name="ta2">
        <table:table-source xlink:href="file:///C:/Users/antony/diy/GB%20Accounts/GB%20Accounts%202012-13/GB%20Accounts%20Company%202013-03-31%20(Mar13)%20Excel%202007/tmp/Financialaccounts.ods" table:table-name="Stock"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Financialaccounts.ods'#Admin" table:style-name="ta2">
        <table:table-source xlink:href="file:///C:/Users/antony/diy/GB%20Accounts/GB%20Accounts%202012-13/GB%20Accounts%20Company%202013-03-31%20(Mar13)%20Excel%202007/tmp/Financialaccounts.ods" table:table-name="Admin"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Companysecretary.ods'#Boardmeeting" table:style-name="ta2">
        <table:table-source xlink:href="file:///C:/Users/antony/diy/GB%20Accounts/GB%20Accounts%202012-13/GB%20Accounts%20Company%202013-03-31%20(Mar13)%20Excel%202007/tmp/Companysecretary.ods" table:table-name="Boardmeeting"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Companysecretary.ods'#Directors&amp;Secretary" table:style-name="ta2">
        <table:table-source xlink:href="file:///C:/Users/antony/diy/GB%20Accounts/GB%20Accounts%202012-13/GB%20Accounts%20Company%202013-03-31%20(Mar13)%20Excel%202007/tmp/Companysecretary.ods" table:table-name="Directors&amp;Secretary"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Companysecretary.ods'#RegisterofMembers" table:style-name="ta2">
        <table:table-source xlink:href="file:///C:/Users/antony/diy/GB%20Accounts/GB%20Accounts%202012-13/GB%20Accounts%20Company%202013-03-31%20(Mar13)%20Excel%202007/tmp/Companysecretary.ods" table:table-name="RegisterofMembers" table:mode="copy-results-only"/>
        <table:table-column/>
        <table:table-row>
          <table:table-cell table:number-columns-repeated="5"/>
          <table:table-cell office:value-type="float" office:value="1"/>
          <table:table-cell office:value-type="float" office:value="0"/>
          <table:table-cell table:number-columns-repeated="16377"/>
        </table:table-row>
        <table:table-row table:number-rows-repeated="1048575">
          <table:table-cell table:number-columns-repeated="16377"/>
        </table:table-row>
      </table:table>
      <table:table table:name="'file:///C:/Users/antony/diy/GB%20Accounts/GB%20Accounts%202012-13/GB%20Accounts%20Company%202013-03-31%20(Mar13)%20Excel%202007/tmp/Companysecretary.ods'#DirectorsInterests" table:style-name="ta2">
        <table:table-source xlink:href="file:///C:/Users/antony/diy/GB%20Accounts/GB%20Accounts%202012-13/GB%20Accounts%20Company%202013-03-31%20(Mar13)%20Excel%202007/tmp/Companysecretary.ods" table:table-name="DirectorsInterests"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Companysecretary.ods'#Charges&amp;Debentures" table:style-name="ta2">
        <table:table-source xlink:href="file:///C:/Users/antony/diy/GB%20Accounts/GB%20Accounts%202012-13/GB%20Accounts%20Company%202013-03-31%20(Mar13)%20Excel%202007/tmp/Companysecretary.ods" table:table-name="Charges&amp;Debentures"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Fixedassets.ods'#Schedule" table:style-name="ta2">
        <table:table-source xlink:href="file:///C:/Users/antony/diy/GB%20Accounts/GB%20Accounts%202012-13/GB%20Accounts%20Company%202013-03-31%20(Mar13)%20Excel%202007/tmp/Fixedassets.ods" table:table-name="Schedule" table:mode="copy-results-only"/>
        <table:table-column/>
        <table:table-row>
          <table:table-cell table:number-columns-repeated="6"/>
          <table:table-cell office:value-type="float" office:value="0"/>
          <table:table-cell table:number-columns-repeated="16377"/>
        </table:table-row>
        <table:table-row table:number-rows-repeated="1048575">
          <table:table-cell table:number-columns-repeated="16377"/>
        </table:table-row>
      </table:table>
      <table:table table:name="'file:///C:/Users/antony/diy/GB%20Accounts/GB%20Accounts%202012-13/GB%20Accounts%20Company%202013-03-31%20(Mar13)%20Excel%202007/tmp/Fixedassets.ods'#FAreconciliation" table:style-name="ta2">
        <table:table-source xlink:href="file:///C:/Users/antony/diy/GB%20Accounts/GB%20Accounts%202012-13/GB%20Accounts%20Company%202013-03-31%20(Mar13)%20Excel%202007/tmp/Fixedassets.ods" table:table-name="FAreconciliation" table:mode="copy-results-only"/>
        <table:table-column/>
        <table:table-row table:number-rows-repeated="1048576">
          <table:table-cell table:number-columns-repeated="16384"/>
        </table:table-row>
      </table:table>
      <table:table table:name="'file:///C:/Users/antony/diy/GB%20Accounts/GB%20Accounts%202012-13/GB%20Accounts%20Company%202013-03-31%20(Mar13)%20Excel%202007/tmp/Fixedassets.ods'#HPfinance" table:style-name="ta2">
        <table:table-source xlink:href="file:///C:/Users/antony/diy/GB%20Accounts/GB%20Accounts%202012-13/GB%20Accounts%20Company%202013-03-31%20(Mar13)%20Excel%202007/tmp/Fixedassets.ods" table:table-name="HPfinance" table:mode="copy-results-only"/>
        <table:table-column/>
        <table:table-row table:number-rows-repeated="104857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omic Sans MS" svg:font-family="&quot;Comic Sans MS&quot;"/>
    <style:font-face style:name="Verdana" svg:font-family="Verdana"/>
  </office:font-face-decls>
  <office: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36P0" number:language="en" number:country="GB">
      <number:day number:style="long"/>
      <number:text> </number:text>
      <number:month number:textual="true"/>
      <number:text> </number:text>
      <number:year number:style="long"/>
    </number:date-style>
    <number:text-style style:name="N36">
      <number:text-content/>
      <style:map style:condition="value()&gt;=0" style:apply-style-name="N36P0"/>
    </number:text-style>
    <number:date-style style:name="N37P0">
      <number:day number:style="long"/>
      <number:text>/</number:text>
      <number:month number:style="long"/>
      <number:text>/</number:text>
      <number:year number:style="long"/>
    </number:date-style>
    <number:text-style style:name="N37">
      <number:text-content/>
      <style:map style:condition="value()&gt;=0" style:apply-style-name="N37P0"/>
    </number:text-style>
    <number:number-style style:name="N38P0">
      <number:number number:decimal-places="2" number:min-integer-digits="1" number:grouping="true"/>
      <number:text> </number:text>
    </number:number-style>
    <number:number-style style:name="N38">
      <style:text-properties fo:color="#FF0000"/>
      <number:text>-</number:text>
      <number:number number:decimal-places="2" number:min-integer-digits="1" number:grouping="true"/>
      <number:text> </number:text>
      <style:map style:condition="value()&gt;=0" style:apply-style-name="N38P0"/>
    </number:number-style>
    <number:number-style style:name="N39P0">
      <number:number number:decimal-places="0" number:min-integer-digits="1" number:grouping="true">
        <number:embedded-text number:position="0"> </number:embedded-text>
      </number:number>
    </number:number-style>
    <number:number-style style:name="N39">
      <style:text-properties fo:color="#FF0000"/>
      <number:text>-</number:text>
      <number:number number:decimal-places="0" number:min-integer-digits="1" number:grouping="true">
        <number:embedded-text number:position="0"> </number:embedded-text>
      </number:number>
      <style:map style:condition="value()&gt;=0" style:apply-style-name="N39P0"/>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1496062992126in" fo:margin-bottom="0.31496062992126in" fo:margin-left="0.708661417322835in" fo:margin-right="0.708661417322835in" style:print-orientation="portrait" style:print-page-order="ttb" style:first-page-number="continue" style:scale-to="79%"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
    <dc:creator/>
    <meta:creation-date>2006-09-16T00:00:00Z</meta:creation-date>
    <dc:date>2013-06-02T19:26:54Z</dc:date>
  </office:meta>
</office:document-meta>
</file>